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3.36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n 109 (= 5 x 19 + 14) langues !</text:p>
          </table:table-cell>
          <table:table-cell table:style-name="ce3"/>
          <table:table-cell table:style-name="ce3" office:value-type="string" calcext:value-type="string">
            <text:p>fr</text:p>
          </table:table-cell>
          <table:table-cell table:number-columns-repeated="2" table:style-name="ce3" office:value-type="string" calcext:value-type="string">
            <text:p>en</text:p>
          </table:table-cell>
          <table:table-cell table:number-columns-repeated="2" table:style-name="ce3" office:value-type="string" calcext:value-type="string">
            <text:p>it</text:p>
          </table:table-cell>
          <table:table-cell table:number-columns-repeated="2" table:style-name="ce3" office:value-type="string" calcext:value-type="string">
            <text:p>es</text:p>
          </table:table-cell>
          <table:table-cell table:number-columns-repeated="2" table:style-name="ce3" office:value-type="string" calcext:value-type="string">
            <text:p>de</text:p>
          </table:table-cell>
          <table:table-cell table:number-columns-repeated="2" table:style-name="ce3" office:value-type="string" calcext:value-type="string">
            <text:p>nl</text:p>
          </table:table-cell>
          <table:table-cell table:number-columns-repeated="2" table:style-name="ce3" office:value-type="string" calcext:value-type="string">
            <text:p>zh-CN</text:p>
          </table:table-cell>
          <table:table-cell table:number-columns-repeated="2" table:style-name="ce3" office:value-type="string" calcext:value-type="string">
            <text:p>ja</text:p>
          </table:table-cell>
          <table:table-cell table:number-columns-repeated="2" table:style-name="ce3" office:value-type="string" calcext:value-type="string">
            <text:p>ru</text:p>
          </table:table-cell>
          <table:table-cell table:number-columns-repeated="2" table:style-name="ce3" office:value-type="string" calcext:value-type="string">
            <text:p>ar</text:p>
          </table:table-cell>
          <table:table-cell table:style-name="ce3" table:number-columns-repeated="6"/>
          <table:table-cell table:number-columns-repeated="997"/>
        </table:table-row>
        <table:table-row table:style-name="ro1">
          <table:table-cell table:style-name="ce2" office:value-type="float" office:value="1" calcext:value-type="float">
            <text:p>1</text:p>
          </table:table-cell>
          <table:table-cell table:style-name="ce3" office:value-type="string" calcext:value-type="string">
            <text:p>La Fontaine Cuvier</text:p>
          </table:table-cell>
          <table:table-cell table:style-name="ce3" office:value-type="string" calcext:value-type="string">
            <text:p>Le 23 août 1769, Georges Cuvier naît à Montbéliard, comté réuni à la France en 1793. Nommé professeur aux Ecoles centrales en 1795, élu membre de l’Institut, il enseigne aussi l’anatomie comparée au Muséum, puis l’histoire naturelle au Collège de France, où il succède à Daubenton en 1800. Nommé de surcroît inspecteur général des études en 1802, il va fonder les lycées de Marseille et de Bordeaux ; en 1808, devenu conseiller de l’Université, il s’occupe de la réforme de l’enseignement supérieur, en France et dans les territoires conquis. S’il refuse le ministère de l’Intérieur en 1818, il entre à l’Académie française, et cumule les charges de chancelier de l’Université de 1821 à 1827, et de grand-maître des facultés de théologie protestante à partir de 1822. Malgré toutes ces fonctions administratives, le fondateur de l’anatomie comparée, passionné de paléontologie, mène à bien ses recherches sur les corrélations organiques ; il accomplit encore une œuvre d’historien des sciences, en particulier dans les Eloges, historiques prononcés à l’Académie française dont il est le secrétaire perpétuel dès 1803. Il meurt le 13 mai 1832 au n° 43 de cette rue (rue Cuvier), qui porte son nom depuis 1838.</text:p>
          </table:table-cell>
          <table:table-cell table:style-name="ce3" office:value-type="string" calcext:value-type="string">
            <text:p>Fountain Cuvier</text:p>
          </table:table-cell>
          <table:table-cell table:style-name="ce3" office:value-type="string" calcext:value-type="string">
            <text:p>August 23, 1769, Georges Cuvier was born in Montbéliard county met in France in 1793. Appointed professor at Central School in 1795, elected member of the Institute, he also teaches comparative anatomy at the Museum and the natural history College de France, where he succeeded Daubenton in 1800. Named moreover inspector general studies in 1802, he will establish high schools in Marseille and Bordeaux; in 1808, became advisor to the University, he is responsible for the reform of higher education in France and in the conquered territories. If he refuses the Interior Ministry in 1818, he joined the French Academy, and accumulates the charges Chancellor of the University from 1821 to 1827, and grand master of the Protestant theological faculties from 1822 . Despite these administrative functions, the founder of comparative anatomy, paleontology enthusiast, conducts its research on organic correlations; it still accomplishes a work of historian of science, especially in Praise, historical delivered to the French Academy of which he is the permanent secretary since 1803. He died May 13, 1832 at number 43 of this street (rue Cuvier) which bears his name since 1838.</text:p>
          </table:table-cell>
          <table:table-cell table:style-name="ce3" office:value-type="string" calcext:value-type="string">
            <text:p>Fontana Cuvier</text:p>
          </table:table-cell>
          <table:table-cell table:style-name="ce3" office:value-type="string" calcext:value-type="string">
            <text:p>23 Agosto 1769, Georges Cuvier è nato a Montbéliard contea incontrato in Francia nel 1793. Nominato professore presso la Scuola Centrale nel 1795, membro eletto dell'Istituto, insegna anche anatomia comparata presso il Museo e la storia naturale College de France, dove ha riuscito Daubenton nel 1800. Nominato studi di carattere generale ispettore Inoltre nel 1802, egli stabilirà scuole superiori di Marsiglia e Bordeaux; nel 1808, è diventato consigliere per l'Università, è responsabile per la riforma dell'istruzione superiore in Francia e nei territori conquistati. Se rifiuta il Ministero degli Interni nel 1818, entra a far parte dell'Accademia di Francia, e si accumula le cariche Rettore dell'Università degli Studi 1821-1827, e gran maestro delle facoltà teologiche protestanti dal 1822. Nonostante queste funzioni amministrative, il fondatore di anatomia comparata, la paleontologia appassionato, conduce la sua ricerca sulle correlazioni biologiche; si compie ancora un work di storico della scienza, in particolare nella lode, storica consegnato alla Accademia di Francia di cui è il segretario permanente dal 1803. E 'morto 13 maggio 1832 al numero 43 di questa strada (rue Cuvier), che porta il suo nome dal 1838.</text:p>
          </table:table-cell>
          <table:table-cell table:style-name="ce3" office:value-type="string" calcext:value-type="string">
            <text:p>fuente Cuvier</text:p>
          </table:table-cell>
          <table:table-cell table:style-name="ce3" office:value-type="string" calcext:value-type="string">
            <text:p>23 de de agosto de 1769, Georges Cuvier nació en el condado de Montbéliard conocido en Francia en 1793. Nombrado profesor en la Escuela Central en 1795, miembro electo del Instituto, que también enseña la anatomía comparada en el Museo y la historia natural de la universidad de Francia, donde Daubenton tuvo éxito en 1800. Nombrado por otra parte los estudios del inspector general en 1802, establecerá las escuelas secundarias en Marsella y Burdeos; en 1808, se convirtió en asesor de la Universidad, que es responsable de la reforma de la educación superior en Francia y en los territorios conquistados. Si se niega el Ministerio del Interior en 1818, se incorporó a la Academia Francesa, y acumula los cargos de Canciller de la Universidad 1821-1827, y gran maestro de las facultades teológicas protestantes desde 1822. A pesar de estas funciones administrativas, el fundador de la anatomía comparada, entusiasta de la paleontología, lleva a cabo su investigación en correlaciones orgánicos; todavía lleva a cabo una obra de historiador de la ciencia, especialmente en Alabanza, histórico entregado a la Academia francesa de la que es el secretario permanente desde 1803. Él murió el 13 de de mayo de, 1832 en el número 43 de esta calle (calle Cuvier) que lleva su nombre desde 1838.</text:p>
          </table:table-cell>
          <table:table-cell table:style-name="ce3" office:value-type="string" calcext:value-type="string">
            <text:p>Fountain Cuvier</text:p>
          </table:table-cell>
          <table:table-cell table:style-name="ce3" office:value-type="string" calcext:value-type="string">
            <text:p>23. August 1769 wurde Georges Cuvier in Montbéliard Landkreis geboren traf sich in Frankreich im Jahr 1793 Ernennung zum Professor an der Central School 1795 gewähltes Mitglied des Instituts, er lehrt auch die vergleichende Anatomie im Museum und die Naturgeschichte College de France, wo er Daubenton im Jahr 1800 gelang es im Jahr 1802 zudem Inspektoren allgemeine Studien benannt, wird er Gymnasien in Marseille und Bordeaux etabliert; 1808 Berater der Universität wurden, ist er für die Reform der Hochschulbildung in Frankreich und in den eroberten Gebieten verantwortlich. Wenn er das Innenministerium im Jahr 1818 verweigert, trat er in der Französisch-Akademie, und sammelt die Gebühren Kanzler der Universität von 1821 bis 1827, und Großmeister der evangelischen theologischen Fakultäten von 1822. Trotz dieser administrativen Funktionen, der Begründer der vergleichenden Anatomie, Paläontologie enthusiast, führt seine Forschung zu organischen Korrelationen; es noch ein Werk der Historiker der Wissenschaft erfüllt, vor allem in Lob, historisch an der Akademie Französisch ausgeliefert, von denen er der ständige Sekretär ist seit 1803. Er 13. Mai 1832 43 dieser Straße an der Hausnummer gestorben (rue Cuvier), die seinen Namen trägt seit 1838.</text:p>
          </table:table-cell>
          <table:table-cell table:style-name="ce3" office:value-type="string" calcext:value-type="string">
            <text:p>fontein Cuvier</text:p>
          </table:table-cell>
          <table:table-cell table:style-name="ce3" office:value-type="string" calcext:value-type="string">
            <text:p>23 augustus 1769, Georges Cuvier werd geboren in Montbéliard county ontmoet in Frankrijk in 1793 benoemd tot hoogleraar aan de Central School in 1795, verkozen tot lid van het Institute, geeft hij ook vergelijkende anatomie in het Museum en het Natural History College de France, waar hij geslaagd Daubenton in 1800. Genoemd bovendien inspecteur-generaal studies in 1802, zal hij middelbare scholen in Marseille en Bordeaux vast te stellen; in 1808, werd adviseur van de universiteit, is hij verantwoordelijk voor de hervorming van het hoger onderwijs in Frankrijk en in de veroverde gebieden. Als hij weigert het ministerie van Binnenlandse Zaken in 1818, trad hij toe tot de Franse Academie, en accumuleert de kosten Chancellor van de Universiteit 1821-1827, en de grootmeester van de protestantse theologische faculteiten van 1822. Ondanks deze administratieve functies, de grondlegger van de vergelijkende anatomie, paleontologie enthousiast, voert haar onderzoek naar biologische correlaties; volbrengt nog een werk van historicus van de wetenschap, met name in Lof, historische geleverd aan de Franse Academie waarvan hij de vaste secretaris sinds 1803. Hij 13 mei 1832 overleed op nummer 43 van deze straat (rue Cuvier), die zijn naam draagt sinds 1838.</text:p>
          </table:table-cell>
          <table:table-cell table:style-name="ce3" office:value-type="string" calcext:value-type="string">
            <text:p>喷泉居维叶</text:p>
          </table:table-cell>
          <table:table-cell table:style-name="ce3" office:value-type="string" calcext:value-type="string">
            <text:p>1769年8月23日，居维叶出生在蒙贝利亚尔县在法国1793年被任命为教授在中央学校在1795年相识，研究所的当选成员，他也教在博物馆比较解剖学和自然历史博物馆的法兰西学院，在那里他于1802年在1800年得手Daubenton的命名此外监察长的研究中，他将建立在马赛和波尔多高中;在1808年，成为顾问，大学期间，他负责高等教育的在法国和被征服的土地改革。如果他拒绝内政部在1818年，他加入了法兰西学院，并积累大学1821年的校长指控1827年，并从1822年新教神学系的特级大师。尽管这些管理功能，比较解剖学，古生物爱好者的创始人，其进行有机的相关性研究;它仍然实现了科学史家的工作，特别是在赞美，历史交付给法国科学院其担任常任秘书长自1803年他死于1832 5月13日，在这条街（RUE居维叶）的43号他的名字命名自从1838。</text:p>
          </table:table-cell>
          <table:table-cell table:style-name="ce3" office:value-type="string" calcext:value-type="string">
            <text:p>泉キュビエ</text:p>
          </table:table-cell>
          <table:table-cell table:style-name="ce3" office:value-type="string" calcext:value-type="string">
            <text:p>1769年8月23日、ジョルジュ・キュヴィエは1795年に中央校の1793任命教授にフランスで出会ったモンベリアル郡、研究所の選出されたメンバーで生まれた、彼はまた、博物館、自然史コレージュ・ド・フランスでの比較解剖学を教え、彼1802年に1800の名前付きしかもインスペクタ一般の研究でドーベントンを成功し、彼はマルセイユとボルドーの高い学校を設立します。 1808年に、大学の顧問になった、彼はフランスのと征服地域における高等教育の改革を担当しています。彼は1818年に内務省を拒否した場合、彼はフランスのアカデミーに入社し、1822年から1821年から1827年までの電荷大学の学長、とプロテスタント神学の学部のグランドマスターを蓄積します。これらの管理機能にもかかわらず、比較解剖学、古生物学愛好家の創設者は、有機相関関係にその研究を行って、 1803彼はこの通り（RUEキュビエ）の数43で1832年5月13日に死んだので、それはまだ、特に賛美では、科学の歴史家の仕事を達成し、歴史的には、彼は永久的な秘書となっているフランスのアカデミーに配信されたが、彼の名を冠します1838年以来。</text:p>
          </table:table-cell>
          <table:table-cell table:style-name="ce3" office:value-type="string" calcext:value-type="string">
            <text:p>Фонтан Кювье</text:p>
          </table:table-cell>
          <table:table-cell table:style-name="ce3" office:value-type="string" calcext:value-type="string">
            <text:p>23 августа 1769, Жорж Кювье родился в графстве Montbéliard встретились во Франции в 1793 году назначен профессором в Центральной школе в 1795 году, избран членом Института, он также преподает сравнительную анатомию в музее и естественной истории Коллеж де Франс, где он Преемник Daubenton в 1800. Назван да еще инспектор общих исследований в 1802 году, он установит средние школы в Марселе и Бордо; в 1808 году, стал советником университета, он несет ответственность за реформу высшего образования во Франции и в завоеванных территориях. Если он отказывается от МВД в 1818 году, он присоединился к французской академии, и аккумулирует расходы ректора университета с 1821 по 1827, и великий мастер протестантских богословских факультетов из 1822. Несмотря на эти административные функции, основоположник сравнительной анатомии, палеонтологии энтузиастов, проводит исследования в области органических корреляций; он по-прежнему выполняет работу историка науки, особенно в Похвалы, исторические доставлены в Академию французского которого он является постоянным секретарем, поскольку 1803. Он умер 13 мая 1832 под номером 43 этой улицы (улица Кювье), которая носит его имя с 1838.</text:p>
          </table:table-cell>
          <table:table-cell table:style-name="ce3" office:value-type="string" calcext:value-type="string">
            <text:p>نافورة كوفييه</text:p>
          </table:table-cell>
          <table:table-cell table:style-name="ce1" office:value-type="string" calcext:value-type="string">
            <text:p>23 أغسطس 1769، ولد جورج كوفييه في مقاطعة مونتبيليه التقى في فرنسا عام 1793. أستاذ عين في المدرسة المركزية في عام 1795، انتخب عضوا في المعهد، كما انه يعلم علم التشريح المقارن في متحف التاريخ الطبيعي وكلية فرنسا، حيث نجح دوبنتون في 1800. الاسم الدراسات المفتش العام علاوة على ذلك ففي عام 1802، وقال انه سوف إنشاء المدارس الثانوية في مرسيليا وبوردو. في عام 1808، وأصبح مستشارا لجامعة، وقال انه هو المسؤول عن إصلاح التعليم العالي في فرنسا وفي الأراضي المحتلة. إذا رفض وزارة الداخلية في عام 1818، انضم إلى الأكاديمية الفرنسية، ويتراكم التهم رئيس الجامعة 1821-1827، والأستاذ الكبير من الكليات اللاهوتية البروتستانتية من 1822. وعلى الرغم من هذه الوظائف الإدارية، مؤسس علم التشريح المقارن، عشاق علم المتحجرات، وتجري أبحاثها على الارتباطات العضوية؛ لا يزال يحقق عمل مؤرخ العلوم، خصوصا في الحمد والتاريخية تسليمها إلى الأكاديمية الفرنسية التي هو السكرتير الدائم منذ 1803. وتوفي 13 مايو 1832 في عدد 43 من هذا الشارع (شارع كوفييه) الذي يحمل اسمه منذ 1838.</text:p>
          </table:table-cell>
          <table:table-cell table:style-name="ce1" table:number-columns-repeated="5"/>
          <table:table-cell table:style-name="ce3"/>
          <table:table-cell table:number-columns-repeated="997"/>
        </table:table-row>
        <table:table-row table:style-name="ro1">
          <table:table-cell table:style-name="ce2" office:value-type="float" office:value="2" calcext:value-type="float">
            <text:p>2</text:p>
          </table:table-cell>
          <table:table-cell table:style-name="ce3" office:value-type="string" calcext:value-type="string">
            <text:p>Le Collège de France</text:p>
          </table:table-cell>
          <table:table-cell table:style-name="ce3" office:value-type="string" calcext:value-type="string">
            <text:p>En 1530, François Ier, conseillé par Guillaume Budé et son entourage humaniste, nomme six lecteurs royaux (deux pour le grec, trois pour l’hébreu, un pour les mathématiques) indépendants de l’Université. ‘Basti en hommes, non en pierres », le « Collegium regium Galliarum » voit sa construction encore ralentie par l’assassinat de Henri IV : âgé de 9 ans, Louis XIII pose en 1610 la première pierre d’un édifice, repris par Chalgrin en 1773. A la fin de l’ancien régime, il compte une vingtaine de chaires, où trouvent place tous les enseignements novateurs, au point de lui donner figure de modèle pour la réorganisation de l’enseignement projetée sous la Révolution. Agrandi au XIXe siècle, il s’étend de nouveau au XXe siècle pour faire face au développement de ses laboratoires.</text:p>
          </table:table-cell>
          <table:table-cell table:style-name="ce3" office:value-type="string" calcext:value-type="string">
            <text:p>The College de France</text:p>
          </table:table-cell>
          <table:table-cell table:style-name="ce3" office:value-type="string" calcext:value-type="string">
            <text:p>In 1530, Francis I, advised by Guillaume Bude and humanistic environment, appoints six royal drives (two for Greek, Hebrew for three, one for mathematics) independent of the University. 'Basti in men, not stone, "the" Collegium regium Galliarum "sees its construction slowed further by the assassination of Henri IV: 9 years old, Louis XIII in 1610 poses the first stone of a building taken over by Chalgrin in 1773. at the end of the old regime, it has about twenty chairs, which are up all innovative lessons, the point of giving him a model for the reorganization of the projected education under the Revolution. Expanded in the nineteenth century, it expands again in the twentieth century to cope with the development of its laboratories.</text:p>
          </table:table-cell>
          <table:table-cell table:style-name="ce3" office:value-type="string" calcext:value-type="string">
            <text:p>Il College de France</text:p>
          </table:table-cell>
          <table:table-cell table:style-name="ce3" office:value-type="string" calcext:value-type="string">
            <text:p>Nel 1530, Francesco I, consigliato da Guillaume Bude e l'ambiente umanistico, nomina sei unità reali (due per il greco, l'ebraico per tre, uno per la matematica) indipendenti dell'Università. 'Basti negli uomini, non di pietra ' il' Collegium Regium Galliarum "vede la sua costruzione ha rallentato ulteriormente l'assassinio di Enrico IV: 9 anni, Luigi XIII nel 1610 pose la prima pietra di un edificio rilevato da Chalgrin nel 1773. a la fine del vecchio regime, ha una ventina di sedie, che sono fino tutte le lezioni innovative, il punto di dargli un modello per la riorganizzazione della formazione proiettata sotto la Rivoluzione. Expanded nel XIX secolo, si espande di nuovo nel XX secolo per far fronte allo sviluppo dei suoi laboratori.</text:p>
          </table:table-cell>
          <table:table-cell table:style-name="ce3" office:value-type="string" calcext:value-type="string">
            <text:p>El Colegio de Francia</text:p>
          </table:table-cell>
          <table:table-cell table:style-name="ce3" office:value-type="string" calcext:value-type="string">
            <text:p>En 1530, Francisco I, aconsejado por Guillaume Bude y el medio ambiente humanista, nombra a seis unidades reales (dos para el griego, hebreo para los tres, uno para las matemáticas) independientes de la Universidad. 'Basti en los hombres, no de piedra ' el' Collegium regium Galias "ve su construcción se desaceleró aún más por el asesinato de Enrique IV: 9 años de edad, Luis XIII en 1610 plantea la primera piedra de un edificio tomado por Chalgrin en 1773. por lo al final del antiguo régimen, que tiene una veintena de sillas, que son todas las lecciones innovadoras, el punto de darle un modelo para la reorganización de la educación proyectada bajo la Revolución. Ampliado en el siglo XIX, se expande de nuevo en el vigésimo siglo para hacer frente al desarrollo de sus laboratorios.</text:p>
          </table:table-cell>
          <table:table-cell table:style-name="ce3" office:value-type="string" calcext:value-type="string">
            <text:p>Das College de France</text:p>
          </table:table-cell>
          <table:table-cell table:style-name="ce3" office:value-type="string" calcext:value-type="string">
            <text:p>Im Jahr 1530, Francis I, beraten von Guillaume Bude und humanistischer Umgebung, ernennt sechs König Laufwerke (zwei für Griechisch, Hebräisch für drei, einen für Mathematik) unabhängig von der Universität. ‚Basti bei Männern, nicht aus Stein‚ das‘Collegium regium Galliarum„sieht den Bau weiter verlangsamt durch die Ermordung von Henri IV: 9 Jahre alt, Louis XIII im Jahre 1610 Posen der erste Stein eines Gebäudes von Chalgrin übernommen in 1773 auf das Ende des alten Regimes, es etwa zwanzig Stühle hat, die alle innovativer Unterricht auf, den Punkt ihm ein Modell für die Reorganisation der projizierten Ausbildung unter der Revolution geben. im neunzehnten Jahrhundert erweitert, dehnt es sich wieder im zwanzigsten Jahrhundert mit der Entwicklung seines Labors gerecht zu werden.</text:p>
          </table:table-cell>
          <table:table-cell table:style-name="ce3" office:value-type="string" calcext:value-type="string">
            <text:p>Het College de France</text:p>
          </table:table-cell>
          <table:table-cell table:style-name="ce3" office:value-type="string" calcext:value-type="string">
            <text:p>In 1530, Francis I, geadviseerd door Guillaume Bude en humanistische milieu, benoemt zes koninklijke drives (twee voor Grieks, Hebreeuws voor drie, een voor wiskunde), onafhankelijk van de universiteit. 'Basti bij mannen, niet van steen ' de' Collegium regium Galliarum "ziet de bouw verder vertraagd door de moord op Henri IV: 9 jaar oud, Louis XIII in 1610 poses de eerste steen van een gebouw overgenomen door Chalgrin genomen in 1773. bij het einde van het oude regime, het heeft ongeveer twintig stoelen, die alle innovatieve lessen, het punt van het geven van hem een ​​model voor de reorganisatie van de geprojecteerde onderwijs onder de Revolutie. Expanded in de negentiende eeuw, is opnieuw uitgebreid in de twintigste eeuwse te gaan met de ontwikkeling van haar laboratoria.</text:p>
          </table:table-cell>
          <table:table-cell table:style-name="ce3" office:value-type="string" calcext:value-type="string">
            <text:p>法兰西学院</text:p>
          </table:table-cell>
          <table:table-cell table:style-name="ce3" office:value-type="string" calcext:value-type="string">
            <text:p>1530年，弗朗西斯一世，由纪尧姆·布德和人文环境的建议，任命独立大学的六个皇家驱动器（两个希腊语，希伯来语三个，一个是数学）。 “巴斯蒂男性，不是石头‘的’虎奶的Collegium Galliarum“看到它的建设进一步放缓由亨利四世遇刺：在1610年的姿势在1773年由Chalgrin酒店接管大厦的第一块石头9岁，路易十三旧政权的结束，它大约有二十张椅子，这是了所有创新的经验教训，给予他预计教育革命下的重组，在十九世纪的扩展模型中的点，它在二十再次膨胀世纪应付其实验室的发展。</text:p>
          </table:table-cell>
          <table:table-cell table:style-name="ce3" office:value-type="string" calcext:value-type="string">
            <text:p>コレージュ・ド・フランス</text:p>
          </table:table-cell>
          <table:table-cell table:style-name="ce3" office:value-type="string" calcext:value-type="string">
            <text:p>1530年には、ギョームブードと人文環境の助言フランシス私は、大学の独立した6つの王室ドライブ（3ギリシャのための2つ、ヘブライ語、数学のための1）を任命します。 1610のポーズで1773年にChalgrinによって引き継がれ、建物の最初の石で9歳、ルイ13世：男性の「バスティ、ない石 『』コレギウムregium Galliarum「は、その構造は、アンリ4世の暗殺によってさらに鈍化見旧体制の終わりには、それはすべての革新的な授業アップしている約20の椅子、彼に革命下の投影教育の再編のためのモデルを与える点を持っている。19世紀に拡張された、それは、20で再び拡大その研究室の発展に対処する世紀。</text:p>
          </table:table-cell>
          <table:table-cell table:style-name="ce3" office:value-type="string" calcext:value-type="string">
            <text:p>Колледж де Франс</text:p>
          </table:table-cell>
          <table:table-cell table:style-name="ce3" office:value-type="string" calcext:value-type="string">
            <text:p>В 1530 году Франциск I, посоветовал Бюде и гуманистической среды, назначает шесть королевских дисков (два на греческом, иврите на три, один по математике) независимо от университета. «Басти у мужчин, а не камень,„“Collegium Regium Galliarum«видит его строительство замедлилось убийством Генрих IV: 9 лет, Людовик XIII в 1610 году ставит первый камень здания перешли в руках Chalgrin в 1773 году в конец старого режима, он имеет около двадцати стулов, которые до всех инновационных уроков, точка давая ему модель реорганизации проектируемого образования под революцией. Расширенную в девятнадцатом веке, она снова расширяется в двадцатом века, чтобы справиться с развитием своих лабораторий.</text:p>
          </table:table-cell>
          <table:table-cell table:style-name="ce3" office:value-type="string" calcext:value-type="string">
            <text:p>كلية دو فرانس</text:p>
          </table:table-cell>
          <table:table-cell table:style-name="ce1" office:value-type="string" calcext:value-type="string">
            <text:p>في 1530، فرانسيس الأول، نصح غيوم بود والبيئة الإنسانية، يعين ستة محركات المالكة (اثنان للاليونانية، العبرية لمدة ثلاث، واحدة للرياضيات) مستقلة للجامعة. "باستي في الرجال، وليس الحجر"، و "كوليجيوم regium Galliarum" يرى بنائه تباطأ مزيدا من اغتيال هنري الرابع: العمر 9 سنوات، لويس الثالث عشر في عام 1610 يشكل حجر الأساس لمبنى الاستيلاء عليها من قبل Chalgrin في 1773. في نهاية النظام القديم، لديها حوالي عشرين الكراسي، والتي هي فوق كل الدروس مبتكرة، وجهة يعطيه نموذجا لإعادة تنظيم التعليم المتوقعة في ظل الثورة. الموسع في القرن التاسع عشر، فإنه يوسع مرة أخرى في القرن العشرين القرن للتعامل مع تطوير مختبراتها.</text:p>
          </table:table-cell>
          <table:table-cell table:style-name="ce1" table:number-columns-repeated="5"/>
          <table:table-cell table:style-name="ce3"/>
          <table:table-cell table:number-columns-repeated="997"/>
        </table:table-row>
        <table:table-row table:style-name="ro1">
          <table:table-cell table:style-name="ce2" office:value-type="float" office:value="3" calcext:value-type="float">
            <text:p>3</text:p>
          </table:table-cell>
          <table:table-cell table:style-name="ce3" office:value-type="string" calcext:value-type="string">
            <text:p>Le berceau de l'Université</text:p>
          </table:table-cell>
          <table:table-cell table:style-name="ce3" office:value-type="string" calcext:value-type="string">
            <text:p>Ouverte au début du XIIIe siècle sur l’ancien clos Garlande, la rue du Fouarre reliait au Moyen Age la rue de la Bûcherie à la rue Galande. Devenue le siège de la Faculté des Arts, elle tire son nom des bottes de foin utilisées comme siège par les étudiants. Les cours sont d’abord professés en plein air, puis dans les dix écoles baptisées d’après les anciennes auberges, du Cheval rouge ou de l’Aigle d’or : quelques maîtres licenciés occupent les salles du bas, où ils enseignent moyennant finances, et les étages sont loués à l’année pour y loger les élèves. Dante y séjourne en 1304, et Buridan y professe la philosophie vers 1330. En 1358, les désordres sont tels qu’elle est fermée la nuit par des chaînes tendues à chaque extrémité !</text:p>
          </table:table-cell>
          <table:table-cell table:style-name="ce3" office:value-type="string" calcext:value-type="string">
            <text:p>The cradle of the University</text:p>
          </table:table-cell>
          <table:table-cell table:style-name="ce3" office:value-type="string" calcext:value-type="string">
            <text:p>Opened in the early thirteenth century on the old Garland closed the street Fouarre connected medieval street of Bûcherie Galande the street. Became the seat of the Faculty of Arts, she named hay bales used as headquarters by students. The courses are first outdoor professed, then within ten schools named after the old inns, the Red Horse or Golden Eagle: some redundant masters occupy the lower rooms, where they teach a fee and the floors are leased to the year to accommodate students. Dante stayed there in 1304, and there professed philosophy Buridan to 1330. In 1358, the disorders are such that it is closed at night by taut strings at each end!</text:p>
          </table:table-cell>
          <table:table-cell table:style-name="ce3" office:value-type="string" calcext:value-type="string">
            <text:p>La culla della Università</text:p>
          </table:table-cell>
          <table:table-cell table:style-name="ce3" office:value-type="string" calcext:value-type="string">
            <text:p>Aperto agli inizi del XIII secolo sul vecchio Garland ha chiuso la strada Fouarre collegato strada medievale del Bûcherie Galande strada. Divenne la sede della Facoltà di Lettere, ha chiamato balle di fieno utilizzate come quartier generale da parte degli studenti. I corsi vengono prima esterna professate, quindi all'interno delle scuole dieci prendono il nome dalle vecchie locande, il Cavallo Rosso o Golden Eagle: alcuni maestri ridondanti occupano le camere inferiori, dove insegnano a pagamento e i pavimenti sono affittati per l'anno per accogliere gli studenti. Dante vi soggiornò nel 1304, e ci professava la filosofia Buridano al 1330. Nel 1358, i disordini sono tali che è chiuso di notte da corde tese ad ogni estremità!</text:p>
          </table:table-cell>
          <table:table-cell table:style-name="ce3" office:value-type="string" calcext:value-type="string">
            <text:p>La cuna de la Universidad</text:p>
          </table:table-cell>
          <table:table-cell table:style-name="ce3" office:value-type="string" calcext:value-type="string">
            <text:p>Abrió a principios del siglo XIII sobre la antigua Garland cerró la calle Fouarre conectada calle medieval de Bûcherie Galande la calle. Se convirtió en la sede de la Facultad de Artes, que llamó pacas de heno usados ​​como sede de los estudiantes. Los cursos se profesaban primero al aire libre, a continuación, dentro de las escuelas diez llevan el nombre de los mesones, el Caballo Rojo o Golden Eagle: algunos maestros redundantes ocupan las habitaciones inferiores, donde enseñan una cuota y los pisos están alquilados con el año para dar cabida a los estudiantes. Dante permaneció allí en 1304, y no profesaban la filosofía Buridan a 1330. En 1358, los trastornos son tales que está cerrado por la noche por las cuerdas tensas en cada extremo!</text:p>
          </table:table-cell>
          <table:table-cell table:style-name="ce3" office:value-type="string" calcext:value-type="string">
            <text:p>Die Wiege der Universität</text:p>
          </table:table-cell>
          <table:table-cell table:style-name="ce3" office:value-type="string" calcext:value-type="string">
            <text:p>Eröffnen im frühen dreizehnten Jahrhundert auf dem alten Garland geschlossen die Straße der Straße Fouarre verbunden mittelalterliche Straße von Bûcherie Galande. Wurde der Sitz der Fakultät für Kunst, sie Heuballen verwendet als Hauptquartier von Studenten benannt. Die Kurse sind erste Außen bekannte, dann innerhalb von zehn Schulen nach den alten Gasthäuser genannt, die Red Horse oder Golden Eagle: einige redundante Meister die unteren Räume besetzen, wo sie eine Gebühr und die Böden sind geleast zum Jahr unterrichten Studenten gerecht zu werden. Dante blieb dort im Jahr 1304, und es erklärte Philosophie Buridan bis 1330. Im Jahr 1358 sind die Störungen, so dass es in der Nacht von gespannten Saiten an jedem Ende geschlossen ist!</text:p>
          </table:table-cell>
          <table:table-cell table:style-name="ce3" office:value-type="string" calcext:value-type="string">
            <text:p>De bakermat van de Universiteit</text:p>
          </table:table-cell>
          <table:table-cell table:style-name="ce3" office:value-type="string" calcext:value-type="string">
            <text:p>Geopend in het begin van de dertiende eeuw op de oude Garland sloot de straat Fouarre aangesloten middeleeuwse straat van Bûcherie Galande de straat. Werd de zetel van de Faculteit der Letteren, ze uitgeroepen tot hooibalen gebruikt als hoofdkwartier door studenten. De cursussen zijn eerste outdoor beleden, vervolgens binnen tien scholen vernoemd naar de oude herbergen, de Red Horse of Golden Eagle: sommige redundante masters bezetten de onderste kamers, waar ze leren een vergoeding en de vloeren zijn verhuurd aan het jaar aan studenten tegemoet te komen. Dante verbleven er in 1304, en er beleden filosofie Buridan tot 1330. In 1358, de aandoeningen zijn zodanig dat het 's nachts wordt afgesloten door strakke strings aan elk uiteinde!</text:p>
          </table:table-cell>
          <table:table-cell table:style-name="ce3" office:value-type="string" calcext:value-type="string">
            <text:p>大学的摇篮</text:p>
          </table:table-cell>
          <table:table-cell table:style-name="ce3" office:value-type="string" calcext:value-type="string">
            <text:p>在开业的老加兰十三世纪初关闭了街道Fouarre柴堆连接的Galande街道的中世纪街道。成为文学院的所在地，她命名作为总部由学生干草。该课程的第一户外宣称，然后内的老客栈的名字命名的十所学校，赤兔马或金鹰：一些多余的主人占据较低的房间，在那里他们教费和楼层租赁给一年，以适应学生。但丁在1304呆在那里，有自称理念布里丹至1330 1358年，该疾病是这样的，它是在夜间绷紧弦的每一端封闭！</text:p>
          </table:table-cell>
          <table:table-cell table:style-name="ce3" office:value-type="string" calcext:value-type="string">
            <text:p>大学のクレードル</text:p>
          </table:table-cell>
          <table:table-cell table:style-name="ce3" office:value-type="string" calcext:value-type="string">
            <text:p>ストリートFouarreはBûcherieGalande通りの中世の通りを接続し、古いガーランドに早い13世紀に開閉しました。彼女は学生が本部として使用さ干し草俵と名付け、芸術学部の席になりました。いくつかの冗長なマスターは、彼らが料金を教えて下の部屋を占有し、床は学生に対応するために、年にリースされています。コースは第1室外公言し、その後、古い旅館にちなんで名付けられた10校の中、レッドホースやゴールデンイーグルです。ダンテは、1358年には1330に哲学ビュリダンを1304年にそこに滞在し、そこに公言し、障害は、それが各端にピンと張った文字列によって夜間に閉じられているようなものです！</text:p>
          </table:table-cell>
          <table:table-cell table:style-name="ce3" office:value-type="string" calcext:value-type="string">
            <text:p>Колыбель университета</text:p>
          </table:table-cell>
          <table:table-cell table:style-name="ce3" office:value-type="string" calcext:value-type="string">
            <text:p>Открыта в начале тринадцатого века на старом Garland закрыта улица Fouarre соединяла средневековую улицу из Бушери Galande улицы. Стал место на факультете искусств, она назвала сен, используемым в качестве штаба-квартиры студентов. Курсы первый открытый исповедовали, а затем в течение десяти школ, названные в честь старых трактирах, Красный конь или Golden Eagle: некоторые резервированные мастера занимают нижние комнаты, где они учат плату и полы арендуемые в год для размещения студентов. Данте остался там в 1304 годе, и исповедовал философию Буриданова в 1330. В 1358, расстройства таковы, что он закрыт по ночам натянутых струн на каждый конце!</text:p>
          </table:table-cell>
          <table:table-cell table:style-name="ce3" office:value-type="string" calcext:value-type="string">
            <text:p>مهد الجامعة</text:p>
          </table:table-cell>
          <table:table-cell table:style-name="ce1" office:value-type="string" calcext:value-type="string">
            <text:p>افتتح في أوائل القرن الثالث عشر على جارلاند القديم إغلاق الشارع Fouarre اتصال الشارع القرون الوسطى من Bûcherie Galande الشارع. أصبح مقرا لكلية الآداب، وقالت انها اسمه بالات القش المستخدمة كمقر من قبل الطلاب. والمعلن الدورات أولا في الهواء الطلق، ثم في المدارس العشر اسمه بعد الإفطار القديمة، والحصان الأحمر أو النسر الذهبي: بعض أساتذة زائدة تحتل الغرف السفلية، حيث يعلمون رسم وتأجير الطوابق لهذا العام لاستيعاب الطلاب. بقي دانتي هناك في 1304، وهناك المعلن فلسفة Buridan إلى 1330. وفي 1358، والاضطرابات هي تلك التي كانت مغلقة ليلا سلاسل مشدود في كل نهاية!</text:p>
          </table:table-cell>
          <table:table-cell table:style-name="ce1" table:number-columns-repeated="5"/>
          <table:table-cell table:style-name="ce3"/>
          <table:table-cell table:number-columns-repeated="997"/>
        </table:table-row>
        <table:table-row table:style-name="ro1">
          <table:table-cell table:style-name="ce2" office:value-type="float" office:value="4" calcext:value-type="float">
            <text:p>4</text:p>
          </table:table-cell>
          <table:table-cell table:style-name="ce3" office:value-type="string" calcext:value-type="string">
            <text:p>La place Maubert</text:p>
          </table:table-cell>
          <table:table-cell table:style-name="ce3" office:value-type="string" calcext:value-type="string">
            <text:p>Son appellation serait la corruption du nom d’Aubert, abbé de Sainte-Geneviève en 1161. Avant la création de la Sorbonne, elle fut un centre d’enseignement : Albert, dominicain allemand, dit le Grand, y professa. Marché au pain à la fin du Moyen Age, ce fut ensuite un lieu d’exécutions publiques, surtout au XVe siècle : de nombreux protestants, dont le libraire humaniste Etienne Dolet, y furent brûlés vifs. Au XIXe siècle, la place abrite une myriade de petits métier : fripiers, rempailleurs de chaises, fabricants d’arlequins, qui accommodaient les restes, chiffonniers, qui faisaient commerce de tabac récupéré sur les mégots, ou ravageurs, qui écumaient la boue des ruisseaux. Défigurée au XIXe siècle, elle garde quelques maisons anciennes, à l’angle de la rue Frédéric Sauton.</text:p>
          </table:table-cell>
          <table:table-cell table:style-name="ce3" office:value-type="string" calcext:value-type="string">
            <text:p>Place Maubert</text:p>
          </table:table-cell>
          <table:table-cell table:style-name="ce3" office:value-type="string" calcext:value-type="string">
            <text:p>Its name would be corruption of the name of Aubert, abbot of St. Genevieve in 1161. Before the creation of the Sorbonne, she was a teaching center: Albert, a German Dominican, called the Great, professed it. bread market in the late Middle Ages, it was then a place of public executions, especially in the fifteenth century, many Protestants, the bookseller humanist Etienne Dolet, were burnt alive there. In the nineteenth century, the place is home to a myriad of small business: second-hand clothes, rempailleurs chairs, harlequins manufacturers, which accommodated the remains, dressers, who were trade recovered tobacco butts, or pests, who roamed the mud streams . Disfigured in the nineteenth century, it retains some old houses on the corner of rue Frederic Sauton.</text:p>
          </table:table-cell>
          <table:table-cell table:style-name="ce3" office:value-type="string" calcext:value-type="string">
            <text:p>luogo Maubert</text:p>
          </table:table-cell>
          <table:table-cell table:style-name="ce3" office:value-type="string" calcext:value-type="string">
            <text:p>Il suo nome sarebbe corruzione del nome di Aubert, abate di Santa Genoveffa nel 1161. Prima della creazione della Sorbona, era un centro di insegnamento: Albert, un domenicano tedesco, chiamato il Grande, professavano. mercato del pane nel tardo Medioevo, fu allora un luogo di esecuzioni pubbliche, soprattutto nel XV secolo, molti protestanti, l'umanista libraio Etienne Dolet, sono stati bruciati vivi lì. Nel XIX secolo, il luogo è sede di una miriade di piccole imprese: abiti di seconda mano, sedie rempailleurs, arlecchini produttori, che ha ospitato i resti, credenze, che erano il commercio recuperato mozziconi di tabacco, o parassiti, che si aggiravano i flussi di fango. Sfigurato nel XIX secolo, conserva alcune vecchie case all'angolo di rue Frederic Sauton.</text:p>
          </table:table-cell>
          <table:table-cell table:style-name="ce3" office:value-type="string" calcext:value-type="string">
            <text:p>Place Maubert</text:p>
          </table:table-cell>
          <table:table-cell table:style-name="ce3" office:value-type="string" calcext:value-type="string">
            <text:p>Su nombre sería corrupción del nombre de Aubert, abad de Santa Genoveva en 1161. Antes de la creación de la Sorbona, que era un centro de enseñanza: Albert, un dominico alemán, llamado el Grande, la profesaba. mercado de pan en la Baja Edad Media, fue entonces un lugar de ejecuciones públicas, especialmente en el siglo XV, muchos protestantes, el humanista librería Etienne Dolet, fueron quemados vivos allí. En el siglo XIX, el lugar es el hogar de una miríada de pequeños negocios: ropa de segunda mano, sillas rempailleurs, los fabricantes de arlequines, que acomoda los restos, aparadores, que eran el comercio se recuperó colillas de tabaco, o plagas, que vagaban por las corrientes de lodo. Desfigurado en el siglo XIX, que conserva algunas casas antiguas en la esquina de la calle Frederic Sauton.</text:p>
          </table:table-cell>
          <table:table-cell table:style-name="ce3" office:value-type="string" calcext:value-type="string">
            <text:p>Platz Maubert</text:p>
          </table:table-cell>
          <table:table-cell table:style-name="ce3" office:value-type="string" calcext:value-type="string">
            <text:p>Sein Name von Aubert, Abt von St. Genevieve Korruption des Namen in 1161. Vor der Gründung der Sorbonne wäre, sie war ein Lehrzentrum: Albert, ein deutscher Dominikaner, die Großen, erklärte es nennt. Brotmarkt im späten Mittelalter war es dann ein Ort der öffentlichen Hinrichtung, vor allem im fünfzehnten Jahrhundert, viele Protestanten, die Buchhändlerin Humanist Etienne Dolet, dort lebendig verbrannt wurden. Im neunzehnten Jahrhundert, der Ort ist die Heimat einer Vielzahl von kleinen Unternehmen: Second-Hand-Kleidung, rempailleurs Stühle, Harlekine Hersteller, die die Überreste untergebracht, Kommoden, die den Handel Tabakstummel gewonnen waren, oder Schädlinge, die die Schlammströme streifte. Entstellt im neunzehnten Jahrhundert, behält es einige alte Häuser an der Ecke der Rue Frederic Sauton.</text:p>
          </table:table-cell>
          <table:table-cell table:style-name="ce3" office:value-type="string" calcext:value-type="string">
            <text:p>plaats Maubert</text:p>
          </table:table-cell>
          <table:table-cell table:style-name="ce3" office:value-type="string" calcext:value-type="string">
            <text:p>Zijn naam zou verbastering van de naam van Aubert, abt van St. Genevieve in 1161. Vóór de oprichting van de Sorbonne te zijn, was ze een onderwijscentrum: Albert, een Duitse Dominicaan, noemde de Grote, beweerde hij. brood markt in de late middeleeuwen, het was toen een plaats van openbare executies, met name in de vijftiende eeuw, vele protestanten, de boekhandelaar humanist Etienne Dolet, werden levend verbrand daar. In de negentiende eeuw, de plaats is de thuisbasis van een groot aantal kleine bedrijven: tweedehands kleding, rempailleurs stoelen, harlekijnen fabrikanten, die de resten, dressoirs, die waren handel herstelde tabak peuken, of plagen, die de modder stromen zwierven ondergebracht. Verminkt in de negentiende eeuw, behoudt een aantal oude huizen op de hoek van de rue Frederic Sauton.</text:p>
          </table:table-cell>
          <table:table-cell table:style-name="ce1" office:value-type="string" calcext:value-type="string">
            <text:p>地方Maubert</text:p>
          </table:table-cell>
          <table:table-cell table:style-name="ce3" office:value-type="string" calcext:value-type="string">
            <text:p>它的名字是奥贝尔，在1161圣吉纳维夫的住持创建索邦大学前的名字的腐败，她是一个教学中心：阿尔伯特，德国多明尼加，被称为大，宣称它。在中世纪晚期面包市场，它当时公开处决的地方，尤其是在十五世纪，许多新教徒，卖书人为本艾蒂安·多雷，被活活烧死在那里。在十九世纪，这个地方是家庭对小企业无数：二手服装，rempailleurs椅子，丑角制造商，其容纳的遗体，梳妆台，谁是贸易恢复烟草烟头，或虫害，谁漫游的泥流。在十九世纪毁容，它保留在rue弗雷德里克的Sauton的角落里一些老房子。</text:p>
          </table:table-cell>
          <table:table-cell table:style-name="ce3" office:value-type="string" calcext:value-type="string">
            <text:p>場所Maubert</text:p>
          </table:table-cell>
          <table:table-cell table:style-name="ce3" office:value-type="string" calcext:value-type="string">
            <text:p>その名は、オベール、ソルボンヌの作成前に1161の聖ジュヌヴィエーヴの修道院長の名前の腐敗になり、彼女は教育センターだった：グレートと呼ばれるアルバート、ドイツドミニカは、それを公言しました。中世後期におけるパン市場は、それが特に十五世紀に、多くのプロテスタントは、書店のヒューマニストエティエンヌ・ドレは、生きてそこに焼けた後、公開処刑の場所でした。貿易は泥の流れを歩き回ったタバコの吸殻や害虫を、回収された遺体、ドレッサーを、収容され二手の服、rempailleursチェア、道化師メーカー：19世紀では、場所は小企業の無数に家です。 19世紀に傷つけ、それがRUEフレデリックソートンの隅にいくつかの古い家を保持します。</text:p>
          </table:table-cell>
          <table:table-cell table:style-name="ce3" office:value-type="string" calcext:value-type="string">
            <text:p>Место Maubert</text:p>
          </table:table-cell>
          <table:table-cell table:style-name="ce3" office:value-type="string" calcext:value-type="string">
            <text:p>Его имя было бы искажением имени Обер, настоятель Санкт-Женевьев в 1161 году до создания Сорбонне, она была учебным центром: Альберт, немецкий доминиканец, называется Великим, исповедовал его. Рынок хлеба в конце средневековья, это было тем местом публичных казней, особенно в пятнадцатом веке, многие протестанты, книготорговец гуманист Этьен Доле, были заживо сожжены там. В девятнадцатом веке, место является домом для множества малого бизнеса: подержанной одежды, rempailleurs стулья, арлекинов производителей, которые размещены остатки, комоды, которые были торговля выздоровел табачные окурки или вредителей, которые бродили грязевые потоки. Disfigured в девятнадцатом веке, она сохраняет старые дома на углу улицы Фредерика Саутона.</text:p>
          </table:table-cell>
          <table:table-cell table:style-name="ce3" office:value-type="string" calcext:value-type="string">
            <text:p>مكان موبير</text:p>
          </table:table-cell>
          <table:table-cell table:style-name="ce3" office:value-type="string" calcext:value-type="string">
            <text:p>سيكون اسمها يكون الفساد من اسم أوبيرت، رئيس دير القديس جينيفيف في 1161. وقبل إنشاء جامعة السوربون، وقالت انها كانت مركزا التدريس: ألبرت، الدومينيكان الألمانية، ودعا الكبير، والمعلن له. سوق الخبز في أواخر العصور الوسطى، وكان بعد ذلك مكان الإعدام العلنية، وخاصة في القرن الخامس عشر، العديد من البروتستانت، انساني كتبي إتيين دوليه، أحرقت على قيد الحياة هناك. في القرن التاسع عشر، والمكان هو موطن لعدد لا يحصى من الأعمال الصغيرة: الملابس المستعملة، rempailleurs الكراسي، هارليكينز المصنعين ضمت رفات، والأزياء، والذين كانوا التجارة استعادت بأعقاب التبغ، أو الآفات، الذين جابوا تيارات الطين. مشوه في القرن التاسع عشر، فإنه يحتفظ بعض المنازل القديمة على زاوية شارع فريدريك Sauton.</text:p>
          </table:table-cell>
          <table:table-cell table:style-name="ce3" table:number-columns-repeated="6"/>
          <table:table-cell table:number-columns-repeated="997"/>
        </table:table-row>
        <table:table-row table:style-name="ro1">
          <table:table-cell table:style-name="ce2" office:value-type="float" office:value="5" calcext:value-type="float">
            <text:p>5</text:p>
          </table:table-cell>
          <table:table-cell table:style-name="ce3" office:value-type="string" calcext:value-type="string">
            <text:p>La bibliothèque Sainte-Geneviève</text:p>
          </table:table-cell>
          <table:table-cell table:style-name="ce3" office:value-type="string" calcext:value-type="string">
            <text:p>Construite par Labrouste de 1844 à 1850, elle occupe l’emplacement d’un des plus célèbres collèges de la montagne Sainte-Geneviève, connu surtout pour la sévérité de sa règle ; au collège de Montaigu, fondé au XIVe siècle, Erasme, Calvin et Ignace de Loyola firent une partie de leurs humanités. Derrière sa façade très austère se cache une vaste salle de lecture à deux vaisseaux supportés par une arcature métallique, préfiguration de la salle des Imprimés de la Bibliothèque nationale. La bibliothèque conserve des fonds précieux, hérités de l’ancienne abbaye des génovéfains, sa voisine, actuellement lycée Henri IV : manuscrits et partitions musicales uniques du Moyen Age au XVIIIe siècle.</text:p>
          </table:table-cell>
          <table:table-cell table:style-name="ce3" office:value-type="string" calcext:value-type="string">
            <text:p>Library Sainte-Geneviève</text:p>
          </table:table-cell>
          <table:table-cell table:style-name="ce3" office:value-type="string" calcext:value-type="string">
            <text:p>Built by Labrouste from 1844 to 1850, it occupies the site of one of the most famous colleges of the Montagne Sainte-Genevieve, best known for the severity of his rule; the Montaigu College, founded in the fourteenth century, Erasmus, Calvin and Ignatius Loyola did some of their classics. Behind its facade lies a very austere vast reading room two vessels supported by a metal arch, foreshadowing the Printed hall of the National Library. The library keeps valuable funds inherited from the ancient abbey Génovéfains, its neighbor, now Lycée Henri IV manuscripts and unique musical scores of the Middle Ages to the eighteenth century.</text:p>
          </table:table-cell>
          <table:table-cell table:style-name="ce3" office:value-type="string" calcext:value-type="string">
            <text:p>Biblioteca Sainte-Geneviève</text:p>
          </table:table-cell>
          <table:table-cell table:style-name="ce3" office:value-type="string" calcext:value-type="string">
            <text:p>Costruito da Labrouste 1844-1850, si occupa il sito di uno dei più famosi college della Montagne Sainte-Geneviève, più noto per la severità del suo governo; il Montaigu College, fondato nel XIV secolo, Erasmo, Calvino e Ignazio di Loyola ha fatto alcuni dei loro classici. Dietro le sue menzogne ​​facciata a molto austeri vasta sala lettura due recipienti supportati da un arco di metallo, prefigurando la sala stampati della Biblioteca Nazionale. La biblioteca conserva pregevoli fondi ereditati dagli antichi Genovefains abbazia, il suo vicino, ora manoscritti Lycée Henri IV e gli spartiti musicali unici del Medioevo al XVIII secolo.</text:p>
          </table:table-cell>
          <table:table-cell table:style-name="ce3" office:value-type="string" calcext:value-type="string">
            <text:p>Biblioteca de Sainte-Geneviève</text:p>
          </table:table-cell>
          <table:table-cell table:style-name="ce3" office:value-type="string" calcext:value-type="string">
            <text:p>Construido por Labrouste 1844-1850, que ocupa el lugar de una de las más famosas facultades de la montaña Sainte-Genevieve, mejor conocido por la gravedad de su gobierno; el Colegio Montaigu, fundada en el siglo XIV, Erasmus, Calvino e Ignacio de Loyola hizo algunos de sus clásicos. Detrás de sus mentiras fachada una muy austeras gran sala de lectura dos buques apoyados por un arco de metal, presagiando la sala impresa de la Biblioteca Nacional. La biblioteca mantiene valiosos fondos heredados de los antiguos Genovefains abadía, su vecino, ahora manuscritos Lycée Henri IV y únicas partituras musicales de la Edad Media hasta el siglo XVIII.</text:p>
          </table:table-cell>
          <table:table-cell table:style-name="ce3" office:value-type="string" calcext:value-type="string">
            <text:p>Bibliothek Sainte-Geneviève</text:p>
          </table:table-cell>
          <table:table-cell table:style-name="ce3" office:value-type="string" calcext:value-type="string">
            <text:p>Erbaut von Labrouste 1844-1850, nimmt es die Seite eines der berühmtesten Colleges der Montagne Sainte-Genevieve, am besten für die Schwere seiner Regel bekannt; das Montaigu College, im vierzehnten Jahrhundert gegründet, Erasmus, Calvin und Ignatius von Loyola haben einige ihre Klassiker. ein sehr strengen großer Lesesaal zwei Schiffe, die von einem Metallbogen unterstützt, Vorahnung des gedruckten Saals der Nationalbibliothek Hinter der Fassade liegt. Die Bibliothek hält wertvolle Mittel aus der alten Abtei Génovéfains geerbt, seinen Nachbarn, jetzt Lycée Henri IV Manuskripten und einzigartigen musikalischen Partituren des Mittelalters bis zum achtzehnten Jahrhundert.</text:p>
          </table:table-cell>
          <table:table-cell table:style-name="ce3" office:value-type="string" calcext:value-type="string">
            <text:p>Bibliotheek Sainte-Geneviève</text:p>
          </table:table-cell>
          <table:table-cell table:style-name="ce3" office:value-type="string" calcext:value-type="string">
            <text:p>Gebouwd door Labrouste 1844-1850, het bezet de site van een van de meest beroemde colleges van de Montagne Sainte-Genevieve, vooral bekend van de ernst van zijn bewind; de Montaigu Universiteit, gesticht in de veertiende eeuw, Erasmus, Calvijn en Ignatius van Loyola deed een deel van hun klassiekers. Achter de gevel bevindt zich een zeer sobere grote leeszaal twee schepen wordt ondersteund door een metalen boog, een voorafschaduwing van de Printed hal van de Nationale Bibliotheek. De bibliotheek houdt waardevolle fondsen geërfd van de oude abdij Génovéfains, zijn buurman, nu Lycée Henri IV manuscripten en unieke muzikale scores van de Middeleeuwen tot de achttiende eeuw.</text:p>
          </table:table-cell>
          <table:table-cell table:style-name="ce1" office:value-type="string" calcext:value-type="string">
            <text:p>图书馆圣吉纳维夫</text:p>
          </table:table-cell>
          <table:table-cell table:style-name="ce1" office:value-type="string" calcext:value-type="string">
            <text:p>通过Labrouste建1844年至1850年，它占据了蒙塔涅圣吉纳维芙，他的规则的严重性最知名最有名的学院之一的网站;在蒙太古学院，始建于十四世纪，伊拉斯谟，卡尔文和罗耀拉做了一些自己的经典。它的门面的背后一个非常严峻的广阔阅览室两艘船只由金属拱形支撑，预示着国家图书馆的印刷大厅。该库储存从古老的修道院Génovéfains，它的邻居，现在亨利四世中学的手稿和中世纪的独特的乐谱十八世纪继承了宝贵的资金。</text:p>
          </table:table-cell>
          <table:table-cell table:style-name="ce3" office:value-type="string" calcext:value-type="string">
            <text:p>図書館サント・ジュヌヴィエーヴ</text:p>
          </table:table-cell>
          <table:table-cell table:style-name="ce3" office:value-type="string" calcext:value-type="string">
            <text:p>1844年から1850年までLabrousteによって建てられ、それは最高の彼のルールの重症度のために知られているモンターニュサント・ジュヌヴィエーヴの最も有名な大学の一つのサイトを占めています。 14世紀に設立されモンテギュ・カレッジは、エラスムス、カルバンとイグナチオロヨラは、彼らの古典のいくつかをしました。正面玄関の非常に禁欲広大な読書室は、国立図書館のプリントホールを伏線、金属アーチでサポートされている2隻あります。ライブラリは、古代の修道院Génovéfains、その隣、今リセアンリIV写本と18世紀に中世のユニークな楽譜から継承された貴重な資金を保持します。</text:p>
          </table:table-cell>
          <table:table-cell table:style-name="ce3" office:value-type="string" calcext:value-type="string">
            <text:p>Библиотека Сент-Женевьев</text:p>
          </table:table-cell>
          <table:table-cell table:style-name="ce3" office:value-type="string" calcext:value-type="string">
            <text:p>Построенный Labrouste с 1844 по 1850, он занимает место одного из самых известных колледжей Монтайте Сент-Женевьев, самой известный за тяжести его правления; Montaigu колледж, основанный в четырнадцатом веке, Erasmus, Кальвины и Игнатий Лойола сделали некоторые из своих классиков. За ее фасадом скрывается очень строгий обширный зал чтения два судна поддерживается металлической аркой, предвещая Печатный зал Национальной библиотеки. Библиотека хранит ценные средства, унаследованные от древних аббатства Génovéfains, его сосед, теперь рукописи Лицей Henri IV и уникальных нотных средневековья до восемнадцатого века.</text:p>
          </table:table-cell>
          <table:table-cell table:style-name="ce3" office:value-type="string" calcext:value-type="string">
            <text:p>مكتبة سانت جنفياف</text:p>
          </table:table-cell>
          <table:table-cell table:style-name="ce3" office:value-type="string" calcext:value-type="string">
            <text:p>بناها Labrouste 1844-1850، التي تحتلها موقع واحد من أكثر الكليات الشهيرة في مونتاني سانت جنفياف، الذي اشتهر شدة حكمه. كلية Montaigu، التي تأسست في القرن الرابع عشر، لم ايراسموس، كالفن واغناطيوس لويولا بعض الكلاسيكيات الخاصة بهم. وراء الأكاذيب واجهته على التقشف جدا غرفة للقراءة واسعة سفينتين مدعومة من قوس معدني، ينذر قاعة مطبوعة من المكتبة الوطنية. المكتبة تبقي الأموال القيمة الموروثة من Génovéfains القديمة الدير، جارتها الآن المخطوطات يسيه هنري الرابع والنوت الموسيقية الفريدة من العصور الوسطى إلى القرن الثامن عشر.</text:p>
          </table:table-cell>
          <table:table-cell table:style-name="ce3" table:number-columns-repeated="6"/>
          <table:table-cell table:number-columns-repeated="997"/>
        </table:table-row>
        <table:table-row table:style-name="ro1">
          <table:table-cell table:style-name="ce2" office:value-type="float" office:value="6" calcext:value-type="float">
            <text:p>6</text:p>
          </table:table-cell>
          <table:table-cell table:style-name="ce3" office:value-type="string" calcext:value-type="string">
            <text:p>Paul-Louis Courier</text:p>
          </table:table-cell>
          <table:table-cell table:style-name="ce3" office:value-type="string" calcext:value-type="string">
            <text:p>« Si l’affranchissement complet du joug des conventions d’une époque peut être regardé comme le principal caractère du talent, Paul-Louis Courier a été l’écrivain distingué de ce temps ». Armand Carrel résume ainsi la carrière du pamphlétaire assassiné le 10 avril 1825, d’un coup de fusil dont la bourre était constituée de l’un de ses propres journaux. Déjà critique sous l’Empire (« Etre Bonaparte et se faire sire… Il aspire à descendre ! ») ce libéral anticlérical, indigné des abus de la Restauration, n’est toutefois pas victime des « cagots », selon sa prophétie, mais de son garde-chasse. Né à Paris le 4 janvier 1772, Courier est devenu officier d’artillerie pour répondre au désir de son père, mais sa passion le porte depuis l’enfance vers la philologie : à quinze ans il traduit Longus ou Xénophor, et se soigne en lisant Hérodote. A 42 ans, il épouse Herminie Clavier, fille d’un autre helléniste de ses amis, membre de l’Institut, dont il brigue en vain la succession. Après cet échec, le peintre misanthrope des mœurs politiques de son temps se retire sur ses terres et publie en 1824 son chant du cygne, le « Pamphlet des pamphlets ».</text:p>
          </table:table-cell>
          <table:table-cell table:style-name="ce3" office:value-type="string" calcext:value-type="string">
            <text:p>Paul Louis Courier</text:p>
          </table:table-cell>
          <table:table-cell table:style-name="ce3" office:value-type="string" calcext:value-type="string">
            <text:p>If the full from the yoke of conventions of a postage time may be regarded as the main character talent, Paul Louis Courier was the distinguished writer of that time. Armand Carrel summarized the career of pamphleteer murdered April 10, 1825, a gunshot whose flock consisted of one of its own newspapers. Already critical of the Empire ( "Being Bonaparte and make sire ... It sucks to get off!") This anticlerical liberal, indignant at the abuse of food, however, is not a victim of the "bigots", according to his prophecy but his gamekeeper. Born in Paris January 4, 1772, Courier became an artillery officer to meet the desire of his father, but his passion since childhood the door to the philology at fifteen he translated Longus or Xénophor and treatable reading Herodotus. At 42, he married Herminie keyboard, daughter of another Greek scholar of his friends, a member of the Institute, which he unsuccessfully running for the succession. After this failure, the misanthrope painter political morals of his time retires on his land in 1824 and published his swan song, the "pamphlet pamphlets."</text:p>
          </table:table-cell>
          <table:table-cell table:style-name="ce3" office:value-type="string" calcext:value-type="string">
            <text:p>Paul Louis Courier</text:p>
          </table:table-cell>
          <table:table-cell table:style-name="ce3" office:value-type="string" calcext:value-type="string">
            <text:p>Se l'intera dal giogo delle convenzioni di un tempo spedizione può essere considerato come il talento protagonista, Paul Louis Courier era l'illustre scrittore di quel tempo. Armand Carrel riassunto della carriera di libellista assassinato 10 aprile 1825, un colpo di pistola il cui gregge era costituito da uno dei suoi giornali. Già critica dell'Impero ( "Essere Bonaparte e make sire ... fa schifo scendere!") Questo liberale anticlericale, indignato per l'abuso di cibo, tuttavia, non è una vittima dei "bigotti", secondo la sua profezia ma il suo guardacaccia. Nato a Parigi 4 gennaio 1772, Corriere è diventato un ufficiale di artiglieria per rispondere al desiderio di suo padre, ma la sua passione fin dall'infanzia la porta alla filologia a quindici anni ha tradotto Longo o Xénophor e la lettura curabile Erodoto. A 42 anni, ha sposato la tastiera Herminie, figlia di un altro grecista dei suoi amici, un membro dell'Istituto, che ha successo in corsa per la successione. Dopo questo fallimento, i costumi politici misantropo pittore del suo tempo si ritira sulla sua terra nel 1824 e ha pubblicato il suo canto del cigno, gli "opuscoli opuscolo."</text:p>
          </table:table-cell>
          <table:table-cell table:style-name="ce3" office:value-type="string" calcext:value-type="string">
            <text:p>Paul Louis Courier</text:p>
          </table:table-cell>
          <table:table-cell table:style-name="ce3" office:value-type="string" calcext:value-type="string">
            <text:p>Si el pleno del yugo de convenciones de un tiempo de envío puede ser considerado como el principal talento carácter, Paul Louis Courier fue el distinguido escritor de la época. Armand Carrel resume la carrera de pamphleteer asesinado 10 de abril de 1825, un disparo en cuyo rebaño constaba de uno de sus propios periódicos. Ya crítica del Imperio ( "Ser padre Bonaparte y maquillaje ... Es un asco bajar!") Esta liberal anticlerical, indignado por el abuso de la comida, sin embargo, no es una víctima de los "fanáticos", de acuerdo con su profecía pero su guarda de caza. Nacido en París 4 de enero de 1772, se convirtió en mensajero oficial de artillería para satisfacer el deseo de su padre, pero su pasión desde la infancia la puerta de la filología en quince tradujo Longo o Xénophor y la lectura tratable Herodoto. A los 42 años, se casó con el teclado Herminie, hija de otro erudito griego de sus amigos, un miembro del Instituto, el cual, sin éxito, candidato a la sucesión. Después de este fracaso, la moral políticos misántropo pintor de su tiempo se retira en su tierra en 1824 y publicó su canto de cisne, los folletos "panfleto".</text:p>
          </table:table-cell>
          <table:table-cell table:style-name="ce3" office:value-type="string" calcext:value-type="string">
            <text:p>Paul Louis Courier</text:p>
          </table:table-cell>
          <table:table-cell table:style-name="ce3" office:value-type="string" calcext:value-type="string">
            <text:p>„Wenn das vom Joch der Konventionen einer Brief Zeit als Hauptfigur Talent angesehen werden kann, war Paul Louis Courier der angesehene Schriftsteller dieser Zeit.“ Armand Carrel zusammengefasst die Laufbahn von pamphleteer ermordet 10. April 1825, ein Schuss, dessen Herde bestand aus einem seiner eigenen Zeitungen. Bereits kritisch des Reiches ( „Being Bonaparte und Make Vater ... Es saugt weg zu erhalten!“) Diesen anticlerical liberal, empört über den Missbrauch von Lebensmitteln, ist jedoch nicht ein Opfer des „Frömmler“, nach seiner Prophezeiung aber seine Wildhüter. Geboren in Paris 4. Januar 1772, wurde Courier Artillerieoffizier den Wunsch seines Vaters gerecht zu werden, aber seine Leidenschaft seit seiner Kindheit die Tür zur Philologie an fünfzehn er übersetzte Longus oder Xénophor und behandelbar Lesung Herodot. Mit 42 heiratete er Herminie Tastatur, Tochter eines anderen griechischen Gelehrten seiner Freunde, ein Mitglied des Instituts, das er erfolglos für die Nachfolge läuft. Nach diesem Scheitern, im Jahre 1824 die Misanthrop Maler politische Moral seiner Zeit zieht sich zurück auf seinem Land und seinen Abgesang veröffentlicht, die „Broschüre Broschüren.“</text:p>
          </table:table-cell>
          <table:table-cell table:style-name="ce3" office:value-type="string" calcext:value-type="string">
            <text:p>Paul Louis Courier</text:p>
          </table:table-cell>
          <table:table-cell table:style-name="ce3" office:value-type="string" calcext:value-type="string">
            <text:p>Als de volledige van het juk van conventies van een port moment als de hoofdpersoon talent kan worden beschouwd, Paul Louis Courier was de voorname schrijver van die tijd. Armand Carrel samengevat de carrière van pamfletschrijver vermoorde 10 april 1825, een geweerschot wiens kudde bestond uit een van zijn eigen krant. Al kritisch over de Rijk ( "Being Bonaparte en make vader ... Het zuigt om uitstappen!") Het antiklerikale liberaal, verontwaardigd over het misbruik van voedsel, is echter niet een slachtoffer van de "dwepers", volgens zijn profetie maar zijn jachtopziener. Geboren in Parijs 4 januari 1772, Courier werd een artillerie-officier aan de wens van zijn vader te ontmoeten, maar zijn passie van kinds af de deur naar de filologie op vijftien vertaalde hij Longus of Xénophor en te behandelen lezen Herodotus. Op 42, trouwde hij met Herminie toetsenbord, dochter van een andere Griekse geleerde van zijn vrienden, een lid van het Instituut, die hij tevergeefs running voor de opvolging. Na deze mislukking, de misantroop schilder politieke moraal van zijn tijd met pensioen op zijn land in 1824 en publiceerde zijn zwanenzang, de "pamflet pamfletten."</text:p>
          </table:table-cell>
          <table:table-cell table:style-name="ce1" office:value-type="string" calcext:value-type="string">
            <text:p>保罗·路易·速递</text:p>
          </table:table-cell>
          <table:table-cell table:style-name="ce1" office:value-type="string" calcext:value-type="string">
            <text:p>“如果从一个邮寄时间约定的枷锁全部可被视为主角天赋，保罗·路易斯·考瑞尔是当时杰出的作家。”阿尔芒·卡雷尔总结小册子作者的职业谋杀1825年4月10日，一声枪响，其羊群组成了自己的报纸之一。已经批评帝国（“被波拿巴，让陛下......它吮吸下车！”）这圣职者开明，在食品中滥用愤慨，但是，是不是“偏执狂”的受害者，根据他的预言但他的猎场看守人。出生于1772巴黎1月4日，快递成为炮兵军官，以满足父亲的愿望，但他从小热爱之门语言学在十五岁时，他翻译长肌或Xénophor和治疗的阅读希罗多德。在42，他娶了Herminie键盘，他的朋友另一个希腊学者，研究所，这是他对失败的连续运行的成员的女儿。这次失败之后，他在1824年的土地他的时间退休的厌世画家的政治道德和出版了他的绝唱，在“小册子小册子。”</text:p>
          </table:table-cell>
          <table:table-cell table:style-name="ce3" office:value-type="string" calcext:value-type="string">
            <text:p>ポール・ルイス・クーリエ</text:p>
          </table:table-cell>
          <table:table-cell table:style-name="ce3" office:value-type="string" calcext:value-type="string">
            <text:p>「送料時間の規則のヨークからの完全なメインキャラクターの才能とみなすことができる場合には、ポール・ルイ・クーリエは、当時の著名な作家でした。」アーマンド・キャレルは1825年4月10日、その群れ独自の新聞の1から成って銃声を殺害しpamphleteerのキャリアをまとめました。帝国のすでにクリティカル（「ビーイングボナパルトとメイク種雄...それは下車して吸う！」）この教権反対リベラル、食品の乱用に憤慨は、しかし、「偏屈」の被害者ではない、彼の予言によるとしかし、彼のgamekeeper。 15で文献学への扉パリ1772年1月4日に生まれ、クーリエは、彼の父の欲望を満たすために砲兵将校となったが、彼の情熱子供の頃から彼は、ロンゴスまたはXénophorと治療可能な読み取りヘロドトスを翻訳しました。 42で、彼はHerminieキーボード、彼の友人の別のギリシャの学者、彼は失敗した連続のために実行している研究所のメンバーの娘と結婚しました。この失敗の後、1824年に彼の土地に自分の時間のリタイアの人間嫌いの画家、政治道徳と彼の白鳥の歌、発行の「パンフレットパンフレットを。」</text:p>
          </table:table-cell>
          <table:table-cell table:style-name="ce3" office:value-type="string" calcext:value-type="string">
            <text:p>Пол Луис Courier</text:p>
          </table:table-cell>
          <table:table-cell table:style-name="ce3" office:value-type="string" calcext:value-type="string">
            <text:p>«Если полный от ярма конвенций почтового времени может рассматриваться в качестве основного таланта персонажа, Пол Луис Courier была выдающимся писателем того времени.» Armand Carrel суммированы карьера памфлетиста убит 10 апреля 1825, выстрел которого стая состояла из одного из своих газет. Уже критически Империи ( «Быть ​​Бонапарт и сделать сиро ... Это сосет, чтобы выйти!») Этот антиклерикальный либерал, возмущенный на злоупотреблении пищи, однако, не является жертва «фанатиков», согласно его пророчеству но его егерь. Родился в Париже 4 января 1772 года, Courier стал артиллерийским офицером, чтобы удовлетворить желание своего отца, но его страсть с детства двери к филологии в пятнадцать лет он перевел LONGUS или Xénophor и излечимы чтения Геродот. В 42 лет, он женился на Herminie клавиатуры, дочери другого греческого ученого из его друзей, член Института, который он безуспешно работает по наследству. После этой неудачи, мизантроп художник политические нравы своего времени уходит на пенсию на его земле в 1824 году и опубликовал свою лебединую песню, в «памфлет брошюр.»</text:p>
          </table:table-cell>
          <table:table-cell table:style-name="ce3" office:value-type="string" calcext:value-type="string">
            <text:p>بول لويس الساعي</text:p>
          </table:table-cell>
          <table:table-cell table:style-name="ce3" office:value-type="string" calcext:value-type="string">
            <text:p>إذا كان كامل من نير اتفاقيات وقت البريد يمكن اعتبارها موهبة شخصية الرئيسية، كان بول لويس الساعي الكاتب المميز في ذلك الوقت. تلخيص أرماند كاريل مهنة بمفلتير قتلت 10 أبريل 1825، ناري الذي يتألف من إحدى الصحف الخاصة القطيع. انتقدت من قبل الإمبراطورية ( "يجري بونابرت وجعل مولى ... وتمتص على النزول!") هذا الليبرالية سيطره القساوسه، ساخط على تعاطي المواد الغذائية، ومع ذلك، ليس ضحية "المتعصبين"، وفقا لنبوته لكن حارس الطرائد له. ولدت في باريس 4 يناير 1772، أصبح ساعي ضابط المدفعية لتلبية رغبة والده، ولكن حبه منذ الصغر الباب أمام فقه اللغة في خمسة عشر انه ترجم إبهام اليد أو Xénophor والقراءة يمكن علاجها هيرودوت. في 42، تزوج Herminie لوحة المفاتيح، ابنة عالم يوناني آخر من أصدقائه، وهو عضو في المعهد، الذي يعمل دون جدوى لخلافة. بعد هذا الفشل، والأخلاق السياسية عدو الإنسان رسام من يتقاعد وقته على أرضه في عام 1824 ونشرت له أغنية البجعة، و "منشورات كتيب".</text:p>
          </table:table-cell>
          <table:table-cell table:style-name="ce3" table:number-columns-repeated="6"/>
          <table:table-cell table:number-columns-repeated="997"/>
        </table:table-row>
        <table:table-row table:style-name="ro1">
          <table:table-cell table:style-name="ce2" office:value-type="float" office:value="7" calcext:value-type="float">
            <text:p>7</text:p>
          </table:table-cell>
          <table:table-cell table:style-name="ce3" office:value-type="string" calcext:value-type="string">
            <text:p>L'École Normale Supérieure</text:p>
          </table:table-cell>
          <table:table-cell table:style-name="ce3" office:value-type="string" calcext:value-type="string">
            <text:p>Initialement fondée par un décret du 9 Brumaire an III (30 octobre 1794), la première Ecole normale, destinée à recevoir « de toutes les parties de la République des citoyens déjà instruits dans les sciences utiles pour apprendre, sous les professeurs les plus habiles dans tous les genres, l’art d’enseigner », tient alors au Jardin des plantes un trimestre de cours. Napoléon Ier reprend l’idée lors de la réorganisation de l’Université, et installe en 1810les élèves dotés d’un règlement d’inspiration militaire au Lycée impérial (Louis-le-Grand). Figure la plus marquante de cette première promotion, Victor Cousin, devenu ministre de l’Instruction publique, demande à l’architecte A. de Gisors les plans d’un édifice à la sobriété monacale : sur d’anciennes vignes du couvent des Ursulines, la nouvelle Ecole est achevée en 1847. Depuis, ce « noble cloître intellectuel », selon le mot de Romain Rolland, cultive toujours « le don magnifique que fait à des jeunes gens choisis l’enseignement démocratique ».</text:p>
          </table:table-cell>
          <table:table-cell table:style-name="ce3" office:value-type="string" calcext:value-type="string">
            <text:p>The Ecole Normale Superieure</text:p>
          </table:table-cell>
          <table:table-cell table:style-name="ce3" office:value-type="string" calcext:value-type="string">
            <text:p>Initially founded by a decree of 9 Brumaire Year III (30 October 1794), the first Normal School, to receive "from all parts of the Republic of already educated citizens in the sciences useful to learn under the most skilled teachers in all genres, the art of teaching, "then held at Garden plants during a quarter. Napoleon took up the idea during the reorganization of the University, students and installs 1810les with a regulation military inspired the Imperial High School (Louis-le-Grand). Figure most striking this first promotion, Victor Cousin, became Minister of Education, asked the architect A. de Gisors plans for a building with monastic sobriety: on old vines of the Ursuline convent, the new school was completed in 1847. Since then, the "noble intellectual cloister" in the words of Romain Rolland always cultivates "the wonderful gift that makes young people chosen democratic education".</text:p>
          </table:table-cell>
          <table:table-cell table:style-name="ce3" office:value-type="string" calcext:value-type="string">
            <text:p>L'Ecole Normale Superieure</text:p>
          </table:table-cell>
          <table:table-cell table:style-name="ce3" office:value-type="string" calcext:value-type="string">
            <text:p>Inizialmente fondata da un decreto del 9 brumaio anno III (30 ottobre 1794), la prima Scuola Normale, a ricevere "da tutte le parti della Repubblica di cittadini già istruiti nelle scienze utili per imparare sotto il maggior numero di insegnanti qualificati in tutti i generi, la arte di insegnare ", poi tenuto a piante da giardino nel corso di un trimestre. Napoleone prese l'idea durante la riorganizzazione dell 'Università, gli studenti e installa 1810les con un esercito di regolazione ispirato il Liceo Imperiale (Louis-le-Grand). Figura più sorprendente della prima promozione, Victor Cousin, divenne ministro della Pubblica Istruzione, ha chiesto l'architetto A. de Gisors piani per un edificio con sobrietà monastica: sui vecchi vitigni del convento delle Orsoline, la nuova scuola è stata completata nel 1847. Da allora, il "chiostro intellettuale nobile", nelle parole di Romain Rolland coltiva sempre "il dono meraviglioso che rende i giovani scelti educazione democratica".</text:p>
          </table:table-cell>
          <table:table-cell table:style-name="ce3" office:value-type="string" calcext:value-type="string">
            <text:p>La Escuela Normal Superior</text:p>
          </table:table-cell>
          <table:table-cell table:style-name="ce3" office:value-type="string" calcext:value-type="string">
            <text:p>Inicialmente fundada por un decreto del 9 de brumario del año III (30 de octubre de 1794), la primera Escuela Normal, para recibir "de todas las partes de la República de los ciudadanos ya instruidos en las ciencias útiles para aprender bajo las mayoría de los profesores expertos en todos los géneros, el arte de la enseñanza ", después se mantiene a las plantas del jardín durante un trimestre. Napoleón tuvo la idea durante la reorganización de la Universidad, los estudiantes e instala 1810les con un militar regulación inspiraron la Escuela Secundaria Imperial (Louis-le-Grand). La figura más llamativa de esta primera promoción, Víctor Cousin, se convirtió en ministro de Educación, pidió el arquitecto A. de Gisors planes para un edificio de sobriedad monacal: en viñas viejas del convento de las ursulinas, la nueva escuela se completó en 1847. Desde entonces, el "claustro intelectual noble" en las palabras de Romain Rolland siempre cultiva "el maravilloso regalo que hace que los jóvenes elegidos educación democrática".</text:p>
          </table:table-cell>
          <table:table-cell table:style-name="ce3" office:value-type="string" calcext:value-type="string">
            <text:p>Die Ecole Normale Superieure</text:p>
          </table:table-cell>
          <table:table-cell table:style-name="ce3" office:value-type="string" calcext:value-type="string">
            <text:p>Zunächst durch ein Dekret von 9 Brumaire Jahr III gegründet (30. Oktober 1794), der ersten Normal School „aus allen Teilen der Republik bereits gebildeten Bürger in den Wissenschaften zu erhalten nützlich unter den fähigsten Lehrern in allen Genres zu lernen, die Kunst des Lehrens „und dann bei Gartenpflanzen im Laufe eines Quartals statt. Napoleon die Idee, bei der Reorganisation der Universität aufnahm, Studenten und Installationen 1810les mit einer Verordnung Militär inspirierte die Kaiser High School (Louis-le-Grand). Abbildung auffälligste diese erste Aktion, Victor Cousin, wurde Minister für Bildung, fragte der Architekt A. de Gisors Pläne für ein Gebäude mit Mönchs Nüchternheit: auf alten Reben des Ursulinenklosters, die neue Schule im Jahre 1847 fertig gestellt wurde Seitdem hat sich die „edlen geistiges Kloster“ in den Worten von Romain Rolland pflegt immer „das wunderbare Geschenk, das junge Menschen ausgewählt demokratische Bildung macht“.</text:p>
          </table:table-cell>
          <table:table-cell table:style-name="ce3" office:value-type="string" calcext:value-type="string">
            <text:p>De École normale supérieure</text:p>
          </table:table-cell>
          <table:table-cell table:style-name="ce3" office:value-type="string" calcext:value-type="string">
            <text:p>Aanvankelijk opgericht door een decreet van 9 Brumaire Jaar III (30 oktober 1794), de eerste Normal School, om te ontvangen "uit alle delen van de Republiek reeds opgeleide burgers in de wetenschappen nuttig zijn om te leren in het kader van de meest ervaren docenten in alle genres, de kunst van het onderwijs, "dan gehouden in de tuin planten tijdens een kwart. Napoleon nam het idee tijdens de reorganisatie van de universiteit, studenten en installaties 1810les met een verordening van de militaire inspireerde de High School Imperial (Louis-le-Grand). Figuur meest opvallende de eerste bevordering, Victor Cousin, werd minister van Onderwijs, vroeg de architect A. de Gisors plannen voor een gebouw met monastieke soberheid: op oude wijnstokken van de Ursulinen, werd de nieuwe school voltooid in 1847. Sindsdien is de "noble intellectuele klooster" in de woorden van Romain Rolland cultiveert altijd "de prachtig geschenk dat jongeren gekozen democratisch onderwijs maakt".</text:p>
          </table:table-cell>
          <table:table-cell table:style-name="ce1" office:value-type="string" calcext:value-type="string">
            <text:p>巴黎高等师范学校</text:p>
          </table:table-cell>
          <table:table-cell table:style-name="ce1" office:value-type="string" calcext:value-type="string">
            <text:p>最初由9雾月年初三（1794 10月30日），第一师范学校，的法令成立，领取“从已经受过教育的公民共和国的所有部分在最熟练的教师在学习中的所有流派有益的科学，教学的艺术“，然后在园林植物的四分之一期间举行。拿破仑大学重组期间接受了这一理念，学生和安装1810les符合规定军事启发帝国高中（路易乐大）。图最引人注目的这第一个推广，维克多表哥，成为教育部长，要求建筑师A.德吉索尔计划与寺院清醒的建筑物：在乌尔苏拉修道院的老葡萄树，新校舍于1847年完成此后， “高贵知性回廊”的罗曼·罗兰的话总是培养“的精彩礼物，让年轻人选择了民主教育”。</text:p>
          </table:table-cell>
          <table:table-cell table:style-name="ce3" office:value-type="string" calcext:value-type="string">
            <text:p>高等師範学校</text:p>
          </table:table-cell>
          <table:table-cell table:style-name="ce3" office:value-type="string" calcext:value-type="string">
            <text:p>最初は、全てのジャンルの中で最も熟練した教師の下で学ぶことは便利な科学の教育を受け、すでに市民の共和国のすべての部分からの」受信する9 Brumaire年III（1794年10月30日）、第一師範学校の法令により設立その後、四半期中に庭の植物で開催された教育の芸術」。ナポレオンは、大学の再編成中にアイデアを取り上げ、規制軍と学生とインストールの1810lesはインペリアル高校（ルイ・ル・グラン）を触発しました。ほとんどのこの最初のプロモーション、ビクターのいとこに当たる、文部大臣になった図は、修道院の飲酒と建物のための建築家A.デGisorsの計画を尋ねた：Ursuline修道院の古いブドウの木の上に、新しい学校は、それ以来、1847年に完成しました。ロマン・ロランの言葉で「高貴な知的回廊は」常に「民主的な教育を選択した若者を作る素晴らしい贈り物」を栽培しています。</text:p>
          </table:table-cell>
          <table:table-cell table:style-name="ce3" office:value-type="string" calcext:value-type="string">
            <text:p>Эколь Нормаль</text:p>
          </table:table-cell>
          <table:table-cell table:style-name="ce3" office:value-type="string" calcext:value-type="string">
            <text:p>Первоначально основан указом 9 брюмера III года (30 октября 1794), первой Нормальной школы, чтобы получить «из всех частей Республики уже образованных граждан в науках полезно узнать под наиболее квалифицированных преподавателей во всех жанрах, то искусство преподавания «, а затем провели в садовых растениях в течение квартала. Наполеон взял идею в ходе реорганизации университета, студенты и монтирует 1810les с регулировочным военного вдохновил имперский средней школы (Луи-ле-Гран). Рисунок наиболее ударяя это первое повышение, Виктор Кузен, стал министр образования, попросил архитектор А. де Gisors планов здания с монашеской трезвостью: на старых лозах монастыря Ursuline, новая школа была закончена в 1847. С тех пор, «благородный интеллектуальной монастырский» в словах Ромена Роллана всегда культивирует «замечательный подарок, который делает молодежь отборной демократическое образования».</text:p>
          </table:table-cell>
          <table:table-cell table:style-name="ce3" office:value-type="string" calcext:value-type="string">
            <text:p>مدرسة المعلمين العليا</text:p>
          </table:table-cell>
          <table:table-cell table:style-name="ce3" office:value-type="string" calcext:value-type="string">
            <text:p>تأسست في البداية بقرار من 9 برومير السنة الثالثة (30 أكتوبر 1794)، وهي أول مدرسة عادية، لتلقي "من جميع أنحاء الجمهورية من المواطنين المتعلمين بالفعل في العلوم مفيدة لتعلم تحت معظم المعلمين المهرة في جميع الأنواع، و فن التدريس "، ثم عقد في حديقة النباتات خلال الربع. اتخذ نابليون عن هذه الفكرة خلال إعادة تنظيم جامعة والطلاب وتثبيت 1810les مع الجيش تنظيم ألهم الإمبراطورية الثانوية (لويس لو غراند). الشكل الأكثر لفتا هذا العرض الترويجي الأول، فيكتور كوزان، وأصبح وزير التربية والتعليم، وطلب المهندس A. دي خطط جيزور للمبنى مع الرصانة الرهبانية: على الكروم القديمة في دير Ursuline، تم الانتهاء من مدرسة جديدة في عام 1847. ومنذ ذلك الحين، "دير الفكري النبيل" على لسان رومان رولان دوما تزرع "الهدية الرائعة التي تجعل الشباب اختيار التعليم الديمقراطي".</text:p>
          </table:table-cell>
          <table:table-cell table:style-name="ce3" table:number-columns-repeated="6"/>
          <table:table-cell table:number-columns-repeated="997"/>
        </table:table-row>
        <table:table-row table:style-name="ro1">
          <table:table-cell table:style-name="ce2" office:value-type="float" office:value="8" calcext:value-type="float">
            <text:p>8</text:p>
          </table:table-cell>
          <table:table-cell table:style-name="ce3" office:value-type="string" calcext:value-type="string">
            <text:p>Église Saint-Nicolas-du-Chardonnet</text:p>
          </table:table-cell>
          <table:table-cell table:style-name="ce3" office:value-type="string" calcext:value-type="string">
            <text:p>Une première chapelle fut édifiée sur le clos dit du Chardonnet (les chardons) rattaché à Paris au XIIIe siècle. Elle était parallèle à une ancienne dérivation de la Bièvre. Son clocher fut reconstruit en 1625 et l’ensemble de l’église rebâti entre 1656 et 1763. Seule la façade date de 1934. Parmi ses paroissiaux célèbres, le peintre Charles Le Brun dessina le portail ouest du transept, et le tombeau de sa mère, sculpté par Collignon ; le sien fut commandé par sa veuve à Coysevox, et celui de Jérôme 1er Bignon, grands maître de la Bibliothèque du roi, est l’œuvre de Girardon. Des tableaux du XVIe siècle (école flamande), de Coypel, Restout, Natoire, Lagrenée, Corot décorent l’église. Son buffet d’orgue date de 1725.</text:p>
          </table:table-cell>
          <table:table-cell table:style-name="ce3" office:value-type="string" calcext:value-type="string">
            <text:p>Saint-Nicolas-du-Chardonnet</text:p>
          </table:table-cell>
          <table:table-cell table:style-name="ce3" office:value-type="string" calcext:value-type="string">
            <text:p>The first chapel was built on the said closed Chardonnet (thistles) attached to Paris in the thirteenth century. It was parallel to an old branch of the Bièvre. Its bell tower was rebuilt in 1625 and rebuilt the whole church between 1656 and 1763. Only the facade dates from 1934. Among its famous church, the painter Charles Le Brun designed the west portal of the transept, and the grave of his mother sculpted by Collignon; hers was commissioned by his widow Coysevox, and that of Jerome Bignon 1, large master of the King's Library, is the work of Girardon. Paintings of the sixteenth century (Flemish school), Coypel, Restout Natoire Lagrenée Corot decorate the church. Its organ case dates from 1725.</text:p>
          </table:table-cell>
          <table:table-cell table:style-name="ce3" office:value-type="string" calcext:value-type="string">
            <text:p>Saint-Nicolas-du-Chardonnet</text:p>
          </table:table-cell>
          <table:table-cell table:style-name="ce3" office:value-type="string" calcext:value-type="string">
            <text:p>La prima cappella è stata costruita sul detto chiusi Chardonnet (cardi) attaccato a Parigi nel XIII secolo. E 'stato parallelo a un vecchio ramo della Bièvre. Il suo campanile è stato ricostruito nel 1625 e ricostruita tutta la chiesa tra il 1656 e il 1763. Solo la facciata risale al 1934. Tra la sua famosa chiesa, il pittore Charles Le Brun ha progettato il portale ovest del transetto, e la tomba di sua madre scolpito da Collignon; lei è stato commissionato dalla vedova Coysevox, e quello di Jerome Bignon 1, grande maestro della Biblioteca del Re, è il lavoro di Girardon. Dipinti del XVI secolo (scuola fiamminga), Coypel, Restout Natoire Lagrenée Corot decorano la chiesa. Le sue date di cassa dell'organo dal 1725.</text:p>
          </table:table-cell>
          <table:table-cell table:style-name="ce3" office:value-type="string" calcext:value-type="string">
            <text:p>Saint-Nicolas-du-Chardonnet</text:p>
          </table:table-cell>
          <table:table-cell table:style-name="ce3" office:value-type="string" calcext:value-type="string">
            <text:p>La primera capilla fue construida sobre dicho cerrados Chardonnet (cardos) unido a París en el siglo XIII. Fue paralelo a una antigua rama de la Bièvre. Su campanario fue reconstruido en 1625 y reconstruido toda la iglesia entre 1656 y 1763. Sólo los fachada data de 1934. Entre su famosa iglesia, el pintor Charles Le Brun diseñó el portal del oeste del crucero, y la tumba de su madre esculpida por Collignon; ella fue encargado por su viuda Coysevox, y la de Jerome Bignon 1, gran maestro de la Biblioteca del Rey, es la obra de Girardon. Pinturas del siglo XVI (escuela flamenca), Coypel, Restout Natoire Lagrenée Corot decoran la iglesia. Sus fechas de casos de órganos desde 1725.</text:p>
          </table:table-cell>
          <table:table-cell table:style-name="ce3" office:value-type="string" calcext:value-type="string">
            <text:p>Saint-Nicolas-du-Chardonnet</text:p>
          </table:table-cell>
          <table:table-cell table:style-name="ce3" office:value-type="string" calcext:value-type="string">
            <text:p>Die erste Kapelle erbaut wurde auf die genannte geschlossene Chardonnet (Disteln) im dreizehnten Jahrhundert nach Paris angebracht. Es war parallel zu einem alten Zweig der Bièvre. Sein Glockenturm im Jahr 1625 und baut die ganze Kirche zwischen 1656 und 1763 nur noch die Fassade stammt aus dem Jahr 1934. Unter seiner berühmten Kirche umgebaut wurde, entworfen, der Maler Charles Le Brun das Westportal der Vierung und das Grab seiner Mutter gemeißelt durch Collignon; sie wurde von seiner Witwe Coysevox, in Auftrag gegeben und von Jerome Bignon 1, großer Meister des Königs Bibliothek, ist die Arbeit von Girardon. Gemälde des sechzehnten Jahrhunderts (flämische Schule), Coypel, Restout Natoire Lagrenée Corot schmücken die Kirche. Sein Orgelgehäuse stammt aus 1725.</text:p>
          </table:table-cell>
          <table:table-cell table:style-name="ce3" office:value-type="string" calcext:value-type="string">
            <text:p>Saint-Nicolas-du-Chardonnet</text:p>
          </table:table-cell>
          <table:table-cell table:style-name="ce3" office:value-type="string" calcext:value-type="string">
            <text:p>De eerste kapel werd gebouwd op de genoemde gesloten Chardonnet (distels) in de dertiende eeuw verbonden aan Parijs. Het was parallel aan een oude tak van de Bièvre. De klokkentoren werd herbouwd in 1625 en herbouwd de gehele kerk tussen 1656 en 1763. Alleen de gevel dateert uit 1934. Onder zijn beroemde kerk, de schilder Charles Le Brun ontworpen het westen portaal van het transept en het graf van zijn moeder gebeeldhouwd door Collignon; hare werd in opdracht van zijn weduwe Coysevox, en die van Jerome Bignon 1, grote meester van de King's Library, is het werk van Girardon. Schilderijen van de zestiende eeuw (Vlaamse school), Coypel, Restout Natoire Lagrenée Corot sieren de kerk. De orgelkast dateert uit 1725.</text:p>
          </table:table-cell>
          <table:table-cell table:style-name="ce1" office:value-type="string" calcext:value-type="string">
            <text:p>圣尼古拉笃Chardonnet</text:p>
          </table:table-cell>
          <table:table-cell table:style-name="ce1" office:value-type="string" calcext:value-type="string">
            <text:p>第一个教堂建于上述封闭Chardonnet（蓟）连接到巴黎十三世纪。这是平行于比埃夫勒的老枝。钟楼是在1625年重建，重建的1656和1763年间全教会仅从1934年的门面日期在其著名的教堂，画家查尔斯勒布伦设计的耳堂的西门户，并通过雕刻坟墓他的母亲COLLIGNON;她被他的遗孀Coysevox委托，和杰罗姆·比尼翁1，大宗师国王的图书馆，是Girardon的工作。十六世纪（佛兰芒语学校）的作品，Coypel酒店，Restout NatoireLagrenée柯罗装饰教堂。它从1725器官的情况下日期。</text:p>
          </table:table-cell>
          <table:table-cell table:style-name="ce1" office:value-type="string" calcext:value-type="string">
            <text:p>サンニコラ・デュ・Chardonnet</text:p>
          </table:table-cell>
          <table:table-cell table:style-name="ce3" office:value-type="string" calcext:value-type="string">
            <text:p>13世紀にパリに取り付けられた閉鎖Chardonnet（アザミ）前記の最初のチャペルを構築しました。それはBievreの古い枝に平行でした。その鐘楼は1625年に再建され、1656年と1763年の間で有名な教会の中で1934年からわずかファサードの日付を教会全体を再建された、画家シャルル・ル・ブランは、翼廊の西ポータルを設計し、そして彼の母親の墓がで彫刻しますCollignon;彼女は彼の未亡人コワズヴォクス委嘱された、とジェローム・ビントン1のことを、王の図書館の大規模なマスターは、ジラルドンの作品です。 16世紀の絵画は、（フランドル派）、コワペル、レストゥーナトワールLagrenéeコローは教会を飾ります。その臓器ケースは1725年にさかのぼります。</text:p>
          </table:table-cell>
          <table:table-cell table:style-name="ce3" office:value-type="string" calcext:value-type="string">
            <text:p>Сен-Николя-дю-Шардонне</text:p>
          </table:table-cell>
          <table:table-cell table:style-name="ce3" office:value-type="string" calcext:value-type="string">
            <text:p>Первая часовня была построена на указанной замкнутую Шардонне (чертополох), присоединенные в Париж в тринадцатом веке. Это было параллельно старой ветвь Бьевра. Его колокольня была восстановлена ​​в 1625 году и перестроена вся церковь между 1656 и 1763 только фасадом датируется 1934 г. Среди его знаменитой церкви, живописец Лебрен разработан западного портала трансепта, и могила его матери изваянной Collignon; ее был заказан его вдова Coysevox, и Джерома Биньон 1, большой мастер библиотеки короля, является работа Girardon. Картины шестнадцатого века (фламандская школа), Coypel, Restout Natoire Лагрен Коро украшают церковь. Его корпус орган датируется 1725.</text:p>
          </table:table-cell>
          <table:table-cell table:style-name="ce3" office:value-type="string" calcext:value-type="string">
            <text:p>سان نيكولا دو شاردونيه Chardonnet</text:p>
          </table:table-cell>
          <table:table-cell table:style-name="ce3" office:value-type="string" calcext:value-type="string">
            <text:p>بنيت الكنيسة الأولى على وقال مغلقة شاردونيه Chardonnet (الأشواك) المرفق إلى باريس في القرن الثالث عشر. كان موازيا لفرع القديم من Bièvre. أعيد بناء برج الجرس في 1625 وأعيد بناؤها الكنيسة كلها بين 1656 و 1763. فقط تواريخ الواجهة من عام 1934. ومن بين كنيستها الشهيرة، والرسام تشارلز لوبرون صمم المدخل الغربي للمجاز، وقبر والدته منحوت من قبل COLLIGNON. تم تكليف لها من قبل أرملته Coysevox، وذلك من جيروم بينيون 1، سيد كبير من مكتبة الملك، هو عمل Girardon. لوحات من القرن السادس عشر (المدرسة الفلمنكية)، Coypel، Restout Natoire Lagrenée كورو تزيين الكنيسة. في مواعيد حالة الجهاز من 1725.</text:p>
          </table:table-cell>
          <table:table-cell table:style-name="ce3" table:number-columns-repeated="6"/>
          <table:table-cell table:number-columns-repeated="997"/>
        </table:table-row>
        <table:table-row table:style-name="ro1">
          <table:table-cell table:style-name="ce2" office:value-type="float" office:value="9" calcext:value-type="float">
            <text:p>9</text:p>
          </table:table-cell>
          <table:table-cell table:style-name="ce3" office:value-type="string" calcext:value-type="string">
            <text:p>Le marché aux chevaux</text:p>
          </table:table-cell>
          <table:table-cell table:style-name="ce3" office:value-type="string" calcext:value-type="string">
            <text:p>Ce gracieux pavillon, de style Louis XV, édifié en 1760 sur l’ordre de Sartine, lieutenant général de Police, était destiné à recevoir les contrôleurs du marché aux chevaux, tout proche. Cette partie de la rue Geoffroy Saint-Hilaire s’appelait alors rue du Marché. A côté, la rue Maquignonne, devenue rue de l’Essai, rappelle le souvenir des essayages effectués avant tout achat. Localisé au XVIIe siècle à la pointe de la rue Saint-Honoré, sur la rive droite, ce marché émigre ensuite sur un espace d’abord destiné à la vente des cochons, à la limite des Ve et XIIIe arrondissements actuels, avant de disparaître lors des opérations d’urbanisme du XIXe siècle.</text:p>
          </table:table-cell>
          <table:table-cell table:style-name="ce3" office:value-type="string" calcext:value-type="string">
            <text:p>The horse market</text:p>
          </table:table-cell>
          <table:table-cell table:style-name="ce3" office:value-type="string" calcext:value-type="string">
            <text:p>This graceful pavilion, Louis XV style, built in 1760 on the order of Sartine, Lieutenant General of Police, was to receive controllers horse market close. This part of the Geoffroy street then called Market Street. Besides, the Maquignonne Street, Street became the test, is in memory of fittings made prior to any purchase. Located in the seventeenth century at the forefront of the rue Saint-Honoré, on the Right Bank, this market then migrates to a first space for the sale of pigs on the edge of the fifth and thirteenth districts today before disappearing in the planning of operations of the nineteenth century.</text:p>
          </table:table-cell>
          <table:table-cell table:style-name="ce3" office:value-type="string" calcext:value-type="string">
            <text:p>Il mercato dei cavalli</text:p>
          </table:table-cell>
          <table:table-cell table:style-name="ce3" office:value-type="string" calcext:value-type="string">
            <text:p>Questo padiglione elegante, in stile Luigi XV, costruita nel 1760 su ordine di Sartine, Tenente Generale della polizia, è stato quello di ricevere i controllori mercato dei cavalli vicino. Questa parte della strada Geoffroy poi chiamato Market Street. Inoltre, il Maquignonne Via principale, Via divenne il test, è in memoria di raccordo prima di qualsiasi acquisto. Situato nel XVII secolo in prima linea della rue Saint-Honoré, sulla riva destra, questo mercato, allora migra verso un primo spazio per la vendita di suini sul bordo del quinto e tredicesimo distretti oggi prima di scomparire nella pianificazione delle operazioni del XIX secolo.</text:p>
          </table:table-cell>
          <table:table-cell table:style-name="ce3" office:value-type="string" calcext:value-type="string">
            <text:p>El mercado de caballos</text:p>
          </table:table-cell>
          <table:table-cell table:style-name="ce3" office:value-type="string" calcext:value-type="string">
            <text:p>Este pabellón elegante, de estilo Luis XV, construida en 1760 por orden de Sartine, teniente general de la policía, iba a recibir controladores cierre del mercado caballo. Esta parte de la calle Geoffroy entonces llamada calle del mercado. Además, la calle Maquignonne, la calle se convirtió en la prueba, es en memoria de accesorios hechos antes de cualquier compra. Situado en el siglo XVII en la vanguardia de la calle Saint-Honoré, en la orilla derecha, este mercado luego migra a un primer espacio para la venta de cerdos en el borde de la quinta y decimotercera distritos de hoy antes de desaparecer en la planificación de las operaciones del siglo XIX.</text:p>
          </table:table-cell>
          <table:table-cell table:style-name="ce3" office:value-type="string" calcext:value-type="string">
            <text:p>Der Pferdemarkt</text:p>
          </table:table-cell>
          <table:table-cell table:style-name="ce3" office:value-type="string" calcext:value-type="string">
            <text:p>Dieser schöne Pavillon Louis XV-Stil, im Jahr 1760 in der Größenordnung von Sartine, Generalleutnant der Polizei gebaut, war Controller Pferdemarkt in der Nähe zu erhalten. Dieser Teil der Geoffroy Straße dann Market Street genannt. Außerdem wurden die Maquignonne Straße, Straßen der Test, ist in Erinnerung an Armaturen vor dem Kauf gemacht. Das Hotel lag im siebzehnten Jahrhundert an der Spitze des Rue Saint-Honoré, am rechten Ufer, ist dieser Markt dann wandert auf einen ersten Platz für den Verkauf von Schweinen am Rande der fünften und dreizehnten heute Bezirke vor bei der Planung von Operationen zu verschwinden des neunzehnten Jahrhunderts.</text:p>
          </table:table-cell>
          <table:table-cell table:style-name="ce3" office:value-type="string" calcext:value-type="string">
            <text:p>De paardenmarkt</text:p>
          </table:table-cell>
          <table:table-cell table:style-name="ce3" office:value-type="string" calcext:value-type="string">
            <text:p>Deze sierlijke paviljoen, Louis XV-stijl, gebouwd in 1760 in de orde van Sartine, luitenant-generaal van de politie, was om controllers ontvangen paardenmarkt dicht. Dit deel van de Geoffroy straat toenmalige Market Street. Trouwens, de Maquignonne Street, de test werd Street, in het geheugen van de uitrusting die vóór elke aankoop. Gelegen in de zeventiende eeuw in de voorhoede van de rue Saint-Honoré, op de rechteroever, deze markt dan migreert naar een eerste ruimte voor de verkoop van varkens op de rand van de vijfde en dertiende districten vandaag voordat ze verdwijnen in de planning van de operaties van de negentiende eeuw.</text:p>
          </table:table-cell>
          <table:table-cell table:style-name="ce3" office:value-type="string" calcext:value-type="string">
            <text:p>马市场</text:p>
          </table:table-cell>
          <table:table-cell table:style-name="ce3" office:value-type="string" calcext:value-type="string">
            <text:p>这优美的凉亭，路易十五风格，建于1760年Sartine，警察中将，量级为接收控制器的马收市。若弗鲁瓦在街头的这部分然后叫市场街。此外，Maquignonne街，街成为了考验，在任何购买之前作出配件的内存。坐落在十七世纪在圣奥诺雷路的最前沿，在右岸，那么这个市场迁移到了在第五的今天边缘和第十三区卖猪的第一空间行动的规划才消失在19世纪。</text:p>
          </table:table-cell>
          <table:table-cell table:style-name="ce3" office:value-type="string" calcext:value-type="string">
            <text:p>馬市</text:p>
          </table:table-cell>
          <table:table-cell table:style-name="ce3" office:value-type="string" calcext:value-type="string">
            <text:p>Sartineのために1760年に建てられたこの優雅なパビリオン、ルイ15世スタイル、警察の中将は、コントローラ馬市場の近くを受け取ることでした。ジョフロワ通りのこの部分は、マーケットストリートと呼ばれます。ほかに、Maquignonneストリート、ストリートはテストになった、以前のいずれかの購入に作られた継手のメモリです。この市場は、事業の計画に消える前に、第5、第十三地区の端に豚の販売今日のための最初のスペースに移行、その後、右岸に、サントノーレ通りの最前線で、17世紀に位置します19世紀の。</text:p>
          </table:table-cell>
          <table:table-cell table:style-name="ce3" office:value-type="string" calcext:value-type="string">
            <text:p>Лошадь рынок</text:p>
          </table:table-cell>
          <table:table-cell table:style-name="ce3" office:value-type="string" calcext:value-type="string">
            <text:p>Этот изящный павильон, Луи стиле XV, построенный в 1760 году по приказу Sartine, генерал-лейтенант полиции, должен был получить диспетчерам лошадь рынок рядом. Эта часть улицы Жоффруа затем называется Market Street. Кроме того, Maquignonne улица, улица стала испытанием, в памяти о фитингах перед любой покупкой. Расположенный в семнадцатом веке на переднем крае на улицу Сен-Оноре, на Правобережье, этот рынок затем мигрирует в первое пространство для продажи свиней на крае пятой и тринадцатых районах сегодня, прежде чем исчезнуть в планировании операций девятнадцатого века.</text:p>
          </table:table-cell>
          <table:table-cell table:style-name="ce3" office:value-type="string" calcext:value-type="string">
            <text:p>سوق الخيل</text:p>
          </table:table-cell>
          <table:table-cell table:style-name="ce3" office:value-type="string" calcext:value-type="string">
            <text:p>وكان هذا الجناح رشيقة، أسلوب لويس الخامس عشر، الذي بني في عام 1760 بناء على أمر من Sartine، اللفتنانت العام للشرطة، والحصول على وحدات تحكم اغلاق الاسواق الحصان. هذا الجزء من الشارع جوفري ثم دعا شارع السوق. الى جانب ذلك، شارع Maquignonne، أصبح شارع الاختبار، في الذاكرة من التجهيزات التي تمت قبل أي عملية شراء. تقع في القرن السابع عشر في طليعة من شارع سانت أونوريه، على الضفة اليمنى، وهذا السوق ثم يهاجر إلى الفضاء الأول لبيع الخنازير على حافة الخامس والثالث عشر مقاطعات اليوم قبل الزوال في التخطيط للعمليات في القرن التاسع عشر.</text:p>
          </table:table-cell>
          <table:table-cell table:style-name="ce3" table:number-columns-repeated="6"/>
          <table:table-cell table:number-columns-repeated="997"/>
        </table:table-row>
        <table:table-row table:style-name="ro1">
          <table:table-cell table:style-name="ce2" office:value-type="float" office:value="10" calcext:value-type="float">
            <text:p>10</text:p>
          </table:table-cell>
          <table:table-cell table:style-name="ce3" office:value-type="string" calcext:value-type="string">
            <text:p>Le Château de la Tournelle</text:p>
          </table:table-cell>
          <table:table-cell table:style-name="ce3" office:value-type="string" calcext:value-type="string">
            <text:p>Entreprise au début du XIIIe siècle, la partie méridionale de l’enceinte de Philippe-Auguste, destinée à favoriser le développement démographique de la rive gauche, s’achevait ici. Une tour faisait pendant à la tour Barbeau, et chaque nuit, des chaînes tendues entre elles protégeaient la cité de toute mauvaise surprise venue du fleuve. En 1369 un pont de bois, plusieurs fois emporté par les crues jusqu’à sa reconstruction en pierre en 1656, relie les deux rives ; une forteresse prévue pour sa défense, dite Château de la Tournelle, s’adosse à la tour. A partir de 1632, grâce à saint Vincent de Paul, elle sert à loger dans des conditions moins inhumaines les condamnés aux galères jusque-là incarcérés à la Conciergerie. L’ensemble est démoli à la fin du XVIIIe siècle.</text:p>
          </table:table-cell>
          <table:table-cell table:style-name="ce3" office:value-type="string" calcext:value-type="string">
            <text:p>The Château de la Tournelle</text:p>
          </table:table-cell>
          <table:table-cell table:style-name="ce3" office:value-type="string" calcext:value-type="string">
            <text:p>Business in the early thirteenth century, the southern part of the enclosure of Philip Augustus, for promoting the demographic development of the left bank, ended here. A tower made during the Barbeau tower, and every night, tense strings they protected the city from all bad surprise came from the river. In 1369 a wooden bridge several times carried by the flood until its stone reconstruction in 1656, connects the two banks; a fortress planned for his defense, called Château de la Tournelle, leans against the tower. From 1632, thanks to St. Vincent de Paul, she used to stay in less inhuman conditions condemned to the galleys until then imprisoned at the Conciergerie. The set was demolished in the late eighteenth century.</text:p>
          </table:table-cell>
          <table:table-cell table:style-name="ce3" office:value-type="string" calcext:value-type="string">
            <text:p>Il Château de la Tournelle</text:p>
          </table:table-cell>
          <table:table-cell table:style-name="ce3" office:value-type="string" calcext:value-type="string">
            <text:p>Affari agli inizi del XIII secolo, la parte meridionale del recinto di Filippo Augusto, per promuovere lo sviluppo demografico della riva sinistra, si è conclusa qui. Una torre fatta durante la torre Barbeau, e ogni notte, corde tese hanno protetto la città da tutti i cattivi sorpresa è arrivata dal fiume. Nel 1369 un ponte di legno più volte portati dalla piena fino alla sua ricostruzione pietra nel 1656, collega le due sponde; una fortezza previsto per la sua difesa, chiamato Château de la Tournelle, si appoggia alla torre. Dal 1632, grazie alla San Vincenzo de Paoli, che ha usato per rimanere in condizioni meno disumane condannati alla galera fino ad allora imprigionati alla Conciergerie. Il set è stato demolito alla fine del XVIII secolo.</text:p>
          </table:table-cell>
          <table:table-cell table:style-name="ce3" office:value-type="string" calcext:value-type="string">
            <text:p>El castillo de la Tournelle</text:p>
          </table:table-cell>
          <table:table-cell table:style-name="ce3" office:value-type="string" calcext:value-type="string">
            <text:p>Negocio a principios del siglo XIII, la parte sur del recinto de Felipe Augusto, para promover el desarrollo demográfico de la orilla izquierda, terminó aquí. Una torre hecha durante la torre Barbeau, y todas las noches, cuerdas tensas que protegían la ciudad de todo mal sorpresa llegó desde el río. En 1369 un puente de madera varias veces llevadas por la corriente hasta su reconstrucción piedra en 1656, conecta las dos orillas; una fortaleza previsto para su defensa, llamado castillo de la Tournelle, se apoya en la torre. A partir de 1632, gracias a San Vicente de Paul, se utilizan para permanecer en condiciones menos inhumanas condenados a galeras hasta entonces encarcelados en la Conciergerie. El conjunto fue demolido a finales del siglo XVIII.</text:p>
          </table:table-cell>
          <table:table-cell table:style-name="ce3" office:value-type="string" calcext:value-type="string">
            <text:p>Das Château de la Tournelle</text:p>
          </table:table-cell>
          <table:table-cell table:style-name="ce3" office:value-type="string" calcext:value-type="string">
            <text:p>Das Geschäft im frühen dreizehnten Jahrhundert, der südliche Teil des Gehäuses von Philipp August, zur Förderung der demographische Entwicklung der linken Bank, endete hier. Ein Turm gemacht während des Barbeau Turm, und jede Nacht, gespannte Saiten schützten sie die Stadt von allen schlechten Überraschung aus dem Fluss kam. Im Jahr 1369 im Jahr 1656 eine Holzbrücke mehrmals von der Flut bis zu seinem Stein Rekonstruktion durch, verbindet die beiden Bänke; eine Festung für seine Verteidigung geplant, Château de la Tournelle, lehnt sich gegen den Turm genannt. Von 1632 dank St. Vincent de Paul, verwendeten sie in weniger unmenschlichen Bedingungen auf die Galeeren bis dahin an der Conciergerie in Haft verurteilt zu bleiben. Das Set wurde in den späten achtzehnten Jahrhundert abgerissen.</text:p>
          </table:table-cell>
          <table:table-cell table:style-name="ce3" office:value-type="string" calcext:value-type="string">
            <text:p>Het Château de la Tournelle</text:p>
          </table:table-cell>
          <table:table-cell table:style-name="ce3" office:value-type="string" calcext:value-type="string">
            <text:p>Business in het begin van de dertiende eeuw, het zuidelijke deel van de behuizing van Filips Augustus, ter bevordering van de demografische ontwikkeling van de linkeroever, eindigde hier. Een toren die tijdens de Barbeau toren, en elke nacht, gespannen snaren zij beschermde de stad vanuit alle onaangename verrassing kwam van de rivier. In 1369 een houten brug meerdere malen in 1656 door de overstromingen tot zijn stenen reconstructie uitgevoerd, verbindt de twee banken; een vesting gepland voor zijn verdediging, genaamd Château de la Tournelle, leunt tegen de toren. Vanaf 1632, dankzij St. Vincent de Paul, gebruikte ze om te verblijven in minder onmenselijke omstandigheden veroordeeld tot de galeien tot dan opgesloten in Conciergerie. De set werd afgebroken in de late achttiende eeuw.</text:p>
          </table:table-cell>
          <table:table-cell table:style-name="ce1" office:value-type="string" calcext:value-type="string">
            <text:p>城堡德拉Tournelle</text:p>
          </table:table-cell>
          <table:table-cell table:style-name="ce1" office:value-type="string" calcext:value-type="string">
            <text:p>业务在十三世纪初，菲利浦 - 奥古斯都外壳的南部，促进左岸的人口发展，在这里结束。每天晚上巴博塔期间的塔，以及紧张的弦他们保护城市，从所有坏的惊喜从河里出来。在1369木桥多次在1656进行洪水，直到它的石头重建，连接两家银行;计划在他的防守要塞，城堡被称为德拉Tournelle，对塔倾斜。从1632年，由于圣文森特德保罗，她习惯呆在判处苦役，直至然后在附属监狱囚禁少不人道的条件。该组是在十八世纪后期被拆毁了。</text:p>
          </table:table-cell>
          <table:table-cell table:style-name="ce3" office:value-type="string" calcext:value-type="string">
            <text:p>シャトー・デ・ラ・Tournelle</text:p>
          </table:table-cell>
          <table:table-cell table:style-name="ce3" office:value-type="string" calcext:value-type="string">
            <text:p>初期の13世紀におけるビジネス、フィリップ・アウグストの筐体の南部は、左岸の人口統計的発展を促進するため、ここで終わりました。 BARBEAU塔の間に作られたタワー、そして毎晩、彼らはすべての悪い驚きから都市を保護緊張した文字列は川から来ました。 1369年に数回は、1656年にその石の復興まで洪水によって運ばれる木製の橋は、二つのバンクを接続します。シャトー・デ・ラ・Tournelleと呼ばれる彼の防衛のために計画された要塞、塔にもた。 1632年からは、セントビンセントデポールのおかげで、彼女はコンシェルジュで投獄それまでのガレー船に非難少ない非人道的な状況に滞在するために使用しました。セットは、18世紀後半に取り壊されました。</text:p>
          </table:table-cell>
          <table:table-cell table:style-name="ce3" office:value-type="string" calcext:value-type="string">
            <text:p>Шато-де-ла-Tournelle</text:p>
          </table:table-cell>
          <table:table-cell table:style-name="ce3" office:value-type="string" calcext:value-type="string">
            <text:p>Бизнес в начале тринадцатого века, южная часть корпуса Филиппа Августа, для содействия демографического развития левобережья, закончилась здесь. Башня сделана во время Барбо башен, и каждая ночь, натянутые струны они защищали город от всех неприятного сюрприза пришел из реки. В 1369 году деревянный мост несколько раз несут наводнения до его каменной реконструкции в 1656 году, соединяет два берега; крепость запланировано на его защиту, под названием Шато-де-ла-Tournelle, прислоняется к башне. С 1632, благодаря Сент-Винсент де Поль, она использовала, чтобы остаться в менее нечеловеческих условиях, приговоренных к каторге до тех пор заключенных в Консьержери. Набор был разрушен в конце восемнадцатого века.</text:p>
          </table:table-cell>
          <table:table-cell table:style-name="ce3" office:value-type="string" calcext:value-type="string">
            <text:p>شاتو دي لا Tournelle</text:p>
          </table:table-cell>
          <table:table-cell table:style-name="ce3" office:value-type="string" calcext:value-type="string">
            <text:p>الأعمال في أوائل القرن الثالث عشر، الجزء الجنوبي من العلبة فيليب أوغسطس، لتعزيز التنمية السكانية من الضفة اليسرى، وانتهت هنا. برج قدمت خلال برج باربو، وكل ليلة، سلاسل متوترة أنها محمية المدينة من كل مفاجأة سيئة جاءت من النهر. في 1369 جسر خشبي عدة مرات قامت بها الفيضانات حتى إعادة إعمار الحجر في 1656، ويربط بين الضفتين. قلعة المخطط لها للدفاع عن نفسه، دعا شاتو دي لا Tournelle، الميول ضد البرج. من 1632، وذلك بفضل القديس فنسنت دي بول، وقالت انها استخدمت للبقاء في ظروف أقل إنسانية المحكوم عليهم في القوارب حتى ذلك الحين سجن في كونسيرجيري. تم هدم مجموعة في أواخر القرن الثامن عشر.</text:p>
          </table:table-cell>
          <table:table-cell table:style-name="ce3" table:number-columns-repeated="6"/>
          <table:table-cell table:number-columns-repeated="997"/>
        </table:table-row>
        <table:table-row table:style-name="ro1">
          <table:table-cell table:style-name="ce2" office:value-type="float" office:value="11" calcext:value-type="float">
            <text:p>11</text:p>
          </table:table-cell>
          <table:table-cell table:style-name="ce3" office:value-type="string" calcext:value-type="string">
            <text:p>La Sorbonne</text:p>
          </table:table-cell>
          <table:table-cell table:style-name="ce3" office:value-type="string" calcext:value-type="string">
            <text:p>En 1254 Robert de Sorbon, chapelain de saint Louis, fonde rue Coupe-Gueule un collège destiné non seulement à l’enseignement de la théologie, mais aussi à l’hébergement et l’entretien des « pauvres maîtres et escholiers ». L’établissement croît, en taille et en prestige, jusqu’à la fin du Moyen Age. De sa reconstruction sous Richelieu, seule subsiste la chapelle, œuvre de Lemercier (1635-1642), qui abrite le mausolée exécuté par Girardon en 1694. Fermée sous la Révolution, transformée en ateliers d’artistes sous l’Empire, elle devient en 1822 le siège du Rectorat et des facultés des Lettres et Sciences. Entièrement reprise de 1883 à 1901 sur les plans de l’architecte Nénot, la « Nouvelle Sorbonne » a conservé son décor de fresques et statues allégoriques.</text:p>
          </table:table-cell>
          <table:table-cell table:style-name="ce3" office:value-type="string" calcext:value-type="string">
            <text:p>the Sorbonne</text:p>
          </table:table-cell>
          <table:table-cell table:style-name="ce3" office:value-type="string" calcext:value-type="string">
            <text:p>In 1254 Robert de Sorbon, chaplain of St. Louis, founded Rue Coupe-Gueule College designed not only to the teaching of theology, but also to accommodation and maintenance of "masters poor and escholiers". The property grows in size and prestige, until the late Middle Ages. Its reconstruction under Richelieu, only the chapel remains, work Lemercier (1635-1642), which houses the mausoleum executed by Girardon in 1694. Closed during the Revolution transformed into workshops of artists under the Empire, it became in 1822 the seat of the Rector and the faculties of Letters and Sciences. Completely taken from 1883 to 1901 on plans by architect Nénot, "New Sorbonne" has retained its decorative frescoes and allegorical statues.</text:p>
          </table:table-cell>
          <table:table-cell table:style-name="ce3" office:value-type="string" calcext:value-type="string">
            <text:p>la Sorbona</text:p>
          </table:table-cell>
          <table:table-cell table:style-name="ce3" office:value-type="string" calcext:value-type="string">
            <text:p>Nel 1254 Robert de Sorbon, cappellano di St. Louis, ha fondato Rue Coupe-Gueule Collegio progettato non solo per l'insegnamento della teologia, ma anche alla sistemazione e manutenzione di "maestri poveri e Escholiers". La struttura cresce in dimensioni e prestigio, fino al tardo Medioevo. La sua ricostruzione sotto Richelieu, rimane solo la cappella, il lavoro Lemercier (1635-1642), che ospita il mausoleo eseguito da Girardon nel 1694. Chiuso durante la rivoluzione trasformati in botteghe di artisti sotto l'Impero, divenne nel 1822 la sede del Rettore e le facoltà di lettere e Scienze. Completamente preso 1883-1901 su progetto dell'architetto Nénot, "Nuova Sorbona" ​​ha mantenuto i suoi affreschi decorativi e statue allegoriche.</text:p>
          </table:table-cell>
          <table:table-cell table:style-name="ce3" office:value-type="string" calcext:value-type="string">
            <text:p>la Sorbona</text:p>
          </table:table-cell>
          <table:table-cell table:style-name="ce3" office:value-type="string" calcext:value-type="string">
            <text:p>En 1254 Robert de Sorbon, capellán de San Luis, fundada Coupe-Gueule Rue Colegio diseñado no sólo para la enseñanza de la teología, sino también para el alojamiento y mantenimiento de "maestros pobres y escholiers". La propiedad crece en tamaño y prestigio, hasta finales de la Edad Media. Su reconstrucción bajo Richelieu, sólo los restos de la capilla, el trabajo Lemercier (1635-1642), que alberga el mausoleo ejecutado por Girardon en 1694. Cerrado durante la Revolución transformado en talleres de artistas bajo el Imperio, se convirtió en 1822 la sede del Rector y las facultades de Letras y Ciencias. Completamente tomada 1883-1901 sobre los planes del arquitecto Nénot, "Nueva Sorbona" ​​ha conservado sus frescos decorativos y estatuas alegóricas.</text:p>
          </table:table-cell>
          <table:table-cell table:style-name="ce3" office:value-type="string" calcext:value-type="string">
            <text:p>die Sorbonne</text:p>
          </table:table-cell>
          <table:table-cell table:style-name="ce3" office:value-type="string" calcext:value-type="string">
            <text:p>1254 Robert de Sorbon, Kaplan von St. Louis, gegründet Rue Coupe-Gueule Hochschule nicht nur die Lehre der Theologie entwickelt, sondern auch für Unterbringung und Pflege von „Meister Arme und escholiers“. Die Immobilie wächst in Größe und Prestige, bis in die späten Mittelalter. Der Wiederaufbau unter Richelieu, nur die Kapelle bleibt, Arbeit Lemercier (1635-1642), die das Mausoleum von Girardon 1694 geschlossen während der Revolution verwandelte in Werkstätten des Künstlers unter dem Kaiserreich ausgeführt beherbergt, wurde es zum Sitz des Rektors im Jahr 1822 und die Fähigkeiten der Buchstaben und der Wissenschaften. Völlig 1883-1901 nach Plänen von Architekten Nénot genommen, „New Sorbonne“ hat seine dekorativen Fresken und allegorische Statuen erhalten.</text:p>
          </table:table-cell>
          <table:table-cell table:style-name="ce3" office:value-type="string" calcext:value-type="string">
            <text:p>de Sorbonne</text:p>
          </table:table-cell>
          <table:table-cell table:style-name="ce3" office:value-type="string" calcext:value-type="string">
            <text:p>In 1254 Robert de Sorbon, kapelaan van St. Louis, opgericht Rue Coupe-Gueule College niet alleen ontworpen om de leer van de theologie, maar ook naar de accommodatie en het onderhoud van de "meesters armen en escholiers". Het pand groeit in omvang en prestige, tot in de late Middeleeuwen. De wederopbouw onder Richelieu, alleen de kapel blijft, werk Lemercier (1635-1642), die het mausoleum uitgevoerd door Girardon in 1694. Gesloten tijdens de revolutie omgetoverd tot ateliers van kunstenaars onder de Empire herbergt, werd in 1822 de zetel van de Rector en de faculteiten Letteren en Wetenschappen. Geheel genomen 1883-1901 op de plannen van architect NENOT heeft "Nieuwe Sorbonne" zijn decoratieve muurschilderingen en allegorische standbeelden behouden.</text:p>
          </table:table-cell>
          <table:table-cell table:style-name="ce1" office:value-type="string" calcext:value-type="string">
            <text:p>索邦大学</text:p>
          </table:table-cell>
          <table:table-cell table:style-name="ce3" office:value-type="string" calcext:value-type="string">
            <text:p>1254年罗伯特·索邦，牧师圣路易斯，成立街跑车，Gueule学院目的不仅是为了神学的教材，也为“大师穷人和escholiers”的住宿和维护。该物业生长在大小和声望，直到中世纪后期。其重建黎塞留下，只有教堂遗迹，工作Lemercier（1635年至1642年），该网站转化为帝国统治下的艺术家工作坊革命期间在1694年关闭由Girardon执行的陵墓，它在1822年成为校长的位子和文学与科学院系。从1883年完全采取1901由建筑师Nénot计划，“新索邦”保留了其装饰壁画和雕像寓意。</text:p>
          </table:table-cell>
          <table:table-cell table:style-name="ce3" office:value-type="string" calcext:value-type="string">
            <text:p>ソルボンヌ</text:p>
          </table:table-cell>
          <table:table-cell table:style-name="ce3" office:value-type="string" calcext:value-type="string">
            <text:p>1254ロベール・ド・ソルボン、セントルイスの牧師で、設立ルークーペ-Gueule大学は神学の教授に、だけでなく、「貧しいマスターとescholiers」の宿泊施設と維持にだけでなく、設計されています。プロパティは、中世後期まで、大きさと威信に成長します。帝国の下でアーティストのワークショップに変身革命の間に1694クローズにジラルドンによって実行霊廟を収容リシュリューの下で再建、唯一のチャペルの遺跡、作業Lemercier（1635年から1642年）は、それが1822年に学長の席になりました文学と科学の学部。完全に建築家Nénotによって計画に1883年から1901年に撮影した、「新ソルボンヌ」は、装飾的なフレスコ画と寓意像を保持しています。</text:p>
          </table:table-cell>
          <table:table-cell table:style-name="ce3" office:value-type="string" calcext:value-type="string">
            <text:p>Сорбонна</text:p>
          </table:table-cell>
          <table:table-cell table:style-name="ce3" office:value-type="string" calcext:value-type="string">
            <text:p>В 1254 Роберт де Сорбон, капелланом Сент-Луиса, основал Rue Coupe-Gueule колледж предназначен не только для преподавания богословия, а также размещения и обслуживания «мастеров бедных и escholiers». Свойство растет в размерах и престиже, до позднего средневековья. Его реконструкция под Ришелье, только часовня остается, работа Lemercier (1635-1642), в котором находится мавзолей, выполняемую Girardon в 1694 Закрыто во время революции преобразованной в мастерские художников под империи, он стал в 1822 году резиденцией ректора и факультеты Letters и наук. Полностью принято с 1883 по 1901 году по планам архитектора Nénot, «Новая Сорбонна» сохранила свои декоративные фрески и аллегорические статуи.</text:p>
          </table:table-cell>
          <table:table-cell table:style-name="ce3" office:value-type="string" calcext:value-type="string">
            <text:p>جامعة السوربون</text:p>
          </table:table-cell>
          <table:table-cell table:style-name="ce3" office:value-type="string" calcext:value-type="string">
            <text:p>في 1254 روبيرت دي سوربون، قسيس من سانت لويس، التي تأسست كوبيه Gueule رو كلية مصممة ليس فقط لتدريس اللاهوت، ولكن أيضا لأماكن الإقامة وصيانة "سادة الفقراء وescholiers". ينمو الملكية من حيث الحجم والمكانة، حتى أواخر العصور الوسطى. إعادة الإعمار في ظل ريشيليو، إلا أن بقايا كنيسة صغيرة، والعمل لوميير (1635-1642)، الذي يضم ضريح تنفذها Girardon في 1694. مغلقة خلال الثورة تحولت الى ورش عمل للفنانين في ظل الامبراطورية، أصبح في عام 1822 في مقر الجامعة وكليات الآداب والعلوم. اتخذت تماما 1883-1901 على خطط من قبل المهندس المعماري Nénot، "السوربون الجديدة" احتفظت اللوحات الجدارية الزخرفية والتماثيل استعاري.</text:p>
          </table:table-cell>
          <table:table-cell table:style-name="ce3" table:number-columns-repeated="6"/>
          <table:table-cell table:number-columns-repeated="997"/>
        </table:table-row>
        <table:table-row table:style-name="ro1">
          <table:table-cell table:style-name="ce2" office:value-type="float" office:value="12" calcext:value-type="float">
            <text:p>12</text:p>
          </table:table-cell>
          <table:table-cell table:style-name="ce3" office:value-type="string" calcext:value-type="string">
            <text:p>Ancienne École Polytechnique</text:p>
          </table:table-cell>
          <table:table-cell table:style-name="ce3" office:value-type="string" calcext:value-type="string">
            <text:p>Fondée en 1794 par la Convention, elle fut d’abord logée à l’hôtel de Lassay, aujourd’hui résidence du président de l’Assemblée nationale. Les élèves étaient alors externes. Napoléon Ier lui attribua en 1805 les locaux des anciens collèges de Navarre (fondé en 1315), Boncourt et de Tournai. La chapelle, la salle des actes, le pavillon de théologie, qui dataient du Moyen Age, furent détruits de 1836 à 1875. En 1936, l’aménagement du pavillon Joffre a supprimé d’autres constructions du XVIIIe siècle : seul subsiste, en façade, un avant-corps de 1738. <text:s/>En 1977, la décentralisation a transféré l’Ecole polytechnique à Palaiseau. Ses bâtiments ont été affectés au ministère de la Recherche et de l’Espace, et au Collège de France.</text:p>
          </table:table-cell>
          <table:table-cell table:style-name="ce3" office:value-type="string" calcext:value-type="string">
            <text:p>Former École Polytechnique</text:p>
          </table:table-cell>
          <table:table-cell table:style-name="ce3" office:value-type="string" calcext:value-type="string">
            <text:p>Founded in 1794 by the Convention, it was first housed at the Hotel de Lassay, today residence of the President of the National Assembly. The students were then external. Napoleon awarded him in 1805 the premises of the former colleges of Navarre (founded in 1315), Boncourt and Tournai. The chapel, the auditorium of the flag of theology, which dated from the Middle Ages were destroyed from 1836 to 1875. In 1936, land pavilion Joffre removed from other buildings of the eighteenth century: one remains in front a front part of 1738. in 1977, decentralization has transferred the Ecole Polytechnique in Palaiseau. Its buildings were assigned to the Ministry of Research and Space, and the Collège de France.</text:p>
          </table:table-cell>
          <table:table-cell table:style-name="ce3" office:value-type="string" calcext:value-type="string">
            <text:p>L'ex École Polytechnique</text:p>
          </table:table-cell>
          <table:table-cell table:style-name="ce3" office:value-type="string" calcext:value-type="string">
            <text:p>Fondata nel 1794 dalla Convenzione, è stato ospitato presso l'Hotel de Lassay, oggi residenza del Presidente dell'Assemblea Nazionale. Gli studenti sono stati poi esterna. Napoleone gli ha conferito nel 1805 nei locali della ex istituti di Navarra (fondata nel 1315), Boncourt e Tournai. La cappella, l'auditorium della bandiera della teologia, che risale al Medioevo sono stati distrutti dal 1836 al 1875. Nel 1936, padiglione terra Joffre rimosso da altri edifici del XVIII secolo: si rimane davanti una parte anteriore del 1738. a 1977 decentramento ha trasferito Polytechnique in Palaiseau. I suoi edifici sono stati assegnati al Ministero della ricerca e spazio, e al Collège de France.</text:p>
          </table:table-cell>
          <table:table-cell table:style-name="ce3" office:value-type="string" calcext:value-type="string">
            <text:p>El ex Escuela Politécnica</text:p>
          </table:table-cell>
          <table:table-cell table:style-name="ce3" office:value-type="string" calcext:value-type="string">
            <text:p>Fundada en 1794 por la Convención, que se encuentra en primer lugar en el Hotel de Lassay, hoy residencia del Presidente de la Asamblea Nacional. Los estudiantes fueron entonces externa. Napoleón le concedió en 1805 las instalaciones de los antiguos colegios de Navarra (fundada en 1315), Boncourt y Tournai. La capilla, el salón de actos de la bandera de la teología, que data de la Edad Media fueron destruidos de 1836 a 1875. En 1936, el pabellón de la tierra Joffre retirado de otras construcciones del siglo XVIII: uno permanece en frente una parte delantera de 1738. en 1977, la descentralización ha transferido el Polytechnique Ecole en Palaiseau. Sus edificios fueron asignados al Ministerio de Investigación y del Espacio, y el Colegio de Francia.</text:p>
          </table:table-cell>
          <table:table-cell table:style-name="ce3" office:value-type="string" calcext:value-type="string">
            <text:p>Der ehemalige École Polytechnique</text:p>
          </table:table-cell>
          <table:table-cell table:style-name="ce3" office:value-type="string" calcext:value-type="string">
            <text:p>Gegründet im Jahr 1794 durch das Übereinkommen wurde zunächst im Hotel de Lassay, beherbergt heute Residenz des Präsidenten der Nationalversammlung. Die Schüler waren dann extern. Napoleon verlieh ihm die Räumlichkeiten der ehemaligen Hochschulen von Navarra im Jahre 1805 (1315 gegründet), Boncourt und Tournai. Die Kapelle, die Aula der Flagge der Theologie, die aus dem Mittelalter datiert von 1836 bis 1875. Im Jahr 1936 zerstört wurde, Land Pavillon Joffre von anderen Gebäuden des achtzehnten Jahrhunderts entfernt: man bleibt vor einem vorderen Teil von 1738 in 1977 hat die Dezentralisierung der Ecole Polytechnique in Palaiseau übertragen. Die Gebäude wurden dem Ministerium für Forschung und Raumfahrt zugeordnet und Collège de France.</text:p>
          </table:table-cell>
          <table:table-cell table:style-name="ce3" office:value-type="string" calcext:value-type="string">
            <text:p>Voormalig École Polytechnique</text:p>
          </table:table-cell>
          <table:table-cell table:style-name="ce3" office:value-type="string" calcext:value-type="string">
            <text:p>Opgericht in 1794 door de Conventie werd eerst ondergebracht in het Hotel de Lassay, vandaag woonplaats van de voorzitter van de Nationale Assemblee. De studenten waren dan extern. Napoleon kreeg hij in 1805 de gebouwen van de voormalige colleges van Navarra (opgericht in 1315), Boncourt en Doornik. De kapel, het auditorium van de vlag van de theologie, die dateert uit de Middeleeuwen werden verdelgd van 1836 tot 1875. In 1936, het land paviljoen Joffre verwijderd van andere gebouwen van de achttiende eeuw: één blijft voor een voorste deel van 1738. in 1977, decentralisatie Ecole Polytechnique Palaiseau overgedragen. De gebouwen werden toegewezen aan het ministerie van Onderzoek en Ruimtevaart, en het Collège de France.</text:p>
          </table:table-cell>
          <table:table-cell table:style-name="ce1" office:value-type="string" calcext:value-type="string">
            <text:p>前理工学院</text:p>
          </table:table-cell>
          <table:table-cell table:style-name="ce3" office:value-type="string" calcext:value-type="string">
            <text:p>该公约所成立于1794年，它是第一个被安置在酒店德Lassay，国民议会主席今天居住。学生们则是外部的。拿破仑授予他1805纳瓦拉（成立于1315），Boncourt和图尔奈的前教育学院的场所。一个遗体前在1738年的前部：教堂，神学的标志，1836年被摧毁年到1875年，从中世纪的陈旧1936年的礼堂，土地亭霞飞从十八世纪的其他建筑物删除1977年，权力下放转移了巴黎高等理工学院在帕莱。它的建筑被分配到该部的研究和空间，和法兰西学院。</text:p>
          </table:table-cell>
          <table:table-cell table:style-name="ce3" office:value-type="string" calcext:value-type="string">
            <text:p>元エコールポリテクニーク</text:p>
          </table:table-cell>
          <table:table-cell table:style-name="ce3" office:value-type="string" calcext:value-type="string">
            <text:p>条約によって1794年に設立され、それが第一ホテルデLassay、国会の社長の今日の住居で収容されました。学生はその後、外部ました。ナポレオンは1805年に（1315年に設立された）ナバラ、Boncourtとトゥルネーの元大学の施設を、彼を授与されました。前方の一つである1738内の前部：チャペルは、中世から日付神学のフラグの講堂は、1936年1836年から1875年に破壊された、ランドパビリオンJoffreは、18世紀の他の建物から除去しました1977年、分権化はパレゾーに理工科学校を移転しました。その建物は、研究スペースの省、およびコレージュ・ド・フランスに割り当てられていました。</text:p>
          </table:table-cell>
          <table:table-cell table:style-name="ce3" office:value-type="string" calcext:value-type="string">
            <text:p>Бывший École Polytechnique</text:p>
          </table:table-cell>
          <table:table-cell table:style-name="ce3" office:value-type="string" calcext:value-type="string">
            <text:p>Основанная в 1794 году Конвенцией, он был первым размещен в отеле де Lassay, сегодня резиденция президента Национального собрания. Студенты были затем внешними. Наполеон наградил его в 1805 году помещения бывших колледжей Наварры (основан в 1315), Boncourt и Турне. Часовня, зрительный зал флага богословия, датированный от средневековья были уничтожены с 1836 до 1875. В 1936 году земля павильон Joffre удален из других зданий восемнадцатого века: один остается в передней передней части 1738 в 1977, децентрализация передала Политехнической школы в Palaiseau. Его здания были возложены на Министерство исследований и космоса и Коллеж де Франс.</text:p>
          </table:table-cell>
          <table:table-cell table:style-name="ce3" office:value-type="string" calcext:value-type="string">
            <text:p>بوليتكنيك السابق</text:p>
          </table:table-cell>
          <table:table-cell table:style-name="ce3" office:value-type="string" calcext:value-type="string">
            <text:p>تأسست في عام 1794 بموجب الاتفاقية، كان يضم لأول مرة في فندق دي Lassay والإقامة اليوم رئيس الجمعية الوطنية. وكان الطلاب ثم الخارجي. نابليون منحته في عام 1805 في مقر الكليات السابقة نافار (تأسست في 1315)، Boncourt وتورناي. مصلى، وقاعة المحاضرات في علم اللاهوت، والتي يرجع تاريخها إلى العصور الوسطى دمرت من 1836 إلى 1875. وفي عام 1936، إزالة جناح الأرض جوفري من المباني الأخرى في القرن الثامن عشر: واحد لا يزال في الجبهة والجزء الأمامي من 1738. في حولت 1977، واللامركزية والفنون التطبيقية المدرسة في باليزو. تم تعيين مبانيها لوزارة البحوث والفضاء، وكوليج دو فرانس.</text:p>
          </table:table-cell>
          <table:table-cell table:style-name="ce3" table:number-columns-repeated="6"/>
          <table:table-cell table:number-columns-repeated="997"/>
        </table:table-row>
        <table:table-row table:style-name="ro1">
          <table:table-cell table:style-name="ce2" office:value-type="float" office:value="13" calcext:value-type="float">
            <text:p>13</text:p>
          </table:table-cell>
          <table:table-cell table:style-name="ce3" office:value-type="string" calcext:value-type="string">
            <text:p>Émile Durkheim</text:p>
          </table:table-cell>
          <table:table-cell table:style-name="ce3" office:value-type="string" calcext:value-type="string">
            <text:p>Né à Epinal le 15 avril 1858, reçu en 1879 à l’Ecole normale supérieure, Emile Durkheim achève sa formation par un voyage d’études en Allemagne, et obtient dès 1887 la création d’un cours de sciences sociales et de pédagogie à la faculté des lettres de Bordeaux. Il se consacre alors à l’enseignement, sans perdre de vue son idée directrice majeure : ériger la sociologie en science autonome. En 1898 paraît « l’Année sociologique », qui fait de lui un chef d’école incontesté, entouré de brillants collaborateurs. Appelé à la Sorbonne pour occuper la chaire de science de l’éducation, il habite cet immeuble entre 1902 et 1912. En 1913, sa chaire s’intitule enfin « Science de l’éducation et sociologie ». Profondément affecté par la guerre, où il perd son fils, Durkheim meurt le 15 novembre 1917.</text:p>
          </table:table-cell>
          <table:table-cell table:style-name="ce3" office:value-type="string" calcext:value-type="string">
            <text:p>Émile Durkheim</text:p>
          </table:table-cell>
          <table:table-cell table:style-name="ce3" office:value-type="string" calcext:value-type="string">
            <text:p>Born in Epinal April 15, 1858, received in 1879 at the Ecole Normale Superieure Emile Durkheim completed her education with a study trip to Germany, and received in 1887 the creation of a course of social and educational sciences at the faculty of Arts of Bordeaux. He then devoted himself to teaching, without losing sight of its major idea Director: erecting sociology autonomous science. In 1898 appeared "sociological Year", making it an undisputed leader school, surrounded by brilliant staff. Called to the Sorbonne to occupy the chair of science education, it resides in the building between 1902 and 1912. In 1913, his chair finally entitled "Science education and sociology." Deeply affected by the war, where he lost his son, Durkheim died November 15, 1917.</text:p>
          </table:table-cell>
          <table:table-cell table:style-name="ce3" office:value-type="string" calcext:value-type="string">
            <text:p>Émile Durkheim</text:p>
          </table:table-cell>
          <table:table-cell table:style-name="ce3" office:value-type="string" calcext:value-type="string">
            <text:p>Nato a Epinal 15 Aprile 1858, ha ricevuto nel 1879 presso l'Ecole Normale Superieure Emile Durkheim ha completato la sua formazione con un viaggio di studio in Germania, e ha ricevuto nel 1887 la realizzazione di un corso di scienze sociali ed educative presso la Facoltà di Belle Arti di Bordeaux. poi si dedicò all'insegnamento, senza perdere di vista il suo principale direttore idea: erigere la sociologia scienza autonoma. Nel 1898 è apparso "sociologica Year", che lo rende una scuola leader indiscusso, circondato da personale eccezionale. Chiamato alla Sorbona di occupare la cattedra di educazione scientifica, risiede nella costruzione tra il 1902 e il 1912. Nel 1913, la sua sedia, infine, dal titolo "L'educazione scientifica e la sociologia." Profondamente colpito dalla guerra, dove ha perso il figlio, Durkheim è morto 15 novembre 1917.</text:p>
          </table:table-cell>
          <table:table-cell table:style-name="ce3" office:value-type="string" calcext:value-type="string">
            <text:p>Emile Durkheim</text:p>
          </table:table-cell>
          <table:table-cell table:style-name="ce3" office:value-type="string" calcext:value-type="string">
            <text:p>Nacido en Epinal 15 abril de 1858, recibida en 1879 en la Escuela Normal Superior Emile Durkheim completó su formación con un viaje de estudios a Alemania, y recibió en 1887 la creación de un curso de ciencias sociales y educativos en la Facultad de Artes de Burdeos. A continuación, se dedicó a la enseñanza, sin perder de vista su principal director idea: erigir ciencia autónoma sociología. En 1898 apareció "sociológico Año", por lo que es una escuela líder indiscutible, rodeado de un personal fantástico. Llama a la Sorbona para ocupar la silla de la educación científica, que reside en el edificio entre 1902 y 1912. En 1913, su silla, finalmente, titulado "La educación científica y la sociología." Profundamente afectada por la guerra, en la que perdió a su hijo, murió el 15 de noviembre de Durkheim, 1917.</text:p>
          </table:table-cell>
          <table:table-cell table:style-name="ce3" office:value-type="string" calcext:value-type="string">
            <text:p>Emile Durkheim</text:p>
          </table:table-cell>
          <table:table-cell table:style-name="ce3" office:value-type="string" calcext:value-type="string">
            <text:p>Geboren in Epinal 15. April 1858, im Jahre 1879 an der Ecole Normale Superieure Emile erhielt Durkheim hat ihre Ausbildung mit einer Studienreise nach Deutschland, und im Jahre 1887 die Schaffung eines Kurses von Sozial- und Erziehungswissenschaften an der Fakultät der Künste von Bordeaux erhalten. Er selbst dann zu Lehre gewidmet, ohne die Augen seiner Idee Director zu verlieren: Soziologie autonome Wissenschaft zu errichten. Im Jahr 1898 erschien „soziologisches Jahr“, ist ihm eine unbestrittene Anführer der Schule zu machen, durch brillantes Personal umgeben. Genannt an die Sorbonne den Vorsitz der wissenschaftlichen Ausbildung zu besetzen, liegt es im Gebäude zwischen 1902 und 1912. Im Jahr 1913, sein Stuhl schließlich den Titel „Wissenschaft Bildung und Soziologie.“ Tief vom Krieg betroffen, wo er seinen Sohn verloren, starb Durkheim 15. November 1917.</text:p>
          </table:table-cell>
          <table:table-cell table:style-name="ce3" office:value-type="string" calcext:value-type="string">
            <text:p>Emile Durkheim</text:p>
          </table:table-cell>
          <table:table-cell table:style-name="ce3" office:value-type="string" calcext:value-type="string">
            <text:p>Geboren in Epinal 15 april 1858, ontving in 1879 aan de Ecole Normale Supérieure Emile Durkheim voltooide haar opleiding met een studiereis naar Duitsland, en ontving in 1887 de oprichting van een cursus van de sociale en pedagogische wetenschappen aan de Faculteit der Letteren van Bordeaux. Vervolgens wijdde hij zich aan het onderwijs, zonder oog te verliezen van de belangrijkste idee Regisseur: het oprichten van sociologie autonome wetenschap. In 1898 verscheen "sociologische Year", waardoor het een onbetwiste leider school, omringd door briljant personeel. Geroepen om de Sorbonne aan de voorzitter van het wetenschappelijk onderwijs te bezetten, hij woont in het gebouw tussen 1902 en 1912. In 1913, zijn stoel eindelijk getiteld "Wetenschappelijk onderwijs en sociologie." Diep getroffen door de oorlog, waar hij zijn zoon verloor, Durkheim stierf 15 november 1917.</text:p>
          </table:table-cell>
          <table:table-cell table:style-name="ce3" office:value-type="string" calcext:value-type="string">
            <text:p>涂尔干</text:p>
          </table:table-cell>
          <table:table-cell table:style-name="ce3" office:value-type="string" calcext:value-type="string">
            <text:p>出生在埃皮纳勒1858年4月15日，在巴黎高等师范学校迪尔凯姆在1879年收到的完成了她的教育与研究的德国之旅，并在波尔多的文学院在1887年收到的社会和教育科学课程的创建。然后，他投身于教学，而不会失去它的主要思路导演的视线：架设社会学自治区科学。 1898年出现了“社会学年”，使之成为一个无可争议的领导者的学校，绚丽的工作人员包围。调用的索邦大学占据科学教育的椅子，它驻留在1902年和1912年间的建筑在1913年，他的椅子终于题为“科学教育和社会学。”深深地受到战争的影响，他失去了他的儿子，涂尔干去世1917年11月15日。</text:p>
          </table:table-cell>
          <table:table-cell table:style-name="ce3" office:value-type="string" calcext:value-type="string">
            <text:p>デュルケーム</text:p>
          </table:table-cell>
          <table:table-cell table:style-name="ce3" office:value-type="string" calcext:value-type="string">
            <text:p>高等師範学校デュルケームで1879年に受け、エピナル1858年4月15日に生まれ、ドイツへの研修旅行で彼女の教育を修了し、1887年にボルドーの芸術学部で社会的、教育科学コースの作成を受け取りました。正立社会学自律科学：彼は、その主要なアイデアディレクターの視力を失うことなく、教育に専念しました。 1898年にその華麗なスタッフに囲まれた誰もが認めるリーダー学校、作る、「社会学的な年」が登場。科学教育の椅子を占めるようにソルボンヌ大学に呼ばれ、それが彼の椅子がついに題し、1913年に1902と1912の間の建物の中に存在する「科学教育と社会学。」深く、彼は彼の息子を失った戦争の影響を受け、デュルケムは1917年11月15日死亡しました。</text:p>
          </table:table-cell>
          <table:table-cell table:style-name="ce3" office:value-type="string" calcext:value-type="string">
            <text:p>Эмиль Дюркгейм</text:p>
          </table:table-cell>
          <table:table-cell table:style-name="ce3" office:value-type="string" calcext:value-type="string">
            <text:p>Родился в Эпиналь 15 апреля 1858 года, получил в 1879 году в Эколь Нормаль Эмиля Дюркгейма завершил свое образование с ознакомительной поездки в Германию и получил в 1887 году за создание курса социальных и образовательных наук на факультете искусств в Бордо. Затем он посвятил себя преподаванию, не теряя из виду своей главной идеи директор: возводят социологии автономной науки. В 1898 году появился «социологический год», что делает его бесспорным лидером школы, окруженный блестящим персоналом. Вызывается в Сорбонну, чтобы занять кафедру научного образования, он находится в здании между 1902 и 1912. В 1913 году его стул, наконец, под названием «Наука образование и социология.» Глубоко потрясенный войной, где он потерял сына, Дюркгейм умер 15 ноября 1917.</text:p>
          </table:table-cell>
          <table:table-cell table:style-name="ce3" office:value-type="string" calcext:value-type="string">
            <text:p>إميل دوركهايم</text:p>
          </table:table-cell>
          <table:table-cell table:style-name="ce3" office:value-type="string" calcext:value-type="string">
            <text:p>ولد في إبينال 15 أبريل 1858، تلقى في عام 1879 في مدرسة المعلمين العليا اميل دوركهايم أكملت تعليمها مع رحلة دراسية إلى ألمانيا، وحصل في عام 1887 على إنشاء مسار العلوم الاجتماعية والتعليمية في كلية الآداب من بوردو. ثم كرس نفسه للتعليم، دون إغفال مدير رئيسي لها فكرة: نصب علم الاجتماع علم مستقل. في عام 1898 ظهر "عام الاجتماعية"، مما يجعل من مدرسة الزعيم بلا منازع، وتحيط بها الموظفين الرائعة. ودعا إلى جامعة السوربون ليحتل كرسي تعليم العلوم، ويقيم في المبنى بين 1902 و 1912. في عام 1913، مقعده بعنوان أخيرا "تعليم العلوم وعلم الاجتماع." تأثرت كثيرا من جراء الحرب، حيث خسر ابنه مات دوركهايم 15 نوفمبر 1917.</text:p>
          </table:table-cell>
          <table:table-cell table:style-name="ce3" table:number-columns-repeated="6"/>
          <table:table-cell table:number-columns-repeated="997"/>
        </table:table-row>
        <table:table-row table:style-name="ro1">
          <table:table-cell table:style-name="ce2" office:value-type="float" office:value="14" calcext:value-type="float">
            <text:p>14</text:p>
          </table:table-cell>
          <table:table-cell table:style-name="ce3" office:value-type="string" calcext:value-type="string">
            <text:p>Charles Péguy</text:p>
          </table:table-cell>
          <table:table-cell table:style-name="ce3" office:value-type="string" calcext:value-type="string">
            <text:p>Né à Orléans le 7 janvier 1873, Charles Péguy, après être passé par l’Ecole Normale supérieure de la rue d’Ulm et avoir suivi les cours de Bergson, est un dreyfusard militant lorsqu’il crée ici, le 5 janvier 1900, ses Cahiers de la Quinzaine. Entouré de collaborateurs tels Romain Rolland, Julien Benda ou Georges Sorel, il fait paraître 229 numéros jusqu’en juillet 1914, où il publie l’essentiel de ses œuvres en prose, dont « Notre jeunesse » en 1910. « Lourde, répétitive, obstinée, la pensée se forme en même temps qu’elle se fait »… Après avoir retrouvé la foi catholique, et accompli plusieurs pèlerinages à Chartres, Péguy meurt au front en 1914.</text:p>
          </table:table-cell>
          <table:table-cell table:style-name="ce3" office:value-type="string" calcext:value-type="string">
            <text:p>Charles Peguy</text:p>
          </table:table-cell>
          <table:table-cell table:style-name="ce3" office:value-type="string" calcext:value-type="string">
            <text:p>Born in Orléans January 7, 1873, Charles Peguy, after going through the Ecole Normale Supérieure of the rue d'Ulm and have followed the course of Bergson, is a militant when Dreyfus created here on 5 January 1900, its Cahiers de la Quinzaine. Surrounded by collaborators such Rolland, Julien Benda and Georges Sorel, he published 229 numbers until July 1914, where he published most of his prose works, including "Our Youth" in 1910. "Heavy, repetitive, stubborn the thought is formed while it is "... After finding the Catholic faith, and made several pilgrimages to Chartres, Peguy died at the front in 1914.</text:p>
          </table:table-cell>
          <table:table-cell table:style-name="ce3" office:value-type="string" calcext:value-type="string">
            <text:p>Charles Peguy</text:p>
          </table:table-cell>
          <table:table-cell table:style-name="ce3" office:value-type="string" calcext:value-type="string">
            <text:p>Nato a Orléans 7 GENNAIO 1873, Charles Péguy, dopo aver attraversato l'Ecole Normale Supérieure della rue d'Ulm e hanno seguito il corso di Bergson, è un militante quando Dreyfus creato qui il 5 gennaio 1900, la sua Cahiers de la Quinzaine. Circondato da collaboratori quali Rolland, Julien Benda e Georges Sorel, ha pubblicato 229 numeri fino a luglio 1914, dove ha pubblicato la maggior parte delle sue opere in prosa, tra cui "i nostri giovani" nel 1910. "Heavy, ripetitivo, testardo il pensiero è formato mentre è " ... Dopo aver trovato la fede cattolica, e fatto diversi pellegrinaggi a Chartres, Péguy morto al fronte nel 1914.</text:p>
          </table:table-cell>
          <table:table-cell table:style-name="ce3" office:value-type="string" calcext:value-type="string">
            <text:p>Charles Péguy</text:p>
          </table:table-cell>
          <table:table-cell table:style-name="ce3" office:value-type="string" calcext:value-type="string">
            <text:p>Nacido en Orléans 7 de Enero de 1873 Charles Péguy, después de pasar por la Escuela Normal Superior de la calle de Ulm y han seguido el curso de Bergson, es un militante cuando Dreyfus creado aquí el 5 de enero de 1900, su Cahiers de la Quinzaine. Rodeado de colaboradores tales Rolland, Julien Benda y Georges Sorel, publicó 229 números hasta julio de 1914, donde publicó la mayor parte de sus obras en prosa, como "nuestra juventud" en 1910. "Heavy, repetitivo, terco el pensamiento se forma mientras se encuentra " ... Después de encontrar la fe católica, y varias peregrinaciones hechas a Chartres, Péguy murió en el frente en 1914.</text:p>
          </table:table-cell>
          <table:table-cell table:style-name="ce3" office:value-type="string" calcext:value-type="string">
            <text:p>Charles Peguy</text:p>
          </table:table-cell>
          <table:table-cell table:style-name="ce3" office:value-type="string" calcext:value-type="string">
            <text:p>Geboren in Orléans 7. Januar 1873, Charles Peguy, nachdem sie durch die Ecole Normale Supérieure in der Rue d'Ulm und haben den Kurs von Bergson folgte, ist eine militante, wenn Dreyfus am 5. Januar 1900 hier geschaffen, seine Cahiers de la Quinzaine. Umgeben von Mitarbeitern so Rolland, Julien Benda und Georges Sorel, veröffentlichte er 229 Zahlen bis zum Juli 1914, wo er die meisten seiner Prosawerke veröffentlicht, darunter „Unsere Jugend“ im Jahr 1910 „Schwer, sich wiederholend, stur den Gedanken gebildet wird, während es “... nach dem katholischen Glauben zu finden, und machten mehrere Pilgerreisen nach Chartres, starb Peguy an der Front im Jahr 1914.</text:p>
          </table:table-cell>
          <table:table-cell table:style-name="ce3" office:value-type="string" calcext:value-type="string">
            <text:p>Charles Péguy</text:p>
          </table:table-cell>
          <table:table-cell table:style-name="ce3" office:value-type="string" calcext:value-type="string">
            <text:p>Geboren in Orléans 7 januari 1873, Charles Péguy, na het doornemen van de Ecole Normale Supérieure van de rue d'Ulm en het verloop van Bergson hebben gevolgd, is een militante toen Dreyfus gecreëerd hier op 5 januari 1900 zijn Cahiers de la Quinzaine. 229 nummers omringd door medewerkers dergelijke Rolland, Julien Benda en Georges Sorel, publiceerde hij tot juli 1914, waar hij het grootste deel van zijn proza ​​werken, waaronder "Onze Jeugd" in 1910. "Heavy, repetitieve gepubliceerd, koppig de gedachte wordt gevormd terwijl het " ... Na het vinden van het katholieke geloof, en maakte verschillende bedevaarten naar Chartres, Péguy stierf aan de voorzijde in 1914.</text:p>
          </table:table-cell>
          <table:table-cell table:style-name="ce1" office:value-type="string" calcext:value-type="string">
            <text:p>查尔斯·佩盖伊</text:p>
          </table:table-cell>
          <table:table-cell table:style-name="ce3" office:value-type="string" calcext:value-type="string">
            <text:p>出生于奥尔良1873年1月7日，查尔斯·佩盖伊，通过的Rue d'乌尔姆高等师范学校去之后就跟着柏格森的过程，是一个激进的德雷福斯时，1900年1月，其Cahiers德拉双周创建这里5。通过这样的合作者罗兰，朱利安·班达和乔治·索雷尔包围，他发表了229号至七月1914年，他在那里发表他的大部分散文作品，包括“我们的青春”在1910年“重的，重复的，固执的想法，而这是形成” ......找到了天主教信仰，并提出了一些朝圣沙特尔之后，Peguy于1914年死在前面。</text:p>
          </table:table-cell>
          <table:table-cell table:style-name="ce3" office:value-type="string" calcext:value-type="string">
            <text:p>シャルル・ペギー</text:p>
          </table:table-cell>
          <table:table-cell table:style-name="ce3" office:value-type="string" calcext:value-type="string">
            <text:p>ドレフュスは1900年1月5日に、ここで作成したときオルレアン1873年1月7日に生まれ、シャルル・ペギーは、RUE D'ウルムの高等師範学校を通過し、ベルクソンの進路をたどった後、そのカイエ・ド・ラ・Quinzaine好戦的です。共同研究者等ロラン、ジュリアン・バンダとジョルジュ・ソレルに囲まれ、彼は彼が繰り返し1910年の「わが青春」「ヘビー、を含む、彼の散文作品のほとんどを発表1914年7月まで、229番号を公表し、それがある一方で、考えを頑固が形成されています」...シャルトルにカトリックの信仰、そして作られたいくつかの巡礼を見つけた後、Peguyは1914年前に死亡しました。</text:p>
          </table:table-cell>
          <table:table-cell table:style-name="ce3" office:value-type="string" calcext:value-type="string">
            <text:p>Чарльз Пеги</text:p>
          </table:table-cell>
          <table:table-cell table:style-name="ce3" office:value-type="string" calcext:value-type="string">
            <text:p>Родился в Орлеанский 7 января 1873 г., Чарльз Пеги, пройдя через Высшую нормальную школу на улице d'Ульм и следили за ходом Бергсона, является боевиком, когда Дрейфус создал здесь 5 января 1900 года, его Кайе де ла Quinzaine. Окруженные сотрудниками таких Rolland, Жюльен Бенда и Сорель, он опубликовал 229 номеров до июля 1914 года, где он опубликовал большую часть его прозаических произведений, в том числе «Наша молодежь» в 1910 году «Тяжелые, повторяющиеся, Упрямый мысль формируется в то время как он »... После того, как найти католическую веру, и сделал несколько паломничеств в Шартр, Пеги погиб на фронте в 1914 году.</text:p>
          </table:table-cell>
          <table:table-cell table:style-name="ce3" office:value-type="string" calcext:value-type="string">
            <text:p>تشارلز بيجوي</text:p>
          </table:table-cell>
          <table:table-cell table:style-name="ce3" office:value-type="string" calcext:value-type="string">
            <text:p>ولد في اورليان 7 يناير 1873، تشارلز بيجوي، بعد أن يمر مدرسة المعلمين العليا من شارع دي أولم واتبعت مسار برغسون، غير متشدد عندما خلق دريفوس هنا يوم 5 يناير عام 1900، في دفاتر دي لا Quinzaine. وتحيط بها المتعاونين هذا رولان، جوليان بيندا وجورج سوريل، نشر 229 الأرقام حتى يوليو عام 1914، حيث نشرت معظم أعمال نثره، بما في ذلك "شبابنا" في عام 1910. "الثقيلة، المتكررة، عنيد الفكر يتشكل في حين أنها "... وبعد العثور على الإيمان الكاثوليكي، وقدمت عدة الحج إلى شارتر، توفي بيجوي في الجبهة في عام 1914.</text:p>
          </table:table-cell>
          <table:table-cell table:style-name="ce3" table:number-columns-repeated="6"/>
          <table:table-cell table:number-columns-repeated="997"/>
        </table:table-row>
        <table:table-row table:style-name="ro1">
          <table:table-cell table:style-name="ce2" office:value-type="float" office:value="15" calcext:value-type="float">
            <text:p>15</text:p>
          </table:table-cell>
          <table:table-cell table:style-name="ce3" office:value-type="string" calcext:value-type="string">
            <text:p>Collège des Écossais</text:p>
          </table:table-cell>
          <table:table-cell table:style-name="ce3" office:value-type="string" calcext:value-type="string">
            <text:p>L’immeuble sur rue a été construit de 1662 à 1665 par Robert Barclay qui dirige le collège et le séminaire des Ecossais. Achevée en 1672, la chapelle possède un mausolée où repose dans une urne en bronze doré, le cerveau de Jacques II d’Angleterre, mort à Saint-Germain-en-Laye en 1701. Transformé en prison sous la Terreur, le collège fut rendu à l’église anglaise en 1806, et loué par un établissement d’enseignement de 1815 à 1914. A la suite de la rectification de la pente de la rue en 1685, le rez-de-chaussée de la façade sur rue devint premier étage. Mais la façade sur jardin est restée intacte.</text:p>
          </table:table-cell>
          <table:table-cell table:style-name="ce3" office:value-type="string" calcext:value-type="string">
            <text:p>Scots College</text:p>
          </table:table-cell>
          <table:table-cell table:style-name="ce3" office:value-type="string" calcext:value-type="string">
            <text:p>The building on the street was built from 1662 to 1665 by Robert Barclay who heads the college and seminary of Scots. Completed in 1672, the chapel has a mausoleum rests in an urn in gilded bronze, the brain of Jacques II of England, died at Saint-Germain-en-Laye in 1701. Transformed in prison under the Terror, the college was made the English church in 1806, and praised by an educational institution from 1815 to 1914. following the correction of the slope of the street in 1685, the ground floor of street facade became first floor . But the garden facade remained intact.</text:p>
          </table:table-cell>
          <table:table-cell table:style-name="ce3" office:value-type="string" calcext:value-type="string">
            <text:p>Collegio Scozzese</text:p>
          </table:table-cell>
          <table:table-cell table:style-name="ce3" office:value-type="string" calcext:value-type="string">
            <text:p>L'edificio sulla strada è stata costruita 1662-1665 da Robert Barclay che è a capo del collegio e del seminario di Scozia. Completato nel 1672, la cappella ha un mausoleo resti in un'urna di bronzo dorato, il cervello di Jacques II d'Inghilterra, morto a Saint-Germain-en-Laye nel 1701. Trasformato in carcere sotto il Terrore, il collegio è stato fatto l'inglese chiesa nel 1806, e ha ricevuto da parte di un istituto di istruzione dal 1815 al 1914. dopo la correzione della pendenza della strada nel 1685, al piano terra della facciata su strada è diventato primo piano. Ma la facciata sul giardino è rimasta intatta.</text:p>
          </table:table-cell>
          <table:table-cell table:style-name="ce3" office:value-type="string" calcext:value-type="string">
            <text:p>Colegio escocés</text:p>
          </table:table-cell>
          <table:table-cell table:style-name="ce3" office:value-type="string" calcext:value-type="string">
            <text:p>El edificio en la calle fue construida 1662-1665 por Robert Barclay que dirige la universidad y el seminario de los escoceses. Terminado en 1672, la capilla tiene un mausoleo restos en una urna de bronce dorado, el cerebro de Jacques II de Inglaterra, murió en Saint-Germain-en-Laye en 1701. Transformado en prisión bajo el terror, la universidad se hizo el Inglés iglesia en 1806, y alabado por una institución educativa de 1815 a 1914. tras la corrección de la pendiente de la calle en 1685, la planta baja de la fachada de la calle se convirtió en el primer piso. Sin embargo, la fachada del jardín se mantuvo intacta.</text:p>
          </table:table-cell>
          <table:table-cell table:style-name="ce3" office:value-type="string" calcext:value-type="string">
            <text:p>Scots College-</text:p>
          </table:table-cell>
          <table:table-cell table:style-name="ce3" office:value-type="string" calcext:value-type="string">
            <text:p>Das Gebäude auf der Straße wurde 1662 bis 1665 von Robert Barclay gebaut, die das College und Seminar der Schotten leiten. Abgeschlossen im Jahr 1672, die Kapelle einen Mausoleum ruht in einer Urne hat in vergoldeter Bronze, das Gehirn von Jacques II von England, starb in Saint-Germain-en-Laye in 1701. Umgewandelt im Gefängnis unter dem Terror wurde die Hochschule der Engländer gemacht Kirche im Jahr 1806, und von einer Lehranstalt von 1815 bis 1914 nach der Korrektur der Neigung der Straße im Jahr 1685, im Erdgeschoss der Straßenfassade wurde im ersten Stock gelobt. Aber die Gartenfassade blieb intakt.</text:p>
          </table:table-cell>
          <table:table-cell table:style-name="ce3" office:value-type="string" calcext:value-type="string">
            <text:p>Scots College</text:p>
          </table:table-cell>
          <table:table-cell table:style-name="ce3" office:value-type="string" calcext:value-type="string">
            <text:p>Het gebouw op de straat werd gebouwd 1662-1665 door Robert Barclay die het college en seminarie of Scots hoofd. Voltooid in 1672, de kapel heeft een mausoleum rust in een urn in verguld brons, het brein van Jacques II van Engeland, stierf in Saint-Germain-en-Laye in 1701. Omgezet in de gevangenis onder de Terreur werd het college maakte de Engels kerk in 1806, en geprezen door een onderwijsinstelling van 1815 tot 1914 na de correctie van de helling van de straat in 1685, de begane grond van de straatgevel werd eerste verdieping. Maar de tuin gevel bleef intact.</text:p>
          </table:table-cell>
          <table:table-cell table:style-name="ce1" office:value-type="string" calcext:value-type="string">
            <text:p>苏格兰学院</text:p>
          </table:table-cell>
          <table:table-cell table:style-name="ce3" office:value-type="string" calcext:value-type="string">
            <text:p>街道上的建筑是由罗伯特·巴克谁负责的大学和神苏格兰1662年建成1665。在1672年完成，该教堂有一个休息的陵墓在镀金的青铜瓮，英格兰的雅克II，大脑在1701恐怖下在监狱里转化为圣日耳曼昂莱死了，学院被做了英语教堂在1806年，由1815年的教育机构大街的斜率在1685年修正以下称赞到1914年，临街门面的一楼变成一楼。但花园门面保持完整。</text:p>
          </table:table-cell>
          <table:table-cell table:style-name="ce3" office:value-type="string" calcext:value-type="string">
            <text:p>スコットランド・カレッジ</text:p>
          </table:table-cell>
          <table:table-cell table:style-name="ce3" office:value-type="string" calcext:value-type="string">
            <text:p>通りに建物はスコットランドの大学や神学校を率いるロバート・バークレーで1662年から1665年に建設されました。 1672年に完成、チャペルは、金色の青銅でURNで霊廟休符、イングランドのジャックIIの脳を持って、恐怖の下で刑務所に変身1701でサン・ジェルマン・アン・レーで死亡し、大学は英語にしました1806年、教会、および1685年における街路の傾きの補正、以下の1815年から1914年までの教育機関が賞賛し、街路ファサードの階は一階となりました。しかし、庭のファサードはそのまま残りました。</text:p>
          </table:table-cell>
          <table:table-cell table:style-name="ce3" office:value-type="string" calcext:value-type="string">
            <text:p>Шотландский колледж</text:p>
          </table:table-cell>
          <table:table-cell table:style-name="ce3" office:value-type="string" calcext:value-type="string">
            <text:p>Здание на улице было построено с 1662 до 1665 Роберт Баркли, который возглавляет колледж и семинарию шотландцев. Завершенная в 1672 году, часовня имеет мавзолей покоится в урне в позолоченной бронзе, мозг Жак II Англии, умер в Сен-Жермен-ан-Лэ в 1701 трансформированном в тюрьме под террором, колледж был сделан английским церковь в 1806 году, и дали высокой оценку учебного заведения с 1815 по 1914 году после коррекции наклона улицы в 1685 году, на первом этаже уличного фасада стал первым этажом. Но сад фасад остался нетронутым.</text:p>
          </table:table-cell>
          <table:table-cell table:style-name="ce3" office:value-type="string" calcext:value-type="string">
            <text:p>كلية الاسكتلنديين</text:p>
          </table:table-cell>
          <table:table-cell table:style-name="ce3" office:value-type="string" calcext:value-type="string">
            <text:p>شيد المبنى في الشارع 1662-1665 من قبل روبرت باركلي الذي يرأس الكلية الإكليريكية والاسكتلنديين. أنجزت في عام 1672، وكنيسة صغيرة لديها مساند ضريح في جرة من البرونز المطلي بالذهب، مات الدماغ جاك الثاني من إنكلترا، في سان جيرمان أونلي في 1701. تحولت في السجن تحت الإرهاب، وقدم الكلية الإنجليزية الكنيسة في 1806، واشاد من قبل مؤسسة تعليمية من 1815 إلى 1914. بعد تصحيح المنحدر من الشوارع في 1685، أصبح في الطابق الأرضي من واجهة الشارع الطابق الأول. ولكن واجهة حديقة ظلت على حالها.</text:p>
          </table:table-cell>
          <table:table-cell table:style-name="ce3" table:number-columns-repeated="6"/>
          <table:table-cell table:number-columns-repeated="997"/>
        </table:table-row>
        <table:table-row table:style-name="ro1">
          <table:table-cell table:style-name="ce2" office:value-type="float" office:value="16" calcext:value-type="float">
            <text:p>16</text:p>
          </table:table-cell>
          <table:table-cell table:style-name="ce3" office:value-type="string" calcext:value-type="string">
            <text:p>Collège des Grassins</text:p>
          </table:table-cell>
          <table:table-cell table:style-name="ce3" office:value-type="string" calcext:value-type="string">
            <text:p>Fondé en 1569 par un conseiller au Parlement du nom de Pierre Grassin, il est à l’origine prévu pour abriter dix-huit boursiers originaires du diocèse de Sens ; un siècle de prospérité lui permet de devenir l’un des établissements les plus importants de la montagne Sainte-Geneviève, et l’un des dix grands collèges de l’Université de Paris. Ses premiers bâtiments sont édifiés grâce à Thierry Grassin, frère du fondateur, qui acquiert une partie de l’ancien hôtel d’Albret, et deux maisons voisines, rue des Sept-Voies (actuelle rue Valette). Quatre autres s’y ajoutent peu après, et la chapelle, dédiée à la Vierge, est consacrée en 1578 par l’évêque de Digne. Au début du XVIIIe siècle le Parlement doit intervenir pour mettre un terme aux dettes accumulées, mais sa renommée se maintient : Chamfort y est élève en 1755. Des bâtiments démantelés pour permettre, en 1844, l’ouverture de l’Ecole polytechnique, subsiste cette porte du XVIIe siècle.</text:p>
          </table:table-cell>
          <table:table-cell table:style-name="ce3" office:value-type="string" calcext:value-type="string">
            <text:p>College of Grassins</text:p>
          </table:table-cell>
          <table:table-cell table:style-name="ce3" office:value-type="string" calcext:value-type="string">
            <text:p>Founded in 1569 by an adviser to Parliament named Pierre Grassin it is originally intended to house eighteen fellows from the diocese of Sens; a century of prosperity allows him to become one of the most important institutions of the Montagne Sainte-Genevieve, and one of the ten largest colleges of the University of Paris. His first buildings were built thanks to Thierry Grassin, brother of the founder, who acquires part of former hotel Albret, and two neighboring houses, street of the Seven Ways (current street Valletta). Four more are added shortly after, and the chapel dedicated to the Virgin, was consecrated in 1578 by the Bishop of Digne. In the early eighteenth century Parliament must intervene to stop the accumulated debts, but its fame continues: Chamfort is a student in 1755. Buildings dismantled to allow, in 1844, the opening of the Ecole Polytechnique, this remains door of the seventeenth century.</text:p>
          </table:table-cell>
          <table:table-cell table:style-name="ce3" office:value-type="string" calcext:value-type="string">
            <text:p>College of Grassins</text:p>
          </table:table-cell>
          <table:table-cell table:style-name="ce3" office:value-type="string" calcext:value-type="string">
            <text:p>Fondata nel 1569 da un consigliere al Parlamento di nome Pierre Grassin è originariamente destinato a casa diciotto compagni della diocesi di Sens; un secolo di prosperità gli permette di diventare una delle più importanti istituzioni della Montagne Sainte-Geneviève, e uno dei dieci più grandi collegi dell'Università di Parigi. I suoi primi edifici sono stati costruiti grazie a Thierry Grassin, fratello del fondatore, che acquista parte di ex albergo Albret, e due case vicine, via delle Sette Vie (strada corrente Valletta). Altri quattro sono aggiunti poco dopo, e la cappella dedicata alla Vergine, fu consacrata nel 1578 dal vescovo di Digne. Nei primi anni del XVIII secolo il Parlamento deve intervenire per fermare i debiti accumulati, ma la sua fama continua: Chamfort è uno studente nel 1755. Edifici smontati per consentire, nel 1844, l'apertura della Ecole Polytechnique, questo resti porta del XVII secolo.</text:p>
          </table:table-cell>
          <table:table-cell table:style-name="ce3" office:value-type="string" calcext:value-type="string">
            <text:p>Colegio de Grassins-</text:p>
          </table:table-cell>
          <table:table-cell table:style-name="ce3" office:value-type="string" calcext:value-type="string">
            <text:p>Fundada en 1569 por un asesor del Parlamento llamado Pierre Grassin se pretende originalmente para albergar a diez y ocho becarios de la diócesis de Sens; un siglo de prosperidad le permite convertirse en una de las instituciones más importantes de la Montagne Sainte-Genevieve, y uno de los diez mayores facultades de la Universidad de París. Sus primeros edificios fueron construidos gracias a Thierry Grassin, hermano del fundador, que adquiere parte del antiguo hotel Albret, y dos casas vecinas, Calle de las Siete maneras (actual calle Valletta). Cuatro se añaden más poco después, y la capilla dedicada a la Virgen, fue consagrada en 1578 por el obispo de Digne. A principios del siglo XVIII, el Parlamento debe intervenir para detener las deudas acumuladas, pero su fama sigue: Chamfort es un estudiante en 1755. Los edificios desmantelados para permitir que, en 1844, la apertura de la Escuela Politécnica, esta puerta restos del siglo XVII.</text:p>
          </table:table-cell>
          <table:table-cell table:style-name="ce3" office:value-type="string" calcext:value-type="string">
            <text:p>College of Grassins</text:p>
          </table:table-cell>
          <table:table-cell table:style-name="ce3" office:value-type="string" calcext:value-type="string">
            <text:p>Gegründet im Jahre 1569 von einem Berater des Parlaments namens Pierre Grassin ist es ursprünglich beabsichtigt Haus achtzehn Gefährten aus der Diözese Sens; ein Jahrhundert des Wohlstands ermöglicht es ihm, eine der wichtigsten Institutionen des Montagne Sainte-Genevieve zu werden, und einer der zehn größten Hochschulen der Universität von Paris. Sein erstes Gebäude wurde durch Thierry Grassin, Bruder des Gründers gebaut, der einen Teil des ehemaligen Hotel Albret und zwei benachbarte Häuser, Straße der sieben Wege (aktuelle Straße Valletta) erwirbt. Vier weitere sind kurz nach zugegeben, und die Kapelle der Jungfrau gewidmet ist, wurde im Jahr 1578 durch den Bischof von Digne geweiht. Im frühen achtzehnten Jahrhundert Parlament intervenieren muß die aufgelaufenen Schulden zu stoppen, aber sein Ruhm weiter: Chamfort ist ein Student im Jahr 1755 Gebäude im Jahr 1844 zu ermöglichen, demontierten, die Eröffnung der Ecole Polytechnique, diese Überreste Tür des siebzehnten Jahrhunderts.</text:p>
          </table:table-cell>
          <table:table-cell table:style-name="ce3" office:value-type="string" calcext:value-type="string">
            <text:p>College of Grassins</text:p>
          </table:table-cell>
          <table:table-cell table:style-name="ce3" office:value-type="string" calcext:value-type="string">
            <text:p>Opgericht in 1569 door een adviseur van het Europees Parlement met de naam Pierre Grassin is oorspronkelijk bedoeld om het huis achttien fellows van het bisdom Sens; een eeuw van voorspoed kan hij een van de belangrijkste instellingen van de Montagne Sainte-Genevieve, en een van de tien grootste colleges van de Universiteit van Parijs geworden. Zijn eerste gebouwen werden gebouwd dankzij Thierry Grassin, de broer van de oprichter, die deel uitmaakte van het voormalige hotel Albret verwerft, en twee naburige huizen, straat van de Zeven manieren (huidige straat Valletta). Vier andere worden kort na toegevoegd, en de kapel gewijd aan de Maagd, werd in 1578 ingewijd door de bisschop van Digne. In het begin van de achttiende eeuw moet het Parlement tussenbeide komen om de geaccumuleerde schulden te stoppen, maar zijn bekendheid vervolgt: Chamfort is een student in 1755. Gebouwen ontmanteld te laten, in 1844, de opening van de Ecole Polytechnique, deze overblijfselen deur van de zeventiende eeuw.</text:p>
          </table:table-cell>
          <table:table-cell table:style-name="ce1" office:value-type="string" calcext:value-type="string">
            <text:p>Grassins学院</text:p>
          </table:table-cell>
          <table:table-cell table:style-name="ce3" office:value-type="string" calcext:value-type="string">
            <text:p>由顾问议会名为皮埃尔Grassin成立于1569年它原本打算从家桑斯教区18名研究员;繁荣的世纪让他成为蒙塔涅圣吉纳维夫的最重要的机构之一，与巴黎大学的十个最大的学院之一。他的第一个建筑修感谢蒂埃里Grassin，创始人的弟弟，谁获得前酒店阿尔伯特的一部分，并且两个相邻的房屋，七种方式（当前街道瓦莱塔）的街道。四更多的是不久后加入，并献给圣母教堂，是在1578由迪涅的主教祝圣。在十八世纪初，国会必须进行干预，制止积累的债务，但其声名继续说道：尚福尔是在拆除允许1755建筑的学生，在1844年，巴黎高等理工学院开幕，这仍然是十七世纪的大门。</text:p>
          </table:table-cell>
          <table:table-cell table:style-name="ce3" office:value-type="string" calcext:value-type="string">
            <text:p>Grassinsの大学</text:p>
          </table:table-cell>
          <table:table-cell table:style-name="ce3" office:value-type="string" calcext:value-type="string">
            <text:p>ピエールGrassinという名前の議会の顧問によって1569年に設立され、それはもともと家にサンスの教区から18人の仲間を目的としています。繁栄の世紀は、彼はモンターニュサント・ジュヌヴィエーヴの最も重要な機関の一つ、とパリの大学の10校の最大の大学の一つになることができます。彼の最初の建物は、ティエリー・旧ホテルアルベルトの一部を取得Grassin、創業者の弟、および2軒の隣接家屋、7つの方法（現在のストリートバレッタ）の通りに感謝を構築しました。四つは、より多くの直後に追加され、そして聖母に捧げ礼拝堂は、ディーニュの司教によって1578年に献堂されました。 18世紀初頭に議会は、累積債務を停止するために介入しなければならないが、その名声は継続：Chamfortは、1844年、エコール・ポリテクニックの開口部は、これは17世紀の扉できるように解体1755建物の学生のままです。</text:p>
          </table:table-cell>
          <table:table-cell table:style-name="ce3" office:value-type="string" calcext:value-type="string">
            <text:p>Колледж Grassins</text:p>
          </table:table-cell>
          <table:table-cell table:style-name="ce3" office:value-type="string" calcext:value-type="string">
            <text:p>Основанный в 1569 году по советнику парламенту по имени Пьер Grassin он изначально предназначен для дома восемнадцать стипендиатов из епархии Sens; век процветания позволяет ему стать одним из наиболее важных институтов Монтань Сент-Женевьев, и один из десяти крупнейших колледжей университета Парижа. Его первые здания были построены благодаря Тьерри Grassin, брат основателя, который приобретает часть бывшей гостиницы Альбры и два соседних домов, на улицу Семь Путей (текущая улица Валлетта). Еще четыре будут добавлены в ближайшее время после того, как и часовня Богородицы, освящен в 1578 году епископом Динь. В начале восемнадцатого века парламент должен вмешаться, чтобы остановить накопившиеся долги, но его слава продолжает: Chamfort студент в 1755 зданиях демонтированных, чтобы в 1844 году, открытие Политехнической школы, это остатки дверь семнадцатого века.</text:p>
          </table:table-cell>
          <table:table-cell table:style-name="ce3" office:value-type="string" calcext:value-type="string">
            <text:p>كلية Grassins</text:p>
          </table:table-cell>
          <table:table-cell table:style-name="ce3" office:value-type="string" calcext:value-type="string">
            <text:p>تأسست في عام 1569 من قبل مستشار البرلمان يدعى بيير Grassin الغرض منه هو في الأصل إلى منزل ثمانية عشر الزملاء من أبرشية السيناتور. قرن من الازدهار يسمح له لتصبح واحدة من أكثر المؤسسات الهامة من مونتاني سانت جنفياف، واحدة من أكبر عشر كليات جامعة باريس. بنيت له أول المباني بفضل تييري Grassin، شقيق مؤسس، الذي يكتسب جزء من الفندق السابق البرت، واثنين من المنازل المجاورة، والشارع من سبعة طرق (شارع الحالي فاليتا). أربعة تضاف أكثر بعد فترة وجيزة، وكنيسة صغيرة مخصصة للعذراء وقد دشنت في 1578 من قبل أسقف دين. في أوائل القرن الثامن عشر يجب أن البرلمان التدخل لوقف الديون المتراكمة، ولكن شهرتها يستمر: Chamfort هو طالب في 1755. المباني تفكيك للسماح، في عام 1844، وافتتاح مدرسة الفنون التطبيقية، وهذا لا يزال الباب من القرن السابع عشر.</text:p>
          </table:table-cell>
          <table:table-cell table:style-name="ce3" table:number-columns-repeated="6"/>
          <table:table-cell table:number-columns-repeated="997"/>
        </table:table-row>
        <table:table-row table:style-name="ro1">
          <table:table-cell table:style-name="ce2" office:value-type="float" office:value="17" calcext:value-type="float">
            <text:p>17</text:p>
          </table:table-cell>
          <table:table-cell table:style-name="ce3" office:value-type="string" calcext:value-type="string">
            <text:p>Les Bateaux-Omnibus</text:p>
          </table:table-cell>
          <table:table-cell table:style-name="ce3" office:value-type="string" calcext:value-type="string">
            <text:p>Les embarcations gouvernée à la rame, à la voile et parfois halées par des chevaux sont progressivement remplacées par des bateaux à vapeur. La première tentative est effectuée le 9 août 1803 par l’ingénieur Robert Fulton, suivie des expériences du marquis Jouffroy d’Abbans, en 1816-1817, avec le « Génie du Commerce ». A partir de 1825 la navigation à vapeur se généralise, et deux lignes régulières desservent en 1826 les trajets entre Paris et Saint-Cloud vers l’aval, Paris et Montereau vers l’amont. A l’occasion de l’Exposition universelle du Champs de Mars, un véritable service est organisé en 1867 et confié à la compagnie des bateaux de Lyon, dite des Mouches. En 1873 apparaissent les Hirondelles, qui vont de Suresnes à Charenton, où se trouve leur port d’attache. Le ministre des Travaux publics instaure la liberté de la navigation sur la Seine et la Marne pour les transports de voyageurs en 1881, et ce mode de locomotion reste très populaire jusqu’à la disparition des bateaux-omnibus en 1934.</text:p>
          </table:table-cell>
          <table:table-cell table:style-name="ce3" office:value-type="string" calcext:value-type="string">
            <text:p>The Boat Omnibus</text:p>
          </table:table-cell>
          <table:table-cell table:style-name="ce3" office:value-type="string" calcext:value-type="string">
            <text:p>The boats governed rowing, sailing and occasionally hauled by horses were gradually replaced by steamships. The first attempt is made 9 August 1803 by engineer Robert Fulton, followed the experiences of the Marquis Jouffroy d'Abbans in 1816-1817, with the "Genius of Commerce." From 1825 steam navigation is spreading, and two in 1826 Regular buses travel between Paris and St. Cloud downstream, Paris and Montereau upstream. On the occasion of the Universal Exposition of the Champs de Mars, a true service is organized in 1867 and entrusted to the boat company in Lyon, called the Flies. In 1873 appear Swallows, ranging from Suresnes to Charenton, where their home base is located. The Minister of Public Works established the freedom of navigation on the Seine and Marne for passenger transport in 1881, and this mode of locomotion is very popular until the disappearance of the boat-bus in 1934.</text:p>
          </table:table-cell>
          <table:table-cell table:style-name="ce3" office:value-type="string" calcext:value-type="string">
            <text:p>L'Omnibus barca</text:p>
          </table:table-cell>
          <table:table-cell table:style-name="ce3" office:value-type="string" calcext:value-type="string">
            <text:p>Le barche governato canottaggio, vela e, occasionalmente, trainati da cavalli sono stati gradualmente sostituiti da navi a vapore. Il primo tentativo è fatto 9 agosto 1803 dall'ingegnere Robert Fulton, seguite le esperienze delle marchese Jouffroy d'Abbans a 1816-1817, con il "Genio di Commercio." Dal 1825 navigazione a vapore si sta diffondendo, e due nel 1826 autobus regolari viaggiare tra Parigi e St. Cloud a valle, Parigi e Montereau a monte. In occasione dell'Esposizione Universale del Champs de Mars, un vero e proprio servizio è organizzato nel 1867 e affidata alla società barca a Lione, chiamato mosche. Nel 1873 appaiono rondini, che vanno da Suresnes a Charenton, dove si trova la loro base. Il ministro dei Lavori pubblici ha stabilito la libertà di navigazione sulla Senna e Marna per il trasporto passeggeri nel 1881, e questo mezzo di locomozione è molto popolare fino alla scomparsa della barca-bus nel 1934.</text:p>
          </table:table-cell>
          <table:table-cell table:style-name="ce3" office:value-type="string" calcext:value-type="string">
            <text:p>El Ómnibus Barco</text:p>
          </table:table-cell>
          <table:table-cell table:style-name="ce3" office:value-type="string" calcext:value-type="string">
            <text:p>Los barcos gobernados remo, vela y, ocasionalmente, tirados por caballos fueron reemplazados gradualmente por los barcos de vapor. El primer intento se compartieron 9 de agosto de 1803 por el ingeniero Robert Fulton, seguido de las experiencias de los marqués Jouffroy d'Abbans en 1816-1817, con el "genio de Comercio." Desde 1825 la navegación a vapor se está extendiendo, y dos de cada 1.826 autobuses regulares viajar entre París y aguas abajo de St. Cloud, París y aguas arriba Montereau. Con motivo de la Exposición Universal de los Campos de Marte, un verdadero servicio está organizado en 1867 y confiada a la compañía de barcos en Lyon, llamado las moscas. En 1873 aparecen los tragos, que van desde Suresnes a Charenton, donde se encuentra su base. El Ministro de Obras Públicas estableció la libertad de navegación en el Sena y Marne para el transporte de pasajeros en 1881, y este modo de locomoción es muy popular hasta la desaparición del barco-bus en 1934.</text:p>
          </table:table-cell>
          <table:table-cell table:style-name="ce3" office:value-type="string" calcext:value-type="string">
            <text:p>Das Boot Omnibus</text:p>
          </table:table-cell>
          <table:table-cell table:style-name="ce3" office:value-type="string" calcext:value-type="string">
            <text:p>Die Boote regiert Rudern, Segeln und gelegentlich von Pferden gezogen wurden von Dampfern nach und nach ersetzt. Der erste Versuch ist 9. August 1803 gemacht von dem Ingenieur Robert Fulton, die Erfahrungen der Marquis Jouffroy d'Abbans folgte in 1816-1817, mit dem "Genius of Commerce." Von 1825 Dampfschiffahrt breitet sich aus, und zwei im Jahr 1826 Regelmäßige Busse fahren zwischen Paris und St. Cloud Downstream, Paris und Upstream Montereau. Anlässlich der Weltausstellung von dem Champs de Mars, ein wahren Dienst im Jahr 1867 organisiert und zum Boot Firma in Lyon anvertraut, die Flies genannt. Im Jahr 1873 erscheinen Schwalben, von Suresnes zu Charenton hin, wo ihre Heimatbasis befindet. Der Minister für öffentliche Arbeiten gegründet, um die Freiheit der Schifffahrt auf der Seine und Marne für die Personenbeförderung im Jahr 1881, und diese Art der Fortbewegung ist sehr beliebt, bis zum Verschwinden des Bootes-Bus 1934.</text:p>
          </table:table-cell>
          <table:table-cell table:style-name="ce3" office:value-type="string" calcext:value-type="string">
            <text:p>The Boat Omnibus</text:p>
          </table:table-cell>
          <table:table-cell table:style-name="ce3" office:value-type="string" calcext:value-type="string">
            <text:p>De boten bestuurd roeien, zeilen en af ​​en toe getrokken door paarden werden geleidelijk vervangen door stoomschepen. De eerste poging gedaan 9 augustus 1803 door ingenieur Robert Fulton, volgde de ervaringen van de markies Jouffroy d'Abbans in 1816-1817, met de "Genius van Koophandel." Uit 1825 stoomvaart verspreidt, en twee in 1826 Normale bussen reizen tussen Parijs en St. Cloud downstream, Parijs Montereau upstream. Ter gelegenheid van de Wereldtentoonstelling van de Champs de Mars, is een ware dienst georganiseerd in 1867 en naar de boot bedrijf in Lyon, genaamd the Flies toevertrouwd. In 1873 verschijnen Zwaluwen, variërend van Suresnes naar Charenton, waar hun thuisbasis is gevestigd. De minister van Openbare Werken opgericht de vrijheid van scheepvaart op de Seine en de Marne voor personenvervoer in 1881, en deze wijze van voortbewegen is erg populair tot het verdwijnen van de boot-bus in 1934.</text:p>
          </table:table-cell>
          <table:table-cell table:style-name="ce3" office:value-type="string" calcext:value-type="string">
            <text:p>船总括</text:p>
          </table:table-cell>
          <table:table-cell table:style-name="ce3" office:value-type="string" calcext:value-type="string">
            <text:p>小船管辖赛艇，帆船，偶尔由马拖拉逐渐被蒸汽船取代。第一次尝试是由9月1803由工程师罗伯特·富尔顿，紧接着在1816年至1817年侯爵Jouffroy D'Abbans的经验，随着“商业天才”。从1825蒸汽导航扩频，和两个在1826定期公共汽车巴黎和圣克劳德下游，巴黎和蒙特罗上游之间行进。在战神广场的世界博览会之际，一个真正的服务是在1867年组织并委托船公司在里昂，叫苍蝇。 1873年出现吞咽，从叙雷讷到沙朗，他们的大本营所在地。公共工程部长设立的塞纳马恩省客运航行自由于1881年，和运动的这种模式是非常受欢迎的，直到船总线在1934年消失。</text:p>
          </table:table-cell>
          <table:table-cell table:style-name="ce3" office:value-type="string" calcext:value-type="string">
            <text:p>ボートオムニバス</text:p>
          </table:table-cell>
          <table:table-cell table:style-name="ce3" office:value-type="string" calcext:value-type="string">
            <text:p>ボート、セーリング、時折馬によって連行支配船は徐々に蒸気船に置き換えられました。最初の試みは、エンジニアロバート・フルトンにより1803年8月9日行われ、で、1816年から1817年に侯爵JouffroyドールAbbansの経験を踏襲し、「コマースの天才。」 1825からの蒸気のナビゲーションが普及され、2つの1826年定期バスは、パリと下流セントクラウド、パリとMontereauの上流の間を移動します。シャン・ド・マルスの万国博覧会の際には、真のサービスは、1867年に組織され、ハエと呼ばれるリヨンの船会社に委託します。 1873年シュレーヌから彼らのホームベースが配置されているシャラントンに至るまで、スワローズに表示されます。公共事業の大臣は、1881年に旅客輸送のためのセーヌ川とマルヌ上の航行の自由を確立し、歩行のこのモードでは、1934年にボートバスが消失するまで非常に人気があります。</text:p>
          </table:table-cell>
          <table:table-cell table:style-name="ce3" office:value-type="string" calcext:value-type="string">
            <text:p>Лодка Omnibus</text:p>
          </table:table-cell>
          <table:table-cell table:style-name="ce3" office:value-type="string" calcext:value-type="string">
            <text:p>Лодки регулируются гребля, парусный спорт, а иногда и буксируемые лошадьми постепенно были заменены пароходами. Первая попытка 9 августа 1803 инженер Роберт Фултон, а затем опыт маркиза Jouffroy d'Abbans в 1816-1817, с «Гений торговли.» С 1825 пар навигации распространяется, и два в 1826 Рейсовые автобусы путешествовать между Парижем и Сен-Клу вниз по течению, Париж и MONTEREAU вверх по течению. По случаю Всемирной выставки в Марсова, настоящая служба организована в 1867 году и поручена лодочная компания в Лионе, называется Мухой. В 1873 году появляются ласточки, начиная от Сюресны до Шарантона, где находится их база. Министр общественных работ установил свободу судоходства по Сене и Марне для пассажирского транспорта в 1881 году, и этот способ передвижения очень популярен до исчезновения лодочки автобуса в 1934 году.</text:p>
          </table:table-cell>
          <table:table-cell table:style-name="ce3" office:value-type="string" calcext:value-type="string">
            <text:p>قارب الجامع</text:p>
          </table:table-cell>
          <table:table-cell table:style-name="ce3" office:value-type="string" calcext:value-type="string">
            <text:p>تم استبدال قوارب التجديف يحكم، والإبحار واستحوذ أحيانا الخيول تدريجيا البواخر. يتم إجراء المحاولة الأولى 9 أغسطس 1803 من قبل المهندس روبرت فولتون، تليها تجارب الماركيز دي Jouffroy Abbans في 1816-1817، مع "عبقرية التجارة". من 1825 الملاحة البخار ينتشر، والسفر اثنين في 1826 الحافلات المنتظمة بين باريس وسانت كلاود المصب وباريس وMONTEREAU المنبع. بمناسبة المعرض العالمي في شامب دي مارس، يتم تنظيم خدمة الحقيقية في عام 1867 وعهد إلى شركة قارب في ليون، ودعا الذباب. في عام 1873 تظهر سوالوز، بدءا من سورين لشرنتون، حيث يقع مكتب وطنهم. أنشأ وزير الأشغال العامة وحرية الملاحة في نهر السين ومارن لنقل الركاب في عام 1881، وهذا النمط من الحركة تحظى بشعبية كبيرة حتى اختفاء القارب حافلة في عام 1934.</text:p>
          </table:table-cell>
          <table:table-cell table:style-name="ce3" table:number-columns-repeated="6"/>
          <table:table-cell table:number-columns-repeated="997"/>
        </table:table-row>
        <table:table-row table:style-name="ro1">
          <table:table-cell table:style-name="ce2" office:value-type="float" office:value="18" calcext:value-type="float">
            <text:p>18</text:p>
          </table:table-cell>
          <table:table-cell table:style-name="ce3" office:value-type="string" calcext:value-type="string">
            <text:p>Collège des Irlandais</text:p>
          </table:table-cell>
          <table:table-cell table:style-name="ce3" office:value-type="string" calcext:value-type="string">
            <text:p>En 1578, un prêtre irlandais du nom de John Lee vient à Paris avec quelques étudiants : ils trouvent asile aux collèges de Montaigu, puis de Navarre. L’institution, fondée officiellement en 1620, s’assure de la protection de Louis XIV, accordée par lettres patentes de 1672, avant d’acquérir l’ancien collège des Lombards, situé rue des Carmes : mais il s’y trouve vite à l’étroit. En 1769, un arrêt royal autorise la séparation du séminaire et du collège laïc des clercs, rendue nécessaire par les heurts entre les deux communautés. L’architecte-paysagiste François-Joseph Bélanger (1744-1818) édifie ici à leur intention de nouveaux bâtiments et une chapelle. Favorables à la Révolution, les écoliers irlandais offrent à la nation leur argenterie et les ornements sacerdotaux ; en 1795, Eugène de Beauharnais et Jérôme Bonaparte figurent parmi les pensionnaires du collège, qui lègue en 1807 son nom à l’ancienne rue du Cheval vert.</text:p>
          </table:table-cell>
          <table:table-cell table:style-name="ce3" office:value-type="string" calcext:value-type="string">
            <text:p>Irish College</text:p>
          </table:table-cell>
          <table:table-cell table:style-name="ce3" office:value-type="string" calcext:value-type="string">
            <text:p>In 1578, an Irish priest named John Lee went to Paris with some students they found asylum in the colleges of Montaigu and Navarre. The institution, officially founded in 1620, ensures the protection of Louis XIV granted by letters patent of 1672, before acquiring the former college of the Lombards, located rue des Carmelites, but it is there quickly cramped. In 1769, a royal decree authorizes separation of the seminary and secular college of clerics, made necessary by the clashes between the two communities. The landscape architect François-Joseph Bélanger (1744-1818) builds here for them of new buildings and a chapel. Favorable to the Revolution, Irish schoolchildren offer to the nation their silverware and vestments; In 1795, Eugene de Beauharnais and Jerome Bonaparte among the residents of the college, who in 1807 bequeathed his name to the ancient street of the Green Horse.</text:p>
          </table:table-cell>
          <table:table-cell table:style-name="ce3" office:value-type="string" calcext:value-type="string">
            <text:p>Collegio Irlandese</text:p>
          </table:table-cell>
          <table:table-cell table:style-name="ce3" office:value-type="string" calcext:value-type="string">
            <text:p>Nel 1578, un prete irlandese di nome John Lee è andato a Parigi con alcuni studenti che hanno trovato asilo nei collegi di Montaigu e Navarra. L'istituzione, fondata ufficialmente nel 1620, garantisce la protezione di Luigi XIV concesso da lettere patenti del 1672, prima di acquisire l'ex collegio dei Longobardi, che si trova rue des Carmelitani, ma è lì rapidamente angusti. Nel 1769, un regio decreto autorizza la separazione del collegio seminario e secolare dei chierici, reso necessario dagli scontri tra le due comunità. L'architetto del paesaggio François-Joseph Bélanger (1744-1818) costruisce qui per loro di nuovi edifici e una cappella. Favorevole alla Rivoluzione, gli scolari irlandesi offrono alla nazione la loro argenteria e paramenti; Nel 1795, Eugenio di Beauharnais e Jerome Bonaparte tra i residenti del collegio, che hanno lasciato in eredità nel 1807 il suo nome alla antica strada del Cavallo Verde.</text:p>
          </table:table-cell>
          <table:table-cell table:style-name="ce3" office:value-type="string" calcext:value-type="string">
            <text:p>Colegio irlandés</text:p>
          </table:table-cell>
          <table:table-cell table:style-name="ce3" office:value-type="string" calcext:value-type="string">
            <text:p>En 1578, un sacerdote irlandés llamado John Lee fue a París con algunos estudiantes que encontraron asilo en los colegios de Montaigu y Navarra. La institución, fundada oficialmente en 1620, garantiza la protección de Luis XIV otorgada por la patente de letras 1672, antes de adquirir el antiguo colegio de los lombardos, que se encuentra rue des Carmelitas, pero está ahí agobiante rápidamente. En 1769, un real decreto autoriza la separación de la universidad seminario y secular de los clérigos, hecho necesaria por los enfrentamientos entre las dos comunidades. El arquitecto paisajista François-Joseph Bélanger (1744-1818) construye aquí para ellos de nuevos edificios y una capilla. Favorable a la Revolución, los escolares irlandeses ofrecen a la nación su plata y vestimentas; En 1795, Eugene de Beauharnais y Jerome Bonaparte entre los residentes de la universidad, que en 1807 legó su nombre a la antigua calle del Caballo Verde.</text:p>
          </table:table-cell>
          <table:table-cell table:style-name="ce3" office:value-type="string" calcext:value-type="string">
            <text:p>Irish College-</text:p>
          </table:table-cell>
          <table:table-cell table:style-name="ce3" office:value-type="string" calcext:value-type="string">
            <text:p>Im Jahr 1578 ging ein irischer Priester namens John Lee nach Paris mit einigen Studenten sie Asyl in den Hochschulen von Montaigu und Navarra gefunden. Die Institution, die offiziell im Jahr 1620 gegründet, sorgt für den Schutz von Louis XIV durch Patent 1672 erteilt, bevor das ehemalige College der Langobarden zu erwerben, sie in der Rue des Karmeliten, aber es ist es schnell eng. Im Jahr 1769 genehmigt eine königliche Dekret Trennung des Seminar und säkularen College von Klerikern, ist durch die Auseinandersetzungen zwischen den beiden Gemeinschaften. Die Landschaftsarchitekten François-Joseph Bélanger (1744-1818) baut hier für sie von Neubauten und einer Kapelle. Günstig für die Revolution, bieten irische Schüler an die Nation ihre Silberwaren und Gewänder; Im Jahr 1795 Eugene de Beauharnais und Jerome Bonaparte unter den Bewohnern der Hochschule, die im Jahr 1807 seinen Namen in der alten Straße der Green Horse vermachte.</text:p>
          </table:table-cell>
          <table:table-cell table:style-name="ce3" office:value-type="string" calcext:value-type="string">
            <text:p>Iers College</text:p>
          </table:table-cell>
          <table:table-cell table:style-name="ce3" office:value-type="string" calcext:value-type="string">
            <text:p>In 1578, een Ierse priester, met name John Lee ging naar Parijs met een aantal studenten dat ze asiel gevonden in de colleges van Montaigu en Navarra. De instelling, officieel opgericht in 1620, zorgt voor de bescherming van Lodewijk XIV door brieven octrooi van 1672 verleend, voor het verwerven van de voormalige college van de Lombarden, gelegen rue des Karmelieten, maar het is er snel krap. In 1769, een koninklijk besluit machtigt scheiding van seminarie en seculaire universiteit geestelijken, nodig vanwege de botsingen tussen de twee gemeenschappen. Het landschap architect François-Joseph Bélanger (1744-1818) bouwt hier voor hen van nieuwe gebouwen en een kapel. Gunstig is voor de Revolution, Ierse schoolkinderen bieden aan de natie hun zilverwerk en gewaden; In 1795, Eugene de Beauharnais en Jerome Bonaparte onder de bewoners van de universiteit, die in 1807 zijn naam nagelaten aan de oude straat van de Green Horse.</text:p>
          </table:table-cell>
          <table:table-cell table:style-name="ce1" office:value-type="string" calcext:value-type="string">
            <text:p>爱尔兰大学</text:p>
          </table:table-cell>
          <table:table-cell table:style-name="ce3" office:value-type="string" calcext:value-type="string">
            <text:p>1578年，一位名叫约翰·李爱尔兰牧师去了巴黎，一些学生，他们发现庇护Montaigu的和纳瓦拉大学。该机构，正式成立于1620年，确保了路易十四的1672专利证书授予的保护，获取伦巴第，位于街德加尔默罗的前大学之前，但它的存在很快局促。 1769年，一个皇家法令授权神职人员的神学院和世俗的大学，由两两族之间的冲突进行了必要的分离。景观设计师弗朗索瓦·约瑟夫·贝兰杰（1744年至1818年）在这里建立他们的新建筑和教堂。有利于革命，爱尔兰学童提供给全国的银器和法衣; 1795年，尤金·德博阿尔内和杰罗姆·波拿巴学院的居民，谁在1807年留给他的名字的绿马的古街之一。</text:p>
          </table:table-cell>
          <table:table-cell table:style-name="ce3" office:value-type="string" calcext:value-type="string">
            <text:p>アイリッシュ・カレッジ</text:p>
          </table:table-cell>
          <table:table-cell table:style-name="ce3" office:value-type="string" calcext:value-type="string">
            <text:p>1578では、ジョン・リーという名前のアイルランドの司祭は、彼らがモンテギュとナバラの大学に亡命を発見した一部の学生にパリに行ってきました。正式に1620年に設立された機関は、ルイXIVの保護がRUE DESカルメル会を設置、ロンゴバルド族のかつての大学を取得する前に、1672年の特許証によって付与されたが、それがすぐに窮屈であることを保証します。 1769年、勅令は、2つのコミュニティ間の衝突により、必要な作られた、聖職者の神学校と世俗的な大学の分離を許可します。造園家フランソワ・ジョゼフ・ベランガー（1744年から1818年）は、新しい建物とチャペルの彼らのために、ここで構築します。革命に有利な、アイルランドの学童は全国彼らの銀器と祭服を提供します。 1807年にグリーン馬の古代の通りに彼の名前を遺贈大学の住民1795では、ウジェーヌ・ド・ボアルネとジェローム・ボナパルト、。</text:p>
          </table:table-cell>
          <table:table-cell table:style-name="ce3" office:value-type="string" calcext:value-type="string">
            <text:p>Ирландский колледж</text:p>
          </table:table-cell>
          <table:table-cell table:style-name="ce3" office:value-type="string" calcext:value-type="string">
            <text:p>В 1578 году ирландский священник по имени Джон Ли отправился в Париж с некоторыми студентами они нашли убежище в колледжах Montaigu и Наварры. Учреждение, официально основан в 1620 году, обеспечивает защиту Людовик XIV выданной грамотами 1672, до приобретения бывшего колледжа лангобардов, расположенных по адресу: Rue кармелитки, но там быстро свели. В 1769 году королевский указ разрешает разделение семинарии и светского колледжа клириков, сделал необходимым в результате столкновений между двумя общинами. Ландшафтный архитектор Франсуа-Жозеф Bélanger (1744-1818) строит здесь для них новых зданий и часовни. Благоприятный к революции, ирландские школьники предлагают нации их столовое серебро и облачение; В 1795 году Евгений Богарне и Жером Бонапарт среди жителей колледжа, который в 1807 году завещал свое имя на древней улице Зеленой Лошади.</text:p>
          </table:table-cell>
          <table:table-cell table:style-name="ce3" office:value-type="string" calcext:value-type="string">
            <text:p>كلية الأيرلندية</text:p>
          </table:table-cell>
          <table:table-cell table:style-name="ce3" office:value-type="string" calcext:value-type="string">
            <text:p>في 1578، قس أيرلندي يدعى جون لي ذهب إلى باريس مع بعض الطلاب وجدوا اللجوء في كليات Montaigu ونافار. المؤسسة، التي تأسست رسميا في عام 1620، ويضمن حماية لويس الرابع عشر التي تمنحها خطابات براءة 1672، قبل الحصول على كلية السابقة اللومبارد، وتقع شارع قصر الكرملية، ولكن هناك مكتظة بسرعة. في عام 1769، صدر مرسوم ملكي يخول الفصل من الكلية الاكليريكية والعلمانية من رجال الدين التي أصبحت ضرورية بسبب الاشتباكات بين الطائفتين. مهندس المناظر الطبيعية فرانسوا جوسيف بيلانجر (1744-1818) يبني هنا بالنسبة لهم من المباني الجديدة ومصلى. مواتية للثورة، وتوفر المدارس الايرلندية للأمة فضيات واثواب. في عام 1795، يوجين دو بوارنيه وجيروم بونابرت بين سكان الكلية، الذي تركها في عام 1807 اسمه على الشارع القديم الحصان الأخضر.</text:p>
          </table:table-cell>
          <table:table-cell table:style-name="ce3" table:number-columns-repeated="6"/>
          <table:table-cell table:number-columns-repeated="997"/>
        </table:table-row>
        <table:table-row table:style-name="ro1">
          <table:table-cell table:style-name="ce2" office:value-type="float" office:value="19" calcext:value-type="float">
            <text:p>19</text:p>
          </table:table-cell>
          <table:table-cell table:style-name="ce3" office:value-type="string" calcext:value-type="string">
            <text:p>Rue de la Huchette</text:p>
          </table:table-cell>
          <table:table-cell table:style-name="ce3" office:value-type="string" calcext:value-type="string">
            <text:p>Son appellation vient d’une enseigne attestée à la fin du XIIIe siècle : la Huchette d’or. Célèbre dès la fin du Moyen Age pour ses auberges, et au XVIIe siècle pour ses rôtisseurs et ses cabarets, elle était aussi malfamée, et ses coupeurs de bourses renommés. Les maisons anciennes y sont nombreuses. Au n°14, à l’angle de la rue du Chat qui pêche, un médaillon plaqué sur la façade est orné d’un Y, rébus pour « lie-grègues », lacets de fixation entre culottes et hauts-de-chausses. La rue a retrouvé son activité bourdonnante du Moyen Age avec l’implantation de nombreux restaurant méditerranéens ou exotiques.</text:p>
          </table:table-cell>
          <table:table-cell table:style-name="ce3" office:value-type="string" calcext:value-type="string">
            <text:p>Rue de la Huchette</text:p>
          </table:table-cell>
          <table:table-cell table:style-name="ce3" office:value-type="string" calcext:value-type="string">
            <text:p>Its name comes from a sign attested to the late thirteenth century the gold Huchette. Famous in the late Middle Ages for its inns, and in the seventeenth century for his roasters and cabarets, she was as disreputable, and cutters renowned scholarships. The old houses are numerous. At No. 14 on the corner of the street of the Cat and fishing, plated medallion on the facade is decorated with a Y, rebus for "lie-breeches" fixing laces between panties and high-clothes. The street has regained its buzzing activity of the Middle Ages with the establishment of many Mediterranean restaurant or exotic.</text:p>
          </table:table-cell>
          <table:table-cell table:style-name="ce3" office:value-type="string" calcext:value-type="string">
            <text:p>Rue de la Huchette</text:p>
          </table:table-cell>
          <table:table-cell table:style-name="ce3" office:value-type="string" calcext:value-type="string">
            <text:p>Il suo nome deriva da un segno attestata alla fine del XIII secolo, l'oro Huchette. Famoso nel tardo Medioevo per le sue locande, e nel XVII secolo per i suoi torrefattori e cabaret, lei era come poco raccomandabile, e borse di studio tagliatori di fama. Le vecchie case sono numerosi. Al n 14 all'angolo della via del gatto e pesca, medaglione placcato sulla facciata è decorata con una Y, rebus per "Lie calzoni" fissa lacci tra mutandine e tacchi-abiti. La strada ha riacquistato la sua attività di ronzio del Medioevo con la creazione di molti ristorante mediterraneo o esotici.</text:p>
          </table:table-cell>
          <table:table-cell table:style-name="ce3" office:value-type="string" calcext:value-type="string">
            <text:p>Rue de la Huchette</text:p>
          </table:table-cell>
          <table:table-cell table:style-name="ce3" office:value-type="string" calcext:value-type="string">
            <text:p>Su nombre proviene de una señal atestiguada a finales del siglo XIII el oro Huchette. Famosos en la Edad Media tardía de sus pensiones, y en el siglo XVII por sus tostadores y cabarets, era tan mala reputación, y cortadores de becas de renombre. Las casas antiguas son numerosas. En el puesto número 14 en la esquina de la calle del Gato y la pesca, medallón se colocaron en la fachada está decorada con una Y, jeroglífico para "mentira-calzones" la fijación de los cordones entre bragas y altas ropa. La calle ha recuperado su actividad zumbido de la Edad Media con el establecimiento de muchos restaurante Mediterráneo o exótico.</text:p>
          </table:table-cell>
          <table:table-cell table:style-name="ce3" office:value-type="string" calcext:value-type="string">
            <text:p>Rue de la Huchette</text:p>
          </table:table-cell>
          <table:table-cell table:style-name="ce3" office:value-type="string" calcext:value-type="string">
            <text:p>Sein Name stammt von einem Zeichen aus dem späten dreizehnten Jahrhundert des Gold Huchette bezeugt. Berühmt in den späten Mittelalter für seine Pensionen und im siebzehnten Jahrhundert für seine Röster und Cabarets, war sie als anrüchig und Schneider renommierte Stipendien. Die alten Häuser sind zahlreich. Bei No. 14 an der Ecke der Straße von der Katze und Fischen, ausplattiert Medaillon an der Fassade ist mit einem Y, rebus verziert für „lie Hosen“ Befestigungs Schnürsenkel zwischen Höschen und Hoch Kleidung. Die Straße hat seine pulsierenden Aktivität des Mittelalters mit der Einrichtung von vielen mediterranen Restaurant oder exotische zurückgewonnen.</text:p>
          </table:table-cell>
          <table:table-cell table:style-name="ce3" office:value-type="string" calcext:value-type="string">
            <text:p>Rue de la Huchette</text:p>
          </table:table-cell>
          <table:table-cell table:style-name="ce3" office:value-type="string" calcext:value-type="string">
            <text:p>De naam komt van een teken voor het einde van de dertiende eeuw de gouden Huchette getuigd. Beroemd in de late middeleeuwen voor zijn herbergen, en in de zeventiende eeuw voor zijn koffiebranders en cabarets, was ze zo schandelijk, en cutters gerenommeerde beurzen. De oude huizen zijn talrijk. Op nummer 14 op de hoek van de straat van de Kat en vissen, geplateerd penning aan de gevel versierd met een Y rebus voor "lie-broek" fixing veters tussen slipje en hoge kleding. De straat heeft herwonnen zijn bruisende activiteit van de middeleeuwen met de oprichting van veel mediterrane restaurant of exotisch.</text:p>
          </table:table-cell>
          <table:table-cell table:style-name="ce1" office:value-type="string" calcext:value-type="string">
            <text:p>的Rue de La Huchette酒店</text:p>
          </table:table-cell>
          <table:table-cell table:style-name="ce1" office:value-type="string" calcext:value-type="string">
            <text:p>它的名字来自一个标志证明了十三世纪晚期黄金Huchette。在著名的中世纪后期它的旅馆，并在十七世纪，他烤炉及歌舞表演，她的不光彩，和刀具著名奖学金。老房子是多方面的。在对猫和捕鱼的街道的拐角处14号，门面上的镀金徽章装饰有一个Y，为画谜“的谎言，马裤”有固定的内裤和高衣服之间的鞋带。这条街已经恢复了中世纪的嗡嗡活动与建立许多地中海餐厅或外来的。</text:p>
          </table:table-cell>
          <table:table-cell table:style-name="ce1" office:value-type="string" calcext:value-type="string">
            <text:p>ルー・デ・ラ・ウシェット</text:p>
          </table:table-cell>
          <table:table-cell table:style-name="ce3" office:value-type="string" calcext:value-type="string">
            <text:p>記号は後半13世紀金ウシェットに証言からその名が来ます。その旅館のための中世後期の有名な、そして彼の焙煎業者やキャバレーのために17世紀に、彼女はいかがわしいようだった、とカッター有名な奨学金。古い家は数多くあります。猫と釣りの通りの角に第14号で、ファサードにメッキメダリオンを「嘘、ズボン」パンティー及び高服間のひもを固定するためのY、REBUSで飾られています。通りには多くの地中海レストランやエキゾチックの確立と中世のその賑やかな活動を取り戻しました。</text:p>
          </table:table-cell>
          <table:table-cell table:style-name="ce3" office:value-type="string" calcext:value-type="string">
            <text:p>Рю-де-ла-Huchette</text:p>
          </table:table-cell>
          <table:table-cell table:style-name="ce3" office:value-type="string" calcext:value-type="string">
            <text:p>Его название происходит от знака свидетельствует о конце тринадцатого века золота Huchette. Известная в конце средневековья для своих трактиров, и в семнадцатом веке для его жаровни и кабаре, она была, как несолидно, и резаки известных стипендии. Старые дома многочисленны. В № 14 на угле улицы Кота и рыбной ловли, гальваническим медальон на фасаде украшен Y, ребус для «лжи» галифе фиксации шнурков между трусиками и высокой одеждой. Улица восстановила свою жужжащую активность средневековья с созданием многих ресторана средиземноморской кухни или экзотическим.</text:p>
          </table:table-cell>
          <table:table-cell table:style-name="ce3" office:value-type="string" calcext:value-type="string">
            <text:p>شارع دي لا Huchette</text:p>
          </table:table-cell>
          <table:table-cell table:style-name="ce3" office:value-type="string" calcext:value-type="string">
            <text:p>ويأتي اسمها من علامة يشهد إلى أواخر القرن الثالث عشر الذهب Huchette. شهرة في أواخر القرون الوسطى لفنادق صغيرة لها، وفي القرن السابع عشر للله التحميص والملاهي، وقالت انها كانت على النحو مخزيا، وقطع المنح الدراسية الشهيرة. المنازل القديمة عديدة. في رقم 14 على زاوية الشارع من القط وصيد الأسماك، ويزين ميدالية مطلية على واجهة مع Y، اللغز ل "الكذب المؤخرات" تثبيت الأربطة بين سراويل وملابس عالية. استعاد الشارع النشاط يطن في العصور الوسطى مع إنشاء العديد من المطاعم البحر الأبيض المتوسط ​​أو الغريبة.</text:p>
          </table:table-cell>
          <table:table-cell table:style-name="ce3" table:number-columns-repeated="6"/>
          <table:table-cell table:number-columns-repeated="997"/>
        </table:table-row>
        <table:table-row table:style-name="ro1">
          <table:table-cell table:style-name="ce2" office:value-type="float" office:value="21" calcext:value-type="float">
            <text:p>21</text:p>
          </table:table-cell>
          <table:table-cell table:style-name="ce3" office:value-type="string" calcext:value-type="string">
            <text:p>Le Jardin des Plantes</text:p>
          </table:table-cell>
          <table:table-cell table:style-name="ce3" office:value-type="string" calcext:value-type="string">
            <text:p>Sous le patronage de Louis XIII, le médecin Guy de la Brosse fonde en 1633 le jardin des plantes médicinales, ouvert au public dès 1645. Aux XVIIe et XVIIIe siècles, on y professe l’anatomie, la botanique et la chimie. Buffon, intendant de 1739 à 1788, agrandit le jardin jusqu’à la Seine, et Verniquet édifie le belvédère en 1788 au sommet du labyrinthe. En 1793, Bernardin de Saint-Pierre ouvre la ménagerie et Lakanal crée le Muséum d’Histoire naturelle, pourvu de douze chaires illustrées par Cuvier, Lacépède, Lamarck. Sa célèbre bibliothèque conserve la collection des vélins du roi légués par Gaston d’Orléans. Le jardin a gardé l’érable de Tournefort (1702), le cèdre de Jussieu (1734) et l’if de Buffon (1750).</text:p>
          </table:table-cell>
          <table:table-cell table:style-name="ce3" office:value-type="string" calcext:value-type="string">
            <text:p>Garden plants</text:p>
          </table:table-cell>
          <table:table-cell table:style-name="ce3" office:value-type="string" calcext:value-type="string">
            <text:p>Under the patronage of Louis XIII, the doctor Guy Brush founded in 1633 the garden of medicinal plants, open to the public in 1645. In the seventeenth and eighteenth centuries, there professes anatomy, botany and chemistry. Buffon, superintendent from 1739 to 1788, enlarged the garden to the Seine, and built the gazebo Verniquet in 1788 at the top of the maze. In 1793, Bernardin de Saint-Pierre opens the menagerie and Lakanal created the Museum of Natural History, with twelve chairs illustrated by Cuvier, Lacepede, Lamarck. His famous library preserves the collection of vellum king bequeathed by Gaston d'Orléans. The garden has kept maple Tournefort (1702), cedar Jussieu (1734) and yew Buffon (1750).</text:p>
          </table:table-cell>
          <table:table-cell table:style-name="ce3" office:value-type="string" calcext:value-type="string">
            <text:p>piante da giardino</text:p>
          </table:table-cell>
          <table:table-cell table:style-name="ce3" office:value-type="string" calcext:value-type="string">
            <text:p>Con il patrocinio di Luigi XIII, il medico Guy pennello fondato nel 1633 il giardino di piante medicinali, aperto al pubblico nel 1645. Nel XVII e XVIII secolo, ci professa l'anatomia, la botanica e la chimica. Buffon, sovrintendente 1739-1788, ampliato il giardino alla Senna, e costruito gazebo Verniquet nel 1788 nella parte superiore del labirinto. Nel 1793, Bernardin de Saint-Pierre si apre il serraglio e Lakanal creato il Museo di Storia Naturale, con dodici sedie illustrati da Cuvier, Lacepede, Lamarck. La sua famosa biblioteca conserva la collezione di pergamena re lasciato in eredità da Gastone d'Orléans. Il giardino ha mantenuto acero Tournefort (1702), cedro Jussieu (1734) e tasso Buffon (1750).</text:p>
          </table:table-cell>
          <table:table-cell table:style-name="ce3" office:value-type="string" calcext:value-type="string">
            <text:p>plantas de jardín</text:p>
          </table:table-cell>
          <table:table-cell table:style-name="ce3" office:value-type="string" calcext:value-type="string">
            <text:p>Bajo el patrocinio de Luis XIII, el médico cepillo del individuo fundada en 1633 el jardín de plantas medicinales, abierto al público en 1645. En los siglos XVII y XVIII, no profesa la anatomía, la botánica y la química. Buffon, superintendente 1739-1788, amplió el jardín para el Sena, y construyó el mirador Verniquet en 1788 en la parte superior del laberinto. En 1793, Bernardino de Saint-Pierre abre la colección de animales salvajes y Lakanal creó el Museo de Historia Natural, con doce sillas ilustrados por Cuvier, Lacepede, Lamarck. Su famosa biblioteca conserva la colección del rey vitela legada por Gaston d'Orléans. El jardín ha mantenido arce Tournefort (1702), cedro Jussieu (1734) y el tejo Buffon (1750).</text:p>
          </table:table-cell>
          <table:table-cell table:style-name="ce3" office:value-type="string" calcext:value-type="string">
            <text:p>Gartenpflanzen</text:p>
          </table:table-cell>
          <table:table-cell table:style-name="ce3" office:value-type="string" calcext:value-type="string">
            <text:p>Unter der Schirmherrschaft von Louis XIII, der Arzt Guy Pinsel im Jahr 1633 gegründet, um den Heilpflanzengarten, für die Öffentlichkeit zugänglich in 1645. Im siebzehnten und achtzehnten Jahrhundert, bekennt es Anatomie, Botanik und Chemie. Buffon, Superintendent 1739-1788, vergrößert, um den Garten auf den Seine, und baute den Pavillon Verniquet im Jahr 1788 an der Spitze des Labyrinths. Im Jahr 1793 eröffnet Bernardin de Saint-Pierre die Menagerie und Lakanal schaffte das Museum of Natural History, mit zwölf Stühlen illustriert von Cuvier, Lacepede, Lamarck. Seine berühmte Bibliothek bewahrt die Sammlung von Velin König vermachte von Gaston d'Orléans. Der Garten hat Ahorn Tournefort gehalten (1702), Zeder Jussieu (1734) und Eibe Buffon (1750).</text:p>
          </table:table-cell>
          <table:table-cell table:style-name="ce3" office:value-type="string" calcext:value-type="string">
            <text:p>tuinplanten</text:p>
          </table:table-cell>
          <table:table-cell table:style-name="ce3" office:value-type="string" calcext:value-type="string">
            <text:p>Onder het beschermheerschap van Louis XIII, de dokter Guy Brush opgericht in 1633 de tuin met geneeskrachtige planten, open voor het publiek in 1645. In de zeventiende en achttiende eeuw, is er belijdt anatomie, botanie en scheikunde. Buffon, superintendent 1739-1788, vergroot de tuin aan de Seine, en bouwde het prieel Verniquet in 1788 aan de top van het doolhof. In 1793, Bernardin de Saint-Pierre opent de menagerie en Lakanal creëerde het Museum of Natural History, met twaalf stoelen geïllustreerd door Cuvier, Lacepede, Lamarck. Zijn beroemde bibliotheek behoudt de collectie van velijn koning nagelaten door Gaston d'Orléans. De tuin heeft maple Tournefort (1702), ceder Jussieu (1734) en taxus Buffon (1750) gehouden.</text:p>
          </table:table-cell>
          <table:table-cell table:style-name="ce1" office:value-type="string" calcext:value-type="string">
            <text:p>园林植物</text:p>
          </table:table-cell>
          <table:table-cell table:style-name="ce3" office:value-type="string" calcext:value-type="string">
            <text:p>在路易十三的惠顾，医生盖伊刷成立于1633年的药用植物的花园，向公众开放的1645年在十七和十八世纪，有自称解剖学，植物学和化学。布冯，院长1739年至1788年，扩大了花园的塞纳河，建成凉亭Verniquet 1788年在迷宫的顶部。 1793年，贝尔纳丹·德·圣 - 皮埃尔打开了动物园和Lakanal创造自然史博物馆，由居维叶，Lacepede，拉马克所示十二把椅子。他著名的图书馆保存牛皮纸王由加斯顿·奥尔良遗赠集合。花园一直保持枫Tournefort（1702），雪松朱西厄（1734年）和红豆杉布冯（1750年）。</text:p>
          </table:table-cell>
          <table:table-cell table:style-name="ce3" office:value-type="string" calcext:value-type="string">
            <text:p>庭の植物</text:p>
          </table:table-cell>
          <table:table-cell table:style-name="ce3" office:value-type="string" calcext:value-type="string">
            <text:p>ルイ13世の後援の下、医師ガイブラシは、17と18世紀に1645に1633年に公開されている薬用植物の庭を設立、解剖学、植物学と化学が公言。ブッフォン、1739年から1788年まで監督は、セーヌ川に庭を拡大し、迷路の上部にある1788年の展望台Verniquetを構築しました。 1793年、ベルナル・ド・サンピエールは、動物園を開き、Lakanalはキュビエ、Lacepede、ラマルクにより示さ12の椅子で、自然史博物館を作成しました。彼の有名なライブラリは、ガストン・ドルレアンによって遺贈ベラム王のコレクションを保持します。庭にはメープルトゥルヌフォールTournefort（1702）、杉Jussieu（1734）とイチイブッフォン（1750）維持しています。</text:p>
          </table:table-cell>
          <table:table-cell table:style-name="ce3" office:value-type="string" calcext:value-type="string">
            <text:p>Садовые растения</text:p>
          </table:table-cell>
          <table:table-cell table:style-name="ce3" office:value-type="string" calcext:value-type="string">
            <text:p>Под покровительством Людовика XIII, доктор Guy Кисть основан в 1633 сад лекарственных растений, открытый для публики в 1645 году в семнадцатом и восемнадцатом веках, там исповедует анатомию, ботанику и химию. Буффон, прораб от 1739 до 1788, расширил сад Сены, и построил беседку Verniquet в 1788 году в верхней части лабиринта. В 1793 году, Бернарден де Сен-Пьер открывает зверинец и Lakanal создан Музей естественной истории, с двенадцатью стульями, проиллюстрированных Кювье, Lacepede, Ламарка. Его знаменитая библиотека хранит коллекцию веленевую короля завещанные Гастон Орлеанский. Сад сохранил кленовый Турнефора (1702), кедр Жюсье (1734) и тис Буффон (1750).</text:p>
          </table:table-cell>
          <table:table-cell table:style-name="ce3" office:value-type="string" calcext:value-type="string">
            <text:p>حديقة النباتات</text:p>
          </table:table-cell>
          <table:table-cell table:style-name="ce3" office:value-type="string" calcext:value-type="string">
            <text:p>تحت رعاية لويس الثالث عشر، الطبيب غي فرشاة تأسست في عام 1633 في حديقة للنباتات الطبية ومفتوحة للجمهور في 1645. وفي السابع عشر والقرن الثامن عشر، يصرح هناك علم التشريح، وعلم النبات والكيمياء. توسيع بوفون، مدير 1739-1788، الحديقة لنهر السين، وبناء شرفة المراقبة Verniquet في عام 1788 في الجزء العلوي من المتاهة. في عام 1793، برناردان دي سان بيار يفتح معرض الوحوش وخلق Lakanal متحف التاريخ الطبيعي، مع اثني عشر الكراسي يتضح من كوفييه، Lacepede، لامارك. مكتبته الشهيرة يحافظ على مجموعة من الرق الملك التي تركها غاستون أورليان. حديقة أبقت القيقب Tournefort (1702)، الارز Jussieu (1734)، والطقسوس بوفون (1750).</text:p>
          </table:table-cell>
          <table:table-cell table:style-name="ce3" table:number-columns-repeated="6"/>
          <table:table-cell table:number-columns-repeated="997"/>
        </table:table-row>
        <table:table-row table:style-name="ro1">
          <table:table-cell table:style-name="ce2" office:value-type="float" office:value="20" calcext:value-type="float">
            <text:p>20</text:p>
          </table:table-cell>
          <table:table-cell table:style-name="ce3" office:value-type="string" calcext:value-type="string">
            <text:p>Cyrano de Bergerac</text:p>
          </table:table-cell>
          <table:table-cell table:style-name="ce3" office:value-type="string" calcext:value-type="string">
            <text:p>Savinien Cyrano de Bergerac (1619-1655) effectue ses études ici, au Collège de Dormans-Beauvais, avant de s’illustrer au combat, où son ardeur lui vaut le surnom de démon de la bravoure, et dans les polémiques littéraires. Mousquetaire à 19 ans et duelliste intrépide, il quitte l’armée pour se consacrer à l’écriture après une grave blessure à la gorge reçue au siège d’Arras. Ce disciple de l’astronome Gassendi se fait connaître par une comédie, « Le Pédant joué », qui inspire Molière ; après une « Physique ou Science des choses naturelles », il donne libre cours à sa fantaisie dans les « Histoires comiques des Etats et Empires de la lune et du Soleil ». La veine burlesque de ces publications posthumes amuse, mais leurs idées annoncent les philosophes des lumières : non content d’imaginer la première montgolfière ou la rotations de la terre, Cyrano s’y livre à une satire de la religion et de l’absolutisme pour exposer une conception <text:s/>matérialiste de l’univers proche de l’athéisme.</text:p>
          </table:table-cell>
          <table:table-cell table:style-name="ce3" office:value-type="string" calcext:value-type="string">
            <text:p>Cyrano de Bergerac</text:p>
          </table:table-cell>
          <table:table-cell table:style-name="ce3" office:value-type="string" calcext:value-type="string">
            <text:p>Savinien Cyrano de Bergerac (1619-1655) completed his studies here at the College of Dormans-Beauvais, before illustrate combat, where his enthusiasm earned him the nickname demon bravery, and literary polemics. Musketeer to 19 and duelist fearless, he left the army to devote himself to writing after a serious throat injury received at the siege of Arras. This disciple of the astronomer Gassendi known for comedy, "The Pedant played" inspires Molière; after a "physics or science of natural things", he gives free rein to his imagination in "comic stories of the States and Empires of the Moon and the Sun". The vein burlesque these posthumous publications fun, but their ideas announce the philosophers of the Enlightenment: not content to imagine the first balloon or the rotation of the earth, Cyrano gives himself a satire of religion and absolutism for expose a materialist conception of the universe close to atheism.</text:p>
          </table:table-cell>
          <table:table-cell table:style-name="ce3" office:value-type="string" calcext:value-type="string">
            <text:p>Cyrano de Bergerac</text:p>
          </table:table-cell>
          <table:table-cell table:style-name="ce3" office:value-type="string" calcext:value-type="string">
            <text:p>Savinien Cyrano de Bergerac (1619-1655) ha completato i suoi studi qui al Collegio di Dormans-Beauvais, prima di illustrare il combattimento, in cui il suo entusiasmo gli valse il soprannome di demone coraggio e polemiche letterarie. Moschettiere a 19 e senza paura duellante, ha lasciato l'esercito per dedicarsi alla scrittura dopo un grave infortunio alla gola ricevuto durante l'assedio di Arras. Questo discepolo dell'astronomo Gassendi noto per la commedia, "il pedante suonato" ispira Molière; dopo una "fisica o la scienza delle cose naturali", egli dà libero sfogo alla sua fantasia nelle "storie a fumetti degli Stati e Imperi della Luna e il Sole". La vena burlesca queste pubblicazioni postume divertente, ma le loro idee annunciano i filosofi dell'Illuminismo: non contento di immaginare il primo palloncino o la rotazione della terra, Cyrano si dà una satira della religione e assolutismo per esporre una concezione materialistica dell'universo vicino all'ateismo.</text:p>
          </table:table-cell>
          <table:table-cell table:style-name="ce3" office:value-type="string" calcext:value-type="string">
            <text:p>Cyrano de Bergerac</text:p>
          </table:table-cell>
          <table:table-cell table:style-name="ce3" office:value-type="string" calcext:value-type="string">
            <text:p>Savinien Cyrano de Bergerac (1619-1655) completó sus estudios aquí en el Colegio de Dormans-Beauvais, antes de ilustrar el combate, donde su entusiasmo le valió el apodo de demonio valentía y polémicas literarias. Mosquetero a 19 y sin miedo duelista, dejó el ejército para dedicarse a la escritura después de una lesión en la garganta seria recibida en el sitio de Arras. Este discípulo del astrónomo Gassendi conocido por la comedia, "El pedante jugó" inspira Molière; después de una "física o ciencia de las cosas naturales", da rienda suelta a su imaginación en "historias cómicas de los Estados e imperios de la Luna y el Sol". La vena burlesca estos póstuma diversión publicaciones, pero sus ideas anuncian los filósofos de la Ilustración: No contenido de imaginar el primer globo o la rotación de la tierra, Cyrano se entrega una sátira de la religión y el absolutismo para exponer una concepción materialista del universo cercano al ateísmo.</text:p>
          </table:table-cell>
          <table:table-cell table:style-name="ce3" office:value-type="string" calcext:value-type="string">
            <text:p>Cyrano de Bergerac</text:p>
          </table:table-cell>
          <table:table-cell table:style-name="ce3" office:value-type="string" calcext:value-type="string">
            <text:p>Savinien Cyrano de Bergerac (1619-1655) schloß sein Studium hier an der Hochschule für Dormans-Beauvais, vor dem Kampf illustrieren, wo seine Begeisterung ihm den Spitznamen Dämon Tapferkeit verdient und literarische Polemik. Musketier bis 19 und Duellant furchtlos, er verließ die Armee selbst zu widmen, nach einer schweren Hals Verletzungen schriftlich bei der Belagerung von Arras erhielt. Dieser Schüler des Astronomen Gassendis für Komödie bekannt, „The Pedant gespielt“ inspiriert Molière; nach einer „Physik oder Wissenschaft der natürlichen Dinge“, gibt er freien Lauf seiner Phantasie in „Comic-Geschichten der Staaten und Reiche des Mondes und der Sonne“. Die Vene Burleske diese posthume Veröffentlichungen Spaß, aber ihre Ideen, die Philosophen der Aufklärung bekannt geben: nicht Inhalt des ersten Ballons oder die Rotation der Erde, sich vorzustellen, gibt Cyrano selbst eine Satire der Religion und des Absolutismus für eine Vorstellung des Universums schließen Materialist aussetzen zum Atheismus.</text:p>
          </table:table-cell>
          <table:table-cell table:style-name="ce3" office:value-type="string" calcext:value-type="string">
            <text:p>Cyrano de Bergerac</text:p>
          </table:table-cell>
          <table:table-cell table:style-name="ce3" office:value-type="string" calcext:value-type="string">
            <text:p>Savinien Cyrano de Bergerac (1619-1655) studeerde hier bij het College van Dormans-Beauvais, voordat illustreren gevecht, waar zijn enthousiasme leverde hem de bijnaam demon moed, en literaire polemiek. Musketeer tot en met 19 en duelist onverschrokken, verliet hij het leger om zich te wijden aan het schrijven na een ernstige keel letsel ontvangen bij de belegering van Arras. Deze leerling van de astronoom Gassendi bekend om comedy, "The Pedant gespeeld" inspireert Molière; na een "fysica of wetenschap van de natuurlijke dingen", geeft hij de vrije loop aan zijn verbeelding "stripverhalen van de Staten en Empires van de Maan en de Zon". De ader burlesque deze postume publicaties leuk, maar hun ideeën aan te kondigen de filosofen van de Verlichting: niet tevreden met de eerste ballon of de rotatie van de aarde voorstellen, Cyrano geeft zichzelf een satire van religie en absolutisme voor het blootstellen van de materialistische opvatting van het universum dicht atheïsme.</text:p>
          </table:table-cell>
          <table:table-cell table:style-name="ce1" office:value-type="string" calcext:value-type="string">
            <text:p>西拉诺情圣</text:p>
          </table:table-cell>
          <table:table-cell table:style-name="ce3" office:value-type="string" calcext:value-type="string">
            <text:p>Savinien西拉诺情圣（1619年至1655年）完成了他的研究在这里Dormans <text:s/>- 博韦学院，之前说明的战斗，他的热情为他赢得了绰号妖勇敢，和文学论战。火枪手以19和决斗者无畏，他离开军队投身于阿拉斯的围攻收到了严重的喉咙受伤后写。这对于喜剧，“学究扮演”着称的天文学家伽桑狄的弟子激发莫里哀;一个“自然事物的物理或科学”之后，他给出了“国家和月亮和太阳帝国漫画故事”自由发挥自己的想象。静脉滑稽这些谥出版物乐趣，但他们的想法公布启蒙运动的哲学家：并不满足于想象中的第一个气球或地球的转动，西拉诺给自己的宗教和专制主义的讽刺为揭露宇宙密切的唯物主义历史观无神论。</text:p>
          </table:table-cell>
          <table:table-cell table:style-name="ce3" office:value-type="string" calcext:value-type="string">
            <text:p>シラノ・ド・ベルジュラック</text:p>
          </table:table-cell>
          <table:table-cell table:style-name="ce3" office:value-type="string" calcext:value-type="string">
            <text:p>サビニンシラノ・ド・ベルジュラック（1619-1655）は、休眠-ボーヴェの大学で、ここで彼の研究を完了し、前に彼の熱意は、彼のニックネーム鬼の勇気を獲得した戦闘、そして文学論争を説明します。 19とデュエリスト大胆不敵に銃兵は、彼はアラスの包囲で受信した深刻な喉損傷後の書き込みに専念するために軍隊を残しました。 、「PEDANTがプレイ」コメディのために知られている天文学者ガッサンディのこの弟子は、モリエールを鼓舞します。 「自然のものの物理学や科学」の後、彼は「米国と月と太陽の帝国の漫画の物語」での彼の想像力に行動の自由を与えます。これらの死後の出版物の楽しみバーレスク静脈が、そのアイデアは啓蒙の哲学者発表：宇宙の近くの唯物の概念を公開するために、第1バルーンや地球の回転を想像する内容ではないが、シラノは彼自身の宗教と絶対主義の風刺を与えます無神論へ。</text:p>
          </table:table-cell>
          <table:table-cell table:style-name="ce3" office:value-type="string" calcext:value-type="string">
            <text:p>Сирано де Бержерак</text:p>
          </table:table-cell>
          <table:table-cell table:style-name="ce3" office:value-type="string" calcext:value-type="string">
            <text:p>Savinien Сирано де Бержерак (1619-1655) завершил свое обучение здесь в колледже Dormans-Бове, прежде, чем иллюстрировать бой, где его энтузиазм принес ему демон отваги прозвища, и литературную полемику. Мушкетер до 19 и дуэлянта бесстрашного, он покинул армию, чтобы посвятить себя написание после серьезной травмы горла, полученной при осаде Арраса. Этот ученик астронома Гассенди известна комедия, «Педант играл» вдохновляет Мольер; после того, как «физика или наука о природных вещей», он дает волю своему воображению в «юмористических историй государств и империй Луны и Солнца». Жил бурлеск этих посмертных публикаций весело, но их идея объявить философ Просвещения: не довольствуясь представить первый воздушный шар или вращение Земли, Сирано дает себе сатиру религии и абсолютизм для разоблачить материалистическое понимание вселенной близко атеизм.</text:p>
          </table:table-cell>
          <table:table-cell table:style-name="ce3" office:value-type="string" calcext:value-type="string">
            <text:p>سيرانو دي برجراك</text:p>
          </table:table-cell>
          <table:table-cell table:style-name="ce3" office:value-type="string" calcext:value-type="string">
            <text:p>Savinien سيرانو دي برجراك (1619-1655) أكمل دراسته هنا في كلية Dormans-بوفيه، قبل توضيح القتال، حيث حماسه أكسبته شيطان شجاعة اللقب، والمجادلات الأدبية. الفارس إلى 19 والخوف مبارز، وقال انه ترك الجيش ليتفرغ لكتابة بعد تعافيه من اصابة خطيرة في الحلق حصل في حصار أراس. هذا التلميذ من الفلكي المعروف Gassendi للكوميديا ​​"، والمتحذلق عبت" يلهم موليير. بعد "الفيزياء أو علم الأشياء الطبيعية"، ويطلق العنان لخياله في "قصص المصورة من الدول والإمبراطوريات في ذلك القمر والشمس". الوريد هزلي هذه بعد وفاته متعة المنشورات، ولكن أفكارهم يعلن فلاسفة التنوير: لا تكتفي تخيل البالون الأول أو دوران الأرض، سيرانو يعطي لنفسه السخرية من الدين والمطلق لفضح المفهوم المادي من وثيقة الكون إلى الإلحاد.</text:p>
          </table:table-cell>
          <table:table-cell table:style-name="ce3" table:number-columns-repeated="6"/>
          <table:table-cell table:number-columns-repeated="997"/>
        </table:table-row>
        <table:table-row table:style-name="ro1">
          <table:table-cell table:style-name="ce2" office:value-type="float" office:value="22" calcext:value-type="float">
            <text:p>22</text:p>
          </table:table-cell>
          <table:table-cell table:style-name="ce3" office:value-type="string" calcext:value-type="string">
            <text:p>Rue Galande</text:p>
          </table:table-cell>
          <table:table-cell table:style-name="ce3" office:value-type="string" calcext:value-type="string">
            <text:p>Ancienne voie médiévale, elle tire son nom d’Etienne de Garlande, favori du roi Louis VI le Gros, qui y possédait un clos de vignes. Lotie après sa disgrâce (1127), elle devient très commerçante : sur le registre des impositions de 1292, cinquante imposés notables y figurent, représentant seize métiers différents. Bordée au XIIIe siècle par cimetière juif, elle garde quelques maisons à pignon, et des fragments de la chapelle Saint-Blaise, qui recevait la confrérie des maçons et charpentiers. Elle devient misérable au cours du XIXe siècle avec une population famélique et des bouges douteux, repaires de gueux et d’alcooliques, tels le Château rouge ou la crèmerie Alexandre décrits par J.-K. Huysmans dans « la Bièvre et Saint-Séverin ».</text:p>
          </table:table-cell>
          <table:table-cell table:style-name="ce3" office:value-type="string" calcext:value-type="string">
            <text:p>Galande street</text:p>
          </table:table-cell>
          <table:table-cell table:style-name="ce3" office:value-type="string" calcext:value-type="string">
            <text:p>Ancient medieval way it named Stephen of Garland, favorite of King Louis VI, who owned a vineyard closed. Subdivided after his disgrace (1127), it becomes very commercial: the register of 1292 charges, fifty notables imposed therein, representing sixteen different trades. Bordered by the thirteenth century Jewish cemetery, she keeps a few gabled houses and fragments of St. Blaise chapel, which received the brotherhood of masons and carpenters. It becomes miserable during the nineteenth century with a starving population and questionable move, haunts of beggars and alcoholics, such as Red Castle or the creamery Alexander described by JK Huysmans in "Bièvre and St. Severin".</text:p>
          </table:table-cell>
          <table:table-cell table:style-name="ce3" office:value-type="string" calcext:value-type="string">
            <text:p>strada Galande</text:p>
          </table:table-cell>
          <table:table-cell table:style-name="ce3" office:value-type="string" calcext:value-type="string">
            <text:p>Antica via medievale che prende il nome Stefano di Garland, favorita del re Luigi VI, che possedeva una vigna chiusa. Suddiviso dopo la sua disgrazia (1127), diventa molto commerciale: il registro delle spese 1292, una cinquantina di notabili imposto in esso, che rappresentano sedici diversi mestieri. Confina con il cimitero ebraico XIII secolo, lei continua a poche case a due spioventi e frammenti di San Biagio cappella, che ha ricevuto la fratellanza di muratori e carpentieri. Essa diventa miserabile nel corso del XIX secolo con una popolazione affamata e mossa discutibile, ritrovi di mendicanti e alcolisti, come il Castello Rosso o il caseificio Alexander descritta da JK Huysmans in "Bièvre e St. Severin".</text:p>
          </table:table-cell>
          <table:table-cell table:style-name="ce3" office:value-type="string" calcext:value-type="string">
            <text:p>calle Galande</text:p>
          </table:table-cell>
          <table:table-cell table:style-name="ce3" office:value-type="string" calcext:value-type="string">
            <text:p>manera medieval nombró Esteban de Garland, favorita del rey Luis VI, que era dueño de un viñedo cerrado. Subdividida después de su desgracia (1127), se hace muy comercial: el registro de cargos 1292, cincuenta notables impuesta en ella, lo que representa dieciséis oficios diferentes. Bordeada por el cementerio judío del siglo XIII, que conserva algunas casas de dos aguas y fragmentos de San Blas capilla, que recibió la hermandad de los albañiles y carpinteros. Se convierte en miserables durante el siglo XIX con una población hambrienta y movimiento cuestionable, guaridas de los mendigos y alcohólicos, tales como el Castillo Rojo o la lechería Alexander descrito por JK Huysmans en "Bièvre y St. Severin".</text:p>
          </table:table-cell>
          <table:table-cell table:style-name="ce3" office:value-type="string" calcext:value-type="string">
            <text:p>Galande Straße</text:p>
          </table:table-cell>
          <table:table-cell table:style-name="ce3" office:value-type="string" calcext:value-type="string">
            <text:p>Alter mittelalterlicher Weg, es namens Stephen von Garland, Günstling des König Louis VI, der ein Weinberg im Besitz geschlossen. Unterteilt nach seiner Schande (1127), wird es sehr kommerziell: das Register der 1292 Kosten, fünfzig Honoratioren darin auferlegt, was sechzehn verschiedenen Gewerke. Umrahmt von dem dreizehnten Jahrhundert jüdischen Friedhof, hält sie ein paar Giebelhäuser und Fragmente St. Blasius-Kapelle, die die Bruderschaft der Maurer und Zimmerer erhalten. Es wird unglücklich während des neunzehnten Jahrhunderts mit einer hungernden Bevölkerung und fragwürdigen bewegt, geistert von Bettlern und Alkoholikern, wie Red Castle oder dem creamery Alexander von JK Huysmans in „Bièvre und St. Severin“ beschrieben.</text:p>
          </table:table-cell>
          <table:table-cell table:style-name="ce3" office:value-type="string" calcext:value-type="string">
            <text:p>Galande straat</text:p>
          </table:table-cell>
          <table:table-cell table:style-name="ce3" office:value-type="string" calcext:value-type="string">
            <text:p>Oude middeleeuwse manier waarop het de naam Stephen van Garland, favoriet van koning Lodewijk VI, die eigenaar van een wijngaard gesloten. Onderverdeeld na zijn schande (1127), wordt het heel commercieel: het register van 1292 kosten, vijftig notabelen daarin opgelegd, wat neerkomt op zestien verschillende transacties. Begrensd door de dertiende eeuw joodse begraafplaats, houdt ze een paar gevelhuizen en fragmenten van St. Blaise kapel, die de broederschap van metselaars en timmerlieden ontvangen. Het wordt ellendige in de negentiende eeuw met een hongerende bevolking en twijfelachtige move, achtervolgt van bedelaars en alcoholisten, zoals Red Castle of de kaasfabriek Alexander beschreven door JK Huysmans in "Bièvre en St. Severin".</text:p>
          </table:table-cell>
          <table:table-cell table:style-name="ce1" office:value-type="string" calcext:value-type="string">
            <text:p>Galande街</text:p>
          </table:table-cell>
          <table:table-cell table:style-name="ce3" office:value-type="string" calcext:value-type="string">
            <text:p>古老的中世纪的方式，任命加兰的斯蒂芬喜爱的国王路易六世，谁拥有的葡萄园封闭的。他的耻辱（1127）后，再细分，就变得非常商业化：1292个收费登记册，五名知名人士其中规定，代表十六个不同的行业。由十三世纪犹太人墓地接壤，她养了几尖顶房子和圣柏列兹教堂，并获得石匠，木匠的兄弟的片段。它在十九世纪与饥饿人口和可疑举动，乞丐和酗酒者，如红城堡和亚历山大“比埃夫勒和圣塞韦林”描述由JK斯曼的乳品厂的出没期间变得苦不堪言。</text:p>
          </table:table-cell>
          <table:table-cell table:style-name="ce3" office:value-type="string" calcext:value-type="string">
            <text:p>Galandeストリート</text:p>
          </table:table-cell>
          <table:table-cell table:style-name="ce3" office:value-type="string" calcext:value-type="string">
            <text:p>それは閉じたブドウ畑を所有していた国王ルイVIの好きな、ガーランドのスティーブンという名前古代中世の方法。彼の不名誉（1127）の後に細分化、それは非常に商用なった：1292の電荷のレジスタ、50人の名士は16種類の取引を表し、そこに課せられました。 13世紀のユダヤ人墓地と国境を接し、彼女はいくつかの切妻家や石工と大工の兄弟愛を受けた聖ブレイズチャペルの断片を保持します。それは、飢え人口と疑わしい動きで、19世紀中にこのような赤い城やアレクサンダーは「Bievreのとサンセヴラン」でJK Huysmansによって記述クリーマリーなど乞食やアルコール中毒の見物、惨めになります。</text:p>
          </table:table-cell>
          <table:table-cell table:style-name="ce3" office:value-type="string" calcext:value-type="string">
            <text:p>улица Galande</text:p>
          </table:table-cell>
          <table:table-cell table:style-name="ce3" office:value-type="string" calcext:value-type="string">
            <text:p>Древний средневековый путь он назвал Стивена венка, любимого короля Людовика VI, который владел виноградником закрыт. Подразделяется после его опал (1127), он становится очень коммерческим: реестр 1292 зарядов, пятьдесят знатных ввел в них, представляющем шестнадцать различных профессии. Граничит на еврейском кладбище тринадцатого века, она держит несколько остроконечными домов и фрагменты Санкт-Блез часовни, которая получила братство каменщиков и плотников. Это становится несчастным в девятнадцатом веке с голодающим населением и сомнительный шаг, преследует нищих и алкоголиков, таких как Красный замок или маслозавода Александр описываемого JK Гюисмансу в «Bievre и Санкт-Северин».</text:p>
          </table:table-cell>
          <table:table-cell table:style-name="ce3" office:value-type="string" calcext:value-type="string">
            <text:p>الشارع Galande</text:p>
          </table:table-cell>
          <table:table-cell table:style-name="ce3" office:value-type="string" calcext:value-type="string">
            <text:p>الطريقة القديمة في العصور الوسطى أسمته ستيفن جارلاند، المفضل من الملك لويس السادس الذي يمتلك كرم مغلقة. تنقسم بعد عارا له (1127)، يصبح التجاري جدا: سجل 1292 رسوم فرضت خمسين جهاء فيه، يمثلون ستة عشر مختلف المهن. تحدها المقبرة اليهودية القرن الثالث عشر، وقالت انها تحتفظ عدد قليل من المنازل وشظايا القديس بليز مصلى، الذي حصل على الأخوة من البنائين والنجارين جملوني. يصبح بائسة خلال القرن التاسع عشر مع تجويع السكان وحركة مشكوك فيها، يطارد من المتسولين والمدمنين على الكحول، مثل القلعة الحمراء أو معمل الالبان الكسندر صفها JK HUYSMANS في "Bièvre وسانت سيفيرين".</text:p>
          </table:table-cell>
          <table:table-cell table:style-name="ce3" table:number-columns-repeated="6"/>
          <table:table-cell table:number-columns-repeated="997"/>
        </table:table-row>
        <table:table-row table:style-name="ro1">
          <table:table-cell table:style-name="ce2" office:value-type="float" office:value="23" calcext:value-type="float">
            <text:p>23</text:p>
          </table:table-cell>
          <table:table-cell table:style-name="ce3" office:value-type="string" calcext:value-type="string">
            <text:p>Les Thermes du Nord</text:p>
          </table:table-cell>
          <table:table-cell table:style-name="ce3" office:value-type="string" calcext:value-type="string">
            <text:p>Il s’agit du plus important ensemble gallo-romain de Paris, après la disparition des thermes de l’Est (à l’emplacement du Collège de France) et du Forum (près de la rue Soufflot). Edifiés par les nautes parisiens entre la fin du IIe siècle et le début du IIIe, déjà ruinés par les barbares en 285, au XIIe siècle leur gros œuvre était encore intact, et des jardins suspendus s’étageaient en terrasses sur les voûtes romaines, jusqu’à provoquer leur écroulement en 1737. D’après les substructions se dessinent un gymnase, une piscine, et trois grandes salles destinées à la succession des bains froids, tièdes et chauds : le Frigidarium, dont les voûtes d’arêtes retombent sur huit consoles sculptées de proues de navires armés, le Tepidarium et le Caldarium.</text:p>
          </table:table-cell>
          <table:table-cell table:style-name="ce3" office:value-type="string" calcext:value-type="string">
            <text:p>The North baths</text:p>
          </table:table-cell>
          <table:table-cell table:style-name="ce3" office:value-type="string" calcext:value-type="string">
            <text:p>This is the largest collection of Gallo-Roman Paris, after the disappearance of the Eastern baths (on the site of the College de France) and Forum (near rue Soufflot). Edified by the Paris boatmen between the late second century and the beginning of the third, already ruined by barbarians in 285, in the twelfth century their work big was still intact, and hanging gardens were piled on terraces on Roman arches up 'causing their collapse in 1737. According to the substructures are emerging gymnasium, swimming pool and three large rooms for the succession of cold baths, warm and hot: the Frigidarium, whose groin vaults fall to eight consoles carved prows of warships, the Tepidarium and Calidarium.</text:p>
          </table:table-cell>
          <table:table-cell table:style-name="ce3" office:value-type="string" calcext:value-type="string">
            <text:p>I bagni del Nord</text:p>
          </table:table-cell>
          <table:table-cell table:style-name="ce3" office:value-type="string" calcext:value-type="string">
            <text:p>Questa è la più grande collezione di gallo-romana di Parigi, dopo la scomparsa dei bagni orientali (sul sito del College de France) e il Forum (nei pressi di rue Soufflot). Edificati dai barcaioli di Parigi tra la fine del II secolo e l'inizio del terzo, già rovinata dai barbari nel 285, nel XII secolo, il loro grande lavoro era ancora intatto, e giardini pensili erano ammucchiati su terrazze sul archi romani up 'causando il loro collasso nel 1737. Secondo le sottostrutture stanno emergendo palestra, piscina e tre grandi sale per la successione di bagni freddi, caldo e caldo: il Frigidarium, le cui volte inguine cadere a otto console prue intagliate di navi da guerra, il tepidarium e Calidarium.</text:p>
          </table:table-cell>
          <table:table-cell table:style-name="ce3" office:value-type="string" calcext:value-type="string">
            <text:p>Los baños del Norte</text:p>
          </table:table-cell>
          <table:table-cell table:style-name="ce3" office:value-type="string" calcext:value-type="string">
            <text:p>Esta es la mayor colección de galo-romana de París, después de la desaparición de los baños orientales (en el sitio del Colegio de Francia) y el Foro (cerca de la rue Soufflot). Edificados por los barqueros París entre finales del siglo II y el comienzo de la tercera, ya arruinada por los bárbaros en el año 285, en el siglo XII su gran trabajo estaba intacta, y jardines colgantes se apilaron en terrazas en arcos de medio punto Up 'causando su colapso en 1737. de acuerdo con las subestructuras están gimnasio, piscina y tres habitaciones grandes emergentes para la sucesión de baños de agua fría, templada y caliente: el frigidarium, cuyas bóvedas de crucería caer a ocho consolas proas talladas de buques de guerra, el tepidarium y caldarium.</text:p>
          </table:table-cell>
          <table:table-cell table:style-name="ce3" office:value-type="string" calcext:value-type="string">
            <text:p>Die Nordbäder</text:p>
          </table:table-cell>
          <table:table-cell table:style-name="ce3" office:value-type="string" calcext:value-type="string">
            <text:p>Dies ist die größte Sammlung von gallo-römischem Paris, nach dem Verschwinden der östlichen Bäder (auf dem Gelände des College de France) und Forum (in der Nähe von Rue Soufflot). Erbauung durch das Paris Schiffern zwischen dem Ende der zweiten Jahrhundert und zu Beginn der dritten, bereits von Barbaren zerstört in 285, im zwölften Jahrhundert war ihre Arbeit groß noch intakt, und hängende Gärten wurden auf Terrassen auf römische Bögen nach oben ‚angehäuft ihren Zusammenbruch verursacht in 1737. nach den Unterbauten entstehen Fitnessraum, Schwimmbad und drei große Räume für die Nachfolge von kalten Bädern, warm und heiß: das Frigidarium, dessen Kreuzgewölbe fallen zu acht Konsolen geschnitzt Buge von Kriegsschiffen, das Tepidarium und Caldarium.</text:p>
          </table:table-cell>
          <table:table-cell table:style-name="ce3" office:value-type="string" calcext:value-type="string">
            <text:p>De Noord-baden</text:p>
          </table:table-cell>
          <table:table-cell table:style-name="ce3" office:value-type="string" calcext:value-type="string">
            <text:p>Dit is de grootste verzameling van de Gallo-Romeinse Parijs, na het verdwijnen van de Oost-baden (op de site van het College de France) en Forum (in de buurt van rue Soufflot). Gesticht door de schippers van Parijs tussen het einde van de tweede eeuw en het begin van de derde, die al door barbaren verwoeste in 285, in de twaalfde eeuw hun werk groot was nog steeds intact, en opknoping tuinen werden opgestapeld op terrassen op Roman bogen up 'waardoor hun collapse in 1737. Volgens de substructuren zijn in opkomst fitnessruimte, zwembad en drie grote kamers voor de opvolging van koude baden, warm en heet: het Frigidarium, wiens Kruisgewelf dalen tot acht consoles gebeeldhouwde boegen van oorlogsschepen, de Tepidarium en Calidarium.</text:p>
          </table:table-cell>
          <table:table-cell table:style-name="ce3" office:value-type="string" calcext:value-type="string">
            <text:p>北浴</text:p>
          </table:table-cell>
          <table:table-cell table:style-name="ce3" office:value-type="string" calcext:value-type="string">
            <text:p>这是高卢罗马巴黎最大的集，东方浴后消失（在法兰西学院的网站）和论坛（近街苏夫洛）。由已故的第二世纪和第三的开始之间的巴黎船工的熏陶，已经被夷285毁了，在十二世纪的工作多大，还是完整的，空中花园被堆对罗马拱了“梯田导致其崩溃于1737年根据该子不断涌现健身房，游泳池和三个大房间的洗冷水澡的继承，温，热：在冷水浴室，其腹股沟金库下降到八台游戏机战舰雕刻PROWS，在温水浴室和热水浴室。</text:p>
          </table:table-cell>
          <table:table-cell table:style-name="ce3" office:value-type="string" calcext:value-type="string">
            <text:p>北バス</text:p>
          </table:table-cell>
          <table:table-cell table:style-name="ce3" office:value-type="string" calcext:value-type="string">
            <text:p>これは、東浴場（コレージュ・ド・フランスの敷地内）およびフォーラム（RUE Soufflot近く）の消失後、ガロ・ローマ、パリの最大のコレクションです。後半二世紀と第三の開始との間のパリの船頭によってEdified、すでに12世紀には、285で野蛮人によって台無しに自分の仕事の大きなはまだ無傷であった、と空中庭園は、彼らの崩壊を引き起こしローマンアーチアップ」のテラスの上に盛られましたFrigidarium、その鼠径部のボールト8つのコンソール軍艦の刻まれたPROWS、微温浴室とカルダリウムに落ちる：基礎構造によると、1737年には、冷たい風呂の連続、暖かく、暑いのための体育館、プール、3つの大きな部屋を浮上しています。</text:p>
          </table:table-cell>
          <table:table-cell table:style-name="ce3" office:value-type="string" calcext:value-type="string">
            <text:p>Северные бани</text:p>
          </table:table-cell>
          <table:table-cell table:style-name="ce3" office:value-type="string" calcext:value-type="string">
            <text:p>Это самая большая коллекция галло-римская Париже, после исчезновения восточных бань (на месте Коллежа де Франс) и Форум (возле улицы Soufflot). Учительствовал на лодочников Париж между конце второго века и в начале третьего, уже разрушен варварами в 285, в двенадцатом веке, их работа велика была еще цела, и висячие сады были сложены на террасах на римские арки вверх «, вызывая их распад в 1737. Согласно подструктурам появляются тренажерный зал, плавательный бассейн и три больших комнат для череды холодных ванн, теплого и горячего: фригидарий, чья крестовые своды падают до восьми консолей вырезанных носов военных кораблей, тепидарий и Calidarium.</text:p>
          </table:table-cell>
          <table:table-cell table:style-name="ce3" office:value-type="string" calcext:value-type="string">
            <text:p>الحمامات الشمالية</text:p>
          </table:table-cell>
          <table:table-cell table:style-name="ce3" office:value-type="string" calcext:value-type="string">
            <text:p>وهذا هو أكبر مجموعة من جالو-الرومانية باريس، بعد اختفاء الحمامات الشرقية (على موقع كلية دو فرانس) والمنتدى (قرب شارع Soufflot). يبنى من قبل البحارة باريس بين أواخر القرن الثاني وبداية الثالث، دمر بالفعل من قبل البربر في 285، في القرن الثاني عشر كان لا تزال كبيرة عملهم سليمة، وكانت مكدسة حدائق معلقة على المدرجات على الأقواس الرومانية حتى 'مما تسبب في انهيارها في 1737. ووفقا للالأساسات والناشئة صالة للألعاب الرياضية، وحوض سباحة وثلاث غرف كبيرة لخلافة الحمامات الباردة، دافئة وساخنة: وFrigidarium، التي تقع إلى ثماني لوحات المفاتيح مقدمات السفن منحوتة من السفن الحربية، والحمام الساخن وCalidarium خزائن الفخذ.</text:p>
          </table:table-cell>
          <table:table-cell table:style-name="ce3" table:number-columns-repeated="6"/>
          <table:table-cell table:number-columns-repeated="997"/>
        </table:table-row>
        <table:table-row table:style-name="ro1">
          <table:table-cell table:style-name="ce2" office:value-type="float" office:value="24" calcext:value-type="float">
            <text:p>24</text:p>
          </table:table-cell>
          <table:table-cell table:style-name="ce3" office:value-type="string" calcext:value-type="string">
            <text:p>Eglise Saint-Jacques-du-Haut-Pas</text:p>
          </table:table-cell>
          <table:table-cell table:style-name="ce3" office:value-type="string" calcext:value-type="string">
            <text:p>Sur le chemin des pèlerins de Compostelle, la commanderie des Hospitaliers de Saint-Jacques-du-Haut-Pas, ainsi nommés en souvenir de la bourgade d’Alto Pascio, près de Lucques, avait fondé un hôpital dont la chapelle servait aux paroissiens du faubourg Saint-Jacques. Une première église indépendante, construite en 1584, se révèle vite insuffisante. Elle est remplacée en 1630 par l’édifice actuel, dont la première pierre du chœur est posée par Gaston d’Orléans, frère de Louis XIII. Interrompus faute de crédits, les travaux reprennent grâce à la générosité d’Anne-Geneviève de Bourbon-Condé (1619-1679) : la célèbre Frondeuse, sœur des princes de Conti et de Condé, avait été élevée au couvent des carmélites voisin. L’architecte Gittard achève en 1684 la nef de la façade.</text:p>
          </table:table-cell>
          <table:table-cell table:style-name="ce3" office:value-type="string" calcext:value-type="string">
            <text:p>Church of Saint-Jacques-du-Haut-Pas</text:p>
          </table:table-cell>
          <table:table-cell table:style-name="ce3" office:value-type="string" calcext:value-type="string">
            <text:p>On the way pilgrims to Compostela, the Commandery of the Hospitallers of Saint-Jacques-du-Haut-Pas, named in memory of the town of altopascio, near Lucca, had founded a hospital whose chapel served the parishioners of Faubourg Saint-Jacques. A first independent church, built in 1584, quickly proves inadequate. It was replaced in 1630 by the current building, whose foundation stone of the choir is asked by Gaston d'Orleans, brother of Louis XIII. Interrupted for lack of funds, the work resumed thanks to the generosity of Anne-Genevieve de Bourbon-Condé (1619-1679): the famous rebellious, sister of the princes of Conti and Conde, had been raised in a convent of Carmelite neighbor. The architect Gittard completed in 1684 the nave of the facade.</text:p>
          </table:table-cell>
          <table:table-cell table:style-name="ce3" office:value-type="string" calcext:value-type="string">
            <text:p>Chiesa di Saint-Jacques-du-Haut-Pas</text:p>
          </table:table-cell>
          <table:table-cell table:style-name="ce3" office:value-type="string" calcext:value-type="string">
            <text:p>Durante il tragitto i pellegrini a Compostela, la Commenda dei Ospitalieri di Saint-Jacques-du-Haut-Pas, intitolato alla memoria del comune di Altopascio, in provincia di Lucca, aveva fondato un ospedale la cui cappella servito i parrocchiani di Faubourg Saint-Jacques. Una prima chiesa indipendente, costruita nel 1584, si rivela subito inadeguata. È stato sostituito nel 1630 dal l'attuale edificio, la cui prima pietra del coro è chiesto da Gaston d'Orleans, fratello di Luigi XIII. Interrotta per mancanza di fondi, i lavori sono ripresi grazie alla generosità di Anne-Geneviève de Bourbon-Condé (1619-1679): il famoso ribelle, sorella dei principi di Conti e Conde, era stata sollevata in un convento carmelitano del prossimo. L'architetto Gittard completato nel 1684 la navata della facciata.</text:p>
          </table:table-cell>
          <table:table-cell table:style-name="ce3" office:value-type="string" calcext:value-type="string">
            <text:p>Iglesia de Saint-Jacques-du-Haut-Pas</text:p>
          </table:table-cell>
          <table:table-cell table:style-name="ce3" office:value-type="string" calcext:value-type="string">
            <text:p>En el camino los peregrinos a Compostela, la Comandancia de los Hospitalarios de Saint-Jacques-du-Haut-Pas, nombrado en memoria de la ciudad de ALTOPASCIO, cerca de Lucca, había fundado un hospital cuya capilla servido a los feligreses de Faubourg Saint-Jacques. Una primera iglesia independiente, construido en 1584, rápidamente demuestra insuficiente. Fue sustituido en 1630 por el actual edificio, cuya primera piedra del coro se le preguntó por Gaston de Orleans, hermano de Luis XIII. Interrumpido por falta de fondos, el trabajo se reanudó gracias a la generosidad de Anne-Genevieve de Borbón-Condé (1619-1679): el famoso rebelde, hermana de los príncipes de Conti y Conde, había sido criado en un convento de Carmelitas vecino. El arquitecto Gittard completó en 1684 la nave de la fachada.</text:p>
          </table:table-cell>
          <table:table-cell table:style-name="ce3" office:value-type="string" calcext:value-type="string">
            <text:p>Kirche von Saint-Jacques-du-Haut-Pas</text:p>
          </table:table-cell>
          <table:table-cell table:style-name="ce3" office:value-type="string" calcext:value-type="string">
            <text:p>Auf dem Weg Pilger nach Santiago de Compostela, die Komturei des Johanniters von Saint-Jacques-du-Haut-Pas, in Erinnerung an der Stadt Altopascio genannt, in der Nähe von Lucca, hatte ein Krankenhaus, deren Kapelle diente dazu, die Pfarrkinder von Faubourg Saint-Jacques gegründet. Eine erste unabhängige Kirche, 1584 erbaut, beweist schnell unzureichend. Es wurde im Jahre 1630 durch das heutige Gebäude ersetzt, dessen Grundstein des Chores von Gaston d'Orleans, der Bruder von Louis XIII gefragt. Unterbrochen aus Mangel an Mitteln, nahm die Arbeit dank der Großzügigkeit von Anne-Geneviève de Bourbon-Condé (1619-1679): die berühmten rebellisch, Schwester der Fürsten von Conti und Conde, hatte in einem Kloster des Karmeliter Nachbarn angehoben. Der Architekt Gittard fertiggestellt im Jahr 1684 das Schiff der Fassade.</text:p>
          </table:table-cell>
          <table:table-cell table:style-name="ce3" office:value-type="string" calcext:value-type="string">
            <text:p>Kerk van Saint-Jacques-du-Haut-Pas</text:p>
          </table:table-cell>
          <table:table-cell table:style-name="ce3" office:value-type="string" calcext:value-type="string">
            <text:p>Op weg pelgrims naar Compostela, de Commanderij van de Hospitaalridders van Sint-Jacques-du-Haut-Pas, genoemd in het geheugen van de stad Altopascio, in de buurt van Lucca, had een ziekenhuis, waarvan de kapel diende de parochianen van Faubourg Saint-Jacques gesticht. Een eerste onafhankelijke kerk, gebouwd in 1584, blijkt al snel ontoereikend. Het werd in 1630 vervangen door het huidige gebouw, waarvan de eerste steen van het koor wordt gesteld door Gaston d'Orleans, de broer van Louis XIII. Onderbroken bij gebrek aan financiële middelen, het werk hervat dankzij de vrijgevigheid van Anne-Genevieve de Bourbon-Condé (1619-1679): de beroemde rebelse, de zus van de prinsen van Conti en Conde, was opgegroeid in een klooster van de Karmelieten buurman. De architect Gittard voltooid in 1684 het schip van de gevel.</text:p>
          </table:table-cell>
          <table:table-cell table:style-name="ce1" office:value-type="string" calcext:value-type="string">
            <text:p>教堂圣 - 雅克·杜浩特，PAS</text:p>
          </table:table-cell>
          <table:table-cell table:style-name="ce1" office:value-type="string" calcext:value-type="string">
            <text:p>在朝圣者孔波斯特拉方式的Hospitallers的都尉圣雅克-DU-Haut的考绩，在阿尔托帕肖镇，卢卡附近的名字命名，已经成立的一家医院，其教堂担任新市区圣 - 雅克的教区居民。第一个独立的教堂，建于1584年迅速证明不足。它是由目前的建筑，其合唱团的基石是由加斯顿·奥尔良，路易十三的弟弟要求于1630年取代。中断了资金不足，工作恢复了感谢安妮 - 吉纳维夫·德·波旁 - 孔德的慷慨（1619年至1679年）：著名的叛逆，孔蒂和孔德首领的妹妹，曾在加尔默罗邻居的修道院被提出。建筑师Gittard于1684年完成了外立面的殿。</text:p>
          </table:table-cell>
          <table:table-cell table:style-name="ce1" office:value-type="string" calcext:value-type="string">
            <text:p>教会サンジャック・デュ・オー・パ</text:p>
          </table:table-cell>
          <table:table-cell table:style-name="ce3" office:value-type="string" calcext:value-type="string">
            <text:p>コンポステーラへの道巡礼者で、アルトパッチオの町のメモリに名付けサンジャック・デュ・オー・パ、のにhospitallersのCommanderyは、ルッカの近くに、その礼拝堂フォーブルサンジャックの氏子を務めた病院を設立しました。 1584年に建てられた最初の独立した教会は、すぐに不十分な証明しています。それは、その土台石聖歌隊のガストンオルレアン、ルイ13世の弟に頼まれ、現在の建物で1630に置き換えられました。仕事はアンヌ・ジュヌヴィエーヴ・ド・ブルボン・コンデ（1619年から1679年）の寛大さのおかげで再開資金不足のために中断し、：有名な反抗、コンティとコンデ公の妹を、カルメル会の隣の修道院で育っていました。建築家Gittardは1684年ファサードの身廊を完了しました。</text:p>
          </table:table-cell>
          <table:table-cell table:style-name="ce3" office:value-type="string" calcext:value-type="string">
            <text:p>Церковь Сен-Жак-дю-Haut-Pas</text:p>
          </table:table-cell>
          <table:table-cell table:style-name="ce3" office:value-type="string" calcext:value-type="string">
            <text:p>На пути паломников Компостела, то Коммандери госпитальеров Сен-Жак-дю-Haut-Па, названный в память о городе Альтопачио, недалеко от города Лукка, основал больницу, чья часовня служила прихожанам предместье Сен-Жак. Первая независимая церковь, построенная в 1584 году, быстро оказывается недостаточной. Он был заменен в 1630 году нынешнее здание, чей камень в фундамент хора спросил Гастон Орлеанского, брата Людовика XIII. Прерванный из-за отсутствия средств, работа возобновилась благодаря щедрости Энн-Женевьев де Бурбон-Конде (1619-1679): знаменитый мятежный, сестра князей Conti и Конде, был поднят в монастыре кармелитов соседа. Архитектор Gittard завершен в 1684 году неф фасада.</text:p>
          </table:table-cell>
          <table:table-cell table:style-name="ce3" office:value-type="string" calcext:value-type="string">
            <text:p>كنيسة القديس جاك دو هوت-با</text:p>
          </table:table-cell>
          <table:table-cell table:style-name="ce3" office:value-type="string" calcext:value-type="string">
            <text:p>على طريقة الحجاج إلى كومبوستيلا، وCommandery من الأسبتارية سان جاك دو هوت-با، واسمه في الذاكرة من بلدة في Altopascio، قرب لوكا، كان قد أسس مستشفى الذي خدم الرعية من فوبورج سانت جاك الكنيسة. وأول كنيسة مستقلة، الذي بني في عام 1584، وسرعان ما يثبت عدم كفاية. تم استبدالها في عام 1630 من قبل المبنى الحالي، الذي حجر الأساس لجوقة يطلب من جاستون أورليان، شقيق لويس الثالث عشر. توقف بسبب نقص التمويل، استأنف العمل بفضل سخاء من آن جنفياف دو بوربون-كوندي (1619-1679): الثائر الشهير، شقيقة أمراء كونتي وكوندي، أثيرت في دير الكرمليين الجار. الانتهاء من مهندس Gittard في عام 1684 صحن واجهة.</text:p>
          </table:table-cell>
          <table:table-cell table:style-name="ce3" table:number-columns-repeated="6"/>
          <table:table-cell table:number-columns-repeated="997"/>
        </table:table-row>
        <table:table-row table:style-name="ro1">
          <table:table-cell table:style-name="ce2" office:value-type="float" office:value="25" calcext:value-type="float">
            <text:p>25</text:p>
          </table:table-cell>
          <table:table-cell table:style-name="ce3" office:value-type="string" calcext:value-type="string">
            <text:p>Rue Mouffetard</text:p>
          </table:table-cell>
          <table:table-cell table:style-name="ce3" office:value-type="string" calcext:value-type="string">
            <text:p>Ancien chemin apparu dès l’ère néolithique, elle côtoyait le mont Cetardus, qui la baptise : au XVIIe siècle, sa dénomination reste rue Mont-Cétard. Amputée en 1868-1869 d’une moitié de son parcours, qui s’étendait jusqu’à la place d’Italie, étroite et sinueuse, elle est bordée de demeures dont les plus anciennes s’échelonnent de la fin du XVIe siècle au début du XIXe. A l’angle de la rue du Pot-de-Fer, la fontaine date de 1671. Quelques enseignes subsistent : « à la Maison du Vieux-Chêne », un rarissime exemple de bois sculpté, marquait l’emplacement d’un club révolutionnaire en 1848, transformé en bal public sous le Second Empire (au n°69), ou « la bonne source », reflet de l’humour d’un marchand de vins de 1592 (au n°122).</text:p>
          </table:table-cell>
          <table:table-cell table:style-name="ce3" office:value-type="string" calcext:value-type="string">
            <text:p>Rue Mouffetard</text:p>
          </table:table-cell>
          <table:table-cell table:style-name="ce3" office:value-type="string" calcext:value-type="string">
            <text:p>Old Path emerged from the Neolithic era, she skirted Mount Cetardus who christened: the seventeenth century, its name remains Mont Cétard street. 1868-1869 amputated of half of its route, which extended to the Place d'Italie, narrow and winding, it is lined with mansions, the oldest range from the late sixteenth century to the beginning nineteenth. At the corner of Rue du Pot de Fer, the fountain dates from 1671. Some signs remain: "the Old Oak House," a rare example of carved wood, marked the location of a revolutionary club in 1848, turned into a public ball under the Second Empire (at No. 69), or "good source" reflects the humor of a wine merchant in 1592 (at No. 122).</text:p>
          </table:table-cell>
          <table:table-cell table:style-name="ce3" office:value-type="string" calcext:value-type="string">
            <text:p>rue Mouffetard</text:p>
          </table:table-cell>
          <table:table-cell table:style-name="ce3" office:value-type="string" calcext:value-type="string">
            <text:p>Vecchio sentiero emerse dal Neolitico, ha costeggiato il Monte Cetardus che battezzò: XVII secolo, il suo nome rimane via Monte Cétard. 1868-1869 amputata della metà del suo percorso, che si estendeva a Place d'Italie, stretta e tortuosa, è fiancheggiata da palazzi, il più antico vanno dalla fine del XVI secolo al XIX all'inizio. All'angolo di Rue du Pot de Fer, le date fontana dal 1671. Alcuni segnali rimangono: "l'Old Oak House", un raro esempio di legno intagliato, ha segnato la posizione di un club rivoluzionaria nel 1848, trasformato in una palla pubblico sotto secondo Impero (al n ° 69), o "buona fonte" riflette l'umore di un commerciante di vini nel 1592 (a No. 122).</text:p>
          </table:table-cell>
          <table:table-cell table:style-name="ce3" office:value-type="string" calcext:value-type="string">
            <text:p>rue Mouffetard</text:p>
          </table:table-cell>
          <table:table-cell table:style-name="ce3" office:value-type="string" calcext:value-type="string">
            <text:p>Ruta de edad salió de la era neolítica, que bordeaba el monte que Cetardus bautizado: el siglo XVII, su nombre sigue siendo la calle Mont Cétard. 1868-1869 amputada de la mitad de su recorrido, que se extendió a la plaza de Italia, estrecha y sinuosa, que está llena de mansiones, el rango más antiguo de finales del siglo XVI hasta el XIX principio. En la esquina de la Rue du Pot de Fer, las fechas de la fuente de 1671. Algunos de los signos se mantienen: "el Antiguo Oak House", un raro ejemplo de madera tallada, marcó la ubicación de un club revolucionario en 1848, se convirtió en una bola público bajo Segundo Imperio (en el No. 69), o "buena fuente" refleja el humor de un comerciante de vinos en 1592 (en el No. 122).</text:p>
          </table:table-cell>
          <table:table-cell table:style-name="ce3" office:value-type="string" calcext:value-type="string">
            <text:p>Rue Mouffetard</text:p>
          </table:table-cell>
          <table:table-cell table:style-name="ce3" office:value-type="string" calcext:value-type="string">
            <text:p>Alter Weg aus dem Neolithikum entstanden, sie Berg Cetardus umging, die getauft: das siebzehnte Jahrhundert, der Name bleibt Mont Cétard Straße. 1868-1869 amputiert von Hälfte seiner Route, die auf der Place d'Italie erweitert, verwinkelten, mit Villen gesäumt ist, der älteste Bereich vom Ende des sechzehnten Jahrhunderts bis zum Beginn des neunzehnten. An der Ecke der Rue du Pot de Fer, die Brunnen stammt aus dem Jahr 1671. Einige Zeichen bleiben: „The Old Oak House“, ein seltenes Beispiel aus Holz geschnitzt, die Position eines revolutionären Verein im Jahre 1848 markiert, in einem öffentlichen Ball drehte sich unter das Zweite Kaiserreich (auf Platz 69), oder „gute Quelle“ spiegelt die stimmung eines Weinhändlers in 1592 (auf Platz 122).</text:p>
          </table:table-cell>
          <table:table-cell table:style-name="ce3" office:value-type="string" calcext:value-type="string">
            <text:p>Rue Mouffetard</text:p>
          </table:table-cell>
          <table:table-cell table:style-name="ce3" office:value-type="string" calcext:value-type="string">
            <text:p>Oude Weg voortgekomen uit het Neolithicum, ze rokken Mount Cetardus die gedoopt: de zeventiende eeuw, de naam blijft Mont Cétard straat. 1868-1869 geamputeerd van de helft van de route, die uitgebreid tot de Place d'Italie, smalle en bochtige, is gevoerd met herenhuizen, de oudste variëren van het einde van de zestiende eeuw tot het begin van de negentiende. Op de hoek van de Rue du Pot de Fer, de fontein dateert uit 1671. Enkele tekenen blijven: "de Old Oak House", een zeldzaam voorbeeld van houtsnijwerk, markeerde de locatie van een revolutionaire club in 1848, omgezet in een openbaar bal onder Tweede Rijk (op nummer 69), of "goede bron" weerspiegelt het humeur van een wijnhandelaar in 1592 (op nummer 122).</text:p>
          </table:table-cell>
          <table:table-cell table:style-name="ce1" office:value-type="string" calcext:value-type="string">
            <text:p>穆浮塔街</text:p>
          </table:table-cell>
          <table:table-cell table:style-name="ce3" office:value-type="string" calcext:value-type="string">
            <text:p>旧路径从新石器时代出现了，她回避山Cetardus谁命名：十七世纪，它的名字仍然蒙Cétard街。 1868年至1869年其截肢的路线，延伸到意大利广场，狭窄曲折的一半，其内衬​​豪宅，从晚16世纪初十九最古老的范围。在街杜锅德费尔的角落，从1671年的喷泉日期一些迹象仍然存在：“老橡树之家，”刻木，标志着在1848年革命的俱乐部的位置，变成了一个公共球下的一个罕见的例子第二帝国（69号），或“佳源”反映了一个葡萄酒商在1592年的幽默（在第122号）。</text:p>
          </table:table-cell>
          <table:table-cell table:style-name="ce3" office:value-type="string" calcext:value-type="string">
            <text:p>ムフタール通り</text:p>
          </table:table-cell>
          <table:table-cell table:style-name="ce3" office:value-type="string" calcext:value-type="string">
            <text:p>古いパスは、新石器時代から現れ、彼女が洗礼をマウントCetardusスカート：17世紀を、その名前はモンCétard通りのまま。 1868-1869狭めると、巻線、プラスディタリーに拡張そのルートの半分を切断し、それは大邸宅が並んで、初めの第十九後半16世紀から最古の範囲。ルー・デュ・ポット・デ・フェルのコーナーでは、1671年から噴水日は、いくつかの兆候が残っている：「オールド・オークハウスを、」木彫りのまれな例を、1848年に革命的なクラブの場所をマークし、下の公共のボールになって、または「良いソース」（第69号で）第二帝政は（122号で）1592年のワイン商人のユーモアを反映しています。</text:p>
          </table:table-cell>
          <table:table-cell table:style-name="ce3" office:value-type="string" calcext:value-type="string">
            <text:p>Rue Mouffetard</text:p>
          </table:table-cell>
          <table:table-cell table:style-name="ce3" office:value-type="string" calcext:value-type="string">
            <text:p>Старый Путь возник из эпохи неолита, она огибала гору Cetardus, который окрестил: в семнадцатом веке, его имя остается улица Мон Cétard. 1868-1869 ампутации половины своего маршрута, которая простиралась на Place d'Italie, узкие и извилистые, она выстлана особняках, самый старый диапазон с конца шестнадцатого века до начала девятнадцатого. На углу улицы дю Pot-де-Фер, фонтан датируется 1671. Некоторые признаки остаются: «Старый дуб дом» редкий пример резного дерева, отмеченного места революционного клуба в 1848 году, превратился в общественный мяч под Вторая империя (в № 69), или «хороший источник» отражает юмор виноторговца в 1592 году (в № 122).</text:p>
          </table:table-cell>
          <table:table-cell table:style-name="ce3" office:value-type="string" calcext:value-type="string">
            <text:p>شارع موفيتارد</text:p>
          </table:table-cell>
          <table:table-cell table:style-name="ce3" office:value-type="string" calcext:value-type="string">
            <text:p>ظهرت القديم مسار من العصر الحجري الحديث، وقالت انها تلتف جبل Cetardus الذين معمد: القرن السابع عشر، لا يزال اسمها الشارع مونت Cétard. 1868-1869 بتر نصف الطريق، والتي تمتد إلى مكان دي فريق Italie، ضيقة وملتوية، واصطف مع القصور، أقدم مجموعة من أواخر القرن السادس عشر إلى القرن التاسع عشر بداية. في زاوية شارع دو بوت دي فير، وتواريخ نافورة من 1671. ولا تزال بعض علامات: "القديم اوك البيت"، وهو مثال نادر من الخشب المنحوت، شهد موقع نادي الثوري في عام 1848، وتحولت إلى كرة العامة تحت الإمبراطورية الثانية (في المرتبة 69)، أو "مصدر جيد" يعكس روح الدعابة لتاجر النبيذ في عام 1592 (على رقم 122).</text:p>
          </table:table-cell>
          <table:table-cell table:style-name="ce3" table:number-columns-repeated="6"/>
          <table:table-cell table:number-columns-repeated="997"/>
        </table:table-row>
        <table:table-row table:style-name="ro1">
          <table:table-cell table:style-name="ce2" office:value-type="float" office:value="26" calcext:value-type="float">
            <text:p>26</text:p>
          </table:table-cell>
          <table:table-cell table:style-name="ce3" office:value-type="string" calcext:value-type="string">
            <text:p>Fondation Curie</text:p>
          </table:table-cell>
          <table:table-cell table:style-name="ce3" office:value-type="string" calcext:value-type="string">
            <text:p>En 1911, l'Université de Paris et l'Institut Pasteur prennent la décision de s'associer pour créer un Institut du Radium, afin de développer les recherches sur les substances radioactives. Le nouvel Institut comprend un premier laboratoire consacré à l'étude des radiations, confié à Marie Curie, et un second, destiné au docteur Regaud, voué aux applications médicales. Il est ainsi à l'origine de la Fondation Curie, reconnue d'utilité publique par un décret du 27 mai 1921, l'année même de sa création. Mais l'essor et les perspectives nouvelles de la recherche nécessitent une collaboration toujours plus grande entre la biologie, la médecine, la chirurgie, la physique, la biomathématique et l'informatique : l'Institut du Radium et la Fondation Curie donnent alors naissance, en 1978, à l'Institut Curie, formé de trois sections : médicale et hospitalière, de biologie, et de physique et chimie, réparties en deux campus situés l'un ici-même, l'autre à Orsay.</text:p>
          </table:table-cell>
          <table:table-cell table:style-name="ce3" office:value-type="string" calcext:value-type="string">
            <text:p>Curie Foundation</text:p>
          </table:table-cell>
          <table:table-cell table:style-name="ce3" office:value-type="string" calcext:value-type="string">
            <text:p>In 1911, the University of Paris and the Institut Pasteur make the decision to join forces to create a Radium Institute to develop research on radioactive substances. The new Institute includes first laboratory devoted to the study of radiation given to Marie Curie, and second, for the doctor Regaud, dedicated to medical applications. It is at the origin of the Curie Foundation, recognized of public utility by decree of 27 May 1921, the same year of its creation. But the rise and new perspectives of research require increasing collaboration between biology, medicine, surgery, physics, biomathematics and computer: the Radium Institute and the Curie Foundation then give birth in 1978, at the Institut Curie, consists of three sections: medical and hospital, biology, and physics and chemistry, divided into two campuses one right here, one in Orsay.</text:p>
          </table:table-cell>
          <table:table-cell table:style-name="ce3" office:value-type="string" calcext:value-type="string">
            <text:p>Fondazione Curie</text:p>
          </table:table-cell>
          <table:table-cell table:style-name="ce3" office:value-type="string" calcext:value-type="string">
            <text:p>Nel 1911, l'Università di Parigi e l'Institut Pasteur prendere la decisione di unire le forze per creare un Istituto Radium a sviluppare la ricerca sulle sostanze radioattive. Il nuovo Istituto comprende primo laboratorio dedicato allo studio della radiazione dato a Marie Curie, e in secondo luogo, per il medico Regaud, dedicato alle applicazioni mediche. E 'all'origine della Fondazione Curie, riconosciuta di pubblica utilità con decreto del 27 maggio 1921, lo stesso anno della sua creazione. Ma l'ascesa e nuove prospettive di ricerca richiedono crescente collaborazione tra la biologia, la medicina, la chirurgia, la fisica, biomatematica e il computer: l'Istituto Radium e la Fondazione Curie poi dare alla luce nel 1978, presso l'Institut Curie, si compone di tre sezioni: medico e ospedaliero , la biologia e la fisica e la chimica, divisi in due campus uno proprio qui, uno a Orsay.</text:p>
          </table:table-cell>
          <table:table-cell table:style-name="ce3" office:value-type="string" calcext:value-type="string">
            <text:p>Fundación Curie</text:p>
          </table:table-cell>
          <table:table-cell table:style-name="ce3" office:value-type="string" calcext:value-type="string">
            <text:p>En 1911, la Universidad de París y el Instituto Pasteur toman la decisión de unir fuerzas para crear un Instituto del Radio de desarrollar la investigación sobre las sustancias radiactivas. El nuevo Instituto incluye el primer laboratorio dedicado al estudio de la radiación que se administra a Marie Curie, y en segundo lugar, para que el médico Regaud, dedicado a las aplicaciones médicas. Es en el origen de la Fundación Curie, reconocida de utilidad pública por decreto de 27 de mayo de 1921, el mismo año de su creación. Pero el ascenso y nuevas perspectivas de investigación requieren aumentar la colaboración entre la biología, la medicina, la cirugía, la física, biomatemáticas y equipo: el Instituto de Radio y la Fundación Curie a continuación, dar a luz en 1978, en el Instituto Curie, se compone de tres secciones: médicos y hospitalarios , la biología y la física y la química, divididos en dos campus uno aquí, uno en Orsay.</text:p>
          </table:table-cell>
          <table:table-cell table:style-name="ce3" office:value-type="string" calcext:value-type="string">
            <text:p>Curie-Stiftung</text:p>
          </table:table-cell>
          <table:table-cell table:style-name="ce3" office:value-type="string" calcext:value-type="string">
            <text:p>Im Jahr 1911 machen die Universität von Paris und das Institut Pasteur die Entscheidung Kräfte zu bündeln, ein Radium-Institut zu schaffen Forschung über radioaktive Stoffe zu entwickeln. Das neue Institut umfasst zunächst auf die Untersuchung von Strahlung zu Marie Curie gegeben gewidmet Labor und zweitens für den Arzt Regaud, gewidmet medizinische Anwendungen. Es ist der Ursprung der Curie-Stiftung des öffentlichen Nutzens durch Dekret vom 27. Mai 1921, im selben Jahr ihrer Entstehung erfaßt. Aber der Aufstieg und neue Perspektiven der Forschung erfordern zunehmende Zusammenarbeit zwischen Biologie, Medizin, Chirurgie, Physik, Biomathematik und Computern: Radium-Institut und der Curie-Stiftung dann entbinden 1978 am Institut Curie, besteht aus drei Abschnitten: Arzt- und Krankenhaus , Biologie und Physik und Chemie, in zwei Standorte aufgeteilt man hier, ein in Orsay.</text:p>
          </table:table-cell>
          <table:table-cell table:style-name="ce3" office:value-type="string" calcext:value-type="string">
            <text:p>Curie Foundation</text:p>
          </table:table-cell>
          <table:table-cell table:style-name="ce3" office:value-type="string" calcext:value-type="string">
            <text:p>In 1911, de Universiteit van Parijs en het Institut Pasteur de beslissing om de krachten te bundelen om een ​​Radium Instituut voor onderzoek naar het op radioactieve stoffen te ontwikkelen. Het nieuwe instituut omvat eerste laboratorium gewijd aan de studie van de straling gegeven aan Marie Curie, en ten tweede, voor de dokter Regaud, gewijd aan medische toepassingen. Het ligt aan de oorsprong van de Curie Foundation, erkend van openbaar nut bij decreet van 27 mei 1921, hetzelfde jaar van haar oprichting. Maar de opkomst en nieuwe perspectieven van het onderzoek vereisen toenemende samenwerking tussen biologie, geneeskunde, chirurgie, natuurkunde, biomathematica en computer: het Radium Instituut en de Curie Foundation dan bevallen in 1978, bij het Institut Curie, bestaat uit drie delen: artsen en ziekenhuizen , biologie en natuurkunde en scheikunde, verdeeld over twee campussen één hier, één in Orsay.</text:p>
          </table:table-cell>
          <table:table-cell table:style-name="ce1" office:value-type="string" calcext:value-type="string">
            <text:p>居里基金会</text:p>
          </table:table-cell>
          <table:table-cell table:style-name="ce3" office:value-type="string" calcext:value-type="string">
            <text:p>1911年，巴黎大学和巴斯德研究所做联手打造镭研究所制定关于放射性物质研究的决定。新的研究所包括专门的辐射给居里夫人在研究首个实验室，二是为医生Regaud，专用于医疗应用。它是在居里基金会的起源，由1921年5月，其创作的，同年27法令承认的公共效用。但上升和研究的新视角要求增加生物，医药，手术，物理，生物数学与计算机之间的合作：镭研究所居里基金会则生出在1978年，居里研究所，由三个部分组成：医疗和医院，生物学，物理学和化学，分为两个校区一个就在这里，一个在奥赛。</text:p>
          </table:table-cell>
          <table:table-cell table:style-name="ce3" office:value-type="string" calcext:value-type="string">
            <text:p>キュリー財団</text:p>
          </table:table-cell>
          <table:table-cell table:style-name="ce3" office:value-type="string" calcext:value-type="string">
            <text:p>1911年、パリの大学とパスツール研究所は、放射性物質の研究を開発するラジウム研究所を作成するために軍に参加する決定を下します。新研究所は、医療用途に特化医師Regaudのための最初のマリー・キュリーに与えられた放射線の研究に専念実験室、第二を含みます。これは、1921年5月27日の法令により公益の認識キュリー財団、その作成の同年の原点です。しかし、生物学、医学、外科、物理学、biomathematicsとコンピュータの間で増加の連携を必要とする研究の台頭と新たな視点：ラジウム研究所キュリー財団は、その後キュリー研究所では、1978年に出産するには、三つの部分から構成されています。医療と病院、生物学、物理学、化学、右ここに2つのキャンパス1に分け、オルセーで1。</text:p>
          </table:table-cell>
          <table:table-cell table:style-name="ce3" office:value-type="string" calcext:value-type="string">
            <text:p>Curie Foundation</text:p>
          </table:table-cell>
          <table:table-cell table:style-name="ce3" office:value-type="string" calcext:value-type="string">
            <text:p>В 1911 году Парижский университет и Институт Пастера принять решение объединить свои усилия, чтобы создать Радиевый институт для разработки исследований по радиоактивных веществ. Новый институт включает в себя первую лабораторию, посвященный изучению излучения данного Марии Кюри, а второй, для доктора Regaud, посвященной медицины. Это в начале Кюри фонда, признается общественной полезности декретом от 27 мая 1921, в том же году его создания. Но подъем и новые перспективы исследований требуют расширения сотрудничества между биологии, медицине, хирургии, физики, биоматематики и компьютер: Радиевый институт и Кюри фонда затем рожают в 1978 году, в Институте Кюри, состоит из трех секций: медицинских и больничных , биология, физика и химия, делятся на две кампусы один прямо здесь, один в Orsay.</text:p>
          </table:table-cell>
          <table:table-cell table:style-name="ce3" office:value-type="string" calcext:value-type="string">
            <text:p>مؤسسة كوري</text:p>
          </table:table-cell>
          <table:table-cell table:style-name="ce3" office:value-type="string" calcext:value-type="string">
            <text:p>في عام 1911، وجامعة باريس ومعهد باستور اتخاذ القرار للانضمام الى القوات لإنشاء معهد الراديوم لتطوير الأبحاث على المواد المشعة. يضم المعهد الجديد أول مختبر المكرسة لدراسة الإشعاع نظرا لماري كوري، وثانيا، للطبيب Regaud، مكرس للتطبيقات الطبية. وهو في الأصل من مؤسسة كوري، المعترف بها من المرافق العامة بمرسوم من 27 مايو 1921، وهو نفس العام من إنشائها. لكن صعود وجهات نظر جديدة للبحث تتطلب زيادة التعاون بين البيولوجيا والطب والجراحة، والفيزياء، والرياضيات البيولوجية والكمبيوتر: معهد الراديوم ومؤسسة كوري ثم تلد في عام 1978، في معهد كوري، يتكون من ثلاثة أقسام: الطبية والمستشفيات وعلم الأحياء والفيزياء والكيمياء، وينقسم إلى فرعين واحد هنا، واحد في أورساي.</text:p>
          </table:table-cell>
          <table:table-cell table:style-name="ce3" table:number-columns-repeated="6"/>
          <table:table-cell table:number-columns-repeated="997"/>
        </table:table-row>
        <table:table-row table:style-name="ro1">
          <table:table-cell table:style-name="ce2" office:value-type="float" office:value="27" calcext:value-type="float">
            <text:p>27</text:p>
          </table:table-cell>
          <table:table-cell table:style-name="ce3" office:value-type="string" calcext:value-type="string">
            <text:p>Le Val de Grâce</text:p>
          </table:table-cell>
          <table:table-cell table:style-name="ce3" office:value-type="string" calcext:value-type="string">
            <text:p>Après l’Oratoire de Bérulle (1611-1616), Anne d’Autriche installe ici les Bénédictines du Val-Profond. La reine s’y rendait pour correspondre avec sa famille espagnole, et fit le vœu d’élever une église pour remercier Dieu de la naissance d’un fils. Le 1er avril 1645, Louis XIV, âgé de 7 ans, pose la première pierre de l’édifice, dont la construction, sur des plans de François Mansart repris par Jacques Le Mercier, Pierre Le Muet et Gabriel Le Duc s’achève en 1667. Michel Anguin et Philippe Buyster sont les auteurs des sculptures. Le dôme est l’un des plus anciens de Paris, et le cloître date de 1655. Devenu en 1795 hôpital militaire, il abrite aussi l’Ecole d’Application du Service de Santé depuis 1850.</text:p>
          </table:table-cell>
          <table:table-cell table:style-name="ce3" office:value-type="string" calcext:value-type="string">
            <text:p>The Val de Grace</text:p>
          </table:table-cell>
          <table:table-cell table:style-name="ce3" office:value-type="string" calcext:value-type="string">
            <text:p>After the Oratory of Berulle (1611-1616), Anne of Austria settled here Benedictine Val-Profond. The queen went there to correspond with his Spanish family, and vowed to build a church to thank God for the birth of a son. On April 1, 1645, Louis XIV, age 7, laid the first stone of the building, including construction, to plans by Mansart over by Jacques Lemercier, Peter Gabriel and The Mute Duke ends in 1667 . Anguin Michel and Philippe Buyster are the authors of the sculptures. The dome is one of the oldest in Paris, and the cloister date of 1655. Having become in 1795 a military hospital, it also houses the School of Application of the Health Service since 1850.</text:p>
          </table:table-cell>
          <table:table-cell table:style-name="ce3" office:value-type="string" calcext:value-type="string">
            <text:p>La Val de Grace</text:p>
          </table:table-cell>
          <table:table-cell table:style-name="ce3" office:value-type="string" calcext:value-type="string">
            <text:p>Dopo l'Oratorio di Bérulle (1611-1616), Anna d'Austria si stabilirono qui benedettina Val-Profond. La regina non è andato a corrispondere con la sua famiglia spagnola, e ha promesso di costruire una chiesa per ringraziare Dio per la nascita di un figlio. Il 1 ° aprile 1645, Luigi XIV, 7 anni, di cui la prima pietra dell'edificio, compresa la costruzione, su progetto di Mansart da Jacques Lemercier, Peter Gabriel e Le estremità Mute Duke nel 1667. Anguin Michel e Philippe Buyster sono delle sculture autori. La cupola è uno dei più antichi di Parigi, e la data chiostro del 1655. Divenuto nel 1795 un ospedale militare, ospita anche la Scuola di Applicazione del servizio sanitario dal 1850.</text:p>
          </table:table-cell>
          <table:table-cell table:style-name="ce3" office:value-type="string" calcext:value-type="string">
            <text:p>El Val de Grace</text:p>
          </table:table-cell>
          <table:table-cell table:style-name="ce3" office:value-type="string" calcext:value-type="string">
            <text:p>Después de que el Oratorio de Bérulle (1611-1616), Ana de Austria se establecieron aquí benedictina Val-Profond. La reina fue allí para que se corresponda con su familia española, y se comprometió a construir una iglesia para dar gracias a Dios por el nacimiento de un hijo. El 1 de abril, 1645, Luis XIV, de 7 años, colocó la primera piedra del edificio, incluyendo la construcción, los planos de Mansart por Jacques Lemercier, Peter Gabriel y Los extremos Silencio Duke en 1667. Anguin Michel y Philippe Buyster son los autores de las esculturas. La cúpula es una de las más antiguas de París, y la fecha claustro de 1655. Habiéndose convertido en 1795 en un hospital militar, que también alberga la Escuela de Aplicación del Servicio de Salud desde 1850.</text:p>
          </table:table-cell>
          <table:table-cell table:style-name="ce3" office:value-type="string" calcext:value-type="string">
            <text:p>Das Val de Grace</text:p>
          </table:table-cell>
          <table:table-cell table:style-name="ce3" office:value-type="string" calcext:value-type="string">
            <text:p>Nach dem Oratorio Berulle (1611-1616), ließ Anne von Österreich hier Benediktiner Val-Profond. Die Königin ging es zu entsprechen mit seiner spanischen Familie, und gelobte, eine Kirche zu danken Gott für die Geburt eines Sohns zu bauen. Am 1. April 1645, Louis XIV, im Alter von 7, den ersten Stein des Gebäudes gelegt, einschließlich Bau, nach Plänen von Mansart von Jacques Lemercier, Peter Gabriel und The Mute Duke endet im Jahre 1667. Anguin Michel und Philippe Buyster sind die Autoren der Skulpturen. Die Kuppel ist eines der ältesten in Paris, und das Kloster Datum 1655 ein Lazarett im Jahr 1795 worden, es beherbergt auch die Schule der Anwendung des Health Service seit 1850.</text:p>
          </table:table-cell>
          <table:table-cell table:style-name="ce3" office:value-type="string" calcext:value-type="string">
            <text:p>De Val de Grace</text:p>
          </table:table-cell>
          <table:table-cell table:style-name="ce3" office:value-type="string" calcext:value-type="string">
            <text:p>Na het Oratorium van Berulle (1611-1616), Anne van Oostenrijk vestigden zich hier Benedictijnse Val-Profond. De koningin ging er te corresponderen met zijn Spaanse familie, en zwoer een kerk om God te danken voor de geboorte van een zoon op te bouwen. Op 1 april 1645, Louis XIV, leeftijd 7, legde de eerste steen van het gebouw, waaronder de constructie, volgens de plannen van Mansart overgenomen door Jacques Lemercier, Peter Gabriel en The Mute Duke eindigt in 1667. Anguin Michel en Philippe Buyster zijn de auteurs van de sculpturen. De koepel is een van de oudste in Parijs, en het klooster datum van 1655. Nadat geworden in 1795 een militair hospitaal, herbergt ook de School van de toepassing van de Health Service sinds 1850.</text:p>
          </table:table-cell>
          <table:table-cell table:style-name="ce1" office:value-type="string" calcext:value-type="string">
            <text:p>在贝尔西</text:p>
          </table:table-cell>
          <table:table-cell table:style-name="ce3" office:value-type="string" calcext:value-type="string">
            <text:p>贝吕尔（1611年至1616年）的演说后，奥地利的安妮在这里定居的本笃会的Val-Profond。女王去那里对应与他的西班牙家庭，并誓言要建立一个教会感谢上帝的儿子的诞生。在1645年4月1，路易十四，7岁，由杰克斯·莱梅谢尔，彼得·盖布瑞尔和1667年的静音公爵结束奠定了建设，包括建设的第一块石头，由萨尔，计划在。 Anguin米歇尔和Philippe Buyster是雕塑的作者。圆顶是巴黎最古老的一个，和1655年的回廊日期已经成为在1795年一家军队医院，还设有自1850年以来医疗卫生服务中的应用学院。</text:p>
          </table:table-cell>
          <table:table-cell table:style-name="ce3" office:value-type="string" calcext:value-type="string">
            <text:p>ヴァル・ド・グレース</text:p>
          </table:table-cell>
          <table:table-cell table:style-name="ce3" office:value-type="string" calcext:value-type="string">
            <text:p>Berulle（1611-1616）の礼拝堂後、オーストリアのアンはベネディクトヴァルProfondここに定住しました。女王は彼のスペイン語の家族に対応してそこに行き、息子の誕生を神に感謝するために教会を建てることを誓いました。 1645年4月1日には、ルイXIV、年齢7は、ジャックス・レマーシャー、ピーター・ガブリエルと1667でミュートデューク終了によってオーバーマンサールによって計画に、建設を含む建物の最初の石を、築きました。 AnguinミシェルとフィリップBuysterは彫刻の作者です。ドームは、パリで最も古いの一つであり、1655の回廊日は1795年に軍病院になった、それはまた、1850年以来、保健サービスの応用の学校を収容します。</text:p>
          </table:table-cell>
          <table:table-cell table:style-name="ce3" office:value-type="string" calcext:value-type="string">
            <text:p>Валь-де-Грейс</text:p>
          </table:table-cell>
          <table:table-cell table:style-name="ce3" office:value-type="string" calcext:value-type="string">
            <text:p>После того, как Оратория Берюль (1611-1616), Анна Австрийская поселились здесь бенедиктинский Val-Профон. Королева пошла туда, чтобы соответствовать его испанской семьи, и поклялся построить церковь, чтобы поблагодарить Бога за рождение сына. С 1 апреля 1645 года, Людовик XIV, возраст 7, заложен первый камень здания, в том числе строительства, планы по Мансаром над Жаком Лемерсье, Peter Gabriel и Концы Mute Duke в 1667 году. Anguin Мишель и Филипп Buyster являются авторами скульптур. Купол является одним из старейших в Париже, и дата монастырь 1655. Став в 1795 году военный госпиталь, он также находится школа применения службы здравоохранения с 1850 года.</text:p>
          </table:table-cell>
          <table:table-cell table:style-name="ce3" office:value-type="string" calcext:value-type="string">
            <text:p>فال دي جراس</text:p>
          </table:table-cell>
          <table:table-cell table:style-name="ce3" office:value-type="string" calcext:value-type="string">
            <text:p>بعد الخطابة من Berulle (1611-1616)، واستقر آن النمسا هنا البينديكتين فال Profond. ذهبت الملكة هناك لتتوافق مع عائلته الإسبانية، وتعهد لبناء كنيسة لنشكر الله على ولادة ابنه. في 1 أبريل 1645، لويس الرابع عشر، سن 7، وضع حجر الأساس للمبنى، بما في ذلك البناء، لخطط Mansart برئاسة جاك لوميير، بيتر غابرييل وينتهي كتم ديوك في 1667. Anguin ميشال وفيليب Buyster هي الكتاب من المنحوتات. القبة هي واحدة من أقدم في باريس، وتاريخ الدير من 1655. وبعد أن أصبحت في عام 1795 في مستشفى عسكري، ويضم أيضا مدرسة تطبيق خدمة الصحة منذ عام 1850.</text:p>
          </table:table-cell>
          <table:table-cell table:style-name="ce3" table:number-columns-repeated="6"/>
          <table:table-cell table:number-columns-repeated="997"/>
        </table:table-row>
        <table:table-row table:style-name="ro1">
          <table:table-cell table:style-name="ce2" office:value-type="float" office:value="28" calcext:value-type="float">
            <text:p>28</text:p>
          </table:table-cell>
          <table:table-cell table:style-name="ce3" office:value-type="string" calcext:value-type="string">
            <text:p>Lycée Henri IV</text:p>
          </table:table-cell>
          <table:table-cell table:style-name="ce3" office:value-type="string" calcext:value-type="string">
            <text:p>En 510, Clovis fonda ici un sanctuaire dédié aux apôtres Pierre et Paul, où il se fit inhumer en 511, et sainte Geneviève en 512. Vers la fin du VIe siècle, transformé en abbaye, il possède une grande partie du quartier au sud jusqu’à Saint-Médard. De l’église, reconstruite vers 1180, reste la tour dite de Clovis. Subsistent encore le réfectoire du XIIIe siècle, le cloître (1746), des bâtiments et un escalier du XVIIIe siècle. Les 80 000 volumes et 2 000 manuscrits ont été transférés à la bibliothèque Sainte-Geneviève. L’abbaye a été affectée à l’enseignement dès 1796 : lycée Napoléon (1804), puis Henri IV (1815). Les fils de Louis Philippe, Musset, Scribe, Sainte-Beuve, Viollet-Le-duc et Haussmann y ont été élèves.</text:p>
          </table:table-cell>
          <table:table-cell table:style-name="ce3" office:value-type="string" calcext:value-type="string">
            <text:p>Lycée Henri IV</text:p>
          </table:table-cell>
          <table:table-cell table:style-name="ce3" office:value-type="string" calcext:value-type="string">
            <text:p>In 510, Clovis founded a sanctuary here dedicated to the apostles Peter and Paul, where he was buried in 511, and St. Genevieve in 512. By the end of the sixth century, transformed into Abbey, it has much of the area south up 'Saint-Médard. From the church, rebuilt in 1180, remains the tower called Clovis. still remain the refectory of the thirteenth century, the cloister (1746), building and staircase of the eighteenth century. The 80 000 books and 2000 manuscripts were transferred to the library Sainte Genevieve. The abbey has been allocated to education in 1796: Napoleon school (1804) and Henry IV (1815). The son of Louis Philippe, Musset, Scribe, Sainte-Beuve, Viollet-Le-Duc and Haussmann there were students.</text:p>
          </table:table-cell>
          <table:table-cell table:style-name="ce3" office:value-type="string" calcext:value-type="string">
            <text:p>Lycée Henri IV</text:p>
          </table:table-cell>
          <table:table-cell table:style-name="ce3" office:value-type="string" calcext:value-type="string">
            <text:p>Nel 510, Clodoveo fondò un santuario qui dedicata agli apostoli Pietro e Paolo, dove fu sepolto nel 511, e S. Genevieve nel 512. Entro la fine del VI secolo, trasformato in Abbazia, ha gran parte della zona a sud up 'Saint-Médard. Dalla chiesa, ricostruita nel 1180, rimane la torre detta di Clovis. rimangono ancora il refettorio del XIII secolo, il chiostro (1746), la costruzione e la scalinata del XVIII secolo. Le 80 000 libri e 2.000 manoscritti sono stati trasferiti alla biblioteca Sainte Genevieve. L'abbazia è stata assegnata alla formazione nel 1796: scuola di Napoleone (1804) e Enrico IV (1815). Il figlio di Luigi Filippo, Musset, Scribe, Sainte-Beuve, Viollet-Le-Duc e Haussmann c'erano studenti.</text:p>
          </table:table-cell>
          <table:table-cell table:style-name="ce3" office:value-type="string" calcext:value-type="string">
            <text:p>Lycée Henri IV</text:p>
          </table:table-cell>
          <table:table-cell table:style-name="ce3" office:value-type="string" calcext:value-type="string">
            <text:p>En 510, Clovis fundó un santuario aquí dedicado a los apóstoles Pedro y Pablo, donde fue enterrado en 511, y en St. Genevieve 512. A finales del siglo VI, transformado en Abbey, que tiene gran parte de la zona sur hasta 'Saint-Médard. Desde la iglesia, reconstruida en 1180, sigue siendo la torre llamada Clovis. siguen siendo el refectorio del siglo XIII, el claustro (1746), la construcción y la escalera del siglo XVIII. Los 80 000 libros y manuscritos 2000 fueron transferidos a la biblioteca Sainte Genevieve. La abadía ha sido asignado a la educación en 1796: Escuela de Napoleón (1804) y Henry IV (1815). El hijo de Luis Felipe, Musset, Scribe, Sainte-Beuve, Viollet-Le-Duc y Haussmann había estudiantes.</text:p>
          </table:table-cell>
          <table:table-cell table:style-name="ce3" office:value-type="string" calcext:value-type="string">
            <text:p>Lycée Henri IV</text:p>
          </table:table-cell>
          <table:table-cell table:style-name="ce3" office:value-type="string" calcext:value-type="string">
            <text:p>In 510, Clovis ein Heiligtum gegründet hier den Aposteln Petrus und Paulus gewidmet, wo er in 511 und St. Genevieve in 512. Am Ende des sechsten Jahrhunderts begraben wurde, verwandelte sich in Abbey, es hat viel von der Gegend südlich bis ‚Saint-Médard. Von der Kirche, im Jahr 1180 wieder aufgebaut, bleibt der Turm genannt Clovis. noch bleibt das Refektorium des dreizehnten Jahrhunderts, das Kloster (1746), Gebäude und Treppenhaus des achtzehnten Jahrhunderts. Die 80 000 Bücher und 2000 Handschriften wurden in die Bibliothek Sainte Genevieve übertragen. Napoleon Schule (1804) und Henry IV (1815): Die Abtei wurde im Jahre 1796 auf Bildung zugeordnet. Der Sohn von Louis Philippe, Musset, Scribe, Sainte-Beuve, Viollet-Le-Duc und Haussmann waren Studenten.</text:p>
          </table:table-cell>
          <table:table-cell table:style-name="ce3" office:value-type="string" calcext:value-type="string">
            <text:p>Lycée Henri IV</text:p>
          </table:table-cell>
          <table:table-cell table:style-name="ce3" office:value-type="string" calcext:value-type="string">
            <text:p>In 510, Clovis richtte een heiligdom hier gewijd aan de apostelen Peter en Paulus, waar hij werd begraven in 511, en St. Genevieve in 512. Tegen het einde van de zesde eeuw, omgevormd tot Abbey, het heeft een groot deel van het gebied ten zuiden up 'Saint-Médard. Vanaf de kerk, herbouwd in 1180, blijft de toren genaamd Clovis. nog steeds de refter van de dertiende eeuw, het klooster (1746), het bouwen en het trappenhuis van de achttiende eeuw. De 80 000 boeken en 2000 manuscripten werden overgebracht naar de bibliotheek Sainte Genevieve. De abdij werd toegewezen aan onderwijs in 1796: Napoleon de school (1804) en Henry IV (1815). De zoon van Louis Philippe, Musset, Scribe, Sainte-Beuve, Viollet-le-Duc en Haussmann waren er studenten.</text:p>
          </table:table-cell>
          <table:table-cell table:style-name="ce1" office:value-type="string" calcext:value-type="string">
            <text:p>亨利四世中学</text:p>
          </table:table-cell>
          <table:table-cell table:style-name="ce3" office:value-type="string" calcext:value-type="string">
            <text:p>在510，克洛维斯成立了一个献身使徒彼得和保罗，在那里他被安葬在511，和圣吉纳维夫在512到六世纪，转变成修道院的最后避难所，它的大部分地区南部起来“圣MEDARD。从教堂，在1180重建，仍名为克洛维斯塔。仍然十三世纪的食堂，回廊（1746），建筑和十八世纪的楼梯。 80万册书籍和2000页手稿被转移到图书馆圣吉纳维夫。修道院已被分配给教育1796年：拿破仑学校（1804）和亨利四世1815。路易·菲利普，缪塞，抄写员，圣伯夫，维奥莱特 - 勒·杜克和奥斯曼的儿子有学生。</text:p>
          </table:table-cell>
          <table:table-cell table:style-name="ce3" office:value-type="string" calcext:value-type="string">
            <text:p>リセアンリIV</text:p>
          </table:table-cell>
          <table:table-cell table:style-name="ce3" office:value-type="string" calcext:value-type="string">
            <text:p>510で、クロービスは、彼は修道院に変換、第六世紀の終わりまでに512に511に埋もれ、聖ジュヌヴィエーヴたピーターとポールは、それが地域の南アップの多くを持っている使徒たちに捧げここに聖域を設立しました「サンMédard。 1180に再建教会からは、クロービスと呼ばれる塔のまま。まだ18世紀、13世紀、回廊（1746）、建物や階段の食堂残ります。 80冊の000本と2000冊の写本は、ライブラリサントジュヌに移しました。ナポレオンの学校（1804年）とヘンリーIV（1815）：修道院は、1796年の教育に割り当てられています。学生はルイ・フィリップ、ミュッセ、スクライブ、サントブーブ、ヴィオレ・ル・デュクとオスマンの息子がありました。</text:p>
          </table:table-cell>
          <table:table-cell table:style-name="ce3" office:value-type="string" calcext:value-type="string">
            <text:p>Лицей Henri IV</text:p>
          </table:table-cell>
          <table:table-cell table:style-name="ce3" office:value-type="string" calcext:value-type="string">
            <text:p>В 510 Хлодвиг основал святилище здесь посвященный апостолов Петра и Павла, где он был похоронен в 511, и Сент-Женевьев в 512. К концу шестого века, превращается в аббатстве, он имеет большую часть южной площадь «Сен-Медар. Из церкви, перестроен в 1180 году, остается башня называется Кловис. по-прежнему остаются трапезная тринадцатого века, монастырь (1746), здание и лестница восемнадцатого века. В 80 000 книг и 2000 рукописей были переданы в библиотеку Сент-Женевьев. Аббатство было выделено на образование в 1796 году: Наполеон школу (1804) и Генриха IV (1815). Сын Луи-Филипп, Мюсс, Scribe, Сент-Бев, Виолу-ль-Дюк и Осман были студентами.</text:p>
          </table:table-cell>
          <table:table-cell table:style-name="ce3" office:value-type="string" calcext:value-type="string">
            <text:p>يسيه هنري الرابع</text:p>
          </table:table-cell>
          <table:table-cell table:style-name="ce3" office:value-type="string" calcext:value-type="string">
            <text:p>في 510، التي تأسست كلوفيس ملاذا هنا مخصصة لالرسل بطرس وبولس، حيث دفن في 511، وسانت جنفياف في 512. وبحلول نهاية القرن السادس عشر، تحولت إلى دير، فقد الكثير من منطقة الجنوب لتصل "سان ميدار. من الكنيسة، وإعادة بنائها عام 1180، لا تزال برج يسمى كلوفيس. لا تزال في غرفة الطعام في القرن الثالث عشر، الدير (1746)، وبناء وسلم من القرن الثامن عشر. تم نقل 80 000 الكتب والمخطوطات 2000 إلى مكتبة سانت جنفياف. وقد تم تخصيص الدير في التعليم في عام 1796: مدرسة نابليون (1804) وهنري الرابع (1815). ابن لويس فيليب، موسيه، الكاتب، سانت بيوف، فيوليت لو دوك وهوسمان كان هناك طلاب.</text:p>
          </table:table-cell>
          <table:table-cell table:style-name="ce3" table:number-columns-repeated="6"/>
          <table:table-cell table:number-columns-repeated="997"/>
        </table:table-row>
        <table:table-row table:style-name="ro1">
          <table:table-cell table:style-name="ce2" office:value-type="float" office:value="29" calcext:value-type="float">
            <text:p>29</text:p>
          </table:table-cell>
          <table:table-cell table:style-name="ce3" office:value-type="string" calcext:value-type="string">
            <text:p>Enceinte de Philippe Auguste</text:p>
          </table:table-cell>
          <table:table-cell table:style-name="ce3" office:value-type="string" calcext:value-type="string">
            <text:p>En 1190, avant son départ pour la troisième croisade, Philippe Auguste demande aux habitants de contribuer à la sécurité de la ville par la construction d’une muraille d’environ 5 km, achevée vers 1210. Cette courtine, haute de dix mètre et couronnée d’un chemin de ronde crénelé, est percée d’une dizaine de portes. Bornée à l’ouest par la forteresse du Louvre, édifiée pour la protéger dans les premières années du XIIIe siècle, à l’est par la place de Grève, au nord par les Halles, et au sud par le bourg Sainte-Geneviève, elle définit une capitale de 250 hectares : désormais, le palais, le trésor et les archives s’y trouvent fixés à demeure, même si le roi n’y réside pas toujours. Il s’agir de la première tentative d’union des trois quartiers parisiens : la « Cité », cœur religieux, administratif et judiciaire, la « Ville », pôle économique situé autour des ports de la rive droite, et « l’Université » naissante, rive gauche.</text:p>
          </table:table-cell>
          <table:table-cell table:style-name="ce3" office:value-type="string" calcext:value-type="string">
            <text:p>Philippe Auguste</text:p>
          </table:table-cell>
          <table:table-cell table:style-name="ce3" office:value-type="string" calcext:value-type="string">
            <text:p>In 1190, before his departure for the Third Crusade, Philip Augustus asks people to contribute to the security of the city by building a wall of about 5 km, completed around 1210. This curtain, ten meters high and crowned a walkway embattled, is pierced with ten doors. Bounded on the west by the Louvre fortress, built to protect it in the early years of the thirteenth century, to the east by the Greve, north by the Halles, and the south by the town of Sainte-Geneviève, she defines a capital of 250 hectares: now, the palace, the treasury and archives are located permanently fixed, even if the king does not always resides. It be the first attempt to unite the three districts of Paris: the "City" heart religious, administrative and judicial, the "City" economic hub located around the ports of the right bank, and "University" infant, left bank.</text:p>
          </table:table-cell>
          <table:table-cell table:style-name="ce3" office:value-type="string" calcext:value-type="string">
            <text:p>Philippe Auguste</text:p>
          </table:table-cell>
          <table:table-cell table:style-name="ce3" office:value-type="string" calcext:value-type="string">
            <text:p>Nel 1190, prima della sua partenza per la terza crociata, Filippo Augusto chiede alle persone di contribuire alla sicurezza della città con la costruzione di un muro di circa 5 km, completato intorno 1210. Questa tenda, metri di dieci alta e coronata una passerella merlata, viene trafitto con porte dieci. Delimitata a ovest dalla fortezza del Louvre, costruito per proteggerlo nei primi anni del XIII secolo, a est con la Greve, a nord dalla Halles, e il sud dalla città di Sainte-Geneviève, si definisce un capitale di 250 ettari: ora, il palazzo, il tesoro e gli archivi si trovano fissati in modo stabile, anche se il re non sempre risiede. E 'il primo tentativo di unire i tre distretti di Parigi: la "Città" cuore religioso, amministrativa e giudiziaria, il centro economico "Città" che si trova in giro per i porti della riva destra, e del bambino "Università", riva sinistra.</text:p>
          </table:table-cell>
          <table:table-cell table:style-name="ce3" office:value-type="string" calcext:value-type="string">
            <text:p>Philippe Auguste</text:p>
          </table:table-cell>
          <table:table-cell table:style-name="ce3" office:value-type="string" calcext:value-type="string">
            <text:p>En 1190, antes de su partida para la tercera cruzada, Felipe Augusto pide a la gente a contribuir a la seguridad de la ciudad mediante la construcción de un muro de unos 5 km, completado alrededor de 1210. Esta cortina, diez metros de altura y coronada de una pasarela asediado, se perfora con puertas de diez. Limita al oeste con la fortaleza del Louvre, construido para protegerlo en los primeros años del siglo XIII, al este por la Greve, al norte por el Halles, y al sur con el municipio de Sainte-Geneviève, que define un capital de 250 hectáreas: ahora, el palacio, el tesoro y los archivos se encuentran fijados de manera permanente, incluso si el rey no siempre reside. Es el primer intento de unir los tres barrios de París: la "ciudad" corazón religioso, administrativo y judicial, el centro económico "ciudad" que se encuentra alrededor de los puertos de la orilla derecha, y el niño "Universidad", margen izquierda.</text:p>
          </table:table-cell>
          <table:table-cell table:style-name="ce3" office:value-type="string" calcext:value-type="string">
            <text:p>Philippe Auguste</text:p>
          </table:table-cell>
          <table:table-cell table:style-name="ce3" office:value-type="string" calcext:value-type="string">
            <text:p>Im Jahr 1190, vor seiner Abreise nach dem Dritten Kreuzzug, Philip Augustus fragt Menschen durch den Bau einer Mauer von etwa 5 km, abgeschlossen um 1210. Dieser Vorhang, zehn Meter hoch und krönte einen Gehweg umkämpfte, um die Sicherheit der Stadt beitragen wird durchbohrt mit zehn Türen. Im Westen begrenzt durch die Louvre Festung, erbaut in den frühen Jahren des dreizehnten Jahrhunderts zu schützen, im Osten von dem Greve, nördlich von dem Halle, und im Süden durch die Stadt Sainte-Geneviève, sie definiert eine Hauptstadt 250 Hektar: nun, das Schloss, das Treasury und Archive sind fest angebrachter befindet, auch wenn der König wohnt nicht immer der Fall ist. Es ist der erste Versuch, die drei Viertel von Paris zu vereinen: der „City“ Herz religiöser, Verwaltung und Justiz, die „City“ wirtschaftliche Drehscheibe rund um die Häfen des rechten Ufers und „Universität“ infant, linkes Ufer entfernt.</text:p>
          </table:table-cell>
          <table:table-cell table:style-name="ce3" office:value-type="string" calcext:value-type="string">
            <text:p>Philippe Auguste</text:p>
          </table:table-cell>
          <table:table-cell table:style-name="ce3" office:value-type="string" calcext:value-type="string">
            <text:p>In 1190, voor zijn vertrek naar de Derde Kruistocht, Filips vraagt ​​mensen om bij te dragen aan de veiligheid van de stad door het bouwen van een muur van ongeveer 5 km, voltooid rond 1210. Dit gordijn, tien meter hoog en bekroond een loopbrug in moeilijkheden, wordt doorboord met tien deuren. In het westen begrensd door de vesting Louvre, gebouwd om het te beschermen in de beginjaren van de dertiende eeuw, in het oosten door de Greve, noorden door de Halles, en het zuiden door de stad van Sainte-Geneviève, definieert ze een kapitaal van 250 hectare: nu, het paleis, de schatkist en archieven bevinden zich permanent bevestigd, zelfs als de koning niet altijd verblijft. Het zijn de eerste poging om de drie wijken van Parijs te verenigen: het hart "City" religieuze, administratieve en gerechtelijke, de "City" economisch centrum ligt rond de havens van de rechteroever, en "University" zuigeling, linkeroever.</text:p>
          </table:table-cell>
          <table:table-cell table:style-name="ce1" office:value-type="string" calcext:value-type="string">
            <text:p>菲利普奥古斯特</text:p>
          </table:table-cell>
          <table:table-cell table:style-name="ce1" office:value-type="string" calcext:value-type="string">
            <text:p>在1190年，他的离开对于第三次十字军之前，菲利普·奥古斯都要求人们通过建立的大约5公里的墙壁，前后建成1210这幕，十米高，并加冕严阵以待走道促进城市的安全，被刺穿十门。界卢浮宫堡垒西边，建保障其早年十三世纪，由格雷夫，由菜市场北，由圣吉纳维夫镇南部的东，她定义的资本250公顷：现在，宫殿，国库和存档的位置永久固定的，即使王总不驻留。这是团结巴黎三个区的第一次尝试：“城市”心脏宗教，行政和司法，周围右岸的港口“城市”的经济枢纽，“大学”婴儿，左岸。</text:p>
          </table:table-cell>
          <table:table-cell table:style-name="ce3" office:value-type="string" calcext:value-type="string">
            <text:p>フィリップ・オーギュスト</text:p>
          </table:table-cell>
          <table:table-cell table:style-name="ce3" office:value-type="string" calcext:value-type="string">
            <text:p>1190年には、第3回十字軍のための彼の出発前に、フィリップアウグストは10メートル、高、1210の周りにこのカーテンを完了し、約5キロの壁を、構築することにより、都市の安全保障に貢献する人々を求め、四面楚歌歩道を戴冠、貫通され10ドアと。アールによってグレーヴェ、北で東に、13世紀の初頭に、それを保護するために構築されたルーヴルの要塞、サント・ジュヌヴィエーヴの町による南で西に囲まれた、彼女はの資本を定義します250ヘクタールを：今、宮殿は、自己およびアーカイブは王が常に存在しない場合であっても、恒久的に固定配置されています。右岸のポートの周囲に位置する「市」、宗教行政と司法の心、「市」の経済ハブ、および「大学」幼児、左岸：パリの3つの地区を統一する最初の試みです。</text:p>
          </table:table-cell>
          <table:table-cell table:style-name="ce3" office:value-type="string" calcext:value-type="string">
            <text:p>Philippe Auguste</text:p>
          </table:table-cell>
          <table:table-cell table:style-name="ce3" office:value-type="string" calcext:value-type="string">
            <text:p>В 1190 году, перед его отъездом Третьего крестового похода, Филипп Август просит людей внести свой вклад в безопасность города, построив стену около 5 км, завершено около 1210. Этот занавес, десять метров в высоту и увенчанную дорожку боевую готовность, прокалывается с десятью дверями. Граничит на западе крепости Лувра, построенный, чтобы защитить его в первые годы тринадцатого века, на востоке Греве, севера Halles и юге города Сент-Женевьев, она определяет капитал 250 га: в настоящее время, дворец, казначейство и архивы расположены стационарно, даже если король не всегда находится. Это будет первая попытка объединить три округа Парижа: «Город» сердце религиозного, административное и судебное, «Город» экономический центр расположен вокруг портов правого берега, и младенец «Университет», левый берег.</text:p>
          </table:table-cell>
          <table:table-cell table:style-name="ce3" office:value-type="string" calcext:value-type="string">
            <text:p>فيليب أوغست</text:p>
          </table:table-cell>
          <table:table-cell table:style-name="ce3" office:value-type="string" calcext:value-type="string">
            <text:p>في 1190، قبل رحيله عن الحملة الصليبية الثالثة، وفيليب أوغسطس يسأل الناس للمساهمة في أمن المدينة من خلال بناء جدار حوالي 5 كم، أنجزت حول 1210. هذا الستار، عشرة أمتار عالية وتوج ممر المحاصر، واخترقت مع الأبواب عشر. يحدها من الغرب القلعة متحف اللوفر، الذي بني لحمايتها في السنوات الأولى من القرن الثالث عشر، إلى الشرق من غريف، شمال من قبل حليس، والجنوب بلدة سانت جنفياف، وقالت انها تعرف العاصمة 250 هكتار: الآن، وتقع في القصر، والخزانة والمحفوظات ثابتة بشكل دائم، حتى لو كان الملك لا دائما يقيم. أن يكون أول محاولة لتوحيد ثلاث مناطق من باريس: "مدينة" قلب الديني والإداري والقضائي، و"المدينة" مركز اقتصادي تقع على بعد حوالى موانئ الضفة اليمنى، و "جامعة" الرضع، والضفة اليسرى.</text:p>
          </table:table-cell>
          <table:table-cell table:style-name="ce3" table:number-columns-repeated="6"/>
          <table:table-cell table:number-columns-repeated="997"/>
        </table:table-row>
        <table:table-row table:style-name="ro1">
          <table:table-cell table:style-name="ce2" office:value-type="float" office:value="30" calcext:value-type="float">
            <text:p>30</text:p>
          </table:table-cell>
          <table:table-cell table:style-name="ce3" office:value-type="string" calcext:value-type="string">
            <text:p>La porte Saint-Jacques</text:p>
          </table:table-cell>
          <table:table-cell table:style-name="ce3" office:value-type="string" calcext:value-type="string">
            <text:p>Constituée de deux tours jumelles et d’un passage sous arcade ogivale, la plus fréquentée des portes de la partie méridionale de l’enceinte de Philippe-Auguste s’ouvrait ici : située au débouché d’un grand axe de circulation quotidienne, elle reliait la principale rue méridienne de l’Outre-Petit-Pont à la route d’Etampes et d’Orléans. Il était donc vital de la maintenir ouverte, malgré les troubles qui affectent la cité, de la mort de Charles V à celle du dernier Valois. Alors que la plupart des autres sont régulièrement murées, la porte Saint-Jacques est même dotée d’un pont-levis durant l’été de 1417, face à la menace bourguignonne. Après les échecs essuyés par Jeanne d’Arc sur la rive droite, c’est ici que les troupes de Jehan Villiers de l’Isle-Adam pénètrent dans la ville à l’aube du 13 avril 1436. Grâce aux parisiens las de l’occupation anglaise, Charles VII peut ainsi faire une entrée solennelle dans sa capitale reconquise.</text:p>
          </table:table-cell>
          <table:table-cell table:style-name="ce3" office:value-type="string" calcext:value-type="string">
            <text:p>The Saint-Jacques</text:p>
          </table:table-cell>
          <table:table-cell table:style-name="ce3" office:value-type="string" calcext:value-type="string">
            <text:p>Consists of two twin towers and an underpass Gothic arch, the busiest of the gates of the southern part of the enclosure of Philip Augustus opened here located at the mouth of a major axis of daily traffic, it connected the main meridian street Overseas Petit Pont to the road Etampes and Orleans. It was therefore vital to keep it open, despite the problems that affect the city, the death of Charles V in the last Valois. While most other regularly walled, the Saint-Jacques even has a drawbridge in the summer of 1417, facing the threat of Burgundy. After the failures by Joan of Arc on the right bank, this is where the troops of Jehan Villiers de l'Isle-Adam entered the city at dawn of April 13, 1436. With weary Parisians of English occupation, Charles VII can thus make a solemn entry into the capital reconquered.</text:p>
          </table:table-cell>
          <table:table-cell table:style-name="ce3" office:value-type="string" calcext:value-type="string">
            <text:p>Il Saint-Jacques</text:p>
          </table:table-cell>
          <table:table-cell table:style-name="ce3" office:value-type="string" calcext:value-type="string">
            <text:p>Si compone di due torri gemelle e un arco gotico sottopassaggio, il più attivo dei cancelli della parte meridionale del recinto di Filippo Augusto aperto qui situata alla foce di un importante asse di traffico giornaliero, è collegato alla principale via meridiana Overseas Petit Pont la strada Etampes e Orleans. E 'stato quindi fondamentale per tenerlo aperto, nonostante i problemi che riguardano la città, la morte di Carlo V nell'ultimo Valois. Mentre la maggior parte degli altri murata regolarmente, il Saint-Jacques ha anche un ponte levatoio, nell'estate del 1417, di fronte alla minaccia di Borgogna. Dopo i fallimenti di Giovanna d'Arco sulla riva destra, questo è dove le truppe di Jehan Villiers de l'Isle-Adam entrati in città all'alba del 13 aprile 1436. Con stanche parigini di occupazione inglese, Carlo VII può quindi fare una ingresso solenne nella capitale riconquistato.</text:p>
          </table:table-cell>
          <table:table-cell table:style-name="ce3" office:value-type="string" calcext:value-type="string">
            <text:p>El Saint-Jacques</text:p>
          </table:table-cell>
          <table:table-cell table:style-name="ce3" office:value-type="string" calcext:value-type="string">
            <text:p>Consta de dos torres gemelas y un arco gótico paso subterráneo, el más activo de las puertas de la parte sur del recinto de Felipe Augusto abrió aquí situada en la desembocadura de un eje principal de tráfico diario, que conecta la calle principal meridiano de ultramar Petit Pont la carretera Étampes y Orleans. Por consiguiente, era vital para mantenerla abierta, a pesar de los problemas que afectan a la ciudad, la muerte de Carlos V en el último Valois. Mientras que la mayoría de otros amurallado con regularidad, el Saint-Jacques, incluso tiene un puente levadizo en el verano de 1417, ante la amenaza de Borgoña. Después de los fracasos de Juana de Arco en la orilla derecha, aquí es donde las tropas de Jehan Villiers de l'Isle-Adam entraron en la ciudad en la madrugada del 13 de abril de 1436. Con cansados ​​parisinos de ocupación Inglés, Carlos VII de este modo se puede hacer una entrada solemne en la capital reconquistada.</text:p>
          </table:table-cell>
          <table:table-cell table:style-name="ce3" office:value-type="string" calcext:value-type="string">
            <text:p>Der Saint-Jacques</text:p>
          </table:table-cell>
          <table:table-cell table:style-name="ce3" office:value-type="string" calcext:value-type="string">
            <text:p>Besteht aus zwei Doppeltürmen und eine Unterführung gotischen Bogen, die geschäftigsten der Tor des südlichen Teils des Gehäuses von Philipp August hier an der Mündung einer Hauptachse des täglichen Verkehrs befindet opened, verbunden es die Hauptmeridian Straße Overseas Petit Pont die Straße Etampes und Orleans. Es war daher wichtig, sie offen zu halten, trotz der Probleme, die die Stadt betreffen, den Tod von Karl V. in der letzten Valois. Während die meisten anderen regelmäßig zugemauert, hat die Saint-Jacques sogar eine Zugbrücke im Sommer 1417, die Gefahr von Burgund gegenüber. Nach den Ausfällen von Jeanne d'Arc auf dem rechten Ufer, das ist, wo die Truppen von Jehan Villiers de l'Isle-Adam, die Stadt in der Dämmerung vom 13. April, mit müden Parisern der englischen Besatzung 1436 eingegeben wurde, kann Charles VII machen somit ein feierlicher Einzug in die Hauptstadt wieder erobert.</text:p>
          </table:table-cell>
          <table:table-cell table:style-name="ce3" office:value-type="string" calcext:value-type="string">
            <text:p>De Saint-Jacques</text:p>
          </table:table-cell>
          <table:table-cell table:style-name="ce3" office:value-type="string" calcext:value-type="string">
            <text:p>Bestaat uit twee torens en een onderdoorgang gotische boog, de drukste van de poorten van het zuidelijke deel van de behuizing van Filips Augustus geopend hier gelegen aan de monding van een hoofdas van het dagelijkse verkeer, verbonden de belangrijkste meridiaan straat Overseas Petit Pont de weg Etampes en Orleans. Het is daarom van groot belang om het open te houden, ondanks de problemen die de stad, de dood van Karel V in de laatste Valois beïnvloeden. Terwijl de meeste andere regelmatig ommuurd, de Saint-Jacques heeft zelfs een ophaalbrug in de zomer van 1417, geconfronteerd met de dreiging van de Bourgogne. Na de mislukkingen van Jeanne d'Arc op de rechteroever, dit is waar de troepen van Jehan Villiers de l'Isle-Adam ging de stad in de vroege ochtend van 13 april 1436. Met vermoeide Parijzenaars van het Engels bezetting, kan Charles VII zo een plechtige binnenkomst in de heroverd hoofdstad.</text:p>
          </table:table-cell>
          <table:table-cell table:style-name="ce1" office:value-type="string" calcext:value-type="string">
            <text:p>圣 - 雅克</text:p>
          </table:table-cell>
          <table:table-cell table:style-name="ce3" office:value-type="string" calcext:value-type="string">
            <text:p>由两个双塔和地下通道的哥特式拱门，最繁忙的菲利浦 - 奥古斯都的外壳开就设在这里，在日常交通的主轴线的嘴南部的大门，它连接主子午线街道海外小桥到道路Etampes的新奥尔良。它因此，必须保持打开状态，尽管影响市容，查理五世在过去瓦卢瓦死亡的问题。虽然大多数其他经常寨的圣雅克甚至在1417夏天吊桥，勃艮第面临的威胁。右岸失败的贞德之后，这就是查汉维利尔斯去利斯勒阿当的军队进入城市在黎明1436 4月13日，中英文的职业疲惫的巴黎人，查理七世可以这样做庄严进入夺回首都。</text:p>
          </table:table-cell>
          <table:table-cell table:style-name="ce3" office:value-type="string" calcext:value-type="string">
            <text:p>サンジャック</text:p>
          </table:table-cell>
          <table:table-cell table:style-name="ce3" office:value-type="string" calcext:value-type="string">
            <text:p>ツインタワーとフィリップアウグストの囲いの南部のゲートの最も忙しいが、それは主子午線ストリート海外プチポンとを接続し、日々の交通の主要な軸の河口に位置ここで開かれた地下道ゴシックアーチ、から構成され道路エタンプとオーリンズ。都市に影響を与える問題にもかかわらず、開いた最後のヴァロワチャールズVの死を、それを維持することが不可欠でした。他のほとんどは定期的に壁の間に、サンジャックも、ブルゴーニュの脅威に直面し、1417年の夏に跳ね橋があります。ジャハーンヴィリエドゥ島 - アダムの軍隊が英語の職業の疲れパリジャンで4月13日、1436の夜明けの街を入ったところ右岸のジャンヌ・ダルクによって失敗した後、これは、シャルル7世は、このようにすることができます資本への厳粛なエントリがreconquered。</text:p>
          </table:table-cell>
          <table:table-cell table:style-name="ce3" office:value-type="string" calcext:value-type="string">
            <text:p>Сен-Жак</text:p>
          </table:table-cell>
          <table:table-cell table:style-name="ce3" office:value-type="string" calcext:value-type="string">
            <text:p>Состоит из двух башен-близнецов и подземной готической арки, самые загруженные из ворота южной части корпуса Филиппа Августа открыл здесь, расположенный в устье большой оси суточного трафика, это связанно главный меридиан улица Overseas Petit Pont в дорога Etampes и Орлеан. Поэтому крайне важно, чтобы держать его открытым, несмотря на проблемы, которые влияют на город, смерть Карла V в последнем Валуа. В то время как большинство других регулярно замурован, Сен-Жак даже есть разводной мост летом 1417, перед лицом угрозы Бургундии. После неудачи Жанной д'Арк на правом берегу, это где войска Jehan Вилье де Лиль-Адам вошел в город на рассвете 13 апреля 1436. С усталых парижан английской оккупации, Карл VII, таким образом, сделать торжественное вступление в столицу отвоевал.</text:p>
          </table:table-cell>
          <table:table-cell table:style-name="ce3" office:value-type="string" calcext:value-type="string">
            <text:p>القديس جاك</text:p>
          </table:table-cell>
          <table:table-cell table:style-name="ce3" office:value-type="string" calcext:value-type="string">
            <text:p>يتكون من برجين التوأم وقوس القوطي نفق، أكثر المطارات ازدحاما من أبواب الجزء الجنوبي من العلبة فيليب أوغسطس فتحته تقع هنا عند مصب المحور الرئيسي لحركة المرور اليومية، هو مرتبط الشارع الزوال الرئيسي فيما وراء البحار بيتي بونت ل الطريق Etampes واورليانز. لذا كان من الضروري أن يبقيه مفتوحا، على الرغم من المشاكل التي تؤثر على المدينة، وفاة شارل الخامس في فالوا الماضي. في حين أن معظم الآخر الجدران بانتظام، وسان جاك ديه حتى جسر متحرك في صيف عام 1417، التي تواجه تهديدا من بورجوندي. بعد الفشل التي كتبها جان دارك على الضفة اليمنى، وهذا هو المكان الذي دخلت قوات جيهان فيليرز دي l 'جزيرة آدم المدينة في فجر 13 أبريل، 1436. مع الباريسيين الذين يشعرون بالقلق من الاحتلال الانجليزية، يمكن شارل السابع مما جعل دخول رسميا في العاصمة استعاد.</text:p>
          </table:table-cell>
          <table:table-cell table:style-name="ce3" table:number-columns-repeated="6"/>
          <table:table-cell table:number-columns-repeated="997"/>
        </table:table-row>
        <table:table-row table:style-name="ro1">
          <table:table-cell table:style-name="ce2" office:value-type="float" office:value="31" calcext:value-type="float">
            <text:p>31</text:p>
          </table:table-cell>
          <table:table-cell table:style-name="ce3" office:value-type="string" calcext:value-type="string">
            <text:p>La tour de Calvin</text:p>
          </table:table-cell>
          <table:table-cell table:style-name="ce3" office:value-type="string" calcext:value-type="string">
            <text:p>A cet emplacement s’élevaient jusqu’au XIXe siècle les bâtiments du collège fondé en 1394 par Pierre Fortet, chanoine de Notre-Dame de Paris. Il en subsiste, au fond de la cour, une tour qui permit à Calvin, encore étudiant, de s’enfuir par les toits des maisons voisines : en effet, il faillit être arrêté à la fin de l’année 1533, à l <text:s text:c="3"/>a suite d’un discours suspect de son ami Nicolas Cop, recteur de l’Université de Paris. Réfugié à Nérac, auprès de la reine Marguerite de Navarre, sœur de François Ier, il y prépara « l’Institution de la religion chrétienne ». En 1585, la Sainte Ligue est fondée au collège de Fortet, et donne naissance au Conseil des Seize (quartier des Paris), responsable de la journée des Barricades qui livre la capitale aux partisans du duc de Guise le 12 mai 1588.</text:p>
          </table:table-cell>
          <table:table-cell table:style-name="ce3" office:value-type="string" calcext:value-type="string">
            <text:p>The tower Calvin</text:p>
          </table:table-cell>
          <table:table-cell table:style-name="ce3" office:value-type="string" calcext:value-type="string">
            <text:p>At this location rose to the nineteenth century buildings of the college founded in 1394 by Pierre Fortet, canon of Notre Dame de Paris. He remains at the bottom of the courtyard, a tower that enabled Calvin, still a student, to escape by the roofs of neighboring houses: in fact, he was almost stopped at the end of 1533 year, after a suspect speech of his friend Nicolas Cop, rector of the University of Paris. Refugee Nerac, with Queen Margaret of Navarre, sister of Francis I, it prepared the "Institutes of the Christian Religion." In 1585 the Holy League was founded in Fortet college, and gives birth to the Council of Sixteen (district of Paris), responsible for the Day of the Barricades who book the capital to supporters of the duke May 12, 1588.</text:p>
          </table:table-cell>
          <table:table-cell table:style-name="ce3" office:value-type="string" calcext:value-type="string">
            <text:p>La torre di Calvin</text:p>
          </table:table-cell>
          <table:table-cell table:style-name="ce3" office:value-type="string" calcext:value-type="string">
            <text:p>In questa posizione è salito agli edifici ottocenteschi del collegio fondato nel 1394 da Pierre Fortet, canonico di Notre Dame de Paris. Egli rimane in fondo al cortile, una torre che ha permesso Calvino, ancora studente, per sfuggire dai tetti delle case vicine: in effetti, è stato quasi fermato alla fine del 1533 anno, dopo un discorso sospetto del suo amico Nicolas Cop, rettore dell'Università di Parigi. Rifugiato Nerac, con la regina Margherita di Navarra, sorella di Francesco I, che ha preparato il "Istituti della religione cristiana". Nel 1585 la Santa Lega è stata fondata nel Fortet college, e dà vita al Consiglio dei Sedici (distretto di Parigi), responsabile per la Giornata delle barricate che prenotano il capitale per i sostenitori del duca maggio 12, 1588.</text:p>
          </table:table-cell>
          <table:table-cell table:style-name="ce3" office:value-type="string" calcext:value-type="string">
            <text:p>La torre de Calvin</text:p>
          </table:table-cell>
          <table:table-cell table:style-name="ce3" office:value-type="string" calcext:value-type="string">
            <text:p>En este lugar se elevó a los edificios del siglo XIX de la universidad fundada en 1394 por Pierre Fortet, canónigo de Notre Dame de París. Él permanece en el fondo del patio, una torre que permitió a Calvino, aún estudiante, para escapar por los techos de las casas vecinas: de hecho, fue casi se detuvo al final de 1533 años, después de un discurso sospechoso de su amigo Nicolas Cop, rector de la Universidad de París. Refugiados Nerac, la reina Margarita de Navarra, hermana de Francisco I, se preparó el "Institutos de la Religión Cristiana." En 1585 la Santa Liga fue fundada en Fortet la universidad, y da a luz al Consejo de dieciséis (distrito de París), responsable del Día de las barricadas que reserven la capital a los partidarios del duque 12 de mayo de 1588.</text:p>
          </table:table-cell>
          <table:table-cell table:style-name="ce3" office:value-type="string" calcext:value-type="string">
            <text:p>Der Turm Calvin</text:p>
          </table:table-cell>
          <table:table-cell table:style-name="ce3" office:value-type="string" calcext:value-type="string">
            <text:p>An dieser Stelle stieg auf die neunzehnten Jahrhundert Gebäude der Hochschule im Jahr 1394 gegründet von Pierre Fortet, Kanon von Notre Dame de Paris. Er bleibt am Boden des Hofes, einem Turm, Calvin aktiviert ist, noch ein Student, von den Dächern der benachbarten Häuser zu entkommen: in der Tat war er fast am Ende der 1533 Jahre gestoppt, nachdem ein Verdächtiger Rede seines Freundes Nicolas Cop, Rektor der Universität von Paris. Flüchtling Nerac, mit Königin Margarete von Navarra, Schwester von Franz I., es bereitete die „Institute der christlichen Religion.“ Im Jahr 1585 wurde die Heilige Liga in Fortet College gegründet und gebiert den Rat von sechzehn (Bezirk von Paris), verantwortlich für den Tag der Barrikaden, die die Hauptstadt zu Anhängern des Herzogs buchen 12. Mai 1588.</text:p>
          </table:table-cell>
          <table:table-cell table:style-name="ce3" office:value-type="string" calcext:value-type="string">
            <text:p>De toren Calvin</text:p>
          </table:table-cell>
          <table:table-cell table:style-name="ce3" office:value-type="string" calcext:value-type="string">
            <text:p>Op deze locatie steeg naar de negentiende-eeuwse gebouwen van de universiteit in 1394 opgericht door Pierre Fortet, canon van de Notre Dame de Paris. Hij blijft op de bodem van de binnenplaats, een toren die Calvijn, nog steeds een student, in staat om te ontsnappen door de daken van aangrenzende huizen: in feite, werd hij bijna gestopt aan het einde van 1533 jaar, na een verdachte speech van zijn vriend Nicolas Cop, rector van de Universiteit van Parijs. Refugee Nerac, met Queen Margaret van Navarra, de zuster van Francis I, zij bereid de "Instituten van de Christelijke religie." In 1585 werd de Heilige Liga opgericht in Fortet college, en geeft geboorte aan de Raad van Zestien (district van Parijs), die verantwoordelijk is voor de Dag van de Barricades die de hoofdstad reserveren om aanhangers van de hertog 12 mei 1588.</text:p>
          </table:table-cell>
          <table:table-cell table:style-name="ce1" office:value-type="string" calcext:value-type="string">
            <text:p>塔卡尔文</text:p>
          </table:table-cell>
          <table:table-cell table:style-name="ce3" office:value-type="string" calcext:value-type="string">
            <text:p>在这个位置上升到由Pierre Fortet，佳能巴黎圣母院的成立于1394年的大学在19世纪的建筑。他仍然在院子里时，使能卡尔文，还是个学生，由相邻房子的屋顶逃生塔的底部：事实上，他几乎停止了1533年年底，他的朋友尼古拉斯嫌疑人演讲后警察，巴黎的大学校长。难民Nerac的，与玛格丽特女王纳瓦拉，弗朗西斯我的妹妹，其准备的“基督教要义。” 1585年圣盟成立于Fortet大学，并生下理事会十六中（巴黎区），负责谁预订资本1588年5月12日公爵的支持者路障日。</text:p>
          </table:table-cell>
          <table:table-cell table:style-name="ce3" office:value-type="string" calcext:value-type="string">
            <text:p>タワーカルバン</text:p>
          </table:table-cell>
          <table:table-cell table:style-name="ce3" office:value-type="string" calcext:value-type="string">
            <text:p>この場所で、ノートルダム・ド・パリのピエール・Fortet、キヤノンが1394年に設立された大学の19世紀の建物に上昇しました。実際には、彼はほとんど彼の友人のニコラスの容疑者のスピーチの後、1533年の終わりに停止した：彼は中庭、隣の家の屋根で脱出するカルバン、まだ学生を、有効に塔の底に残っています警官、パリ大学の学長。難民Neracのは、ナバラの女王マーガレット、フランシス私の妹と、それは「キリスト教綱要」を準備しました1585年に神聖リーグFortet大学に設立されました、そして公爵のサポーター1588年5月12日に資本を予約バリケードの日に責任シックスティーンの評議会（パリの地区）、を生みます。</text:p>
          </table:table-cell>
          <table:table-cell table:style-name="ce3" office:value-type="string" calcext:value-type="string">
            <text:p>Башни Кельвин</text:p>
          </table:table-cell>
          <table:table-cell table:style-name="ce3" office:value-type="string" calcext:value-type="string">
            <text:p>На этом месте вырос до зданий девятнадцатого века колледж основан в 1394 году Пьером, Форте каноне Нотр-Дам де Пари. Он остается в нижней части двора, башни, что позволило Кальвина, еще студентом, чтобы избежать с крыш соседних домов: на самом деле, он был почти остановлен в конце 1533 года, после того, как подозреваемый речи его друга Николя Коп, ректор Парижского университета. Беженец Nerac с королевой Маргаритой Наваррской, сестры Франциска I, он подготовил «Институты христианской религии.» В 1585 году Священная лига была основана в колледже Форте, и рожает Совета Шестнадцать (район Парижа), ответственный за день баррикад, забронировавших столицу сторонников герцога мая 12, 1588.</text:p>
          </table:table-cell>
          <table:table-cell table:style-name="ce3" office:value-type="string" calcext:value-type="string">
            <text:p>برج كالفين</text:p>
          </table:table-cell>
          <table:table-cell table:style-name="ce3" office:value-type="string" calcext:value-type="string">
            <text:p>في هذا الموقع ارتفع إلى المباني القرن التاسع عشر للكلية تأسست في عام 1394 من قبل بيير Fortet، الكنسي نوتردام دي باريس. انه لا يزال في الجزء السفلي من الفناء، وهو البرج الذي مكن كالفين، لا يزال طالبا، للهروب من أسطح المنازل المجاورة: في الواقع، كان توقف تقريبا في نهاية 1533 عام، بعد أن ألقى كلمة المشتبه به صديقه نيكولاس مؤتمر الاطراف، رئيس جامعة باريس. اللاجئين نيراك، مع الملكة مارجريت نافار، شقيقة فرنسيس الأول، أنها أعدت "معاهد الدين المسيحي". في 1585 تم تأسيس جامعة القدس في Fortet الكلية، وتلد مجلس ستة عشر (منطقة باريس)، المسؤولة عن يوم من المتاريس الذين يحجزون العاصمة لأنصار دوق 12 مايو 1588.</text:p>
          </table:table-cell>
          <table:table-cell table:style-name="ce3" table:number-columns-repeated="6"/>
          <table:table-cell table:number-columns-repeated="997"/>
        </table:table-row>
        <table:table-row table:style-name="ro1">
          <table:table-cell table:style-name="ce2" office:value-type="float" office:value="32" calcext:value-type="float">
            <text:p>32</text:p>
          </table:table-cell>
          <table:table-cell table:style-name="ce3" office:value-type="string" calcext:value-type="string">
            <text:p>La grande Mosquée de Paris</text:p>
          </table:table-cell>
          <table:table-cell table:style-name="ce3" office:value-type="string" calcext:value-type="string">
            <text:p>L’origine en est la création en 1920 de l’Institut musulman dirigé par Si Kaddour ben Ghabrit, président de la Société des Habous des lieux saints de l’Islam, sous les auspices de la France qui participa au financement. Il s’y adjoignit le projet de construire une mosquée. La Ville de Paris offrit le terrain de l’ancien hôpital de la Pitié (75 000 m2). La Société des Habous choisit les architectes Robert Fournez et Maurice Mantout, mais ce sont des artisans marocains, algériens et tunisiens qui ont réalisé les revêtements de marbres, de faïences polychromes, de stucs, les fontaines de porphyre et les portes de cèdre. La mosquée, édifiée grâce à la générosité des pays arabes, a été inaugurée en 1926. Son minaret s’élève à 26 mètres.</text:p>
          </table:table-cell>
          <table:table-cell table:style-name="ce3" office:value-type="string" calcext:value-type="string">
            <text:p>The Great Mosque of Paris</text:p>
          </table:table-cell>
          <table:table-cell table:style-name="ce3" office:value-type="string" calcext:value-type="string">
            <text:p>The origin is the creation in 1920 of the Muslim Institute led by Si Kaddour Ben Ghabrit, president of the Society of Endowments holy places of Islam, under the auspices of France who participated in the financing. It adjoined it plans to build a mosque. The City of Paris offered the site of the former Pitié (75 000 m2). The Society of Endowments selects Robert and Maurice Fournez Mantout architects, but they are Moroccan craftsmen, Algerian and Tunisian who carried the marbles coverings, colored tiles, stucco, fountains porphyry and cedar doors. The mosque, built thanks to the generosity of the Arab countries, was inaugurated in 1926. Its minaret is 26 meters.</text:p>
          </table:table-cell>
          <table:table-cell table:style-name="ce3" office:value-type="string" calcext:value-type="string">
            <text:p>La Grande Moschea di Parigi</text:p>
          </table:table-cell>
          <table:table-cell table:style-name="ce3" office:value-type="string" calcext:value-type="string">
            <text:p>L'origine è la creazione nel 1920 dell'Istituto islamico guidato da Ben Kaddour Si Ghabrit, presidente della Società di dotazioni luoghi santi dell'Islam, sotto gli auspici della Francia che hanno partecipato al finanziamento. E 'adiacente ha in programma di costruire una moschea. La città di Parigi ha offerto il sito della ex Pitié (75 000 m2). La Società di dotazioni seleziona i Robert e Maurice Fournez Mantout architetti, ma sono artigiani marocchini, algerini e tunisini che portavano i marmi rivestimenti, piastrelle colorate, stucchi, fontane porfido e porte di cedro. La moschea, costruita grazie alla generosità dei paesi arabi, è stato inaugurato nel 1926. Il suo minareto è di 26 metri.</text:p>
          </table:table-cell>
          <table:table-cell table:style-name="ce3" office:value-type="string" calcext:value-type="string">
            <text:p>La Gran Mezquita de París</text:p>
          </table:table-cell>
          <table:table-cell table:style-name="ce3" office:value-type="string" calcext:value-type="string">
            <text:p>El origen es la creación en 1920 del Instituto Musulmán conducido por Si Kaddour Ben Ghabrit, presidente de la Sociedad de las dotaciones lugares sagrados del Islam, bajo los auspicios de Francia que participaron en la financiación. Es contiguo que planea construir una mezquita. La ciudad de París ofreció el lugar de la antigua Pitié (75 000 m2). La Sociedad de las dotaciones selecciona los arquitectos Robert y Maurice Fournez Mantout, pero son artesanos de Marruecos, Argelia y Túnez que llevaron a los revestimientos de mármoles, azulejos de colores, estuco, fuentes pórfido y puertas de cedro. La mezquita, construida gracias a la generosidad de los países árabes, fue inaugurado en 1926. Su minarete es de 26 metros.</text:p>
          </table:table-cell>
          <table:table-cell table:style-name="ce3" office:value-type="string" calcext:value-type="string">
            <text:p>Die Große Moschee von Paris</text:p>
          </table:table-cell>
          <table:table-cell table:style-name="ce3" office:value-type="string" calcext:value-type="string">
            <text:p>Der Ursprung ist die Schaffung im Jahr 1920 des Islamischen Instituts unter Leitung von Si Kaddour Ben Ghabrit, Präsident der Gesellschaft von Stiftungsvermögen heiliger Stätten des Islam, unter der Schirmherrschaft von Frankreich, die sie an der Finanzierung beteiligt. Es grenzt es plant, eine Moschee zu bauen. Die Stadt Paris bot die Stelle des ehemaligen Pitié (75 000 m2). Die Gesellschaft von Stiftungsvermögen wählt Robert und Maurice Fournez Mantout Architekten, aber sie sind marokkanische Handwerker, Algerier und Tunesier, die Murmeln Bedeckungen getragen, farbigen Fliesen, Stuck, Brunnen Porphyr und Zeder Türen. Die Moschee, gebaut dank der Großzügigkeit der arabischen Länder, wurde im Jahr 1926 eingeweiht Sein Minarett 26 Meter.</text:p>
          </table:table-cell>
          <table:table-cell table:style-name="ce3" office:value-type="string" calcext:value-type="string">
            <text:p>De Grote Moskee van Parijs</text:p>
          </table:table-cell>
          <table:table-cell table:style-name="ce3" office:value-type="string" calcext:value-type="string">
            <text:p>De oorsprong is de oprichting in 1920 van de islamitische Instituut onder leiding van Si Kaddour Ben Ghabrit, voorzitter van de Vereniging van Endowments heilige plaatsen van de islam, onder de auspiciën van Frankrijk die hebben deelgenomen aan de financiering. Het grenst het plannen om een ​​moskee te bouwen. De stad Parijs bood de site van de voormalige Pitié (75 000 m2). De Vereniging van Endowments selecteert Robert en Maurice Fournez Mantout architecten, maar ze zijn Marokkaanse ambachtslieden, Algerijnse en Tunesische die de knikkers bekleding uitgevoerd, gekleurde tegels, stucwerk, fonteinen porfier en cederhout deuren. De moskee is gebouwd dankzij de vrijgevigheid van de Arabische landen, werd ingehuldigd in 1926. De minaret is 26 meter.</text:p>
          </table:table-cell>
          <table:table-cell table:style-name="ce1" office:value-type="string" calcext:value-type="string">
            <text:p>巴黎大清真寺</text:p>
          </table:table-cell>
          <table:table-cell table:style-name="ce3" office:value-type="string" calcext:value-type="string">
            <text:p>起源于由硅Kaddour本Ghabrit，禀赋伊斯兰教的圣地学会会长率领的穆斯林协会1920年创立，法国谁参与了此次融资的主持下。它邻接它计划建造一座清真寺。巴黎市提供前Pitié（75000平方米）的网站。禀赋选择罗伯特和莫里斯Fournez Mantout建筑师协会，但他们的摩洛哥工匠，阿尔及利亚和突尼斯谁进行的大理石铺装，彩色瓷砖，粉刷，喷泉斑岩和雪松门。这座清真寺建感谢阿拉伯国家的慷慨，1926年尖塔26米开幕。</text:p>
          </table:table-cell>
          <table:table-cell table:style-name="ce3" office:value-type="string" calcext:value-type="string">
            <text:p>パリの大モスク</text:p>
          </table:table-cell>
          <table:table-cell table:style-name="ce3" office:value-type="string" calcext:value-type="string">
            <text:p>原点は、資金調達に参加したフランスの後援の下、SiのKaddourベンGhabrit、イスラム教の社会基金の聖地の社長が率いるイスラム教協会の1920年に作成されます。それはモスクを建設する計画隣接しました。パリ市は、旧Pitié（75 000平方メートル）のサイトを提供しました。基金選択ロバートとモーリスFournez Mantout建築家協会が、彼らは大理石張りを搭載モロッコの職人、アルジェリアとチュニジアあり、色のタイルは、スタッコは、噴水は斑と杉のドア。モスク、アラブ諸国の寛大さに構築されたおかげでは、26メートルである尖塔1926年。その中で発足しました。</text:p>
          </table:table-cell>
          <table:table-cell table:style-name="ce3" office:value-type="string" calcext:value-type="string">
            <text:p>Большая мечеть Парижа</text:p>
          </table:table-cell>
          <table:table-cell table:style-name="ce3" office:value-type="string" calcext:value-type="string">
            <text:p>Происхождение является созданием в 1920 году мусульманского института во главе с Си Каддуром Беном Ghabrit, президентом Общества одаренности святынь ислама, под эгидой Франции, которые участвовали в финансировании. Он примыкал планирует построить мечеть. Город Париж предложил место бывшего Питье (75 000 м2). Общество одаренности выбирает Роберт и Морис Fournez Mantout архитекторов, но они марокканские ремесленники, алжирец и тунисские, проводившие мраморные покрытия, цветные плитки, штукатурка, фонтаны порфировых и кедровые двери. Мечеть, построенные благодаря щедрости арабских стран, была открыта в 1926 году ее минарет 26 метров.</text:p>
          </table:table-cell>
          <table:table-cell table:style-name="ce3" office:value-type="string" calcext:value-type="string">
            <text:p>الجامع الكبير في باريس</text:p>
          </table:table-cell>
          <table:table-cell table:style-name="ce3" office:value-type="string" calcext:value-type="string">
            <text:p>الأصل هو خلق في 1920 من معهد مسلم من قبل سي قدور بن Ghabrit، رئيس جمعية الأوقاف الأماكن المقدسة للإسلام أدى، تحت رعاية فرنسا الذين شاركوا في التمويل. انها ملاصقة أنها تخطط لبناء مسجد. عرضت مدينة باريس في موقع بيتييه السابق (75 000 M2). جمعية الأوقاف يختار روبرت وموريس Fournez Mantout المهندسين المعماريين، لكنها الحرفيين المغربي والجزائري والتونسي الذي حمل الرخام أغطية، والبلاط الملون والجص، ونوافير الحجر السماقي والأبواب الأرز. تم افتتاح المسجد، الذي بني بفضل سخاء من الدول العربية، في عام 1926. لها مئذنة هو 26 مترا.</text:p>
          </table:table-cell>
          <table:table-cell table:style-name="ce3" table:number-columns-repeated="6"/>
          <table:table-cell table:number-columns-repeated="997"/>
        </table:table-row>
        <table:table-row table:style-name="ro1">
          <table:table-cell table:style-name="ce2" office:value-type="float" office:value="33" calcext:value-type="float">
            <text:p>33</text:p>
          </table:table-cell>
          <table:table-cell table:style-name="ce3" office:value-type="string" calcext:value-type="string">
            <text:p>La porte Saint-Bernard</text:p>
          </table:table-cell>
          <table:table-cell table:style-name="ce3" office:value-type="string" calcext:value-type="string">
            <text:p>Un peu au sud du château de la Tournelle et de la tour de l’enceinte de Philippe-Aguste, la muraille est percée au XVe siècle d’une porte, baptisée en souvenir de l’illustre abbé de Cîteaux, dont le collège s’élève à proximité. Elle enjambe l’ancien chemin de halage, désormais lieu de promenades et de baignades. Henri IV aimait venir y nager avec son fils, afin de l’aguerrir ; il décide en 1606 de la faire reconstruire, sous la forme d’un bâtiment carré surmonté d’un comble en pavillon. En 1674, pour remercier Louis XIV d’avoir supprimé les taxes levées sur les marchandises qui arrivaient au port Saint-Bernard, le prévôt des marchands et les échevins demandent à François Blondel d’en faire un arc de triomphe à la gloire du monarque. La présence de logements dans la partie supérieure de l’édifice conduit l’architecte à percer deux arches basses jumelées, au lieu d’une seule grande arcade. Sur les bas-reliefs, d’un côté le Roi-Soleil apporte l’abondance à la Ville, de l’autre, vêtu à l’antique, il conduit la nef parisienne, flanquée de néréides et de tritons. Le monument subsiste jusqu’en 1787.</text:p>
          </table:table-cell>
          <table:table-cell table:style-name="ce3" office:value-type="string" calcext:value-type="string">
            <text:p>The door St. Bernard</text:p>
          </table:table-cell>
          <table:table-cell table:style-name="ce3" office:value-type="string" calcext:value-type="string">
            <text:p>Just south of the castle of the Tournelle and the tower of the walls of Philippe-Aguste, the wall is pierced in the fifteenth century of a door, named in memory of the illustrious Abbot of Cîteaux, the College s' student nearby. It spans the old towpath, now instead of walking and swimming. Henry liked to come swim with his son, in order to harden; he decided in 1606 to rebuild the the form of a square building topped with a pavilion roof. In 1674, thanks to Louis XIV to have removed the taxes levied on goods arriving in St. Bernard Port, the provost and aldermen asking François Blondel to make a triumphal arch in honor of the monarch. The presence of housing in the upper part of the building led the architect to drill two low twin arches, instead of one large arch. On the reliefs on one side the Sun King brings plenty to the City, the other dressed in antique, he led the Paris nave flanked by Nereids and Tritons. The monument remains until 1787.</text:p>
          </table:table-cell>
          <table:table-cell table:style-name="ce3" office:value-type="string" calcext:value-type="string">
            <text:p>La porta San Bernardo</text:p>
          </table:table-cell>
          <table:table-cell table:style-name="ce3" office:value-type="string" calcext:value-type="string">
            <text:p>Appena a sud del castello della Tournelle e la torre delle mura di Philippe-Aguste, il muro è perforato nel XV secolo di una porta, intitolato alla memoria del abate illustre di Citeaux, il Collegio s studente nelle vicinanze. Si estende il vecchio alzaia, ora invece di camminare e nuotare. Henry piaceva venire nuotare con suo figlio, al fine di indurire; decise nel 1606 di ricostruire la forma di un edificio quadrato sormontato da un tetto a padiglione. Nel 1674, grazie a Luigi XIV hanno rimosso tasse sulle merci che arrivano nella San Bernardo Port, il prevosto e assessori chiedendo François Blondel per fare un arco di trionfo in onore del monarca. La presenza di alloggiamento nella parte superiore dell'edificio ha portato l'architetto a praticare due archi gemelli bassi, invece di uno grande arco. Sui rilievi su un lato del Re Sole porta un sacco al Comune, l'altro vestito in antico, ha guidato la navata centrale di Parigi affiancata da Nereidi e Tritoni. Il monumento rimane fino al 1787.</text:p>
          </table:table-cell>
          <table:table-cell table:style-name="ce3" office:value-type="string" calcext:value-type="string">
            <text:p>La puerta de San Bernardo</text:p>
          </table:table-cell>
          <table:table-cell table:style-name="ce3" office:value-type="string" calcext:value-type="string">
            <text:p>Justo al sur del castillo de la Tournelle y la torre de las paredes de Philippe-Aguste, la pared se perfora en el siglo XV de una puerta, llamado así en memoria del ilustre abad de Císter, el Colegio s'estudiante cercano. Se extiende por el antiguo camino de sirga, ahora en lugar de caminar y nadar. Henry le gusta venir de natación con su hijo, con el fin de endurecer; decidió en 1606 para reconstruir la forma de un edificio cuadrado cubierto con un techo del pabellón. En 1674, gracias a Louis XIV han eliminado los impuestos sobre las mercancías que lleguen a Puerto San Bernardo, el preboste y regidores pidiendo François Blondel para hacer un arco de triunfo en honor del monarca. La presencia de la vivienda en la parte superior del edificio llevó el arquitecto perforar dos arcos gemelos bajos, en lugar de una gran arco. En los relieves de un lado del Rey Sol trae un montón de la ciudad, el otro vestido con antigüedades, dirigió la nave de París flanqueado por nereidas y tritones. El monumento permanece hasta 1787.</text:p>
          </table:table-cell>
          <table:table-cell table:style-name="ce3" office:value-type="string" calcext:value-type="string">
            <text:p>Die Tür St. Bernard</text:p>
          </table:table-cell>
          <table:table-cell table:style-name="ce3" office:value-type="string" calcext:value-type="string">
            <text:p>Unmittelbar südlich des Schlosses der Tournelle und der Turm der Mauern von Philippe-Aguste ist die Wand im fünfzehnten Jahrhundert einer Tür durchbohrt, in Erinnerung an den berühmten Abt von Cîteaux genannt, der Akademie s Schüler in der Nähe. Es erstreckt sich über den alten Treidelpfad, jetzt statt Wandern und Schwimmen. Henry mochte schwimmen mit seinem Sohn kommen, um zu härten; entschied er sich im Jahre 1606 die die Form eines viereckiges Gebäude mit einem Zeltdach gekrönt umzubauen. Im Jahre 1674, dank Louis XIV, die Steuern auf Waren erhoben entfernt haben in St. Bernard Port ankommen, dem Propst und Schöffen François Blondel fragen einen Triumphbogen zu Ehren des Monarchen zu machen. Das Vorhandensein von Wohnungen im oberen Teil des Gebäudes führte den Architekten zwei niedrigen Doppelbögen zu bohren, statt einen großen Bogen. Auf den Reliefs auf der einen Seite führte der Sonnenkönig viel in die Stadt, die andere gekleidet in antiken bringt er die Pariser Kirchenschiff, flankiert von Nereiden und Tritonen. Das Denkmal bleibt bis 1787.</text:p>
          </table:table-cell>
          <table:table-cell table:style-name="ce3" office:value-type="string" calcext:value-type="string">
            <text:p>De deur St. Bernard</text:p>
          </table:table-cell>
          <table:table-cell table:style-name="ce3" office:value-type="string" calcext:value-type="string">
            <text:p>Net ten zuiden van het kasteel van de Tournelle en de toren van de muren van Philippe-Aguste is de wand doorboord in de vijftiende eeuw van een deur, met de naam in het geheugen van de illustere abt van Cîteaux, het College s'student in de buurt. Het overspant de oude jaagpad, nu in plaats van wandelen en zwemmen. Henry graag zwemmen komen met zijn zoon, om te harden; besloot in 1606 het de vorm van een vierkant gebouw bedekt met een tentdak bouwen. In 1674, dankzij Louis XIV bij de belastingen op goederen die in St. Bernard Port, de provoost en wethouders vraagt ​​François Blondel tot een triomfboog ter ere van de vorst te maken hebt verwijderd. De aanwezigheid van woningen in het bovenste gedeelte van het gebouw geleid de architect twee lage aparte bogen, in plaats van één grote boog boren. Op de reliëfs op de ene kant brengt de Zonnekoning genoeg te the City, de andere gekleed in antieke, leidde hij de Paris schip geflankeerd door Nereids en Tritons. Het monument blijft van kracht tot 1787.</text:p>
          </table:table-cell>
          <table:table-cell table:style-name="ce1" office:value-type="string" calcext:value-type="string">
            <text:p>门圣伯纳</text:p>
          </table:table-cell>
          <table:table-cell table:style-name="ce3" office:value-type="string" calcext:value-type="string">
            <text:p>正南Tournelle和Philippe-Aguste的墙壁塔城堡，墙上是在十五世纪的门，在的cîteaux，学院s'的学生附近的杰出住持的名字命名刺穿。它横跨老纤道，而不是现在的步行和游泳。亨利喜欢游泳来与他的儿子，为了硬化;他于1606年决定重建的方形建筑，馆屋顶突破的形式。 1674年，由于路易十四到已删除征收在圣伯纳德港，教务长到达的货物和市议员问弗朗索瓦·布隆德尔尽在君主荣誉的凯旋门的税收。壳体的在建筑物的上部的存在导致建筑师钻两个低双拱，而不是一个大的拱。在一侧浮雕太阳王带来很多的城市，其他仿古打扮，他率领的巴黎殿两侧的仙女和氚核。该碑一直保持到1787年。</text:p>
          </table:table-cell>
          <table:table-cell table:style-name="ce3" office:value-type="string" calcext:value-type="string">
            <text:p>ドアセントバーナード</text:p>
          </table:table-cell>
          <table:table-cell table:style-name="ce3" office:value-type="string" calcext:value-type="string">
            <text:p>すぐ南Tournelleの城とフィリップ・Agusteの壁の塔の、壁が近く、ドアの十五世紀にピアスのcîteaux輝かしいアボットのメモリで命名、大学s'は学生です。それは古いトウパス、今の代わりに、ウォーキングや水泳にまたがります。ヘンリーは、硬化させるためには、彼の息子と一緒に泳いでくるのが好き。彼はパビリオンの屋根をのせた四角い建物の形を再構築するために1606年に決定しました。 1674年に、税金を取り除いたのはルイXIVのおかげで、セントバーナード港に到着した商品に君主の名誉で凱旋門を作るためにフランソワ・ブロンデルを求め学長とaldermenを徴収しました。建物の上部の筐体の存在は、2つの低ツインアーチ、代わりの一つの大きなアーチをドリルダウンする建築家を導きました。片側のレリーフには太陽王は市、アンティークの服を着て他に多くをもたらし、彼はパリ身廊はNereidsとトリトンが隣接しました。記念碑は1787年まで残っています。</text:p>
          </table:table-cell>
          <table:table-cell table:style-name="ce3" office:value-type="string" calcext:value-type="string">
            <text:p>Дверь сенбернар</text:p>
          </table:table-cell>
          <table:table-cell table:style-name="ce3" office:value-type="string" calcext:value-type="string">
            <text:p>К югу от замка Tournelle и башни стен Филиппа-Aguste, стенка прокалывается в пятнадцатом веке двери, названная в память о прославленном аббата Сито, Колледж S'студента поблизости. Она охватывает старые тропинки, теперь вместо прогулки и плавание. Генри любил приходить плавать со своим сыном, чтобы затвердеть; он решил в 1606 году, чтобы восстановить форму квадратного здания увенчана шатровой крышей. В 1674 году, благодаря Людовику XIV, чтобы сняли налоги, взимаемые с товаров, прибывающих в Санкт-Бернарда порт, прево и олдермены просят Франсуа Блондель сделать триумфальная арка в честь монарха. Наличие корпуса в верхней части здания руководило архитектором пробурить две низкой двойную арку, вместо одной большой арки. На рельефах с одной стороны, Король-Солнце приносит много в городе, другой одет в античном, он привел Париж неф в окружении нереид и тритонов. Памятник остается до 1787 года.</text:p>
          </table:table-cell>
          <table:table-cell table:style-name="ce3" office:value-type="string" calcext:value-type="string">
            <text:p>الباب سانت برنارد</text:p>
          </table:table-cell>
          <table:table-cell table:style-name="ce3" office:value-type="string" calcext:value-type="string">
            <text:p>الى الجنوب مباشرة من قلعة Tournelle وبرج جدران فيليب Aguste، واخترقت جدار في القرن الخامس عشر من الباب، واسمه في الذاكرة من رئيس الدير اللامع من cîteaux، كلية ق 'الطالب في مكان قريب. فإنه يمتد ممرا القديم، والآن بدلا من المشي والسباحة. هنري يحب أن تأتي السباحة مع ابنه، وذلك لتتصلب. وقال انه قرر في 1606 لإعادة بناء شكل مبنى مربع الشكل تعلوه سقف الجناح. في 1674، وذلك بفضل لويس الرابع عشر قد إزالة الضرائب المفروضة على السلع وصوله إلى ميناء سانت برنارد، وعميد وأعضاء مجلس محلي طلب فرانسوا بلونديل لجعل قوس النصر تكريما للملك. وجود السكن في الجزء العلوي من المبنى أدى المعماري لحفر اثنين من الأقواس التوأم منخفضة، بدلا من قوس واحدة كبيرة. على النقوش على جانب واحد يجلب الملك الشمس الكثير للمدينة، والآخر يرتدي العتيقة، وقاد صحن باريس يحيط بها Nereids وتريتون. يبقى النصب حتى 1787.</text:p>
          </table:table-cell>
          <table:table-cell table:style-name="ce3" table:number-columns-repeated="6"/>
          <table:table-cell table:number-columns-repeated="997"/>
        </table:table-row>
        <table:table-row table:style-name="ro1">
          <table:table-cell table:style-name="ce2" office:value-type="float" office:value="34" calcext:value-type="float">
            <text:p>34</text:p>
          </table:table-cell>
          <table:table-cell table:style-name="ce3" office:value-type="string" calcext:value-type="string">
            <text:p>La faculté de Droit</text:p>
          </table:table-cell>
          <table:table-cell table:style-name="ce3" office:value-type="string" calcext:value-type="string">
            <text:p>Construite à partir de 1770, l’école de Droit s’inscrit dans le projet d’urbanisme des abords de l’église Sainte-Geneviève confiée à Soufflot. Ouverte à la même époque pour offrir une perspective sur le Luxembourg, la rue du Panthéon-Français, baptisée Soufflot en 1807, est prolongée après 1846 de la rue Saint-Jacques au boulevard Saint-Michel. La faculté, devenue mairie sous la Révolution, reprit son affectation en 1805. Ses bâtiments furent considérablement augmentés sur la rue Saint-Jacques aux XIXe et XXe siècles. Sa façade, d’une pureté toute classique, a inspiré Hittorff pour la construction symétrique, de l’autre côté de la rue Soufflot, de la nouvelle mairie du Ve arrondissement (1844-1850).</text:p>
          </table:table-cell>
          <table:table-cell table:style-name="ce3" office:value-type="string" calcext:value-type="string">
            <text:p>Law School</text:p>
          </table:table-cell>
          <table:table-cell table:style-name="ce3" office:value-type="string" calcext:value-type="string">
            <text:p>Built from 1770, the law school is part of the urban project from the edge of the St. Genevieve Church entrusted to Soufflot. Open at the same time to offer a perspective on the Luxembourg, Pantheon-French street, called Soufflot in 1807, continued after 1846 St. Jacques Street in the Boulevard Saint-Michel. The faculty became town during the Revolution, resumed his assignment in 1805. Its buildings were significantly increased on the rue Saint-Jacques in the nineteenth and twentieth centuries. The façade of a classic all purity, inspired Hittorff for symmetrical design, the other side of the street Soufflot, the new town hall of the fifth district (1844-1850).</text:p>
          </table:table-cell>
          <table:table-cell table:style-name="ce3" office:value-type="string" calcext:value-type="string">
            <text:p>Scuola di legge</text:p>
          </table:table-cell>
          <table:table-cell table:style-name="ce3" office:value-type="string" calcext:value-type="string">
            <text:p>Costruito dal 1770, la scuola di legge fa parte del progetto urbano dal bordo della Chiesa di San Genevieve affidata a Soufflot. Aprire allo stesso tempo di offrire un punto di vista del Lussemburgo, via Pantheon-francese, chiamato Soufflot nel 1807, ha continuato dopo 1846 St. Jacques, nel Boulevard Saint-Michel. La facoltà è diventata città durante la rivoluzione, riprese il suo incarico nel 1805. I suoi edifici sono aumentate significativamente in rue Saint-Jacques nei secoli XIX e XX. La facciata di un'ogni purezza classica, ispirata Hittorff per il design simmetrico, l'altro lato della strada Soufflot, il nuovo municipio del quinto distretto (1844-1850).</text:p>
          </table:table-cell>
          <table:table-cell table:style-name="ce3" office:value-type="string" calcext:value-type="string">
            <text:p>Facultad de Derecho</text:p>
          </table:table-cell>
          <table:table-cell table:style-name="ce3" office:value-type="string" calcext:value-type="string">
            <text:p>Construido a partir de 1770, la Facultad de Derecho forma parte del proyecto urbano desde el borde de la Iglesia de St. Genevieve confiado a Soufflot. Abiertos al mismo tiempo para ofrecer una perspectiva sobre el Luxemburgo, calle Panteón-francesa, llamada Soufflot en 1807, continuó después de 1846 St. Jacques Street en el Boulevard Saint-Michel. La facultad se convirtió en la ciudad durante la Revolución, reanudó su misión en 1805. Sus edificios se incrementaron significativamente en la rue Saint-Jacques en los siglos XIX y XX. La fachada de una pureza de todo clásico, inspirado Hittorff para el diseño simétrico, al otro lado de la calle Soufflot, el nuevo ayuntamiento del distrito quinto (1844-1850).</text:p>
          </table:table-cell>
          <table:table-cell table:style-name="ce3" office:value-type="string" calcext:value-type="string">
            <text:p>juristische Fakultät</text:p>
          </table:table-cell>
          <table:table-cell table:style-name="ce3" office:value-type="string" calcext:value-type="string">
            <text:p>Erbaut von 1770, ist das Gesetz der Schule Teil des städtischen Projektes vom Rande der St. Genevieve Kirche Soufflot anvertraut. Öffnen Sie zugleich einen Ausblick auf die Luxemburg, Pantheon-Französisch Straße zu bieten, Soufflot 1807 setzte nach 1846 St. Jacques Street in der Boulevard Saint-Michel genannt. Die Fakultät wurde die Stadt während der Revolution, nahm seine Aufgabe im Jahr 1805. Die Gebäude wurden in der Rue Saint-Jacques im neunzehnten und zwanzigsten Jahrhundert deutlich zugenommen. Die Fassade eines klassischen alle Reinheit, inspiriert Hittorff für symmetrisches Design, die andere Seite der Straße Soufflot, das neue Rathaus der fünften Bezirk (1844-1850).</text:p>
          </table:table-cell>
          <table:table-cell table:style-name="ce3" office:value-type="string" calcext:value-type="string">
            <text:p>Law School</text:p>
          </table:table-cell>
          <table:table-cell table:style-name="ce3" office:value-type="string" calcext:value-type="string">
            <text:p>Gebouwd vanaf 1770, de Law School maakt deel uit van het stedelijk project vanaf de rand van de St. Genevieve Kerk Soufflot toevertrouwd. Open op hetzelfde moment om een ​​perspectief op de Luxembourg, het Pantheon-Franse straat, genaamd Soufflot in 1807 bieden, ook na 1846 St. Jacques-straat in de Boulevard Saint-Michel. De faculteit werd de stad tijdens de revolutie, zijn opdracht hervat in 1805. De gebouwen werden aanzienlijk toegenomen in de rue Saint-Jacques in de negentiende en twintigste eeuw. De gevel van een klassieke alle zuiverheid, geïnspireerd Hittorff voor symmetrisch ontwerp, de andere kant van de straat Soufflot, het nieuwe stadhuis van het vijfde district (1844-1850).</text:p>
          </table:table-cell>
          <table:table-cell table:style-name="ce3" office:value-type="string" calcext:value-type="string">
            <text:p>法学院</text:p>
          </table:table-cell>
          <table:table-cell table:style-name="ce3" office:value-type="string" calcext:value-type="string">
            <text:p>从1770建成，法学院是从圣热纳维耶夫教堂的委托苏夫洛边缘城市项目的一部分。打开的同时，提供对卢森堡，万神殿，法国街头一个角度来看，在1807年被称为苏夫洛，在圣米歇尔大道后，1846圣雅克街继续。该学院成为镇革命期间，在1805年恢复了他的任务它的建筑是在十九世纪和二十世纪的圣雅克路显著上升。经典全纯度的外观，激发Hittorff为对称式设计，街道苏夫洛，第五区（1844至1850年）的新市政厅的另一边。</text:p>
          </table:table-cell>
          <table:table-cell table:style-name="ce3" office:value-type="string" calcext:value-type="string">
            <text:p>ロースクール</text:p>
          </table:table-cell>
          <table:table-cell table:style-name="ce3" office:value-type="string" calcext:value-type="string">
            <text:p>1770から構築され、ロースクールはSoufflotに委託聖ジュヌヴィエーヴ教会のエッジから都市プロジェクトの一部です。 1807年にSoufflot呼ばルクセンブルク、パンテオン、フランスの路上で視点を提供すると同時に、オープンは、大通りサン・ミッシェルの1846サンジャック通り後に続きました。教員は、革命時の町になった。その建物は大幅に19世紀と20世紀にRUEサンジャックに増加していた1805年に彼の割り当てを再開しました。古典的なすべての純度のファサードは、対称的な設計のためのストリートSoufflot、5区（1844年から1850年）の新市庁舎の反対側をHittorffに影響を与えました。</text:p>
          </table:table-cell>
          <table:table-cell table:style-name="ce3" office:value-type="string" calcext:value-type="string">
            <text:p>Юридическая школа</text:p>
          </table:table-cell>
          <table:table-cell table:style-name="ce3" office:value-type="string" calcext:value-type="string">
            <text:p>Построенная из 1770, юридической школы является частью городского проекта от края церкви Св Женевьев вверенного Soufflot. Открыть в то же самое время, чтобы предложить перспективу на Люксембург, Пантеон-французской улице, под названием Soufflot в 1807 году, продолжалась и после 1846 года Сен-Жак-стрит на бульваре Сен-Мишель. Факультет стал городом во время революции, возобновил свое назначение в 1805. Его здания были значительно увеличены на улицу Сен-Жаке в ХIХ и ХХ веках. Фасад классической чистоты все, вдохновленный Hittorff для симметричной конструкции, с другой стороной улицы Soufflot, новой ратуша пятого округа (1844-1850).</text:p>
          </table:table-cell>
          <table:table-cell table:style-name="ce3" office:value-type="string" calcext:value-type="string">
            <text:p>مدرسة القانون</text:p>
          </table:table-cell>
          <table:table-cell table:style-name="ce3" office:value-type="string" calcext:value-type="string">
            <text:p>بنيت من عام 1770، كلية الحقوق هي جزء من مشروع حضري من حافة كنيسة القديس جينيفيف الموكلة Soufflot. مفتوحة في نفس الوقت لتقديم منظور في لوكسمبورغ، الشارع آلهة الفرنسي، ودعا Soufflot في عام 1807، استمرت إلى ما بعد 1846 شارع سانت جاك في شارع سان ميشيل. أصبحت كلية المدينة خلال الثورة، استؤنفت مهمته في 1805. وزادت مبانيها بشكل كبير على شارع سان جاك في القرنين التاسع عشر والعشرين. واجهة نقاء جميع الكلاسيكية، مستوحاة Hittorff لتصميم متناظرة، وعلى الجانب الآخر من الشارع Soufflot، قاعة المدينة الجديدة للمنطقة الخامسة (1844-1850).</text:p>
          </table:table-cell>
          <table:table-cell table:style-name="ce3" table:number-columns-repeated="6"/>
          <table:table-cell table:number-columns-repeated="997"/>
        </table:table-row>
        <table:table-row table:style-name="ro1">
          <table:table-cell table:style-name="ce2" office:value-type="float" office:value="35" calcext:value-type="float">
            <text:p>35</text:p>
          </table:table-cell>
          <table:table-cell table:style-name="ce3" office:value-type="string" calcext:value-type="string">
            <text:p>Rue des Murs</text:p>
          </table:table-cell>
          <table:table-cell table:style-name="ce3" office:value-type="string" calcext:value-type="string">
            <text:p>Les appellations anciennes de la rue d’arras, baptisée « des Murs » au XIIIe siècle, « des Murs près le Champ-Gaillard » au XVIe puis « des Murs dite du Puits d’Arras » au XVIIe, attestent bien de la présence ici du rempart de Philippe-Auguste, édifié dans le dessein d’agrandir la ville et d’inciter ses habitants à construire, à une époque où la rive gauche est encore couverte de vignes. Le chroniqueur et chapelain du roi Guillaume le Breton témoigne : « Philippe le roi magnanime entoura tout Paris dans une enceinte de la partie méridionale jusqu’à la Seine des deux côtés, afin que toute la cité paraisse remplie d’habitations jusqu’aux murs. Merveilleuse et louable justice du prince ! Rien qu’en vertu du droit écrit il eût pu élever des murs et des fossés sur le terrain d’autrui pour l’utilité publique du royaume, préférant cependant l’équité au droit strict, il indemnisa sur son trésor les propriétaires pour les dommages qu’il causait ».</text:p>
          </table:table-cell>
          <table:table-cell table:style-name="ce3" office:value-type="string" calcext:value-type="string">
            <text:p>Rue des Murs</text:p>
          </table:table-cell>
          <table:table-cell table:style-name="ce3" office:value-type="string" calcext:value-type="string">
            <text:p>The old names of the streets of Arras, dubbed "the Walls" in the thirteenth century, "the walls near the Champ Gaillard" in the sixteenth and "Walls said of the Arras Well" in the seventeenth, well show the presence here of the wall of Philip Augustus, built with the intention to expand the city and encourage its people to build, at a time when the left bank is still covered with vines. Columnist and chaplain of King William the Breton says: "Philip King magnanimous surrounded Paris while in a chamber of the southern part to the Seine on both sides, so that the whole city seems full of houses to the walls. Wonderful and praiseworthy justice of the prince! Nothing that under the written law he could build walls and ditches on someone else's land for the public interest of the kingdom, however, preferring equity to strict law, indemnified on his treasure owners for damage he caused. "</text:p>
          </table:table-cell>
          <table:table-cell table:style-name="ce3" office:value-type="string" calcext:value-type="string">
            <text:p>Rue des Murs</text:p>
          </table:table-cell>
          <table:table-cell table:style-name="ce3" office:value-type="string" calcext:value-type="string">
            <text:p>I vecchi nomi delle strade di Arras, soprannominata "le mura" nel XIII secolo, "i muri vicino alla Champ Gaillard" nel XVI e "muri detto del Arras Well" nel XVII, ben mostrano la presenza qui del muro di Filippo Augusto, costruito con l'intenzione di ampliare la città e incoraggiare la sua gente a costruire, in un momento in cui la riva sinistra è ancora coperto con viti. Editorialista e cappellano del re Guglielmo il Bretone dice: "Filippo Re magnanimo circondato Parigi, mentre in una camera della parte meridionale alla Senna su entrambi i lati, in modo che l'intera città sembra pieno di case alle pareti della giustizia meraviglioso e lodevole del. principe! Niente che sotto la legge scritta che poteva costruire muri e fossati a terra di qualcun altro per l'interesse pubblico del regno, però, preferendo capitale per legge severa, un'indennità sui suoi proprietari tesoro per i danni che ha causato. "</text:p>
          </table:table-cell>
          <table:table-cell table:style-name="ce3" office:value-type="string" calcext:value-type="string">
            <text:p>Rue des Murs</text:p>
          </table:table-cell>
          <table:table-cell table:style-name="ce3" office:value-type="string" calcext:value-type="string">
            <text:p>Los antiguos nombres de las calles de Arras, llamado "Las paredes" en el siglo XIII, "las paredes cerca del Champ Gaillard" en el XVI y "Paredes dijo del Arras Bueno" en el XVII, así muestran la presencia aquí de la muro de Felipe Augusto, construido con la intención de ampliar la ciudad y fomentar su gente para construir, en un momento en el margen izquierdo está todavía cubierta de enredaderas. Columnista y capellán del rey Guillermo el Bretón dice: "Felipe Rey magnánimo rodeado de París, mientras que en una cámara de la parte sur del Sena en ambos lados, de modo que toda la ciudad parece llena de casas a las paredes de la justicia maravillosa y digna de elogio de la. príncipe! Nada de lo que en virtud de la ley escrita que podría construir muros y zanjas en la tierra de otra persona para el interés público del reino, sin embargo, prefiriendo la equidad a estricto derecho, una indemnización a sus propietarios del tesoro por el daño que causó. "</text:p>
          </table:table-cell>
          <table:table-cell table:style-name="ce3" office:value-type="string" calcext:value-type="string">
            <text:p>Rue des Murs</text:p>
          </table:table-cell>
          <table:table-cell table:style-name="ce3" office:value-type="string" calcext:value-type="string">
            <text:p>Die alten Namen der Straßen von Arras, genannt „die Wände“ im dreizehnten Jahrhundert, „die Wände in der Nähe des Champ Gaillard“ im sechzehnten und „Walls sagten dem Arras Well“ im siebzehnten zeigen, auch die Anwesenheit des Wand von Philipp August, mit der Absicht gebaut, um die Stadt und ermutigen die Menschen zu bauen, zu einem Zeitpunkt, zu erweitern, wenn die linke Bank noch mit Reben bedeckt ist. Kolumnist und Kaplan von König Wilhelm dem Breton sagt: „Philip König großmütig umgeben Paris, während in einer Kammer des südlichen Teils der Seine auf beiden Seiten, so dass die ganze Stadt an den Wänden voller Häuser scheint wundervoll und lobenswert Gerechtigkeit der. Prinz! Nichts, dass unter dem geschriebenen Gesetz er Mauern und Gräben auf einem fremden Land für das öffentliche Interesse des Reiches bauen könnte aber liebes Eigenkapital zu strengem Gesetz, entschädigte auf seinem Schatz Besitzer für Schäden, die er verursacht hat. "</text:p>
          </table:table-cell>
          <table:table-cell table:style-name="ce3" office:value-type="string" calcext:value-type="string">
            <text:p>Rue des Murs</text:p>
          </table:table-cell>
          <table:table-cell table:style-name="ce3" office:value-type="string" calcext:value-type="string">
            <text:p>De oude namen van de straten van Arras, genaamd "the Walls" in de dertiende eeuw, "de muren in de buurt van de Champ Gaillard" in de zestiende en "Walls gezegd worden van de Arras Well" in de zeventiende, de aanwezigheid hier goed van de show wand van Filips Augustus, gebouwd met de bedoeling om de stad uit te breiden en de mensen om te bouwen aan te moedigen, op een moment dat de linkeroever nog is bedekt met wijnstokken. Columnist en kapelaan van koning Willem de Breton zegt: "Philip Koning grootmoedig omgeven Parijs, terwijl in een kamer van het zuidelijke deel van de Seine aan beide kanten, zodat de hele stad lijkt vol met huizen aan de wanden Wonderful and prijzenswaardig Justitie van de. prins! Niets dat in het kader van de schriftelijke wet die hij muren en grachten op het land van iemand anders zou kunnen bouwen in het algemeen belang van het koninkrijk, maar liever het eigen vermogen naar strenge wet, vergoeding op zijn schat eigenaars voor de schade die hij heeft veroorzaakt. "</text:p>
          </table:table-cell>
          <table:table-cell table:style-name="ce1" office:value-type="string" calcext:value-type="string">
            <text:p>街宫米尔</text:p>
          </table:table-cell>
          <table:table-cell table:style-name="ce3" office:value-type="string" calcext:value-type="string">
            <text:p>阿拉斯街道的旧名称，被称为“墙”在十三世纪，在第十六个“傍冠军盖拉德墙”和“墙壁说，阿拉斯井”在十七，以及在这里展示的存在菲利浦 - 奥古斯墙，建有意向扩大城市和鼓励人们建立，而此时左岸仍布满藤蔓。国王威廉顿的专栏作家和牧师说：“菲利普·金坦荡包围巴黎，而在南部，以塞纳河两边的腔室，使整个城市似乎全面的房屋墙壁的精彩和值得称道的正义。王子！没什么，根据成文法律，他可以建立在别人的土地城墙和沟渠为国的公共利益，但是，宁愿股权，以严格的法律规定，赔偿他的财富所有者，他造成的损害。“</text:p>
          </table:table-cell>
          <table:table-cell table:style-name="ce3" office:value-type="string" calcext:value-type="string">
            <text:p>ルー・デ・ミュール</text:p>
          </table:table-cell>
          <table:table-cell table:style-name="ce3" office:value-type="string" calcext:value-type="string">
            <text:p>古い13世紀に「壁」と呼ばアラスの通りの名前、「チャンプガイヤール近くの壁」第十六で、よくここの存在を示す、第十七に「壁がアラスウェルの言いました」フィリップアウグストゥスの壁は、都市を拡大し、左岸はまだブドウの木で覆われている時点で、ビルドにその人を奨励する目的で構築されました。キングウィリアム・ブルトンのコラムニストや牧師は言う：「フィリップ・キング寛大パリを包囲し、両側のセーヌ川に南部のチャンバー内に、その街全体が壁に家屋のフル思われることながらの素晴らしいと賞賛に値する正義を。王子！書かれた法律の下で、彼は王国の公共の利益のために他人の土地に壁や溝を構築することができることは何も、しかし、厳格な法律に株式を好む、彼が引き起こされた損傷のための彼の宝物の所有者に免責ません。」</text:p>
          </table:table-cell>
          <table:table-cell table:style-name="ce3" office:value-type="string" calcext:value-type="string">
            <text:p>Рю де Murs</text:p>
          </table:table-cell>
          <table:table-cell table:style-name="ce3" office:value-type="string" calcext:value-type="string">
            <text:p>Старые названия улиц Арраса, получившее название «Стенка» в тринадцатом веке «в стенах возле Champ Гайара» в шестнадцатом и «Стена сказали о Аррасе Ну» в семнадцатом, хорошо показать присутствие здесь из стена Филиппа Августа, построенная с целью расширения города и поощрять своих людей строить, в то время, когда левый берег по-прежнему покрыты лианами. Комментатор и капеллан короля Вильгельма Бретон говорит: «Филип Кинг великодушным окружили Париж, а в камере южной части к Сене с обеих сторон, так что весь город кажется полным домов к стенам Чудесный и похвальную справедливости. принц! Ничего, что по письменному закону он может строить стены и рвы на земле кто-то еще для общественных интересов королевства, однако, отдавая предпочтение справедливости строгому закону, возмещаемого на его владельцев сокровищ за ущерб, причиненный ему. "</text:p>
          </table:table-cell>
          <table:table-cell table:style-name="ce3" office:value-type="string" calcext:value-type="string">
            <text:p>شارع قصر MURS</text:p>
          </table:table-cell>
          <table:table-cell table:style-name="ce3" office:value-type="string" calcext:value-type="string">
            <text:p>قالت الجدران من أراس حسنا أسماء القديمة للشوارع أراس، أطلق عليها اسم "جدران" في القرن الثالث عشر "، والجدران بالقرب من البطل جيلارد" في السادس عشر والسابع عشر، وتبين أيضا وجود هنا لل جدار فيليب أوغسطس، الذي بني مع نية لتوسيع المدينة وتشجيع الناس لبناء، في وقت الضفة اليسرى لا تزال مغطاة الكروم. كاتب عمود وقسيس من الملك وليام بريتون ويقول: "فيليب الملك السمحة حاصر باريس أثناء وجوده في غرفة في الجزء الجنوبي لنهر السين في كلا الجانبين، حتى أن المدينة كلها تبدو كاملة من المنازل على الجدران العدالة رائعة وتستحق الثناء ل. الأمير! لا شيء أنه بموجب قانون مكتوب يتمكن من بناء الجدران والخنادق على الأرض لشخص آخر للمصلحة العامة للمملكة، ومع ذلك، وفضلت حقوق المساهمين إلى قانون صارم، بالتعويض على أصحاب كنزه عن الأضرار التي تسبب بها. "</text:p>
          </table:table-cell>
          <table:table-cell table:style-name="ce3" table:number-columns-repeated="6"/>
          <table:table-cell table:number-columns-repeated="997"/>
        </table:table-row>
        <table:table-row table:style-name="ro1">
          <table:table-cell table:style-name="ce2" office:value-type="float" office:value="36" calcext:value-type="float">
            <text:p>36</text:p>
          </table:table-cell>
          <table:table-cell table:style-name="ce3" office:value-type="string" calcext:value-type="string">
            <text:p>L'Église Saint-Séverin</text:p>
          </table:table-cell>
          <table:table-cell table:style-name="ce3" office:value-type="string" calcext:value-type="string">
            <text:p>Seul rescapé du massacre perpétré par ses oncles Childebert et Clotaire en 524, le dernier petit-fils de Clovis, Clodoald (futur saint Cloud) élevé dans un monastère, devient le disciple de l’ermite Séverin. Une chapelle érigée à l’emplacement de son oratoire devient paroisse au XIe siècle. L’église actuelle date du XIIIe siècle pour le clocher et les trois premières travées de la nef, et de la seconde moitié du XVe pour le reste. La décoration du chœur en placage de marbre fut entreprise à partir de 1684, grâce aux dons de la Grande Mademoiselle, cousine germaine de Louis XIV. Le splendide buffet d’orgue date de 1745. Au sommet de la flèche, dont la charpente fut achevée en 1487, subsiste une très vieille cloche : Macée, fondue en 1412.</text:p>
          </table:table-cell>
          <table:table-cell table:style-name="ce3" office:value-type="string" calcext:value-type="string">
            <text:p>The Church St. Severin</text:p>
          </table:table-cell>
          <table:table-cell table:style-name="ce3" office:value-type="string" calcext:value-type="string">
            <text:p>The only survivor of the massacre by his uncles Childebert and Clotaire in 524, the last grand-son of Clovis, Clodoald (future Saint Cloud) raised in a monastery, became a disciple of the hermit Severin. A chapel erected on the site of his oratory parish becomes the eleventh century. The present church dates from the thirteenth century to the bell tower and the first three bays of the nave, and the second half of the fifteenth for the rest. The decoration of marble veneer choir was undertaken from 1684, thanks to donations from the Grande Mademoiselle, cousin of Louis XIV. The splendid organ case date of 1745. At the peak of the boom, including the structure was completed in 1487, remains a very old bell: Macée, melted in 1412.</text:p>
          </table:table-cell>
          <table:table-cell table:style-name="ce3" office:value-type="string" calcext:value-type="string">
            <text:p>La Chiesa St. Severin</text:p>
          </table:table-cell>
          <table:table-cell table:style-name="ce3" office:value-type="string" calcext:value-type="string">
            <text:p>L'unico sopravvissuto al massacro dagli zii Childeberto e Clotario nel 524, l'ultimo nipote di Clovis, Clodoald (futuro Saint Cloud) cresciuto in un monastero, divenne discepolo dell'eremita Severin. Una cappella eretta sul luogo della sua parrocchia dell'oratorio diventa l'XI secolo. L'attuale chiesa risale al XIII secolo per il campanile e le prime tre campate della navata, e la seconda metà del Quattrocento per il resto. La decorazione di rivestimento in marmo del coro è stato intrapreso dal 1684, grazie alle donazioni della Grande Mademoiselle, cugino di Luigi XIV. Lo splendido organo data caso del 1745. Al culmine del boom, compresa la struttura è stata completata nel 1487, rimane una campana molto antiche: Macée, sciolto nel 1412.</text:p>
          </table:table-cell>
          <table:table-cell table:style-name="ce3" office:value-type="string" calcext:value-type="string">
            <text:p>La iglesia del St. Severin</text:p>
          </table:table-cell>
          <table:table-cell table:style-name="ce3" office:value-type="string" calcext:value-type="string">
            <text:p>El único superviviente de la matanza por sus tíos y Childeberto Clotaire en 524, el último nieto de Clovis, Clodoald (futura Saint Cloud) criado en un monasterio, se convirtió en discípulo del ermitaño Severin. Una capilla erigida en el sitio de su oratorio parroquia se convierte en el siglo XI. La iglesia actual data desde el siglo XIII hasta el campanario y los tres primeros tramos de la nave, y la segunda mitad del XV para el resto. La decoración del coro de la chapa de mármol se llevó a cabo a partir de 1684, gracias a las donaciones de la Grande Mademoiselle, primo de Luis XIV. El espléndido órgano fecha caso de 1745. En el pico de la pluma, incluyendo la estructura fue terminada en 1487, sigue siendo una campana muy antigua: macee, fundida en 1412.</text:p>
          </table:table-cell>
          <table:table-cell table:style-name="ce3" office:value-type="string" calcext:value-type="string">
            <text:p>Die Kirche St. Severin</text:p>
          </table:table-cell>
          <table:table-cell table:style-name="ce3" office:value-type="string" calcext:value-type="string">
            <text:p>Der einzige Überlebende des Massakers von seinem Onkel und Hildebert Clotaire in 524, der letzten Enkel von Clovis, Clodoald (Zukunft Saint Cloud) in einem Kloster erhoben, wurde ein Schüler des Einsiedlers Severin. Eine Kapelle errichtet auf dem Gelände seiner Beredsamkeit Gemeinde wird das elfte Jahrhundert. Die heutige Kirche stammt aus dem dreizehnten Jahrhundert bis zum Glockenturm und die ersten drei Buchten des Kirchenschiffes, und die zweite Hälfte des fünfzehnten für den Rest. Die Dekoration aus Marmor Furnier Chor wurde von 1684 dank Spenden aus der Grande Mademoiselle, Cousin von Louis XIV unternommen. Das herrliche Orgeldatum 1745. Auf dem Höhepunkt des Booms, einschließlich der Struktur wurde 1487 vollendet, bleibt eine sehr alte Glocke: Macée, im Jahr 1412 geschmolzen.</text:p>
          </table:table-cell>
          <table:table-cell table:style-name="ce3" office:value-type="string" calcext:value-type="string">
            <text:p>De kerk St. Severin</text:p>
          </table:table-cell>
          <table:table-cell table:style-name="ce3" office:value-type="string" calcext:value-type="string">
            <text:p>De enige overlevende van het bloedbad door zijn ooms Childebert en Clotaire in 524, de laatste grand-zoon van Clovis, Clodoald (toekomstige Saint Cloud), opgegroeid in een klooster, werd een leerling van de kluizenaar Severin. Een kapel gebouwd op de plaats van zijn parochie wordt de elfde eeuw. De huidige kerk dateert uit de dertiende eeuw tot de klokkentoren en de eerste drie baaien van het schip, en de tweede helft van de vijftiende voor de rest. De inrichting van marmer fineer koor werd uitgevoerd van 1684, dankzij de giften van de Grande Mademoiselle, neef van Lodewijk XIV. De prachtige orgelkas datum van 1745. Op het hoogtepunt van de boom, met inbegrip van de structuur werd in 1487 voltooid, blijft een zeer oude klok: Macée, gesmolten in 1412.</text:p>
          </table:table-cell>
          <table:table-cell table:style-name="ce1" office:value-type="string" calcext:value-type="string">
            <text:p>教会圣塞韦林</text:p>
          </table:table-cell>
          <table:table-cell table:style-name="ce3" office:value-type="string" calcext:value-type="string">
            <text:p>由他的叔叔Childebert和克洛泰尔在524，克洛维斯，克洛多尔德（未来圣克劳德）在修道院提出的最后一个大儿子，大屠杀的唯一的幸存者成了隐士塞韦林的弟子。竖立他的演讲堂的网站上的一个小教堂成为十一世纪。从十三世纪当前教会日期钟楼和教堂中殿的前三个海湾，和第十五对于其余的下半年。大理石贴面唱诗班的装饰从1684进行的，由于距离Grande小姐，路易十四的表妹捐赠。 1745的灿烂器官案日期在繁荣时期，包括1487年完成结构的高峰期，仍然是一个非常老钟：Macée，1412融化。</text:p>
          </table:table-cell>
          <table:table-cell table:style-name="ce3" office:value-type="string" calcext:value-type="string">
            <text:p>教会サンセヴラン</text:p>
          </table:table-cell>
          <table:table-cell table:style-name="ce3" office:value-type="string" calcext:value-type="string">
            <text:p>524の彼の叔父ChildebertとClotaireによって虐殺の唯一の生存者は、クロービスの最後の壮大な息子、クロードオルド（将来セントクラウド）は隠者セヴェリンの弟子になった、修道院で育ちました。彼の雄弁教区の敷地内に建てられた礼拝堂は、11世紀になります。鐘楼に13世紀から現在の教会の日付と身廊の最初の3つのベイ、および残りの十五の後半。大理石のベニヤ聖歌隊の装飾は、1684年からグランデマドモアゼル、ルイXIVのいとこからの寄付のおかげで行われました。 Macée、1412に溶け：構造を含むブームのピーク時に1745の見事な臓器ケース日は、1487年に完成した、非常に古い鐘のまま。</text:p>
          </table:table-cell>
          <table:table-cell table:style-name="ce3" office:value-type="string" calcext:value-type="string">
            <text:p>Церковь Св Severin</text:p>
          </table:table-cell>
          <table:table-cell table:style-name="ce3" office:value-type="string" calcext:value-type="string">
            <text:p>Единственный оставшийся в живых резни его дядями Хильдеберт и Clotaire в 524, последний праправнук Кловис, Хлодоальд (будущее Saint Cloud) вырос в монастыре, стал учеником отшельника Северин. Часовня возведена на месте его ораторского прихода становится одиннадцатым веком. Настоящая церковь датируется тринадцатого века в колокольне и первые три бухты нефа, а вторая половина пятнадцатого для остальных. Украшение мрамора шпон хора было проведено с 1684, благодаря пожертвованиям от Grande Mademoiselle, кузен Людовика XIV. Великолепный орган дата случай 1745. На пике бума, в том числе структуры была завершена в 1487 году, по-прежнему очень старый колокол: Macée, плавится в 1412.</text:p>
          </table:table-cell>
          <table:table-cell table:style-name="ce3" office:value-type="string" calcext:value-type="string">
            <text:p>في كنيسة سيفيرين</text:p>
          </table:table-cell>
          <table:table-cell table:style-name="ce3" office:value-type="string" calcext:value-type="string">
            <text:p>أصبح الناجي الوحيد من المجزرة التي أعمامه Childebert وكلوتير في 524، وآخر كبير وابنه كلوفيس، كلودوالد (المستقبل سان كلو) نشأ في دير، والضبط من الناسك سيفيرين. مصلى التي اقيمت على موقع رعيته الخطابية يصبح القرن الحادي عشر. مواعيد الحالية الكنيسة من القرن الثالث عشر إلى برج الجرس والخلجان الثلاثة الأولى من صحن الكنيسة، والنصف الثاني من القرن الخامس عشر لبقية. أجري زخرفة جوقة القشرة الرخام من 1684، وذلك بفضل التبرعات من غراندي آنسة، ابن عم لويس الرابع عشر. والرائع الجهاز تاريخ حالة 1745. وفي ذروة الطفرة، بما في ذلك الهيكل اكتمل في عام 1487، لا يزال جرس قديم جدا: Macée، ذابت في 1412.</text:p>
          </table:table-cell>
          <table:table-cell table:style-name="ce3" table:number-columns-repeated="6"/>
          <table:table-cell table:number-columns-repeated="997"/>
        </table:table-row>
        <table:table-row table:style-name="ro1">
          <table:table-cell table:style-name="ce2" office:value-type="float" office:value="37" calcext:value-type="float">
            <text:p>37</text:p>
          </table:table-cell>
          <table:table-cell table:style-name="ce3" office:value-type="string" calcext:value-type="string">
            <text:p>Saint-Benoît le Bétourné</text:p>
          </table:table-cell>
          <table:table-cell table:style-name="ce3" office:value-type="string" calcext:value-type="string">
            <text:p>En 1431, maître Guillaume de Villon, répétiteur de droit canonique, devient le chapelain de cette église aujourd’hui disparue, dont le chœur, orienté à l’ouest, justifie le nom de «mal tournée». Cette année-là naît François de Montcorbier : orphelin, pauvre, entré à six ou sept ans au service du bon chapelain, le futur poète en garde le souvenir attendri d’un père adoptif, dont il rendra le nom célèbre. D’abord enfant de chœur, reçu bachelier à 18 ans, et licencié es-arts en 1452, il passe ici le «temps de sa jeunesse folle», plus attiré par les tavernes et les filles que par la vie scolastique. De rixes en chapardages, il doit s’exiler de la capitale, et sa trace se perd après 1463 : «Frères humains, qui après nous vivez, N’ayez le cœur contre nous endurci…»</text:p>
          </table:table-cell>
          <table:table-cell table:style-name="ce3" office:value-type="string" calcext:value-type="string">
            <text:p>St. Benedict the Bétourné</text:p>
          </table:table-cell>
          <table:table-cell table:style-name="ce3" office:value-type="string" calcext:value-type="string">
            <text:p>In 1431, Master Guillaume de Villon, canon law repeater, became the chaplain of the now defunct church, the choir, facing west, justifies the "gone bad." That year is born Francis Montcorbier: orphan, poor, entered six or seven years in the service of the good chaplain, the future poet warn the tender memory of an adoptive father, which he made him famous name. First choirboy, received bachelor at 18, and Bachelor of Arts in 1452, he spent here "time of his misspent youth," more attracted to taverns and girls with scholastic life. Brawls in pilferage, he was forced into exile from the capital, and its trace is lost after 1463: "Human brothers who live after us, Do the heart hardened against us ..."</text:p>
          </table:table-cell>
          <table:table-cell table:style-name="ce3" office:value-type="string" calcext:value-type="string">
            <text:p>San Benedetto del Bétourné</text:p>
          </table:table-cell>
          <table:table-cell table:style-name="ce3" office:value-type="string" calcext:value-type="string">
            <text:p>Nel 1431, il Maestro Guillaume de Villon, diritto canonico ripetitore, è diventato il cappellano della chiesa ormai defunta, il coro, rivolta ad ovest, giustifica il "cattivo andato." Quell'anno nasce Francis Montcorbier: orfani, poveri, entrato sei o sette anni al servizio del bene Cappellano, il futuro poeta avvertire il tenero ricordo di un padre adottivo, che lo ha reso famoso il nome. In primo luogo chierichetto, scapolo ricevuto a 18 anni, e Bachelor of Arts nel 1452, ha trascorso qui "tempo della sua gioventù sprecata," più attratto da taverne e le ragazze con la vita scolastica. Risse in furti, fu costretto all'esilio dalla capitale, e la sua traccia si perde dopo il 1463: "fratelli umani che vivono dopo di noi, fare il cuore indurito contro di noi ..."</text:p>
          </table:table-cell>
          <table:table-cell table:style-name="ce3" office:value-type="string" calcext:value-type="string">
            <text:p>San Benito el Bétourné</text:p>
          </table:table-cell>
          <table:table-cell table:style-name="ce3" office:value-type="string" calcext:value-type="string">
            <text:p>En 1431, el Maestro Guillaume de Villon, canon repetidor ley, se convirtió en el capellán de la iglesia ya desaparecido, el coro, mirando hacia el oeste, justifica el "malo ido." Ese año nace Francisco Montcorbier: huérfano, pobre, entró en seis o siete años en el servicio del capellán bueno, el futuro poeta advertir al tierno recuerdo de un padre adoptivo, que le hizo famoso nombre. En primer niño de coro, licenciatura recibido a los 18, y Licenciado en Artes en 1452, pasó aquí "tiempo de su juventud perdida," más atraído por las tabernas y las niñas con vida escolar. Peleas en el hurto, se vio obligado a exiliarse de la capital, y su rastro se pierde después de 1463: "hermanos humanos que viven después de EEUU, el corazón endurecido contra nosotros ..."</text:p>
          </table:table-cell>
          <table:table-cell table:style-name="ce3" office:value-type="string" calcext:value-type="string">
            <text:p>St. Benedikt die Bétourné</text:p>
          </table:table-cell>
          <table:table-cell table:style-name="ce3" office:value-type="string" calcext:value-type="string">
            <text:p>Im Jahr 1431 wurde Meister Guillaume de Villon, die kanonische Recht Repeater, die Kaplan der heute nicht mehr existierenden Kirche, der Chor, nach Westen ausgerichtet, das rechtfertigt „gone bad.“ In diesem Jahr ist geboren Francis Montcorbier: Waise, arm, sechs oder sieben Jahre in den Dienst der guten Kaplan eingegeben, wird die Zukunft Dichter des Angebots Erinnerung an ein Adoptivvater warnen, die er ihm bekannten Namen gemacht. Erster Chorknabe erhielt Bachelor bei 18 und Bachelor of Arts in 1452, verbrachte er hier „Zeit seiner vergeudeten Jugend“ mehr angezogen zu Tavernen und Mädchen mit schulischem Leben. Schlägereien in pilferage wurde er ins Exil von der Hauptstadt gezwungen, und ihre Spur nach 1463 verloren: „Human Brüder, die nach uns leben, das Herz gegen uns gehärtet Do ...“</text:p>
          </table:table-cell>
          <table:table-cell table:style-name="ce3" office:value-type="string" calcext:value-type="string">
            <text:p>St. Benedict de Betourne</text:p>
          </table:table-cell>
          <table:table-cell table:style-name="ce3" office:value-type="string" calcext:value-type="string">
            <text:p>In 1431, Master Guillaume de Villon, kerkelijk recht repeater, werd de kapelaan van de inmiddels opgeheven kerk, het koor, op het westen, rechtvaardigt de "gone bad." Dat jaar is geboren Francis Montcorbier: wees, slecht, ging zes of zeven jaar in dienst van het goede kapelaan, de toekomst dichter waarschuwen de tedere herinnering aan een adoptievader, die hij maakte hem beroemd naam. Eerste koorknaap, ontving bachelor op 18, en Bachelor of Arts in 1452, bracht hij hier "tijd van zijn verspilde jeugd," meer aangetrokken tot tavernes en meisjes met schoolse leven. Vechtpartijen in diefstal, werd hij gedwongen in ballingschap van de hoofdstad, en zijn spoor wordt verloren na 1463: "De menselijke broers die na ons leven, doet het hart verhard tegen ons ..."</text:p>
          </table:table-cell>
          <table:table-cell table:style-name="ce1" office:value-type="string" calcext:value-type="string">
            <text:p>圣本笃的Bétourné</text:p>
          </table:table-cell>
          <table:table-cell table:style-name="ce1" office:value-type="string" calcext:value-type="string">
            <text:p>在1431年，硕士纪尧姆德维隆，教会法中继器，成为了现已解散教会的牧师，唱诗班，朝西，证明了“坏了。”那年出生弗朗西斯Montcorbier：孤儿，穷人，在良好的牧师的服务进入六，七年，未来的诗人警告的养父，他让他响亮的名字招标内存。在1452年的艺术首先唱诗班，在18获学士，学士和他在这里度过了“他的挥霍浪费青春的时间，”更吸引到小酒馆和女孩学者生涯。在偷盗斗殴事件，他被迫流亡从资金，其轨迹1463后丢失：“在我们之后谁住人的兄弟，难道硬化对我们的心脏......”</text:p>
          </table:table-cell>
          <table:table-cell table:style-name="ce3" office:value-type="string" calcext:value-type="string">
            <text:p>聖ベネディクトBétourné</text:p>
          </table:table-cell>
          <table:table-cell table:style-name="ce3" office:value-type="string" calcext:value-type="string">
            <text:p>1431年には、マスター・ギヨーム・ド・ヴィヨン、キヤノン法のリピータは、今は亡き教会の牧師になった、合唱団は、西向き、「ゴーン悪い」を正当化しますその年は、フランシスMontcorbier生まれ：、孤児貧しい、未来の詩人は、彼が彼の有名な名前作られた養父の入札メモリを警告し、良い牧師のサービスで6〜7年入りました。まずchoirboy、1452年18で独身、芸術の学士号を取得、彼はここで過ごした「彼のmisspentの若者の時間を、」より多くの居酒屋や学力の生活と女の子に引き付け。窃盗での喧嘩は、彼は首都から亡命を余儀なくされ、そのトレースは1463年後に失われている：「私たちの後生きる人間の兄弟は、私たちに対して強化心を行います...」</text:p>
          </table:table-cell>
          <table:table-cell table:style-name="ce3" office:value-type="string" calcext:value-type="string">
            <text:p>Санкт Бенедикт Bétourné</text:p>
          </table:table-cell>
          <table:table-cell table:style-name="ce3" office:value-type="string" calcext:value-type="string">
            <text:p>В 1431 году, мастер Гийом де Вийон, каноническое право повторитель, стал капелланом ныне несуществующей церкви, хор, лицом на запад, оправдывает «испортилось.» В том же году родился Фрэнсис Montcorbier: сирота, бедная, вошел шесть или семь лет в службе хорошего священника, будущий поэт предупреждает нежную память о усыновителе, которое он сделал ему известное имя. Во-первых певчий, получил степень бакалавра в 18 лет, и бакалавра искусств в 1452 году, он провел здесь «время его бездарно молодежи,» больше привлекают таверн и девочек с схоластической жизни. Потасовки в хищением, он был вынужден уехать в изгнание из столицы, и его след теряется после 1463: «Человеческие братья, которые живут за нами, сделай сердце закаленной против нас ...»</text:p>
          </table:table-cell>
          <table:table-cell table:style-name="ce3" office:value-type="string" calcext:value-type="string">
            <text:p>سانت بنديكت Bétourné</text:p>
          </table:table-cell>
          <table:table-cell table:style-name="ce3" office:value-type="string" calcext:value-type="string">
            <text:p>في 1431، أصبح ماستر غيوم دي فيلون، الكنسي القانون مكرر، وقسيس من الكنيسة المنحلة والجوقة، التي تواجه الغرب، يبرر "سيئة ذهب". في ذلك العام ولد فرانسيس Montcorbier: اليتيم، والفقراء، دخلت ست أو سبع سنوات في خدمة قسيس جيدة، الشاعر المستقبل يحذرون من الذاكرة العطاء من أب بالتبني، وهو ما جعله اسم مشهور. المرتل الأول، تلقى البكالوريوس في 18، وبكالوريوس الآداب في عام 1452، أمضى هنا "الوقت له مبذر الشباب،" أكثر جذبت إلى الحانات والفتيات مع الحياة المدرسية. شجارات في الاختلاس، وقال انه اضطر الى المنفى من العاصمة، ويتم فقدان أثر لها بعد 1463: "الأخوة البشرية الذين يعيشون بعدنا، هل قلب تصلب ضدنا ..."</text:p>
          </table:table-cell>
          <table:table-cell table:style-name="ce3" table:number-columns-repeated="6"/>
          <table:table-cell table:number-columns-repeated="997"/>
        </table:table-row>
        <table:table-row table:style-name="ro1">
          <table:table-cell table:style-name="ce2" office:value-type="float" office:value="38" calcext:value-type="float">
            <text:p>38</text:p>
          </table:table-cell>
          <table:table-cell table:style-name="ce3" office:value-type="string" calcext:value-type="string">
            <text:p>Église Saint-Julien-le-Pauvre</text:p>
          </table:table-cell>
          <table:table-cell table:style-name="ce3" office:value-type="string" calcext:value-type="string">
            <text:p>Lieu de sépultures mérovingiennes, cette chapelle, située au carrefour de deux voies romaines stratégiques, est offerte, à l’état de ruines, par le roi Henri 1er au chapitre de Notre-Dame en 1045. Vers 1120, elle devient un prieuré dépendant de l’abbaye de Longpont, destiné à jouer un certain rôle dans la vie intellectuelle du quartier. Les recteurs y sont élus, et les assemblées de l’Université y siègent jusqu’au saccage de 1524. Affectée à l’Hôtel-Dieu en 1651, elle se trouve dans un tel état de dégradation que les bâtiments du XIIe siècle sont en partie rasés, et très remaniés. Grenier à sel sous la Révolution, elle est rouverte au culte en 1826, et affectée au rite catholique grec byzantin en 1889 : une iconostase réalisée vers 1900 sépare le chœur de la nef.</text:p>
          </table:table-cell>
          <table:table-cell table:style-name="ce3" office:value-type="string" calcext:value-type="string">
            <text:p>Church Saint-Julien-le-Pauvre</text:p>
          </table:table-cell>
          <table:table-cell table:style-name="ce3" office:value-type="string" calcext:value-type="string">
            <text:p>Shooting Merovingian tombs, the chapel, located at the crossroads of two strategic Roman roads, is offered in a state of ruin, by King Henry 1st Chapter of Notre Dame in 1045. By 1120, it became a priory of Abbey Longpont, destined to play a role in the intellectual life of the neighborhood. The rectors are elected and the University Assemblies sit there until rampage 1524. Assigned to the Hotel-Dieu in 1651, it is in such a state of degradation the twelfth century buildings are partly shaved, and very reworked. Attic salt in the Revolution, it was reopened for worship in 1826 and assigned to the Byzantine Greek Catholic rite in 1889: an iconostasis made 1900 separates the chancel from the nave.</text:p>
          </table:table-cell>
          <table:table-cell table:style-name="ce3" office:value-type="string" calcext:value-type="string">
            <text:p>Chiesa Saint-Julien-le-Pauvre</text:p>
          </table:table-cell>
          <table:table-cell table:style-name="ce3" office:value-type="string" calcext:value-type="string">
            <text:p>Shooting tombe merovingia, la cappella, che si trova all'incrocio di due strade strategiche romani, è offerto in uno stato di rovina, da Re Enrico 1 ° capitolo di Notre Dame a 1045. In 1120, è diventato un priorato di Abbey Longpont, destinata a svolgere un ruolo nella vita intellettuale del quartiere. I rettori sono eletti e le assemblee universitari seduti lì fino a quando tutte le furie 1524. Assegnato alla Hotel-Dieu nel 1651, è in un tale stato di degrado degli edifici del dodicesimo secolo sono in parte rasata, e molto rielaborati. sale attico nella Rivoluzione, è stata riaperta al culto nel 1826 e assegnato al rito bizantino greco-cattolica nel 1889: un'iconostasi fatto 1900 separa il presbiterio dalla navata.</text:p>
          </table:table-cell>
          <table:table-cell table:style-name="ce3" office:value-type="string" calcext:value-type="string">
            <text:p>Iglesia Saint-Julien-le-Pauvre</text:p>
          </table:table-cell>
          <table:table-cell table:style-name="ce3" office:value-type="string" calcext:value-type="string">
            <text:p>Disparos tumbas merovingia, la capilla, ubicada en el cruce de dos vías romanas estratégicos, se ofrece en un estado de ruina, por el rey Enrique primero capítulo de Notre Dame en 1045. Por 1120, se convirtió en un priorato de la abadía de Longpont, destinado a jugar un papel en la vida intelectual de la vecindad. Los rectores son elegidos y las Asambleas de la universidad se sientan allí hasta alboroto 1524. Asignado al Hotel-Dieu en 1651, se encuentra en tal estado de degradación de los edificios del siglo XII se afeitaron en parte, y muy reelaborados. sal del ático en la Revolución, fue reabierta al culto en 1826 y asignado al rito bizantino católico griego en 1889: un iconostasio hizo 1900 separa el presbiterio de la nave.</text:p>
          </table:table-cell>
          <table:table-cell table:style-name="ce3" office:value-type="string" calcext:value-type="string">
            <text:p>Kirche Saint-Julien-le-Pauvre</text:p>
          </table:table-cell>
          <table:table-cell table:style-name="ce3" office:value-type="string" calcext:value-type="string">
            <text:p>Schießen merowingische Gräber, die Kapelle, an der Kreuzung von zwei strategischen römischen Straßen, in einem Zustand der Ruine angeboten wird, von König Henry ersten Kapitel von Notre Dame in 1045. Von 1120 wurde es zu einem Priorat von Abbey Longpont, dazu bestimmt, spielen eine Rolle im geistigen Leben der Nachbarschaft. Die Rektoren sind gewählt und die Hochschulversammlungen sitzen dort bis zum Amoklauf 1524 Zuordnung zum Hotel-Dieu im Jahre 1651, ist es in einem solchen Zustand des Abbaus ist die zwölfte Jahrhundert Gebäude teilweise rasiert und sehr überarbeitet. Attic Salz in der Revolution, wurde im Jahr 1826 für den Gottesdienst wieder eröffnet und im Jahr 1889 zum byzantinischen griechisch-katholischen Ritus zugewiesen: eine Ikonostase aus 1900 trennt den Chor aus dem Schiff.</text:p>
          </table:table-cell>
          <table:table-cell table:style-name="ce3" office:value-type="string" calcext:value-type="string">
            <text:p>Kerk Saint-Julien-le-Pauvre</text:p>
          </table:table-cell>
          <table:table-cell table:style-name="ce3" office:value-type="string" calcext:value-type="string">
            <text:p>Schieten Merovingische graven, wordt de kapel, gelegen op het kruispunt van twee strategische Romeinse wegen, aangeboden in een staat van ruïne, door Koning Henry 1st Hoofdstuk van de Notre Dame in 1045. In 1120, werd het een priorij van de abdij Longpont, voorbestemd om te spelen een rol in het intellectuele leven van de wijk. De rectoren worden gekozen en de Universiteit Assemblies zitten daar tot uitzinnigheid 1524. Toegewezen aan het Hotel-Dieu in 1651, is het in een dergelijke staat van de afbraak van de twaalfde-eeuwse gebouwen zijn gedeeltelijk geschoren, en zeer herwerkt. Zolder zout in de revolutie, werd het heropend voor de eredienst in 1826 en toegewezen aan de Byzantijnse Grieks-katholieke ritus in 1889: een iconostase gemaakte 1900 scheidt het koor van het schip.</text:p>
          </table:table-cell>
          <table:table-cell table:style-name="ce1" office:value-type="string" calcext:value-type="string">
            <text:p>教会穷人圣朱利安教堂</text:p>
          </table:table-cell>
          <table:table-cell table:style-name="ce1" office:value-type="string" calcext:value-type="string">
            <text:p>拍摄梅罗文加王朝陵墓，教堂，位于两个战略罗马路的十字路口，在废墟的状态提供，在1045巴黎圣母院国王亨利第1章到1120，它成为了一个修道院修道院的的Longpont，注定要玩在附近的思想生活中的作用。该校长当选，而大学大会坐在那里，直到1651年分配到巴黎主公医院横冲直撞1524，它是在这样一个十二世纪的建筑被部分剃光了，很返工退化状态。在革命阁楼盐，它于1826年重新开放了崇拜和1889年分配到拜占庭希腊天主教仪式：一个由圣象1900分隔中堂圣坛。</text:p>
          </table:table-cell>
          <table:table-cell table:style-name="ce1" office:value-type="string" calcext:value-type="string">
            <text:p>教会サン・ジュリアン・ル・Pauvre</text:p>
          </table:table-cell>
          <table:table-cell table:style-name="ce3" office:value-type="string" calcext:value-type="string">
            <text:p>メロヴィング朝の墓を撮影、2つの戦略的なローマ街道の交差点に位置チャペルは、1120 1045にノートルダムの王ヘンリー・第一章で、破滅の状態で提供されて、それがプレーに宛て、アビーLongpontの小修道院になりました近所の知的生活の中で役割。学長が選出され、大学のアセンブリは、1651年にはオテルデューに割り当てられて大暴れ1524までそこに座って、それは劣化のような状態で、12世紀の建物の一部は剃られ、非常に再加工されています。革命屋根裏塩は、それが1826年に礼拝のためにリニューアルオープンし、1889年にビザンチンギリシャのカトリックの儀式に割り当てられていた：イコノスタシスは1900のセパレート身廊から内陣を作りました。</text:p>
          </table:table-cell>
          <table:table-cell table:style-name="ce3" office:value-type="string" calcext:value-type="string">
            <text:p>Церковь Сен-Жюльен-ле-Pauvre</text:p>
          </table:table-cell>
          <table:table-cell table:style-name="ce3" office:value-type="string" calcext:value-type="string">
            <text:p>Стрельба Меровингов гробниц, часовня, расположенная на пересечении двух стратегических римских дорог, предлагается в состоянии разрухи, от короля Генриха 1-й главе Нотр-Дам в 1045. К 1120 году, он стал Приорат Abbey Лонпон, предназначенных для игры роль в интеллектуальной жизни города. Ректоры избираются и университетские Сборки сидеть там до волнении 1524 присвоению Отель-Дье в 1651, он находится в таком состоянии деградации здания двенадцатого века частично выбритой, и очень переработан. Чердак соль в революции, он был вновь открыт для поклонения в 1826 году и назначена Византийской греко-католический обряд в 1889 году: иконостас из 1900 отделяющих алтарных от нефа.</text:p>
          </table:table-cell>
          <table:table-cell table:style-name="ce3" office:value-type="string" calcext:value-type="string">
            <text:p>كنيسة سان جوليان-لو-Pauvre</text:p>
          </table:table-cell>
          <table:table-cell table:style-name="ce3" office:value-type="string" calcext:value-type="string">
            <text:p>اطلاق النار المقابر Merovingian، وتقدم الكنيسة، وتقع على مفترق طريقين الرومانية الاستراتيجية، في حالة من الخراب، من قبل الملك هنري 1 الفصل نوتردام في 1045. وبحلول 1120، أصبح الدير من دير Longpont، متجهة إلى اللعب دورا في الحياة الفكرية في الحي. ويتم انتخاب عمداء وجمعيات جامعة الجلوس هناك حتى هياج 1524. المخصصة للأوتيل ديو في 1651، فإنه في مثل هذه الحالة من التدهور وحلق المباني القرن الثاني عشر جزئيا، وإعادة صياغة للغاية. الملح العلية في الثورة، وأعيد فتح ذلك للعبادة في عام 1826 والمخصصة لالبيزنطي طقوس الروم الكاثوليك في عام 1889: إجراء بالحاجز الأيقوني 1900 يفصل مذبح من صحن الكنيسة.</text:p>
          </table:table-cell>
          <table:table-cell table:style-name="ce3" table:number-columns-repeated="6"/>
          <table:table-cell table:number-columns-repeated="997"/>
        </table:table-row>
        <table:table-row table:style-name="ro1">
          <table:table-cell table:style-name="ce2" office:value-type="float" office:value="39" calcext:value-type="float">
            <text:p>39</text:p>
          </table:table-cell>
          <table:table-cell table:style-name="ce3" office:value-type="string" calcext:value-type="string">
            <text:p>Collège Sainte-Barbe</text:p>
          </table:table-cell>
          <table:table-cell table:style-name="ce3" office:value-type="string" calcext:value-type="string">
            <text:p>En 1460, un ancien régent de grammaire au Collège de Navarre, Geoffroy Lenormant, ouvre un établissement où viennent étudier Ignace de Loyola et François-Xavier, futurs fondateurs de l’ordre des jésuites, et peut-être aussi Calvin. Le curé de Saint-Hilaire, Robert Dugast, dote en 1556 ce collège des revenus nécessaires à la subsistance de quatre boursiers, un principal, un économe et un chapelain. Après des fortunes diverses, les bâtiments sont rachetés en 1798 par un ancien ecclésiastique rallié à la Révolution, Victor de Lanneau de Marcy (1758-1830), qui rebaptise l’institution « Collège des Sciences et des Arts, ci-devant Sainte-Barbe » et lui redonne un nouvel essor. Reçu à l’agrégation en 1821, Michelet y enseigne l’histoire entre 1822 et 1826 ; il prononce en 1825 un « Discours sur l’unité de la Science » resté célèbre. Alexandre Labrouste dirige l’établissement de 1838 à sa mort, en 1866, et ses frères édifient les bâtiments neufs, juste avant ceux de la bibliothèque Sainte-Geneviève.</text:p>
          </table:table-cell>
          <table:table-cell table:style-name="ce3" office:value-type="string" calcext:value-type="string">
            <text:p>St. Barbara College</text:p>
          </table:table-cell>
          <table:table-cell table:style-name="ce3" office:value-type="string" calcext:value-type="string">
            <text:p>In 1460, a former regent of grammar at the College of Navarre, Geoffroy Lenormant opens a facility where just studying Ignatius Loyola and Francis Xavier, future founder of the Jesuit order, and perhaps Calvin. The parish priest of Saint-Hilaire, Robert Dugast, endowed in 1556 the college revenues needed for the subsistence of four Fellows, a principal, a steward and a chaplain. After mixed fortunes, the buildings were bought in 1798 by a former church rallied to the Revolution, Victor Lanneau Marcy (1758-1830), who renamed the institution "College of Arts and Sciences, formerly St. Barbara "and gives him a boost. Received the aggregation in 1821, Michelet teaches history between 1822 and 1826; he delivered in 1825 a "Sermon on the unity of science" remained famous. Alexander Labrouste leading the development from 1838 to his death in 1866 and his brothers are building new buildings, just before those of the Sainte-Geneviève library.</text:p>
          </table:table-cell>
          <table:table-cell table:style-name="ce3" office:value-type="string" calcext:value-type="string">
            <text:p>Santa Barbara Università</text:p>
          </table:table-cell>
          <table:table-cell table:style-name="ce3" office:value-type="string" calcext:value-type="string">
            <text:p>Nel 1460, un ex reggente della grammatica presso il College di Navarra, Geoffroy Lenormant apre un impianto in cui solo lo studio Ignazio di Loyola e Francesco Saverio, futuro fondatore dell'ordine dei Gesuiti, e forse Calvino. Il parroco di Saint-Hilaire, Robert Dugast, dotato nel 1556 i ricavi del college necessari per la sussistenza di quattro Fellows, un preside, un amministratore e un cappellano. Dopo alterne vicende, gli edifici sono stati acquistati nel 1798 da un ex chiesa radunato alla Rivoluzione, Victor Lanneau Marcy (1758-1830), che ha ribattezzato l'istituzione "Collegio delle Arti e delle Scienze, ex Santa Barbara" e gli dà una spinta. Ricevuto l'aggregazione nel 1821, Michelet insegna storia tra il 1822 e il 1826; ha consegnato nel 1825 un "Discorso della unità della scienza" è rimasto famoso. Alexander Labrouste leader nello sviluppo dal 1838 fino alla sua morte nel 1866 ed i suoi fratelli sono la costruzione di nuovi edifici, poco prima di quelli della biblioteca Sainte-Geneviève.</text:p>
          </table:table-cell>
          <table:table-cell table:style-name="ce3" office:value-type="string" calcext:value-type="string">
            <text:p>Colegio St. Barbara</text:p>
          </table:table-cell>
          <table:table-cell table:style-name="ce3" office:value-type="string" calcext:value-type="string">
            <text:p>En 1460, un ex regente de la gramática en el Colegio de Navarra, Geoffroy Lenormant abre una instalación donde acaba el estudio de Ignacio de Loyola y Francisco Javier, futuro fundador de la orden de los jesuitas, y quizás Calvin. El párroco de Saint-Hilaire, Robert Dugast, dotado en 1556 los ingresos universitarios necesarios para la subsistencia de cuatro Fellows, un director, un administrador y un capellán. Después de una suerte dispar, los edificios fueron comprados en 1798 por una antigua iglesia subido a la Revolución, Victor Lanneau Marcy (1758-1830), que cambió el nombre de la institución "Colegio de Artes y Ciencias, antiguamente Santa Bárbara" y le da un impulso. Recibido la agregación en 1821, Michelet enseña historia entre 1822 y 1826; que pronunció en 1825 un "sermón de la unidad de la ciencia" se mantuvo famosa. Alexander Labrouste que conduce al desarrollo desde 1838 hasta su muerte en 1866 y sus hermanos son la construcción de nuevos edificios, justo antes de las de la biblioteca Sainte-Geneviève.</text:p>
          </table:table-cell>
          <table:table-cell table:style-name="ce3" office:value-type="string" calcext:value-type="string">
            <text:p>St. Barbara Hochschule</text:p>
          </table:table-cell>
          <table:table-cell table:style-name="ce3" office:value-type="string" calcext:value-type="string">
            <text:p>Im Jahr 1460, eröffnet eine ehemalige Regent der Grammatik an der Hochschule von Navarra, Geoffroy Lenormant eine Einrichtung, in der nur Ignatius von Loyola und Franz Xaver, zukünftigen Gründer des Jesuitenordens, und vielleicht Calvin studieren. Der Pfarrer von Saint-Hilaire, Robert Dugast, die College-Einnahmen, die für den Unterhalt von vier Fellows 1556 ausgestattet, ein Haupt, Steward und Kaplan. Nach gemischten Vermögen, ihm die Gebäude wurden im Jahr 1798 von einer ehemaligen Kirche versammelt, um die Revolution, Victor Lanneau Marcy (1758-1830) gekauft, der die Institution „Hochschule der Künste und Wissenschaften, ehemals St. Barbara“ umbenannt und gibt einen Schub. Erhielt die Aggregation im Jahr 1821, lehrt Michelet Geschichte zwischen 1822 und 1826; lieferte er im Jahr 1825 eine „Predigt über die Einheit der Wissenschaft“ blieb berühmt. Alexander Labrouste führend in der Entwicklung von 1838 bis zu seinem Tod im Jahr 1866 und seine Brüder bauen neue Gebäude, kurz vor denen der Sainte-Geneviève-Bibliothek.</text:p>
          </table:table-cell>
          <table:table-cell table:style-name="ce3" office:value-type="string" calcext:value-type="string">
            <text:p>St. Barbara College</text:p>
          </table:table-cell>
          <table:table-cell table:style-name="ce3" office:value-type="string" calcext:value-type="string">
            <text:p>In 1460, een voormalig regent van de grammatica aan het College van Navarra, Geoffroy Lenormant opent een faciliteit waar studeren alleen Ignatius van Loyola en Francis Xavier, de toekomstige stichter van de jezuïetenorde, en misschien Calvijn. De pastoor van Saint-Hilaire, Robert Dugast, begiftigd in 1556 het college inkomsten die nodig zijn voor het voortbestaan ​​van vier Fellows, een opdrachtgever, een steward en een kapelaan. Na gemengde fortuinen werden de gebouwen aangekocht in 1798 door een voormalige kerk rally van de Revolutie, Victor Lanneau Marcy (1758-1830), die de instelling "College of Arts and Sciences, voorheen St. Barbara" hernoemd en geeft hem een ​​boost. Ontving de samenvoeging in 1821, Michelet doceert geschiedenis tussen 1822 en 1826; Hij gaf in 1825 een "Preek op de eenheid van de wetenschap" bleef beroemd. Alexander Labrouste leiden van de ontwikkeling van 1838 tot aan zijn dood in 1866 en zijn broers worden de bouw van nieuwe gebouwen, net voor die van de Sainte-Geneviève-bibliotheek.</text:p>
          </table:table-cell>
          <table:table-cell table:style-name="ce1" office:value-type="string" calcext:value-type="string">
            <text:p>圣芭芭拉大学</text:p>
          </table:table-cell>
          <table:table-cell table:style-name="ce3" office:value-type="string" calcext:value-type="string">
            <text:p>1460年，在纳瓦拉大学文法的前摄政王，若弗鲁瓦Lenormant打开一个设施中只是学习罗耀拉和弗朗西斯泽维尔，耶稣会为了未来的创始人，或许卡尔文。的Saint-Hilaire的教区神父，罗伯特Dugast，于1556年被赋予需要四个研究员，校长，一个管家和一个牧师的生存高校收入。喜忧参半后，建筑物被在1798年由前堂买反弹至辛亥革命，维克多Lanneau马西（1758年至1830年），谁改名为机构“艺术与科学学院，前身为圣芭芭拉”，并给他一个提升。接受聚集在1821年，米什莱教1822和1826之间的历史;他在1825年发表了“关于科学的统一布道”依然闻名。亚历山大Labrouste导致从1838到他的死亡的发展在1866年和他的兄弟正在建设新的建筑物，与圣日内维耶图书馆的前几个。</text:p>
          </table:table-cell>
          <table:table-cell table:style-name="ce3" office:value-type="string" calcext:value-type="string">
            <text:p>聖バルバラ・カレッジ</text:p>
          </table:table-cell>
          <table:table-cell table:style-name="ce3" office:value-type="string" calcext:value-type="string">
            <text:p>1460年には、ナバラ、ジョフロワLenormantの大学の文法の元摂政はちょうどイグナチオロヨラやフランシスコ・ザビエル、イエズス会の将来の創設者、そしておそらくカルバンを研究施設をオープンします。 1556年に恵まれサンティレールの教区司祭、ロバートDugast、4フェローズ、校長、スチュワードと牧師の自給自足のために必要な大学の収入。混合運命の後、建物は革命、機関「芸術と科学の大学、旧セントバーバラ」と改名し、彼にブーストを与えるビクターLanneauマーシー（1758年から1830年）、に集まった元の教会で1798年に買いました。 1821年に凝集を受け、ミシュレは1822年と1826年の間で歴史を教えます。彼は、「科学の統一の説教は」有名な残った1825年に納入しました。アレクサンダーLabrousteは、1866年に彼の死まで1838から開発をリードし、彼の兄弟はちょうどサント・ジュヌヴィエーヴ図書館のものを前に、新しい建物を構築しています。</text:p>
          </table:table-cell>
          <table:table-cell table:style-name="ce3" office:value-type="string" calcext:value-type="string">
            <text:p>Колледж St. Barbara</text:p>
          </table:table-cell>
          <table:table-cell table:style-name="ce3" office:value-type="string" calcext:value-type="string">
            <text:p>В 1460 году, бывший регент грамматики в Колледже Наварры, Жоффруа Ленорман открывает объект, где только изучая Игнатий Лойола и Франциск Ксаверий, будущий основатель ордена иезуитов, и, возможно, Кельвин. Приходской священник Сент-Илер, Роберт Dugast, наделенный в 1556 доходах колледжа, необходимые для существования четырех стипендиатов, принципала, стюарда и капеллана. После смешанных состояний, здания были куплены в 1798 году в бывшей церкви сплотились революции, Виктор Lanneau Марси (1758-1830), который переименовал институт «Колледж искусств и наук, бывший Санкт-Барбара» и дает ему толчок. Полученное агрегацию в 1821 году, Мишле учит история между 1822 и 1826; он поставил в 1825 году «Проповедь о единстве науки» оставался известным. Александр Labrouste ведет разработку от 1838 до его смерти в 1866 году и его братья строят новые здания, как раз перед тем, библиотеки Сент-Женевьев.</text:p>
          </table:table-cell>
          <table:table-cell table:style-name="ce3" office:value-type="string" calcext:value-type="string">
            <text:p>كلية القديسة بربارة</text:p>
          </table:table-cell>
          <table:table-cell table:style-name="ce3" office:value-type="string" calcext:value-type="string">
            <text:p>في 1460، وهو الوصي السابق لقواعد اللغة في كلية نافار، جوفري Lenormant يفتح منشأة حيث مجرد دراسة اغناطيوس لويولا وفرانسيس كزافييه، مؤسس مستقبل النظام اليسوعية، وربما كالفين. وكاهن رعية سانت هيلير، روبرت Dugast، وهبت في عام 1556 إيرادات الكلية اللازمة لإعاشة من أربعة زملاء، وهو الرئيسي، مضيفة وقسيس. بعد مصائر مختلفة، تم شراء المباني في عام 1798 من قبل الكنيسة السابقة ارتفع إلى الثورة، فيكتور Lanneau مارسي (1758-1830)، الذي سميت مؤسسة "كلية الآداب والعلوم، سابقا القديسة بربارة" ويعطيه دفعة. تلقى التجميع في عام 1821، MICHELET يعلم التاريخ بين 1822 و 1826. ألقاها في عام 1825 لا تزال تمثل "العظة على وحدة العلم" الشهيرة. الكسندر Labrouste الرائدة في تنمية من 1838 حتى وفاته في عام 1866 وإخوته وبناء المباني الجديدة، قبل تلك المكتبة سانت جنفياف.</text:p>
          </table:table-cell>
          <table:table-cell table:style-name="ce3" table:number-columns-repeated="6"/>
          <table:table-cell table:number-columns-repeated="997"/>
        </table:table-row>
        <table:table-row table:style-name="ro1">
          <table:table-cell table:style-name="ce2" office:value-type="float" office:value="40" calcext:value-type="float">
            <text:p>40</text:p>
          </table:table-cell>
          <table:table-cell table:style-name="ce3" office:value-type="string" calcext:value-type="string">
            <text:p>Institut du Monde Arabe</text:p>
          </table:table-cell>
          <table:table-cell table:style-name="ce3" office:value-type="string" calcext:value-type="string">
            <text:p>Inauguré à la fin de l'année 1987, l'institut est l'œuvre d'un ensemble d'architectes Jean Nouvel, Gilbert Lézénès et le groupe Studio. La façade en courbe sur le quai est très pure, l'autre, orientée au sud, adopte un étonnant parti d'originalité, avec ses 242 panneaux de 113 diaphragmes qui s'ouvrent ou se ferment automatiquement suivant l'intensité du soleil, libre interprétation des moucharabiehs. Créé pour développer les échanges culturels, la communication et la coopération entre la France et le monde arabe, l'Institut du Monde Arabe est à la fois un musée de l'art islamique et des sociétés arabes, une médiathèque et une banque de données, doté de salles d'actualité, de lecture, image et son.</text:p>
          </table:table-cell>
          <table:table-cell table:style-name="ce3" office:value-type="string" calcext:value-type="string">
            <text:p>Arab World Institute</text:p>
          </table:table-cell>
          <table:table-cell table:style-name="ce3" office:value-type="string" calcext:value-type="string">
            <text:p>Inaugurated at the end of 1987, the institute is the work of a group of architects Jean Nouvel, Gilbert Lézénès and Studio group. The front curve on the platform is very pure, the other facing south, adopts an amazing party originality, with its 242 113 diaphragms panels that open and close automatically depending on the intensity of the sun, free interpreting moucharabiehs. Created to develop cultural exchanges, communication and cooperation between France and the Arab world, the Arab World Institute is both a museum of Islamic art and Arab societies, a media library and a database, with news rooms, reading, picture and sound.</text:p>
          </table:table-cell>
          <table:table-cell table:style-name="ce3" office:value-type="string" calcext:value-type="string">
            <text:p>Istituto del Mondo Arabo</text:p>
          </table:table-cell>
          <table:table-cell table:style-name="ce3" office:value-type="string" calcext:value-type="string">
            <text:p>Inaugurato alla fine del 1987, l'istituto è il lavoro di un gruppo di architetti Jean Nouvel, Gilbert Lézénès e di gruppo Studio. La curva anteriore sulla piattaforma è molto puro, l'altra verso sud, adotta una sorprendente originalità parte, con i suoi 242 113 diaframmi pannelli che si aprono e chiudono automaticamente a seconda dell'intensità del sole, moucharabiehs interpretazione liberi. Creato per sviluppare gli scambi culturali, la comunicazione e la cooperazione tra la Francia e il mondo arabo, l'Istituto del Mondo Arabo è sia un museo di arte islamica e società arabe, una biblioteca multimediale e un database, con camere notizie, Lettura, immagine e suono.</text:p>
          </table:table-cell>
          <table:table-cell table:style-name="ce3" office:value-type="string" calcext:value-type="string">
            <text:p>Instituto del Mundo Árabe</text:p>
          </table:table-cell>
          <table:table-cell table:style-name="ce3" office:value-type="string" calcext:value-type="string">
            <text:p>Inaugurado a finales de 1987, el instituto es el trabajo de un grupo de arquitectos Jean Nouvel, Gilbert Lézénès y de grupo de estudio. La curva frontal de la plataforma es muy puro, el otro con orientación sur, adopta una originalidad increíble fiesta, con sus 242 113 paneles diafragmas que se abren y se cierran automáticamente en función de la intensidad del sol, moucharabiehs interpretación gratuito. Creado para desarrollar los intercambios culturales, la comunicación y la cooperación entre Francia y el mundo árabe, el Instituto del Mundo Árabe es a la vez un museo de arte islámico y las sociedades árabes, videoteca y una base de datos, con salas de noticias, lectura, imagen y sonido.</text:p>
          </table:table-cell>
          <table:table-cell table:style-name="ce3" office:value-type="string" calcext:value-type="string">
            <text:p>Arab World Institute</text:p>
          </table:table-cell>
          <table:table-cell table:style-name="ce3" office:value-type="string" calcext:value-type="string">
            <text:p>Eingeweiht am Ende des Jahres 1987 ist das Institut die Arbeit einer Gruppe von Architekten Jean Nouvel, Gilbert Lézénès und Studio-Gruppe. Die Frontkurve auf der Plattform sehr rein ist, der andere nach Süden ausgerichtet, nimmt eine erstaunliche Partei Originalität, mit seinen 242 113 Diaphragmen Platten, die öffnen und schließen sich automatisch auf der Intensität der Sonne abhängig, frei Interpretieren moucharabiehs. Geschaffen, um die kulturellen Austausch zu entwickeln, die Kommunikation und die Zusammenarbeit zwischen Frankreich und der arabischen Welt ist das arabische Welt Institut sowohl ein Museum für islamische Kunst und arabischer Gesellschaften, Medienbibliothek und eine Datenbank, mit Nachrichten Zimmern, Lesen, Bild und Ton.</text:p>
          </table:table-cell>
          <table:table-cell table:style-name="ce3" office:value-type="string" calcext:value-type="string">
            <text:p>Arab World Institute</text:p>
          </table:table-cell>
          <table:table-cell table:style-name="ce3" office:value-type="string" calcext:value-type="string">
            <text:p>Ingehuldigd op het einde van 1987, het instituut is het werk van een groep architecten Jean Nouvel, Gilbert Lézénès en Studio-groep. De voorste curve op het platform is zeer zuiver, de andere op het zuiden, neemt een geweldige partij originaliteit, met zijn 242 113 membranen panelen die automatisch open en dicht afhankelijk van de intensiteit van de zon, vrij interpreteren moucharabiehs. Gemaakt om culturele uitwisseling, communicatie en samenwerking tussen Frankrijk en de Arabische wereld te ontwikkelen, de Arab World Institute is zowel een museum van islamitische kunst en de Arabische samenlevingen, een mediatheek en een database, met nieuws kamers, lezen, beeld en geluid.</text:p>
          </table:table-cell>
          <table:table-cell table:style-name="ce1" office:value-type="string" calcext:value-type="string">
            <text:p>阿拉伯世界研究所</text:p>
          </table:table-cell>
          <table:table-cell table:style-name="ce1" office:value-type="string" calcext:value-type="string">
            <text:p>在1987年底开业，该研究所是一组建筑师努维尔，吉尔伯特Lézénès和工作室组的工作。平台上的正面曲线是非常纯净的，其他的坐北朝南，采用了一个惊人的党创意，以其242个113隔膜板即自动开启和关闭取决于阳光的强度，自由口译moucharabiehs。创建发展文化交流，法国和阿拉伯世界之间的交流与合作，阿拉伯世界研究所既是伊斯兰艺术和阿拉伯社会，媒体库和数据库的博物馆，新闻室，阅览室，图像和声音。</text:p>
          </table:table-cell>
          <table:table-cell table:style-name="ce3" office:value-type="string" calcext:value-type="string">
            <text:p>アラブ世界研究所</text:p>
          </table:table-cell>
          <table:table-cell table:style-name="ce3" office:value-type="string" calcext:value-type="string">
            <text:p>1987年の終わりに発足し、同研究所は、建築家ジャン・ヌーヴェル、ギルバートLézénèsとスタジオグループのグループの作品です。プラットフォームのフロントカーブは、他の対向南非常に純粋であり、開閉自動的日の強度に応じて、無料の通訳moucharabiehsことをその242枚の113ダイヤフラムパネルで、素晴らしいパーティーのオリジナリティを採用しています。フランスとアラブ世界との文化交流、コミュニケーションと協力を開発するために作成した、アラブ世界研究所はイスラム美術博物館とアラブ社会、メディアライブラリやデータベース、ニュースルームで、読書、絵と音の両方です。</text:p>
          </table:table-cell>
          <table:table-cell table:style-name="ce3" office:value-type="string" calcext:value-type="string">
            <text:p>Институт арабского мира</text:p>
          </table:table-cell>
          <table:table-cell table:style-name="ce3" office:value-type="string" calcext:value-type="string">
            <text:p>Открыл в конце 1987 года институт является работа группы архитекторов Жан Нувель, Гилберт Lézénès и группы студии. Передние кривой на платформе очень чистые, другой с видом на юг, принимает удивительную партию новизну, с его 242 113 диафрагмами панелей, которые открываются и закрывается автоматически в зависимости от интенсивности солнечного излучения, бесплатное переводческого moucharabiehs. Создан для развития культурных обменов, обмена информацией и сотрудничества между Францией и арабским миром, арабский мир Институт и музей исламского искусства и арабского общества, медиа-библиотеки и базы данных, с новостями комнаты, чтение, изображения и звука.</text:p>
          </table:table-cell>
          <table:table-cell table:style-name="ce3" office:value-type="string" calcext:value-type="string">
            <text:p>معهد العالم العربي</text:p>
          </table:table-cell>
          <table:table-cell table:style-name="ce3" office:value-type="string" calcext:value-type="string">
            <text:p>افتتح في نهاية عام 1987، والمعهد هو العمل من مجموعة من المهندسين المعماريين جان نوفيل، جيلبرت Lézénès ومجموعة الاستوديو. منحنى الجبهة على منصة نقي جدا، الجنوب تواجه الآخرين، يعتمد على الأصالة حزب مذهلة، مع 242 113 أغشية وحات لها أن تفتح وتغلق تلقائيا تبعا لشدة أشعة الشمس، moucharabiehs تفسير الحرة. أنشئت لتطوير التبادل الثقافي والتواصل والتعاون بين فرنسا والعالم العربي، ومعهد العالم العربي على حد سواء ومتحف الفن الإسلامي والمجتمعات العربية، ومكتبة وسائل الإعلام، وقاعدة بيانات، مع غرف الأخبار، والقراءة، والصورة والصوت.</text:p>
          </table:table-cell>
          <table:table-cell table:style-name="ce3" table:number-columns-repeated="6"/>
          <table:table-cell table:number-columns-repeated="997"/>
        </table:table-row>
        <table:table-row table:style-name="ro1">
          <table:table-cell table:style-name="ce2" office:value-type="float" office:value="41" calcext:value-type="float">
            <text:p>41</text:p>
          </table:table-cell>
          <table:table-cell table:style-name="ce3" office:value-type="string" calcext:value-type="string">
            <text:p>Ampère découvre l'électrodynamique</text:p>
          </table:table-cell>
          <table:table-cell table:style-name="ce3" office:value-type="string" calcext:value-type="string">
            <text:p>Né près de Lyon en 1775, André-Marie Ampère est professeur d’analyse à l’Ecole polytechnique depuis 1809 lorsqu’il assiste à l’expérience d’Oersted sur la déviation de l’aiguille aimantée par un courant électrique : il en construit la théorie en quelques jours et pose ainsi les bases de l’électrodynamique. Dès 1821, il émet l’hypothèse que les molécules des corps sont l’objet de « courants particulaires » dirigeables par l’aimantation. Il invente aussi le galvanomètre et le premier télégraphe électrique. Membre de l’Académie des Sciences en 1814, il est élu à la chaire de physique du Collège de France en 1824. Entre 1818 et sa mort, en 1836, Ampère habite cette maison, qui lui sert également de laboratoire.</text:p>
          </table:table-cell>
          <table:table-cell table:style-name="ce3" office:value-type="string" calcext:value-type="string">
            <text:p>Ampere discovered electrodynamics</text:p>
          </table:table-cell>
          <table:table-cell table:style-name="ce3" office:value-type="string" calcext:value-type="string">
            <text:p>Born near Lyon in 1775, André-Marie Ampere is a professor of analysis at the Ecole Polytechnique since 1809 when attending Oersted's experiment on the deflection of the needle by an electric current; he built theory in a few days and poses as the foundation of electrodynamics. Since 1821, he speculates that the molecules of the body are the subject of "particulate currents" airships by the magnetization. He also invented the galvanometer and the first electric telegraph. Member of the Academy of Sciences in 1814, he was elected to the chair of physics in the College de France in 1824. Between 1818 and his death in 1836, Ampere lives in this house, which also serves as a laboratory.</text:p>
          </table:table-cell>
          <table:table-cell table:style-name="ce3" office:value-type="string" calcext:value-type="string">
            <text:p>Ampere scoperto l'elettrodinamica</text:p>
          </table:table-cell>
          <table:table-cell table:style-name="ce3" office:value-type="string" calcext:value-type="string">
            <text:p>Nato nei pressi di Lione nel 1775, André-Marie Ampère è un professore di analisi presso l'Ecole Polytechnique dal 1809 quando si partecipa esperimento di Oersted sulla deflessione dell'ago da una corrente elettrica; ha costruito la teoria in pochi giorni e pose come il fondamento dell'elettrodinamica. Dal 1821, si ipotizza che le molecole del corpo sono oggetto di "correnti particolato" dirigibili nel magnetizzazione. Egli ha anche inventato il galvanometro e il primo telegrafo elettrico. Membro dell'Accademia delle Scienze nel 1814, è stato eletto alla cattedra di fisica del College de France nel 1824. Tra il 1818 e la sua morte nel 1836, Ampere vive in questa casa, che serve anche come un laboratorio.</text:p>
          </table:table-cell>
          <table:table-cell table:style-name="ce3" office:value-type="string" calcext:value-type="string">
            <text:p>Ampere descubrió la electrodinámica</text:p>
          </table:table-cell>
          <table:table-cell table:style-name="ce3" office:value-type="string" calcext:value-type="string">
            <text:p>Nacido cerca de Lyon en 1775, André-Marie Ampere es un profesor de análisis en la Ecole Polytechnique desde 1809 al asistir el experimento de Oersted en la deflexión de la aguja por una corriente eléctrica; construyó la teoría en unos pocos días y poses como el fundamento de la electrodinámica. Desde 1821, se especula que las moléculas del cuerpo son objeto de "corrientes de partículas" dirigibles por la magnetización. También inventó el galvanómetro y el primer telégrafo eléctrico. Miembro de la Academia de Ciencias en 1814, fue elegido miembro de la cátedra de física en el Colegio de Francia en 1824. Entre 1818 y su muerte en 1836, Ampere vive en esta casa, que también sirve como un laboratorio.</text:p>
          </table:table-cell>
          <table:table-cell table:style-name="ce3" office:value-type="string" calcext:value-type="string">
            <text:p>Ampere entdeckte Elektrodynamik</text:p>
          </table:table-cell>
          <table:table-cell table:style-name="ce3" office:value-type="string" calcext:value-type="string">
            <text:p>Geboren in der Nähe von Lyon im Jahr 1775, André-Marie Ampère ist Professor für Analyse an der Ecole Polytechnique seit 1809, als durch einen elektrischen Strom Oersted Experiment auf die Ablenkung der Nadel teilnehmen; er baute Theorie in ein paar Tagen und Posen als Grundlage der Elektrodynamik. Seit 1821 er mutmaßt, dass die Moleküle des Körpers sind Gegenstand „partikulären Ströme“ Luftschiffe durch die Magnetisierung. Er erfand auch das Galvanometer und die ersten elektrischen Telegraphen. Mitglied der Akademie der Wissenschaften im Jahr 1814, er auf die Lehrstuhl für Physik im College de France im Jahr 1824. Zwischen 1818 und seinem Tod im Jahr 1836 gewählt wurde, leben Ampere in diesem Hause, das auch als Labor dient.</text:p>
          </table:table-cell>
          <table:table-cell table:style-name="ce3" office:value-type="string" calcext:value-type="string">
            <text:p>Ampere ontdekten electrodynamics</text:p>
          </table:table-cell>
          <table:table-cell table:style-name="ce3" office:value-type="string" calcext:value-type="string">
            <text:p>Geboren in de buurt van Lyon in 1775, André-Marie Ampère is een professor in de analyse aan de Ecole Polytechnique sinds 1809 bij het bijwonen van experiment Oersted op de afbuiging van de naald door een elektrische stroom; bouwde hij de theorie in een paar dagen en poses als het fundament van de elektrodynamica. Sinds 1821, speculeert hij dat de moleculen van het lichaam het thema "deeltjes stromen" luchtschepen de magnetisatie. Hij vond ook de galvanometer en de eerste elektrische telegraaf. Lid van de Academie van Wetenschappen in 1814, werd hij verkozen tot voorzitter van de natuurkunde in het Collège de France in 1824. Tussen 1818 en zijn dood in 1836, Ampere woont in dit huis, dat tevens dienst doet als een laboratorium.</text:p>
          </table:table-cell>
          <table:table-cell table:style-name="ce1" office:value-type="string" calcext:value-type="string">
            <text:p>安培发现电动力学</text:p>
          </table:table-cell>
          <table:table-cell table:style-name="ce1" office:value-type="string" calcext:value-type="string">
            <text:p>生于里昂附近于1775年，安德烈 - 玛丽·安培是分析在理工学院自1809参加奥斯特对针的通过电流偏转实验时，教授;他的理论建立在几天和姿势的电动力学的基础。自1821年，他推测，所述主体的所述分子是“颗粒电流”由磁化飞艇的主题。他还发明了振镜和第一电报。科学在1814年学院的成员，他被选为在法兰西学院的物理学在1824年的椅子之间1818年他去世于1836年，安住在这所房子里，也作为一个实验室。</text:p>
          </table:table-cell>
          <table:table-cell table:style-name="ce3" office:value-type="string" calcext:value-type="string">
            <text:p>アンペアは、電気力学を発見しました</text:p>
          </table:table-cell>
          <table:table-cell table:style-name="ce3" office:value-type="string" calcext:value-type="string">
            <text:p>1775年にリヨンの近くに生まれ、アンドレ=マリ・アンペールは、電流によって針の振れにエルステッドの実験に参加して1809年以来、理工科学校での分析の教授です。彼は電気力学の基礎として、数日とポーズで理論を構築しました。 1821年以来、彼は体の分子は「粒子状電流」磁化によって飛行船の対象であると推測します。彼はまた、ガルバノメータと最初の電信を発明しました。 1814年科学アカデミーのメンバー、彼は1836年に1818年、彼の死の間1824年にコレージュ・ド・フランスで物理学の椅子に選出された、アンペアも実験室として機能し、この家に住んでいます。</text:p>
          </table:table-cell>
          <table:table-cell table:style-name="ce3" office:value-type="string" calcext:value-type="string">
            <text:p>Ампер обнаружил электродинамика</text:p>
          </table:table-cell>
          <table:table-cell table:style-name="ce3" office:value-type="string" calcext:value-type="string">
            <text:p>Родился близ Лиона в 1775 году, Андре-Мари Ампер является профессором анализа в Политехнической школе с 1809 года, когда идет эксперимент Эрстеда по отклонению иглы под действием электрического тока; он построил теорию в течение нескольких дней и поз в качестве основы электродинамики. С 1821 года, он полагает, что молекулы тела являются предметом «течений частиц» дирижабли по намагниченности. Он также изобрел гальванометр и первый электрический телеграф. Действительный член Академии наук СССР в 1814 году, он был избран на кафедру физики в Коллеж де Франс в 1824 году между 1818 и его смерти в 1836 году, Ампер живет в этом доме, который также служит в качестве лаборатории.</text:p>
          </table:table-cell>
          <table:table-cell table:style-name="ce3" office:value-type="string" calcext:value-type="string">
            <text:p>اكتشف أمبير الديناميكا الكهربائية</text:p>
          </table:table-cell>
          <table:table-cell table:style-name="ce3" office:value-type="string" calcext:value-type="string">
            <text:p>ولد بالقرب من ليون في 1775، أندريه ماري أمبير هو استاذ التحليل في مدرسة الفنون التطبيقية منذ عام 1809 عند حضوره تجربة أورستد على انحراف الإبرة عن طريق تيار كهربائي. قام ببناء نظرية في غضون أيام قليلة وتطرح كأساس للالديناميكا الكهربائية. منذ عام 1821، وقال انه يخمن أن جزيئات الجسم هي موضوع "تيارات الجسيمات" المناطيد من قبل مغنطة. كما انه اخترع الجلفانومتر وأول التلغراف الكهربائي. عضو في أكاديمية العلوم في عام 1814، انتخب لرئاسة الفيزياء في كلية دو فرانس في 1824. بين 1818 ووفاته في عام 1836، يعيش أمبير في هذا البيت، الذي يشغل أيضا منصب المختبر.</text:p>
          </table:table-cell>
          <table:table-cell table:style-name="ce3" table:number-columns-repeated="6"/>
          <table:table-cell table:number-columns-repeated="997"/>
        </table:table-row>
        <table:table-row table:style-name="ro1">
          <table:table-cell table:style-name="ce2" office:value-type="float" office:value="42" calcext:value-type="float">
            <text:p>42</text:p>
          </table:table-cell>
          <table:table-cell table:style-name="ce3" office:value-type="string" calcext:value-type="string">
            <text:p>Hôtel Le Brun</text:p>
          </table:table-cell>
          <table:table-cell table:style-name="ce3" office:value-type="string" calcext:value-type="string">
            <text:p>Nicolas Saint-Denis, maitre maçon, construit cet hôtel en 1701, sous la direction de Germain Boffrand (1667-1754), l'un des architectes les plus féconds du XVIIIe siècle, élève de Jules Hardouin-Mansart. Destiné à Charles Il Le Brun, auditeur a la Cour des Comptes, neveu et héritier du célèbre peintre, ce bel exemple de l'architecture parisienne a la fin du règne de Louis XIV est conçu selon la règle du nombre d'or cher à Vitruve. Watteau y passe les trois dernières années de sa vie entre 1718 et 1721 et Buffon, nommé Intendant du Jardin du Roi depuis 1739, s'y installe à partir de 1766, après avoir cédé son logement de fonction pour étendre les collections du Cabinet d'histoire naturelle.</text:p>
          </table:table-cell>
          <table:table-cell table:style-name="ce3" office:value-type="string" calcext:value-type="string">
            <text:p>Hotel Le Brun</text:p>
          </table:table-cell>
          <table:table-cell table:style-name="ce3" office:value-type="string" calcext:value-type="string">
            <text:p>Nicolas Saint-Denis, master mason, built the hotel in 1701, under the direction of Germain Boffrand (1667-1754), one of the most prolific architects of the eighteenth century, a pupil of Jules Hardouin-Mansard. He intended to Charles Le Brun, the auditor Court of Auditors, nephew and heir of the famous painter, this fine example of Parisian architecture at the end of the reign of Louis XIV is designed according to the rule of the number of expensive gold Vitruvius . Watteau spends the last three years of his life between 1718 and 1721 Buffon named Intendant of the King's Garden since 1739, moved there from 1766 after selling its housing function to expand the Cabinet collections of natural History.</text:p>
          </table:table-cell>
          <table:table-cell table:style-name="ce3" office:value-type="string" calcext:value-type="string">
            <text:p>Hotel Le Brun</text:p>
          </table:table-cell>
          <table:table-cell table:style-name="ce3" office:value-type="string" calcext:value-type="string">
            <text:p>Nicolas Saint-Denis, maestro muratore, costruito l'hotel nel 1701, sotto la direzione di Germain Boffrand (1667-1754), uno degli architetti più prolifici del Settecento, allievo di Jules Hardouin-Mansard. Aveva intenzione di Charles Le Brun, la Corte revisore dei conti, nipote ed erede del famoso pittore, questo bell'esempio di architettura parigina alla fine del regno di Luigi XIV è stato progettato secondo la regola del numero di costosi oro Vitruvio. Watteau trascorre gli ultimi tre anni della sua vita tra il 1718 e il 1721 Buffon nominato Intendente del Giardino del Re dal 1739, vi si trasferì da 1766 dopo aver venduto la sua funzione di alloggiamento per espandere le collezioni Gabinetto di Storia Naturale.</text:p>
          </table:table-cell>
          <table:table-cell table:style-name="ce3" office:value-type="string" calcext:value-type="string">
            <text:p>Hotel Le Brun</text:p>
          </table:table-cell>
          <table:table-cell table:style-name="ce3" office:value-type="string" calcext:value-type="string">
            <text:p>Nicolas Saint-Denis, maestro albañil, construyó el hotel en 1701, bajo la dirección de Germán Boffrand (1667-1754), uno de los arquitectos más prolíficos del siglo XVIII, un alumno de Jules Hardouin-Mansart. Tenía la intención de Charles Le Brun, la Corte auditor de Cuentas, sobrino y heredero del famoso pintor, este buen ejemplo de la arquitectura parisina al final del reinado de Luis XIV está diseñado de acuerdo a la regla del número de caras de oro Vitruvio. Watteau pasa los tres últimos años de su vida entre 1718 y 1721 Buffon nombrado Intendente de Jardín del Rey desde 1739, se trasladó allí desde 1766 después de vender su función de vivienda para ampliar las colecciones del Gabinete de Historia Natural.</text:p>
          </table:table-cell>
          <table:table-cell table:style-name="ce3" office:value-type="string" calcext:value-type="string">
            <text:p>Hotel Le Brun</text:p>
          </table:table-cell>
          <table:table-cell table:style-name="ce3" office:value-type="string" calcext:value-type="string">
            <text:p>Nicolas Saint-Denis, Maurermeister, baute das Hotel im Jahr 1701 unter der Leitung von Germain Boffrand (1667-1754), einer der produktivsten Architekten des achtzehnten Jahrhunderts, ein Schüler von Jules Hardouin-Mansarde. Er soll Charles Le Brun, dem Prüfer des Rechnungshofes, Neffen und Erben des berühmten Malers, dieses feine Beispiel Pariser Architektur am Ende der Herrschaft von Louis XIV nach der Regel der Anzahl der teuren Gold Vitruvius ausgelegt ist. Watteau verbringt die letzten drei Jahre seines Lebens zwischen 1718 und 1721 Buffon namens Intendant des Gartens des Königs seit 1739, zog aus dem Jahr 1766 gibt es nach seiner Aufnahme-Funktion den Verkauf der Cabinet Sammlungen der Naturgeschichte zu erweitern.</text:p>
          </table:table-cell>
          <table:table-cell table:style-name="ce3" office:value-type="string" calcext:value-type="string">
            <text:p>Hotel Le Brun</text:p>
          </table:table-cell>
          <table:table-cell table:style-name="ce3" office:value-type="string" calcext:value-type="string">
            <text:p>Nicolas Saint-Denis, hoofd metselaar, bouwde het hotel in 1701, onder leiding van Germain Boffrand (1667-1754), een van de meest productieve architecten van de achttiende eeuw, een leerling van Jules Hardouin-Mansard. Hij was van plan om Charles Le Brun, de accountant van de Rekenkamer, neef en erfgenaam van de beroemde schilder, dit mooi voorbeeld van de Parijse architectuur aan het einde van het bewind van Lodewijk XIV is ontworpen volgens de regels van het aantal dure goud Vitruvius. Watteau besteedt de laatste drie jaar van zijn leven tussen 1718 en 1721 Buffon uitgeroepen Intendant van het King's Garden sinds 1739, verhuisde daar van 1766 na de verkoop van haar woonfunctie aan het kabinet collecties van natuurlijke geschiedenis uit te breiden.</text:p>
          </table:table-cell>
          <table:table-cell table:style-name="ce1" office:value-type="string" calcext:value-type="string">
            <text:p>酒店勒布伦</text:p>
          </table:table-cell>
          <table:table-cell table:style-name="ce3" office:value-type="string" calcext:value-type="string">
            <text:p>尼古拉斯·圣丹尼斯，石匠大师，建酒店于1701年，格尔曼·博法兰（1667年至1754年），十八世纪最多产的建筑师之一，儒勒Hardouin <text:s/>- 芒萨尔的学生的指导下。他打算查尔斯·勒布伦，审计审计法院，侄子和著名画家的继承人，巴黎的建筑在路易十四统治时期是根据贵金维特鲁威数量的规则设计的最终这很好的例子。华托花费1718和1721布冯命名为国王的花园区长之间的最近三年他的生活，因为1739年，搬到那里从1766出售其住房功能扩展自然史的内阁集合后。</text:p>
          </table:table-cell>
          <table:table-cell table:style-name="ce3" office:value-type="string" calcext:value-type="string">
            <text:p>ホテルル・ブラン</text:p>
          </table:table-cell>
          <table:table-cell table:style-name="ce3" office:value-type="string" calcext:value-type="string">
            <text:p>ニコラ・サン・ドニ、マスターメイソンは、ジャーマン・ボフランド（1667年から1754年）、18世紀で最も多作の建築家の一人、ジュール・アルドゥアン・マンサードの瞳の指示の下、1701年にホテルを建てました。彼はシャルル・ル・ブラン、監査役の監査裁判所、有名な画家の甥と相続人に意図され、ルイ14世治世の終わりにパリの建築のこの素晴らしい例は、高価な金ウィトルウィウスの数の規則に従って設計されています。ヴァトーは1739年以来、王の庭の別当という名前の1718年と1721ブッフォンの間に彼の人生の最後の3年間を費やし、自然史の内閣のコレクションを展開してそのハウジング機能を売却した後、1766年からそこに移動。</text:p>
          </table:table-cell>
          <table:table-cell table:style-name="ce3" office:value-type="string" calcext:value-type="string">
            <text:p>Отель Le Brun</text:p>
          </table:table-cell>
          <table:table-cell table:style-name="ce3" office:value-type="string" calcext:value-type="string">
            <text:p>Nicolas Saint-Denis, мастер каменщик, построил отель в 1701 году, под руководством Бофранно, Жерман (1667-1754), один из самых плодовитых архитекторов восемнадцатого века, ученик Жюль Ардуэн-мезонин. Он намеревался Лебрен, аудитор счетной палаты, племянник и наследник известного художника, в этом прекрасный пример парижской архитектуры в конце царствования Людовика XIV разработан в соответствии с правилом количества дорогих золотых Витрувия. Ватто проводит последние три года своей жизни между 1718 и 1721 Буффона им интендант короля сад, так как 1739, переехал туда из 1766 после продажи своей функции жилья, чтобы расширить коллекции кабинета естественной истории.</text:p>
          </table:table-cell>
          <table:table-cell table:style-name="ce3" office:value-type="string" calcext:value-type="string">
            <text:p>فندق لو برون</text:p>
          </table:table-cell>
          <table:table-cell table:style-name="ce3" office:value-type="string" calcext:value-type="string">
            <text:p>بنيت نيكولا سانت دينيس، سيد ماسون، الفندق في عام 1701، وذلك بتوجيه من جيرماين بوفراند (1667-1754)، أحد مهندسي أغزر من القرن الثامن عشر، وهو تلميذ جول أردوين-العلية. كان ينوي تشارلز لوبرون، والمحكمة مدقق الحسابات، ابن شقيق وريث للرسام الشهير، هذه الغرامة مثال على العمارة الباريسية في نهاية عهد لويس الرابع عشر ومصممة وفقا لحكم عدد من الذهب مكلفة فيتروفيوس. اتو تنفق خلال السنوات الثلاث الأخيرة من حياته بين 1718 و 1721 بوفون اسمه إينتندنت من الملك حديقة منذ 1739، انتقلت إلى هناك من 1766 بعد وظيفة بيع المساكن لتوسيع المجموعات الوزراء للتاريخ الطبيعي.</text:p>
          </table:table-cell>
          <table:table-cell table:style-name="ce3" table:number-columns-repeated="6"/>
          <table:table-cell table:number-columns-repeated="997"/>
        </table:table-row>
        <table:table-row table:style-name="ro1">
          <table:table-cell table:style-name="ce2" office:value-type="float" office:value="43" calcext:value-type="float">
            <text:p>43</text:p>
          </table:table-cell>
          <table:table-cell table:style-name="ce3" office:value-type="string" calcext:value-type="string">
            <text:p>Hôtel de Nesmond</text:p>
          </table:table-cell>
          <table:table-cell table:style-name="ce3" office:value-type="string" calcext:value-type="string">
            <text:p>L’endroit fut loti dès 1260. Résidence du panetier de Philippe le Bel au XIVe siècle, puis du duc de Bar, l’hôtel et racheté en 1586 par Jacques Faye d’Espesse à François de Bourbon, duc de Montpensier. En 1643, François-Théodore de Nesmond, président au Parlement de Paris, lui donne son aspect actuel. Sa bru, fille de Madame de Miramion, était assez vaniteuse pour faire graver son nom sur sa porte cochère. Saint-Simon le signale dans ses « Mémoires » : « On en rit, on s’en scandalisé, mais l’écriteau est devenu l’exemple de ceux qui ont peu à peu inondé Paris ». Passé au XVIIIe siècle à Michel Blondy, célèbre maître de danse, l’hôtel fut au XIXe siècle le siège d’une distillerie d’absinthe qui le dénatura.</text:p>
          </table:table-cell>
          <table:table-cell table:style-name="ce3" office:value-type="string" calcext:value-type="string">
            <text:p>Hotel Nesmond</text:p>
          </table:table-cell>
          <table:table-cell table:style-name="ce3" office:value-type="string" calcext:value-type="string">
            <text:p>The place was parceled since 1260. Residence of the baker of Philip the Fair in the fourteenth century and the Duke of Bar, the hotel and bought in 1586 by Jacques Faye Espesse François de Bourbon, Duc de Montpensier. In 1643, Francois Theodore Nesmond, President of the Parliament of Paris, giving it its current appearance. His daughter, the daughter of Marie de Miramion was vain enough to engrave his name on the gate. Saint-Simon points out in his "Memoirs": "We laugh, it will be scandalized, but the sign has become the example of those who have gradually flooded Paris." After the eighteenth century to Michel Blondy, famous master of dance, the hotel was in the nineteenth century the seat of an absinthe distillery who perverted.</text:p>
          </table:table-cell>
          <table:table-cell table:style-name="ce3" office:value-type="string" calcext:value-type="string">
            <text:p>albergo Nesmond</text:p>
          </table:table-cell>
          <table:table-cell table:style-name="ce3" office:value-type="string" calcext:value-type="string">
            <text:p>Il posto era spartito dal 1260. Residenza del fornaio di Filippo il Bello nel XIV secolo e il duca di Bar, l'hotel e ha comprato nel 1586 da Jacques Faye Espesse François de Borbone, duca di Montpensier. Nel 1643, Francois Theodore Nesmond, presidente del Parlamento di Parigi, dandole l'aspetto attuale. Sua figlia, la figlia di Maria de 'Miramion era abbastanza inutilmente di incidere il suo nome sulla porta. Saint-Simon sottolinea nelle sue "Memorie": "Ridiamo, sarà scandalizzato, ma il segno è diventato l'esempio di coloro che hanno progressivamente invaso Parigi." Dopo il XVIII secolo per Michel Blondy, famoso maestro di ballo, l'albergo era nel XIX secolo la sede di una distilleria di assenzio che ha storpiato.</text:p>
          </table:table-cell>
          <table:table-cell table:style-name="ce3" office:value-type="string" calcext:value-type="string">
            <text:p>hotel Nesmond</text:p>
          </table:table-cell>
          <table:table-cell table:style-name="ce3" office:value-type="string" calcext:value-type="string">
            <text:p>El lugar fue empaquetada desde 1260. Residencia del panadero de Felipe el Hermoso en el siglo XIV y el duque de Bar, el hotel y la compró en 1586 por Jacques Faye Espesse François de Borbón, duque de Montpensier. En 1643, Francois Theodore Nesmond, el presidente del Parlamento de París, lo que le da su aspecto actual. Su hija, la hija de Marie Miramion vano fue suficiente para grabar su nombre en la puerta. Saint-Simon señala en sus "Memorias": "Nos reímos, se escandalizó, pero la señal se ha convertido en el ejemplo de aquellos que han inundado gradualmente París." A partir del siglo XVIII a Michel Blondy, famoso maestro de la danza, el hotel estaba en el siglo XIX la sede de una destilería de absenta que pervertido.</text:p>
          </table:table-cell>
          <table:table-cell table:style-name="ce3" office:value-type="string" calcext:value-type="string">
            <text:p>Hotel Nesmond</text:p>
          </table:table-cell>
          <table:table-cell table:style-name="ce3" office:value-type="string" calcext:value-type="string">
            <text:p>Der Ort war seit 1260. Residenz des Bäckers von Philipp den Schönen im vierzehnten Jahrhundert und der Herzog von Bar parzelliert, Hotel und im Jahr 1586 von Jacques Faye Espesse François de Bourbon, Herzog von Montpensier gekauft. Im Jahre 1643 Francois Theodore Nesmond, Präsident des Parlaments von Paris, die ihm sein heutiges Aussehen. Seine Tochter, die Tochter von Marie de Miramion war eitel genug, um seinen Namen auf dem Tor gravieren. Saint-Simon weist darauf hin, in seinen „Erinnerungen“: „Wir lachen, wird es ärgern, aber das Zeichen das Beispiel diejenigen, die Paris allmählich überflutet worden ist.“ Nach dem achtzehnten Jahrhundert zu Michel Blondy, berühmtem Meister des Tanzes, das Hotel war im neunzehnten Jahrhundert der Sitz einer Absinth-Brennerei, die pervertierte.</text:p>
          </table:table-cell>
          <table:table-cell table:style-name="ce3" office:value-type="string" calcext:value-type="string">
            <text:p>Hotel Nesmond</text:p>
          </table:table-cell>
          <table:table-cell table:style-name="ce3" office:value-type="string" calcext:value-type="string">
            <text:p>De plaats werd verkaveld sinds 1260. residentie van de bakker van Filips de Schone in de veertiende eeuw en de hertog van Bar, het hotel en in 1586 gekocht door Jacques Faye Espesse François de Bourbon, hertog van Montpensier. In 1643, Francois Theodore Nesmond, voorzitter van het parlement van Parijs, waardoor het zijn huidige uiterlijk. Zijn dochter, de dochter van Marie de Miramion was ijdel genoeg om zijn naam te graveren op de poort. Saint-Simon wijst er in zijn "Memoires": "We lachen, het zal worden gechoqueerd, maar het bord is het voorbeeld van degenen die geleidelijk Parijs hebben overspoeld te worden." Na de achttiende eeuw tot Michel Blondy, beroemde meester van de dans, het hotel was in de negentiende eeuw de zetel van een absint distilleerderij die verdraaid.</text:p>
          </table:table-cell>
          <table:table-cell table:style-name="ce1" office:value-type="string" calcext:value-type="string">
            <text:p>酒店Nesmond</text:p>
          </table:table-cell>
          <table:table-cell table:style-name="ce3" office:value-type="string" calcext:value-type="string">
            <text:p>自1260公寓菲利普博览会在十四世纪的面包师和酒吧，酒店和雅克·王菲Espesse弗朗索瓦·德·波旁，公爵Montpensier酒店于1586年购买了公爵的地方都被打包。 1643年，弗朗索瓦西奥多Nesmond，巴黎议会议长，给它目前的外观。他的女儿玛丽·代·米拉米恩的女儿是徒劳的，足以刻在门自己的名字。圣西门指出，在他的“回忆录”：“我们笑，它就会反感，但迹象已成为那些谁也逐渐淹没巴黎的例子。”十八世纪到米歇尔·布迪，舞蹈名家大师后，酒店在19世纪的苦艾酒酒厂谁变态的座位。</text:p>
          </table:table-cell>
          <table:table-cell table:style-name="ce3" office:value-type="string" calcext:value-type="string">
            <text:p>ホテルNesmond</text:p>
          </table:table-cell>
          <table:table-cell table:style-name="ce3" office:value-type="string" calcext:value-type="string">
            <text:p>場所は、1260、14世紀におけるフィリップ・フェアのパン屋のレジデンスやバーのデューク以来parceled、ホテルやジャック・フェイEspesseフランソワ・ド・ブルボン、デュドゥモンパンシエによって1586年に買収されました。 1643年、フランソワ・テオドールNesmond、パリの議会の社長は、それを現在の外観を与えます。彼の娘、マリー・デ・ミラミオンの娘は、ゲートに彼の名前を刻むのに十分な無駄でした。サン=シモンは彼の「回顧録」で指摘：「私たちは笑う、それが憤慨されますが、サインが徐々にパリに殺到した人々の一例となっています。」マイケル・ブロンディー、ダンスの有名なマスターに十八世紀の後、ホテルでは、19世紀に倒錯アブサン蒸留所の席でした。</text:p>
          </table:table-cell>
          <table:table-cell table:style-name="ce3" office:value-type="string" calcext:value-type="string">
            <text:p>Отель Nesmond</text:p>
          </table:table-cell>
          <table:table-cell table:style-name="ce3" office:value-type="string" calcext:value-type="string">
            <text:p>Место было поделен так 1260. Резиденция пекарь Филиппа Красивого в четырнадцатом веке и герцога Бара, гостиницы и купил в 1586 году Жак Фей Espesse Франсуа де Бурбона, герцога де Монпансье. В 1643 году Франсуа Теодор Nesmond, председатель парламента Парижа, придавая ему современный вид. Его дочь, дочь Мари Де Мирамен было достаточно напрасно выгравировать свое имя на воротах. Сен-Симон отмечает в своих «Записках»: «Мы смеемся, это будет шокировано, но знак стал примером тех, кто постепенно наводнил Париж.» После восемнадцатого века до Мишеля Blondy, известный мастер танца, отель было в девятнадцатом веке места абсента спиртзавод, который исказил.</text:p>
          </table:table-cell>
          <table:table-cell table:style-name="ce3" office:value-type="string" calcext:value-type="string">
            <text:p>فندق Nesmond</text:p>
          </table:table-cell>
          <table:table-cell table:style-name="ce3" office:value-type="string" calcext:value-type="string">
            <text:p>وقد بتجزئة المكان منذ 1260. الإقامة لخبازه فيليب المعرض في القرن الرابع عشر ودوق بار، الفندق واشترى في 1586 من قبل جاك فاي Espesse فرانسوا دي بوربون، دوك دي مونتبينسير. في 1643، فرانسوا تيودور Nesmond، رئيس برلمان باريس، ويعطيها مظهر الحالي. وكانت ابنته، ابنة ماري دى ميراميون يائسة بما يكفي لنقش اسمه على البوابة. يشير سان سيمون في كتابه "مذكرات": "نحن نضحك، فإنه سيتم مروع، ولكن أصبح علامة المثال أولئك الذين غمرت المياه تدريجيا باريس." بعد القرن الثامن عشر إلى ميشال بلوندي، الشهير سيد الرقص، وكان الفندق في القرن التاسع عشر مقرا للتقطير الأفسنتين الذي منحرفة.</text:p>
          </table:table-cell>
          <table:table-cell table:style-name="ce3" table:number-columns-repeated="6"/>
          <table:table-cell table:number-columns-repeated="997"/>
        </table:table-row>
        <table:table-row table:style-name="ro1">
          <table:table-cell table:style-name="ce2" office:value-type="float" office:value="44" calcext:value-type="float">
            <text:p>44</text:p>
          </table:table-cell>
          <table:table-cell table:style-name="ce3" office:value-type="string" calcext:value-type="string">
            <text:p>L'Hôtel des Abbés de Cluny</text:p>
          </table:table-cell>
          <table:table-cell table:style-name="ce3" office:value-type="string" calcext:value-type="string">
            <text:p>Livré à divers artisans au XVIIe siècle, confisqué à la Révolution, l’hôtel fut racheté en 1812 par un libraire. En 1832, Alexandre du Sommerard y installe ses collections du Moyen Age et de la Renaissance, déjà célèbres : Balzac décrit cette tentative de reconstitution de la vie quotidienne dans une atmosphère et un cadre saisissants de réalisme. Il meurt en 1842, et l’Etat acquiert le bâtiment et les œuvres qu’il abrite : l’inauguration du musée, le 17 mars 1844, est un triomphe et attire 12 000 visiteurs. Considérablement enrichi dès l’époque de son premier conservateur, Edmond du Sommerard, le dépôt est réservé aux objets du Moyen Age en 1945 (le château d’Ecouen présente désormais les collections Renaissance) et s’accroît encore du produit des fouilles du parvis Notre-Dame. Le pied-à-terre des abbés de Cluny entrepris pour Jean de Bourbon dans la seconde moitié du XVe siècle et achevé sous Jacques d’Amboise en 1498 reste un des rares témoins de l’architecture civile médiévale à Paris. Sa chapelle, en particulier, est un chef-d’œuvre du style gothique flamboyant.</text:p>
          </table:table-cell>
          <table:table-cell table:style-name="ce3" office:value-type="string" calcext:value-type="string">
            <text:p>Hotel Abbots of Cluny</text:p>
          </table:table-cell>
          <table:table-cell table:style-name="ce3" office:value-type="string" calcext:value-type="string">
            <text:p>Comes in various artisans in the seventeenth century, confiscated during the Revolution, the hotel was bought in 1812 by a bookseller. In 1832, Alexandre du Sommerard installs its medieval and Renaissance collections, already famous Balzac described the attempted reconstruction of daily life in an atmosphere and breathtaking realism setting. He died in 1842, and the state acquires the building and the works it houses: the museum opened on March 17, 1844, is a triumph, attracting 12,000 visitors. Greatly enriched since the time of its first curator, Edmund of Sommerard, deposit is reserved for objects of the Middle Ages in 1945 (Ecouen now presents the collections Renaissance castle) and further increases the forecourt of finds our -Lady. The foot-to-earth Cluny abbots made to Jean de Bourbon in the second half of the fifteenth century and completed under Jacques d'Amboise in 1498 remains a rare witnesses of medieval civil architecture in Paris. Its chapel, in particular, is a masterpiece of the Gothic style.</text:p>
          </table:table-cell>
          <table:table-cell table:style-name="ce3" office:value-type="string" calcext:value-type="string">
            <text:p>Albergo Abbots di Cluny</text:p>
          </table:table-cell>
          <table:table-cell table:style-name="ce3" office:value-type="string" calcext:value-type="string">
            <text:p>Disponibile in diverse artigiani nel XVII secolo, confiscati durante la Rivoluzione, l'hotel è stato acquistato nel 1812 da un libraio. Nel 1832, Alexandre du Sommerard installa le sue collezioni medievali e rinascimentali, già famoso Balzac ha descritto il tentativo di ricostruzione della vita quotidiana in un ambiente realismo atmosfera e mozzafiato. Morì nel 1842, e lo Stato acquisisce l'edificio e le opere che ospita: il museo inaugurato il 17 marzo 1844, è un trionfo, attirando 12.000 visitatori. Notevolmente arricchito fin dai tempi del suo primo curatore, Edmund di Sommerard, deposito è riservata per gli oggetti del Medioevo nel 1945 (Ecouen ora presenta le collezioni del castello rinascimentale) e un ulteriore aumento del piazzale di reperti nostro -Lady. Gli abati piedi per terra Cluny fatti a Jean de Bourbon nella seconda metà del XV secolo e compiuti sotto Jacques d'Amboise nel 1498 resti una rara testimoni di architettura civile medievale a Parigi. La sua cappella, in particolare, è un capolavoro dello stile gotico.</text:p>
          </table:table-cell>
          <table:table-cell table:style-name="ce3" office:value-type="string" calcext:value-type="string">
            <text:p>Hotel abades de Cluny</text:p>
          </table:table-cell>
          <table:table-cell table:style-name="ce3" office:value-type="string" calcext:value-type="string">
            <text:p>Viene en varios artesanos en el siglo XVII, confiscados durante la revolución, el hotel fue comprado en 1812 por un vendedor de libros. En 1832, Alexandre du Sommerard instala sus colecciones medievales y renacentistas, ya famoso Balzac describe el intento de reconstrucción de la vida diaria en un entorno realismo ambiente e impresionante. Murió en 1842, y el estado adquiere el edificio y las obras que alberga: el museo se abrió el 17 de marzo de 1844, es un triunfo, que atrae a 12.000 visitantes. Enormemente enriquecida desde el momento de su primer conservador, Edmund de Sommerard, el depósito está reservado para los objetos de la Edad Media en 1945 (Ecouen ahora presenta las colecciones castillo, quizás) y aumenta aún más la explanada de hallazgos nuestra -lady. Los abades de Cluny-pies a la tierra hechas a Juan de Borbón en la segunda mitad del siglo XV y cubiertos con arreglo a Jacques d'Amboise, en 1498 sigue siendo una rara testigos de la arquitectura civil medieval en París. Su capilla, en particular, es una obra maestra del gótico.</text:p>
          </table:table-cell>
          <table:table-cell table:style-name="ce3" office:value-type="string" calcext:value-type="string">
            <text:p>Hotel Äbte von Cluny</text:p>
          </table:table-cell>
          <table:table-cell table:style-name="ce3" office:value-type="string" calcext:value-type="string">
            <text:p>Kommt in verschiedenen Handwerkern im siebzehnten Jahrhundert, während der Revolution konfisziert wurde das Hotel im Jahr 1812 von einem Buchhändler gekauft. Im Jahr 1832 installiert Alexandre ich Sommerard seine mittelalterlichen und Renaissance Sammlungen, bereits bekannte Balzac die versuchte Rekonstruktion des täglichen Lebens in einer Atmosphäre und atemberaubenden Realismus Einstellung beschrieben. Er starb im Jahr 1842, und der Staat erwirbt das Gebäude und das Werk beherbergt: das Museum am 17. März eröffnet 1844 ein Triumph ist und zieht 12.000 Besucher. Sich seit der Zeit seiner ersten Kurator bereichert, Edmund von Sommerard, Kaution für Objekte des Mittelalters im Jahr 1945 reserviert (Ecouen jetzt präsentiert die Sammlungen Renaissance-Schloss) und weitere Erhöhungen der Vorplatz der Funde unserer -Lady. Der Fuß-to-earth Äbte Cluny gemacht Jean de Bourbon in der zweiten Hälfte des fünfzehnten Jahrhunderts und abgeschlossen unter Jacques d'Amboise in 1498 bleibt ein seltener Zeug der mittelalterlichen Profanarchitektur in Paris. Seine Kapelle, insbesondere ist ein Meisterwerk der gotischen Stil.</text:p>
          </table:table-cell>
          <table:table-cell table:style-name="ce3" office:value-type="string" calcext:value-type="string">
            <text:p>Hotel abten van Cluny</text:p>
          </table:table-cell>
          <table:table-cell table:style-name="ce3" office:value-type="string" calcext:value-type="string">
            <text:p>Komt in diverse ambachtslieden in de zeventiende eeuw, in beslag genomen tijdens de revolutie, werd het hotel gekocht in 1812 door een boekhandelaar. In 1832, installeert Alexandre du Sommerard de Middeleeuwen en de Renaissance, al beroemd Balzac beschreef de poging tot reconstructie van het dagelijks leven in een sfeer en adembenemende realisme setting. Hij stierf in 1842, en de staat krijgt het gebouw en het werkt herbergt: het museum geopend op 17 maart 1844, is een triomf, het aantrekken van 12.000 bezoekers. Sterk verrijkt sinds de tijd van de eerste conservator, Edmund van Sommerard, is borg gereserveerd voor objecten van de Middeleeuwen in 1945 (Ecouen presenteert nu de collecties kasteel Renaissance) en verdere verhogingen het voorplein van vondsten onze -Lady. De voet-to-earth Cluny abten aan Jean de Bourbon in de tweede helft van de vijftiende eeuw en voltooide onder Jacques d'Amboise in 1498 blijft een zeldzame getuigen van de middeleeuwse burgerlijke architectuur in Parijs. De kapel, in het bijzonder, is een meesterwerk van de gotische stijl.</text:p>
          </table:table-cell>
          <table:table-cell table:style-name="ce1" office:value-type="string" calcext:value-type="string">
            <text:p>酒店住持克鲁尼</text:p>
          </table:table-cell>
          <table:table-cell table:style-name="ce1" office:value-type="string" calcext:value-type="string">
            <text:p>进来在十七世纪的各种工匠，在大革命期间被没收，这家酒店是在1812年由书商购买。 1832年，亚历山大·杜·萨默拉尔安装了中世纪和文艺复兴时期的藏品，已经成名的巴尔扎克笔下的日常生活试图重建的气氛和令人惊叹的逼真环境。他于1842年去世，和国家取得的建设和运作它的房子：开幕1844年3月17日，博物馆，是一个胜利，吸引了12000人次。因为它的第一个策展人，Sommerard埃德蒙的时间大大丰富，存款预留给1945年的中世纪的对象（埃库昂现在呈现的收藏文艺复兴时期的城堡），并进一步增加的发现我们的-Lady的前院。让·德·波旁在十五世纪下半叶下雅克·唐波士在1498具遗骸的中世纪民用建筑在巴黎罕见的证人，并完成了一脚对地克鲁尼方丈。它的教堂，尤其是哥特式风格的杰作。</text:p>
          </table:table-cell>
          <table:table-cell table:style-name="ce3" office:value-type="string" calcext:value-type="string">
            <text:p>クリュニーのホテルアボッツ</text:p>
          </table:table-cell>
          <table:table-cell table:style-name="ce3" office:value-type="string" calcext:value-type="string">
            <text:p>革命の際に没収、ホテルは書店で1812年に買収された、17世紀には様々な職人に入っています。 1832年、アレクサンドル・ドゥ・サマーアードはすでに有名なバルザックは雰囲気と息をのむようなリアリズムの設定で、日常生活の再建が試みを説明し、中世とルネサンスのコレクションをインストールします。彼は1842年に死亡した、と状態は、建物を取得し、それを収容する作品：1844年3月17日に開かれた美術館は、12,000の訪問者を集めて、勝利です。大幅にその最初の学芸員、Sommerardのエドモンドの時から濃縮、預金は1945年に中世のオブジェクトのために予約されており、さらに増加する当社-Lady発見の前庭（エクアンは今コレクションルネッサンスの城を提示します）。足・ツー・地球クリュニーは、第15世紀の後半にジャン・ド・ブルボンに作られ、1498年にジャック・アンボワーズ城の下に完成しアボッツパリの中世の市民建築の希少な証人のまま。そのチャペルは、具体的には、ゴシック様式の傑作です。</text:p>
          </table:table-cell>
          <table:table-cell table:style-name="ce3" office:value-type="string" calcext:value-type="string">
            <text:p>Отель Abbots Клюни</text:p>
          </table:table-cell>
          <table:table-cell table:style-name="ce3" office:value-type="string" calcext:value-type="string">
            <text:p>Поставляется в различных ремесленников в семнадцатом веке, конфискованных во время революции, отель был куплен в 1812 году книготорговец. В 1832 году Александр дю Sommerard устанавливает свои средневековые и ренессансные коллекции, уже известный Бальзак описал попытку реконструкции повседневной жизни в обстановке реализма атмосфера и захватывающий. Он умер в 1842 году, и государство приобретает здание и работает в нем находится: музей открыт 17 марта 1844 года, является триумфом, привлекая 12000 посетителей. Значительно обогащается с момента своего первого куратора, Эдмунда Sommerard, депозит зарезервирован для объектов средневековья в 1945 году (Ecouen в настоящее время представляет коллекции ренессансный замок) и дальнейшее увеличение привокзальной находок нашего -Lady. Клюни настоятель колена в землю, сделанные Жану де Бурбон во второй половине пятнадцатого века и завершенных под руководством Жака Амбуаза в 1498 останки редких свидетелей средневековой гражданской архитектуры в Париже. Его часовня, в частности, является шедевром готического стиля.</text:p>
          </table:table-cell>
          <table:table-cell table:style-name="ce3" office:value-type="string" calcext:value-type="string">
            <text:p>فندق رؤساء الدير من كلوني</text:p>
          </table:table-cell>
          <table:table-cell table:style-name="ce3" office:value-type="string" calcext:value-type="string">
            <text:p>ويأتي في مختلف الحرفيين في القرن السابع عشر، التي صودرت خلال الثورة، تم شراء الفندق في عام 1812 من قبل بائع الكتب. في عام 1832، ألكساندر دو سومرارد تثبيت مجموعاتها في العصور الوسطى وعصر النهضة، التي سبق وصفها الشهير بلزاك محاولة إعادة بناء الحياة اليومية في بيئة واقعية والغلاف الجوي والتقاط الأنفاس. وتوفي في عام 1842، والدولة تستحوذ على المبنى ويعمل ويضم: افتتاح المتحف في 17 مارس 1844، هو انتصار، وجذب 12000 زائر. أثرت بشكل كبير منذ ذلك الوقت من القيم في الأول، إدموند من Sommerard، محجوز للكائنات وديعة في العصور الوسطى في عام 1945 (Ecouen يعرض الآن مجموعات النهضة القلعة) وزيادات أخرى في الفناء من الاكتشافات لدينا -Lady. رؤساء الدير كلوني قدم إلى الأرض التي أدخلت على جان دي بوربون في النصف الثاني من القرن الخامس عشر والمنجزة في إطار جاك أمبواز عام 1498 رفات شهود نادر من العمارة المدنية في القرون الوسطى في باريس. كنيسة صغيرة لها، على وجه الخصوص، هو تحفة من الطراز القوطي.</text:p>
          </table:table-cell>
          <table:table-cell table:style-name="ce3" table:number-columns-repeated="6"/>
          <table:table-cell table:number-columns-repeated="997"/>
        </table:table-row>
        <table:table-row table:style-name="ro1">
          <table:table-cell table:style-name="ce2" office:value-type="float" office:value="45" calcext:value-type="float">
            <text:p>45</text:p>
          </table:table-cell>
          <table:table-cell table:style-name="ce3" office:value-type="string" calcext:value-type="string">
            <text:p>L'Hôtel de Scipion Sardini</text:p>
          </table:table-cell>
          <table:table-cell table:style-name="ce3" office:value-type="string" calcext:value-type="string">
            <text:p>Toscan venu en France dans la suite de Catherine de Medicis, ce financier « naguère sardine, aujourd’hui grosse baleine » amasse en quelques années une fortune considérable. Il choisit alors d’établir sa résidence dans ce quartier tranquille, constitué de vergers, de champs et de vignobles, et se fait construire en 1565 un hôtel de pierre et de brique, premier exemple du genre. Un étage et un comble bas reposent sur une galerie formée de larges arcades en plein cintre, ornées de médaillons en terre cuite. Fort de la confiance de la reine, il épouse en 1567 une de ses parentes éloignées, Isabelle de Limeuil, membre du célèbre « escadron volant », qui venait d’avoir un fils du prince de Condé. Chargé sous Henri III de la perception de taxes impopulaires sur les auberges et les cabarets, il devient baron et banquier du roi. Moins en faveur sous Henri IV, il se consacre aux arts et aux lettres jusqu’à sa mort, en 1609. En 1614, son hôtel, dont les jardins descendent jusqu’à la Bièvre, est transformé en hôpital Sainte-Marthe, destiné à loger les pauvres ; sa propriété passe à l’Hôpital général en 1656, qui l’affecte en 1676 à la boulangerie des hospices civils de Paris.</text:p>
          </table:table-cell>
          <table:table-cell table:style-name="ce3" office:value-type="string" calcext:value-type="string">
            <text:p>Hotel Scipio Sardini</text:p>
          </table:table-cell>
          <table:table-cell table:style-name="ce3" office:value-type="string" calcext:value-type="string">
            <text:p>Tuscan came to France in the suite of Catherine de Medicis, this financial "once sardines, today big whale" raises a few years a considerable fortune. He chose to take up residence in this quiet area surrounded by orchards, fields and vineyards, and built in 1565 a stone and brick hotel, the first example of the genre. A low floor and a roof based on a gallery formed large semicircular arches decorated with medallions in terracotta. Thanks to the confidence of the queen, he married in 1567 one of his distant relatives, Isabelle de Limeuil, member of the famous "flying squadron", which had just had a son of the Prince of Conde. Charged under Henry III perception of unpopular taxes inns and taverns, it becomes baron and banker of the king. Less in favor of Henry IV, he devoted himself to the arts and letters until his death in 1609. In 1614, his hotel, the gardens down to the Bievre, is transformed into a hospital Sainte-Marthe, for accommodate the poor; his property goes to the General Hospital in 1656, which affects 1676 to the bakery civil hospitals of Paris.</text:p>
          </table:table-cell>
          <table:table-cell table:style-name="ce3" office:value-type="string" calcext:value-type="string">
            <text:p>Albergo Scipione Sardini</text:p>
          </table:table-cell>
          <table:table-cell table:style-name="ce3" office:value-type="string" calcext:value-type="string">
            <text:p>Tuscan venuto in Francia nella suite di Caterina de 'Medici, questa finanziaria "una volta sardine, oggi grande balena" solleva alcuni anni una notevole fortuna. Ha scelto di prendere la residenza in questa zona tranquilla circondata da frutteti, campi e vigneti, e costruito nel 1565 un hotel in mattoni di pietra e, il primo esempio del genere. Un pavimento basso e un tetto sulla base di una galleria formano grandi archi a tutto sesto decorati con medaglioni in terracotta. Grazie alla fiducia della regina, ha sposato nel 1567 uno dei suoi lontani parenti, Isabelle de Limeuil, membro del famoso "squadrone volante", che aveva appena avuto un figlio del principe di Condé. Charged sotto Enrico III percezione di tasse locande e taverne impopolari, diventa barone e banchiere del re. Meno a favore di Enrico IV, si dedica alle arti e alle lettere fino alla sua morte nel 1609. Nel 1614, il suo albergo, i giardini verso il basso per la Bievre, si trasforma in un ospedale Sainte-Marthe, per accogliere i poveri; la sua proprietà va al General Hospital nel 1656, che colpisce 1.676 alla panetteria ospedali civili di Parigi.</text:p>
          </table:table-cell>
          <table:table-cell table:style-name="ce3" office:value-type="string" calcext:value-type="string">
            <text:p>Hotel de Escipión Sardini</text:p>
          </table:table-cell>
          <table:table-cell table:style-name="ce3" office:value-type="string" calcext:value-type="string">
            <text:p>Toscana llegó a Francia en la suite de Catalina de Médicis, esto financiera "una vez sardinas, hoy gran ballena" plantea algunos años una considerable fortuna. Él eligió para establecer su residencia en esta zona tranquila rodeada de huertos, campos y viñedos, y construyó en 1565 una piedra y de ladrillo del hotel, el primer ejemplo del género. Una planta baja y un techo sobre la base de una galería formaron grandes arcos de medio punto decorado con medallones de terracota. Gracias a la confianza de la reina, se casó en 1567 uno de sus parientes lejanos, Isabelle de Limeuil, miembro de la famosa "escuadrón volante", que acababa de tener un hijo del Príncipe de Conde. Acusado en virtud de Henry III percepción de impuestos posadas y tabernas impopulares, se convierte en Baron y banquero del rey. Menos a favor de Enrique IV, se dedicó a las artes y las letras, hasta su muerte en 1609. En 1614, su hotel, los jardines hasta la Bievre, se transforma en un hospital Sainte-Marthe, para dar cabida a los pobres; su propiedad se va al Hospital General en 1656, que afecta a 1.676 a la panadería hospitales públicos de París.</text:p>
          </table:table-cell>
          <table:table-cell table:style-name="ce3" office:value-type="string" calcext:value-type="string">
            <text:p>Hotel Scipio Sardini</text:p>
          </table:table-cell>
          <table:table-cell table:style-name="ce3" office:value-type="string" calcext:value-type="string">
            <text:p>Tuscan kam in der Suite von Catherine de Medicis, diese finanziellen „einmal Sardinen, heute großer Wal“ wirft ein paar Jahre ein beträchtliches Vermögen nach Frankreich. Er wählte Wohnsitz in dieser ruhigen Gegend von Obstgärten, Feldern und Weinbergen zu nehmen, und im Jahr 1565 einen Stein und Ziegel-Hotel, das erste Beispiel des Genres gebaut. Ein niedriger Boden und ein Dach auf einer Galerie auf Basis gebildet große Rundbögen mit Medaillons in Terrakotta verziert. Dank des Vertrauens der Königin, heiratete er 1567 einen seiner entfernten Verwandten, Isabelle de Limeuil, Mitglied der berühmten „fliegenden Staffel“, die nur einen Sohn des Prinzen von Conde hatte. Geladene unter Heinrich III Wahrnehmung unbeliebt Steuern Pensionen und Tavernen, wird es Baron und Bankier des Königs. Weniger zugunsten von Henry IV, er sich den Künsten gewidmet und Briefe bis zu seinem Tod 1609. 1614 sein Hotel, die Gärten hinunter zum Bievre, wird in ein Krankenhaus umgewandelt Sainte-Marthe, für die Armen aufzunehmen; sein Eigentum geht an den General Hospital im Jahre 1656, die 1676 an die Bäckerei zivilen Krankenhäusern von Paris beeinflusst.</text:p>
          </table:table-cell>
          <table:table-cell table:style-name="ce3" office:value-type="string" calcext:value-type="string">
            <text:p>Hotel Scipio Sardini</text:p>
          </table:table-cell>
          <table:table-cell table:style-name="ce3" office:value-type="string" calcext:value-type="string">
            <text:p>Toscaanse kwam naar Frankrijk in de suite van Catherine de Medicis, deze financiële "eens sardines, vandaag grote walvis" roept een paar jaar een aanzienlijk fortuin. Hij koos ervoor om te gaan wonen in deze rustige omgeving, omringd door boomgaarden, velden en wijngaarden, en bouwde in 1565 een steen en baksteen hotel, het eerste voorbeeld van het genre. Een lage vloer en een dak op basis van een galerie gevormd grote halfronde bogen versierd met medaillons in terracotta. Dankzij het vertrouwen van de koningin, trouwde hij in 1567 een van zijn verre verwanten, Isabelle de Limeuil, lid van de beroemde "vliegende squadron", die net had een zoon van de Prins van Conde. Gebracht onder Henry III perceptie van populair belastingen pensions en herbergen, wordt baron en bankier van de koning. Minder in het voordeel van Henry IV, wijdde hij aan de kunsten en brieven tot zijn dood in 1609. In 1614 is zijn hotel, de tuinen naar beneden naar de Bievre, omgezet in een ziekenhuis Sainte-Marthe, om tegemoet te komen aan de armen; zijn eigendom gaat naar het Algemeen Ziekenhuis in 1656, waarbij 1676 beïnvloedt naar de bakker civiele ziekenhuizen van Parijs.</text:p>
          </table:table-cell>
          <table:table-cell table:style-name="ce1" office:value-type="string" calcext:value-type="string">
            <text:p>酒店西皮奥Sardini</text:p>
          </table:table-cell>
          <table:table-cell table:style-name="ce1" office:value-type="string" calcext:value-type="string">
            <text:p>托斯卡纳来到法国的凯瑟琳套房梅迪西斯的，这场金融“一次沙丁鱼，今天大鲸鱼”引发了几年了相当的财富。他选择了拿起居住在果园，农田和葡萄园这个安静的区域，建成于1565年石头和砖酒店，体裁的第一个例子。低地板以及基于画廊的屋顶形成大的半圆形拱门装饰有兵马俑奖章。由于女王的信心，他于1567年他的一个远亲，伊莎贝尔德利默伊，著名的“飞行中队”，它刚刚做了孔德王子的儿子结婚的成员。在不受欢迎的税收客栈和小酒馆的亨利三世感知充电，也成为贵族和国王的银行家。少赞成亨利四世的，他在1609年投身于艺术和文学，直到他去世。在1614年，他的酒店，花园下降到比埃夫勒，转化为医院的Sainte-玛尔特，对于适应能力差;他的财产去总医院在1656年，这将影响1676年到巴黎的面包店平民医院。</text:p>
          </table:table-cell>
          <table:table-cell table:style-name="ce3" office:value-type="string" calcext:value-type="string">
            <text:p>ホテルスキピオSardini</text:p>
          </table:table-cell>
          <table:table-cell table:style-name="ce3" office:value-type="string" calcext:value-type="string">
            <text:p>トスカーナのは、これは金融、カトリーヌ・ド・メディシスのスイートでフランスに来た「イワシたら、今日の大きなクジラは」数年にかなりの幸運を上げます。彼は果樹園、フィールドとブドウ畑に囲まれたこの静かなエリアに居住を取ることを選んだ、と1565年に石とレンガのホテルで、ジャンルの最初の例を建てました。ギャラリーに基づく低床と屋根はテラコッタでメダリオンで飾られた大きな半円アーチを形成しました。女王の自信のおかげで、彼は遠い親戚の1567年1、イザベル・デ・ライムイル、ちょうどコンデの王子の息子を持っていた有名な「飛行艦隊」のメンバーに結婚しました。不人気税のイン、居酒屋のヘンリーIIIの認識の下で充電、それは男爵になり、王の銀行家。以下ヘンリーIVの賛成で、彼は1614年に1609に彼の死まで芸術や手紙に専念した貧困層に対応するために、彼のホテル、Bievreのまでの庭園は、病院サント・マルトに変換されます。彼の財産は、パリのパン屋市民病院に1676に影響を及ぼし1656で総合病院へ行きます。</text:p>
          </table:table-cell>
          <table:table-cell table:style-name="ce3" office:value-type="string" calcext:value-type="string">
            <text:p>Отель Сципион Sardini</text:p>
          </table:table-cell>
          <table:table-cell table:style-name="ce3" office:value-type="string" calcext:value-type="string">
            <text:p>Tuscan приехал во Францию ​​в свите Екатерины Медичи, этот финансовый «однажды сардины, сегодня большой кит» поднимает несколько лет значительное состояние. Он решил поселиться в этом тихом районе, в окружении садов, полей и виноградников, и построен в 1565 году камень и кирпич отель, первый пример жанра. Низкий пол и крыша на основе галереи формируются большие полукруглые арки, украшенные медальонами из терракоты. Благодаря уверенности королевы, он женился в 1567 один из его дальних родственников, Изабель де Лимёй, член знаменитой «летающей эскадры», который только что был сын принца Конде. Заряженные при восприятии Генри III непопулярных налогов трактиров и становится барон и банкир короля. Меньше в пользу Генриха IV, он посвятил себя искусству и письма вплоть до его смерти в 1609. В 1614, его отель, сады вниз к Bievre, превращается в больницу Сент-Марте, для размещения бедных; его имущество переходит в больнице общего профиля в 1656, который влияет на 1676 хлебопекарных гражданских больниц Парижа.</text:p>
          </table:table-cell>
          <table:table-cell table:style-name="ce3" office:value-type="string" calcext:value-type="string">
            <text:p>فندق سكيبيو Sardini</text:p>
          </table:table-cell>
          <table:table-cell table:style-name="ce3" office:value-type="string" calcext:value-type="string">
            <text:p>جاء توسكان لفرنسا في مجموعة من كاترين دي ميديشي، وهذا المالية "مرة واحدة السردين، اليوم الحوت الكبير" يثير بضع سنوات ثروة كبيرة. اختار للإقامة في هذه المنطقة هادئة تحيط بها البساتين والحقول والكروم، وبنيت في عام 1565 والحجر والطوب فندق، المثال الأول من هذا النوع. A الطابق أدنى وسقف بناء على معرض تشكيل أقواس نصف دائرية كبيرة مزينة الميداليات في الطين. وبفضل الثقة للملكة، وقال انه تزوج في 1567 واحدة من أقاربه بعيدة، إيزابيل دي ليموي، عضو في "سرب الطائر" الشهير، الذي كان مجرد نجل الأمير كوندي. اتهم بموجب التصور هنري الثالث من الإفطار الضرائب التي لا تحظى بشعبية والحانات، يصبح البارون ومصرفي للملك. أقل لصالح هنري الرابع، وقال انه كرس نفسه لالفنون والآداب حتى وفاته في 1609. وفي 1614، تم تحويل الفندق الذي يقيم فيه، والحدائق وصولا الى Bievre، في مستشفى سانت مارت، لاستيعاب الفقراء؛ ممتلكاته يذهب إلى المستشفى العام في 1656، مما يؤثر 1676 إلى مستشفيات مدنية مخبز في باريس.</text:p>
          </table:table-cell>
          <table:table-cell table:style-name="ce3" table:number-columns-repeated="6"/>
          <table:table-cell table:number-columns-repeated="997"/>
        </table:table-row>
        <table:table-row table:style-name="ro1">
          <table:table-cell table:style-name="ce2" office:value-type="float" office:value="46" calcext:value-type="float">
            <text:p>46</text:p>
          </table:table-cell>
          <table:table-cell table:style-name="ce3" office:value-type="string" calcext:value-type="string">
            <text:p>Dante rédige la Divine Comédie</text:p>
          </table:table-cell>
          <table:table-cell table:style-name="ce3" office:value-type="string" calcext:value-type="string">
            <text:p>Depuis 1293, Florence est en proie à la lutte incessante des partis guelfe et gibelin. Dante Alighieri, issu en 1265 d’une famille noble sans fortune, est proscrit en 1302, voué au bûcher s’il vient à être pris sur le territoire de la commune. Tous ses biens sont confisqués, sa demeure brûlée : le poète mène alors jusqu’à sa mort, en 1321, une vie errante, et s’attache à la rédaction de son grand œuvre. De passage à Paris, il célèbre dans ses écrits le « vico degli strami » (rue des fourrages) ; la rue tire en effet son nom des bottes de foin utilisées comme siège par les étudiants. Peut-être les Mystères représentés sur le parvis de Notre-Dame ont-ils contribué à nourrir l’inspiration visionnaire des cercles de l’Enfer !</text:p>
          </table:table-cell>
          <table:table-cell table:style-name="ce3" office:value-type="string" calcext:value-type="string">
            <text:p>Dante wrote the Divine Comedy</text:p>
          </table:table-cell>
          <table:table-cell table:style-name="ce3" office:value-type="string" calcext:value-type="string">
            <text:p>Since 1293, Florence was plagued by incessant struggle of parties Guelph and Ghibelline. Dante Alighieri, born in 1265 into a noble family penniless, is outlawed in 1302, dedicated to the stake if he comes to be taken in the territory of the commune. All his property was confiscated, his house burned: then the poet leads until his death in 1321, a wandering life, and is committed to writing his great work. While in Paris, he celebrated in his writings the "Vico degli strami" (fodder Street); Street has indeed its name bales of hay used as headquarters by students. Perhaps the Mysteries painted on the front of Notre Dame have they helped feed the inspiration visionary circles of Hell!</text:p>
          </table:table-cell>
          <table:table-cell table:style-name="ce3" office:value-type="string" calcext:value-type="string">
            <text:p>Dante scrisse la Divina Commedia</text:p>
          </table:table-cell>
          <table:table-cell table:style-name="ce3" office:value-type="string" calcext:value-type="string">
            <text:p>Dal 1293, Firenze è stato afflitto da lotta incessante dei partiti Guelfi e Ghibellini. Dante Alighieri, nata nel 1265 in una nobile famiglia senza un soldo, è fuori legge nel 1302, dedicato al rogo se viene da adottare nel territorio del comune. Tutta la sua proprietà è stata confiscata, la sua casa bruciata: poi i conduttori poeta fino alla sua morte nel 1321, una vita errante, e si impegna a scrivere la sua grande opera. Mentre a Parigi, ha celebrato nei suoi scritti il ​​"Vico degli strami" (foraggio Street); Street ha infatti le sue balle di fieno nome utilizzato come quartier generale da parte degli studenti. Forse i Misteri dipinti sulla parte anteriore del Notre Dame hanno hanno contribuito a nutrire i cerchi ispirazione visionarie dell'Inferno!</text:p>
          </table:table-cell>
          <table:table-cell table:style-name="ce3" office:value-type="string" calcext:value-type="string">
            <text:p>Dante escribió la Divina Comedia</text:p>
          </table:table-cell>
          <table:table-cell table:style-name="ce3" office:value-type="string" calcext:value-type="string">
            <text:p>Desde 1293, Florencia fue plagado por la lucha incesante de los partidos güelfos y gibelinos. Dante Alighieri, nacido en 1265 en una familia noble sin dinero, está fuera de la ley en 1302, dedicada a la estaca si llega a ser tomadas en el territorio de la comuna. Toda su propiedad fue confiscada, su casa se quemó: luego los cables poeta hasta su muerte en 1321, una vida errante, y se ha comprometido a escribir su gran obra. Mientras que en París, celebró en sus escritos el "Vico degli STRAMI" (carne de la calle); Calle tiene de hecho sus pacas de heno de nombres utilizados como cuartel general de los estudiantes. Tal vez los misterios pintadas en el frente de Notre Dame tienen que ayudó a alimentar a los círculos del infierno inspiración imaginativo!</text:p>
          </table:table-cell>
          <table:table-cell table:style-name="ce3" office:value-type="string" calcext:value-type="string">
            <text:p>Dante schrieb die Göttliche Komödie</text:p>
          </table:table-cell>
          <table:table-cell table:style-name="ce3" office:value-type="string" calcext:value-type="string">
            <text:p>Seit 1293 wurde Florenz von unaufhörlichen Kampf der Parteien Guelph und Ghibelline geplagt. Dante Alighieri, geboren im Jahre 1265 in einer adeligen Familie mittellos, wird im Jahre 1302 verboten, an den Pfahl gewidmet, wenn er im Gebiet der Gemeinde getroffen werden kommt. Sein ganzes Vermögen wurde konfisziert, sein Haus verbrannt dann der Dichter führt bis zu seinem Tod im Jahr 1321, ein wanderndes Leben, und habe sich verpflichtet, seine große Arbeit zu schreiben. Während in Paris, er in seinen Schriften feierte die "Vico degli strami" (Futterstraße); Straße hat in der Tat seinen Namen Heuballen als Hauptquartier von Studenten genutzt. Vielleicht sind die Mysterien auf der Vorderseite der Notre Dame gemalt haben sie die Inspiration Visionär Kreise der Hölle füttern geholfen haben!</text:p>
          </table:table-cell>
          <table:table-cell table:style-name="ce3" office:value-type="string" calcext:value-type="string">
            <text:p>Dante schreef de Goddelijke Komedie</text:p>
          </table:table-cell>
          <table:table-cell table:style-name="ce3" office:value-type="string" calcext:value-type="string">
            <text:p>Sinds 1293, werd Florence geteisterd door onophoudelijke strijd van de partijen Guelph en Ghibellijnse. Dante Alighieri, geboren in 1265 in een adellijke familie berooid, wordt verboden in 1302, gewijd aan het spel staat als hij komt te worden genomen op het grondgebied van de gemeente. Al zijn bezittingen in beslag werd genomen, zijn huis brandde: dan is de dichter leidt tot zijn dood in 1321, een zwervend leven, en is toegewijd aan het schrijven van zijn grote werk. Terwijl in Parijs, vierde hij in zijn geschriften de "Vico degli strami" (veevoer Street); Street heeft inderdaad zijn naam balen hooi gebruikt als hoofdkwartier door studenten. Misschien is de Mysteries geschilderd op de voorkant van de Notre Dame hebben ze hielp voeden de inspiratie visionaire cirkels van de hel!</text:p>
          </table:table-cell>
          <table:table-cell table:style-name="ce1" office:value-type="string" calcext:value-type="string">
            <text:p>但丁写的神曲</text:p>
          </table:table-cell>
          <table:table-cell table:style-name="ce3" office:value-type="string" calcext:value-type="string">
            <text:p>1293以来，佛罗伦萨是由当事人圭尔夫和皇帝党员的不断斗争的困扰。但丁，生于1265年成为一个贵族家庭一贫如洗，是非法的在1302年，专注于股权，如果他来公社境内采取。他所有的财产被没收，他的房子烧了：那么诗人线索，直到他去世于1321，流浪的生活，并致力于写他的伟大的工作。尽管在巴黎，他在他的著作庆祝“维科阿布鲁strami”（饲料街）;街有干草的确实它的名字包作为总部的学生。也许是画在巴黎圣母院前的奥秘有他们帮助养活地狱的灵感有远见的圈子！</text:p>
          </table:table-cell>
          <table:table-cell table:style-name="ce3" office:value-type="string" calcext:value-type="string">
            <text:p>ダンテは神曲を書きました</text:p>
          </table:table-cell>
          <table:table-cell table:style-name="ce3" office:value-type="string" calcext:value-type="string">
            <text:p>1293年以来、フィレンツェは、当事者ゲルフとギベリン党の絶え間ない闘争に悩まされていました。貴族の無一文に1265年に生まれたダンテ・アリギエーリは、彼がコミューンの領土で撮影されるようになるならば株式に特化し、1302年に非合法化されています。すべての彼の財産は、彼の家が焼かれ、没収された。その後、詩人のリードを彼の死まで1321年には、放浪生活をし、彼の偉大な作品を書くことに取り組んでいます。パリの間、彼は彼の文章に（ストリート飼料）「ヴィーコデッリstrami」を祝いました。ストリートは確かに干し草のその名の俵は、学生が本部として使用されています。おそらく、謎は、彼らが地獄のインスピレーション先見円を養う助けたノートルダムの前に描かれました！</text:p>
          </table:table-cell>
          <table:table-cell table:style-name="ce3" office:value-type="string" calcext:value-type="string">
            <text:p>Данте написал Божественную комедию</text:p>
          </table:table-cell>
          <table:table-cell table:style-name="ce3" office:value-type="string" calcext:value-type="string">
            <text:p>С 1293, Флоренцией страдает от непрекращающейся борьбы партий Гельфских и гибеллинов. Данте Алигьери, родился в 1265 году в дворянской семье гроша, объявлена ​​вне закона в 1302 году, посвященный костре, если он приходит принять на территории коммуны. Все его имущество было конфисковано, его дом не сгорел: то поэт ведет до его смерти в 1321 году, бродячую жизнь, и стремится писать свою большую работу. В то время как в Париже, он отмечал в своих писаниях «Вико дельи strami» (фураж улице); Улица действительно его имя тюки сена, используемый в качестве штаба-квартиры студентов. Возможно, мистерии, нарисованные на передней Нотр-Дам есть они помогли накормить вдохновение воображаемые круги ада!</text:p>
          </table:table-cell>
          <table:table-cell table:style-name="ce3" office:value-type="string" calcext:value-type="string">
            <text:p>كتب دانتي الكوميديا ​​الإلهية</text:p>
          </table:table-cell>
          <table:table-cell table:style-name="ce3" office:value-type="string" calcext:value-type="string">
            <text:p>منذ 1293، كان يعاني فلورنسا النضال المتواصل من الأطراف غلف وامبرتاتسي. دانتي أليغييري، ولدت في 1265 في مفلسا عائلة نبيلة، والمحظور في 1302، مكرسة للخطر إذا كان الأمر أن تؤخذ في إقليم البلدية. تمت مصادرة جميع ممتلكاته، أحرق منزله: ثم يؤدي شاعر حتى وفاته عام 1321، حياة تجول، وتلتزم كتابة عمله العظيم. أثناء وجوده في باريس، ويحتفل به في كتاباته "فيكو ديلي strami" (العلف شارع)؛ يوجد شارع في الواقع بالة اسمها من القش تستخدم كمقر من قبل الطلاب. ربما الأسرار رسمت على واجهة نوتردام ديك ساعدوا تغذية الدوائر إلهام البصيرة من الجحيم!</text:p>
          </table:table-cell>
          <table:table-cell table:style-name="ce3" table:number-columns-repeated="6"/>
          <table:table-cell table:number-columns-repeated="997"/>
        </table:table-row>
        <table:table-row table:style-name="ro1">
          <table:table-cell table:style-name="ce2" office:value-type="float" office:value="47" calcext:value-type="float">
            <text:p>47</text:p>
          </table:table-cell>
          <table:table-cell table:style-name="ce3" office:value-type="string" calcext:value-type="string">
            <text:p>La mairie du Ve arrondissement</text:p>
          </table:table-cell>
          <table:table-cell table:style-name="ce3" office:value-type="string" calcext:value-type="string">
            <text:p>Une loi du 2 juillet 1844 décide, afin d’harmoniser la place du Panthéon, la construction d’un bâtiment symétrique à l’Ecole de Droit ; en même temps, le prolongement de la rue Soufflot jusqu’au boulevard Saint-Michel ouvrirait la perspective sur le jardin du Luxembourg. Le gros œuvre est achevé en 1849 ; l’aménagement intérieur et les embellissements, confiés à Victor Calliat, datent de 1866-1870. Mais les bâtiments se révèlent vite insuffisants, et une campagne de reconstruction, retardée par la guerre, démarre en 1921 : elle donné à l’édifice son aspect actuel, au décor caractéristique des années 1930. Le buste de la République en marbre blanc qui orne la salle des Mariages est une œuvre de Wermare.</text:p>
          </table:table-cell>
          <table:table-cell table:style-name="ce3" office:value-type="string" calcext:value-type="string">
            <text:p>The town hall of the fifth arrondissement</text:p>
          </table:table-cell>
          <table:table-cell table:style-name="ce3" office:value-type="string" calcext:value-type="string">
            <text:p>A law of July 2, 1844 decided to harmonize the Pantheon, the construction of a symmetrical building at the School of Law; at the same time, the extension of the Rue Soufflot to Boulevard Saint-Michel open the prospect of the garden of Luxembourg. The big work was completed in 1849; interior design and embellishments, entrusted to Victor Calliat, date from 1866 to 1870. But the buildings are proving insufficient fast, and reconstruction campaign, delayed by the war, started in 1921, it gave the building its present appearance, the characteristic scenery of the 1930s bust of white marble that adorns Republic the Wedding room is a work of Wermare.</text:p>
          </table:table-cell>
          <table:table-cell table:style-name="ce3" office:value-type="string" calcext:value-type="string">
            <text:p>Il municipio del quinto arrondissement</text:p>
          </table:table-cell>
          <table:table-cell table:style-name="ce3" office:value-type="string" calcext:value-type="string">
            <text:p>Una legge del 2 Luglio, 1844 ha deciso di armonizzare il Pantheon, la costruzione di un edificio simmetrica presso la Facoltà di Giurisprudenza; allo stesso tempo, l'estensione della Rue Soufflot a Boulevard Saint-Michel aprire la prospettiva del giardino del Lussemburgo. Il grande lavoro è stato completato nel 1849; interior design e abbellimenti, affidato a Victor Calliat, data dal 1866 al 1870. Ma gli edifici si stanno dimostrando insufficienti veloce, e la campagna di ricostruzione, in ritardo a causa della guerra, iniziata nel 1921, ha dato il costruendo il suo aspetto attuale, il paesaggio caratteristico della 1930 busto di marmo bianco che adorna Repubblica la stanza di nozze è un lavoro di Wermare.</text:p>
          </table:table-cell>
          <table:table-cell table:style-name="ce3" office:value-type="string" calcext:value-type="string">
            <text:p>El ayuntamiento del quinto distrito</text:p>
          </table:table-cell>
          <table:table-cell table:style-name="ce3" office:value-type="string" calcext:value-type="string">
            <text:p>Una ley de 2 de julio, 1844 decidió armonizar el Panteón, la construcción de un edificio simétrico en la Facultad de Derecho; al mismo tiempo, la extensión de la Rue Soufflot a Boulevard Saint-Michel abrir la perspectiva del jardín de Luxemburgo. La gran obra fue completada en 1849; diseño y adornos interiores, a cargo de Víctor Calliat, datan de 1866 a 1870. Sin embargo, los edificios están resultando insuficientes rápido, y la campaña de reconstrucción, retrasado por la guerra, que comenzó en 1921, se dieron a la construcción de su aspecto actual, el paisaje característico de la 1930 busto de mármol blanco que adorna la República sala de bodas es una obra de Wermare.</text:p>
          </table:table-cell>
          <table:table-cell table:style-name="ce3" office:value-type="string" calcext:value-type="string">
            <text:p>Das Rathaus des fünften Arrondissement</text:p>
          </table:table-cell>
          <table:table-cell table:style-name="ce3" office:value-type="string" calcext:value-type="string">
            <text:p>Ein Gesetz vom 2. Juli entschied 1844 das Pantheon, den Bau eines symmetrischen Gebäudes an der School of Law zu harmonisieren; zur gleichen Zeit, öffnen Sie die Verlängerung der Rue Soufflot zum Boulevard Saint-Michel die Aussicht auf den Garten von Luxemburg. Die große Arbeit wurde 1849 abgeschlossen; Interior Design und Verzierungen, anvertrauten Victor Calliat, das Datum von 1866 bis 1870. Aber die Gebäude unzureichend sind, schnell und Wiederaufbau Kampagne, die durch den Krieg verzögert, begann im Jahr 1921, gab es das Gebäude seine heutige Gestalt, die charakteristische Landschaft des 1930 Büste aus weißen Marmor, die Republik des Hochzeitszimmer schmückt ist ein Werk von Wermare.</text:p>
          </table:table-cell>
          <table:table-cell table:style-name="ce3" office:value-type="string" calcext:value-type="string">
            <text:p>Het stadhuis van de vijfde arrondissement</text:p>
          </table:table-cell>
          <table:table-cell table:style-name="ce3" office:value-type="string" calcext:value-type="string">
            <text:p>Een wet van 2 juli 1844 besloten het Pantheon, de bouw van een symmetrische gebouw aan de School of Law te harmoniseren; op hetzelfde moment, de uitbreiding van de Rue Soufflot Boulevard Saint-Michel opent het vooruitzicht van de tuin van Luxemburg. Het grote werk werd in 1849 voltooid; interieur en versieringen, Victor Calliat, dateren van 1866 tot 1870. Maar de gebouwen blijken onvoldoende snel, en de wederopbouw campagne, vertraagd door de oorlog begon in 1921 toevertrouwd, gaf het gebouw zijn huidige uiterlijk, het karakteristieke landschap van de 1930 buste van wit marmer die Republiek de trouwzaal siert is een werk van Wermare.</text:p>
          </table:table-cell>
          <table:table-cell table:style-name="ce1" office:value-type="string" calcext:value-type="string">
            <text:p>第五郡的市政厅</text:p>
          </table:table-cell>
          <table:table-cell table:style-name="ce1" office:value-type="string" calcext:value-type="string">
            <text:p>7月2日的法律，1844决定统一先贤祠，在法学院对称建筑的建设;与此同时，街苏夫洛到圣米歇尔大道的延伸打开卢森堡花园的前景。大工作于1849年完成;室内设计和装饰，委托给维克多Calliat，日期从1866年到1870年，但建筑物被证明不够快，和重建活动，由战争延迟，1921年开始，它给了建筑的外观目前，的特色风景白色大理石半身像20世纪30年代是装饰共和国的婚房是Wermare的工作。</text:p>
          </table:table-cell>
          <table:table-cell table:style-name="ce3" office:value-type="string" calcext:value-type="string">
            <text:p>第五区の市庁舎</text:p>
          </table:table-cell>
          <table:table-cell table:style-name="ce3" office:value-type="string" calcext:value-type="string">
            <text:p>パンテオン、法律の学校で対称の建物の建設を調和させることを決めた1844年7月2日の法則。同時に、大通りサン・ミッシェルへのルーSoufflotの延長は、ルクセンブルクの庭の展望を開きます。大きな仕事は、1849年に完成しました。インテリアデザインと装飾、1866から1870年にビクターCalliat、日付に委託しかし、建物が不十分速いことを証明しており、1921年に開始した戦争により遅延復興キャンペーン、、、それは建物の存在外観の特徴的な風景を与えました共和国の結婚式の部屋を飾る白い大理石の胸像、1930年代には、Wermareの作品です。</text:p>
          </table:table-cell>
          <table:table-cell table:style-name="ce3" office:value-type="string" calcext:value-type="string">
            <text:p>Ратуша пятого округа</text:p>
          </table:table-cell>
          <table:table-cell table:style-name="ce3" office:value-type="string" calcext:value-type="string">
            <text:p>Закон от 2 июля 1844 решил гармонизировать Пантеон, строительство симметричного здания в школе права; в то же время, расширение улицы Soufflot на бульваре Сен-Мишель открыть перспективу сада Люксембурга. Большая работа была завершена в 1849 году; дизайн и украшения интерьера, поручено Виктору Calliat, дата с 1866 до 1870. Но здания оказываются недостаточно быстро, и кампании по восстановлению, задержанной войной, начавшейся в 1921 году, он дал здание свой нынешний облик, характерный декорации 1930-е годы бюст из белого мрамора, который красуется Республика Свадебный номер является произведением Wermare.</text:p>
          </table:table-cell>
          <table:table-cell table:style-name="ce3" office:value-type="string" calcext:value-type="string">
            <text:p>قاعة بلدية الدائرة الخامسة</text:p>
          </table:table-cell>
          <table:table-cell table:style-name="ce3" office:value-type="string" calcext:value-type="string">
            <text:p>قانون 2 يوليو، قرر 1844 لتنسيق البانثيون، وبناء مبنى متناظرة في كلية القانون. في نفس الوقت، وتمديد Soufflot رو إلى شارع سان ميشيل فتح آفاق حديقة لوكسمبورغ. تم الانتهاء من عمل كبير في عام 1849. التصميم الداخلي والزينة، التي عهد بها إلى فيكتور Calliat، تاريخ من 1866 إلى 1870. ولكن المباني تثبت عدم كفاية بسرعة، وحملة إعادة الإعمار، وتأخر بسبب الحرب، بدأت في عام 1921، أنه أعطى بناء مظهره الحالي، المشهد المميز لل 1930s تمثال نصفي من الرخام الأبيض الذي يزين جمهورية غرفة الزفاف هو عمل Wermare.</text:p>
          </table:table-cell>
          <table:table-cell table:style-name="ce3" table:number-columns-repeated="6"/>
          <table:table-cell table:number-columns-repeated="997"/>
        </table:table-row>
        <table:table-row table:style-name="ro1">
          <table:table-cell table:style-name="ce2" office:value-type="float" office:value="48" calcext:value-type="float">
            <text:p>48</text:p>
          </table:table-cell>
          <table:table-cell table:style-name="ce3" office:value-type="string" calcext:value-type="string">
            <text:p>Le Panthéon</text:p>
          </table:table-cell>
          <table:table-cell table:style-name="ce3" office:value-type="string" calcext:value-type="string">
            <text:p>Guéri en 1744 d’une grave maladie, Louis XV décide la construction d’une église dédiée à sainte Geneviève. Soufflot en est l’architecte. Le chantier, commencé en 1764, fut très long, et l’édifice faillit d’écrouler sous la Révolution. En 1791, on transforme l’église en Panthéon destiné à recevoir la dépouille des grands hommes : Voltaire et Rousseau y sont transférés en grande pompe. Rendu au culte sous le premier Empire, le Panthéon retrouve définitivement sa vocation de nécropole à la mort de Victor Hugo, en 1885. Depuis 1907, y repose également une femme : il s’agit de l’épouse de Marcelin Berthelot. Morts le même jour, ils ont ainsi choisit de rester unis dans la tombe.</text:p>
          </table:table-cell>
          <table:table-cell table:style-name="ce3" office:value-type="string" calcext:value-type="string">
            <text:p>The pantheon</text:p>
          </table:table-cell>
          <table:table-cell table:style-name="ce3" office:value-type="string" calcext:value-type="string">
            <text:p>Recovered in 1744 from a serious illness, Louis XV decided to build a church dedicated to St. Genevieve. Soufflot is the architect. The project, begun in 1764, was very long, and the building fails to crumble under the Revolution. In 1791, we transformed the church into the Pantheon to receive the remains of great men: Voltaire and Rousseau are transferred with great pomp. Returned to worship under the First Empire, the Pantheon necropolis finally finds his vocation to the death of Victor Hugo in 1885. Since 1907, there also lies a woman: it is the wife of Marcelin Berthelot. Died the same day, so they chose to remain united in the grave.</text:p>
          </table:table-cell>
          <table:table-cell table:style-name="ce3" office:value-type="string" calcext:value-type="string">
            <text:p>il pantheon</text:p>
          </table:table-cell>
          <table:table-cell table:style-name="ce3" office:value-type="string" calcext:value-type="string">
            <text:p>Recuperato nel 1744 da una grave malattia, Luigi XV decise di costruire una chiesa dedicata a Santa Genoveffa. Soufflot è l'architetto. Il progetto, iniziato nel 1764, è stato molto lungo, e l'edificio non riesce a sgretolarsi sotto la Rivoluzione. Nel 1791, abbiamo trasformato la chiesa nel Pantheon di ricevere i resti di grandi uomini: Voltaire e Rousseau sono trasferite in pompa magna. Tornati al culto sotto il Primo Impero, il Pantheon necropoli trova finalmente la sua vocazione alla morte di Victor Hugo nel 1885. Dal 1907, ci si trova anche una donna: è la moglie di Marcelin Berthelot. Morto lo stesso giorno, quindi hanno scelto di rimanere uniti nella tomba.</text:p>
          </table:table-cell>
          <table:table-cell table:style-name="ce3" office:value-type="string" calcext:value-type="string">
            <text:p>El panteon</text:p>
          </table:table-cell>
          <table:table-cell table:style-name="ce3" office:value-type="string" calcext:value-type="string">
            <text:p>Recuperado en 1744 de una enfermedad grave, Luis XV decidió construir una iglesia dedicada a Santa Genoveva. Soufflot es el arquitecto. El proyecto, iniciado en 1764, era muy largo, y el edificio no se desmoronan bajo la Revolución. En 1791, transformamos la iglesia en el Panteón para recibir los restos de grandes hombres: Voltaire y Rousseau se transfieren con gran pompa. Devuelta al culto bajo el Primer Imperio, el Panteón necrópolis finalmente encuentra su vocación a la muerte de Victor Hugo en 1885. Desde 1907, también se encuentra una mujer: es la esposa de Marcellin Berthelot. Murió el mismo día, por lo que optó por permanecer unidos en la tumba.</text:p>
          </table:table-cell>
          <table:table-cell table:style-name="ce3" office:value-type="string" calcext:value-type="string">
            <text:p>Das Pantheon</text:p>
          </table:table-cell>
          <table:table-cell table:style-name="ce3" office:value-type="string" calcext:value-type="string">
            <text:p>Wiederhergestellte im Jahr 1744 von einer schweren Krankheit, entschied Louis XV, eine Kirche zu St. Genevieve gewidmet zu bauen. Soufflot ist der Architekt. Das Projekt, das im Jahr 1764 begonnen, war sehr lang, und das Gebäude nicht zu bröckeln unter der Revolution. Im Jahre 1791 verwandelt sich die Kirche in das Pantheon die Überreste der großen Männer zu erhalten: Voltaire und Rousseau sind mit großem Pomp übertragen. Rückkehr nach Gottesdienst unter dem Ersten Reich, Nekropole der Pantheon findet schließlich seine Berufung zum Tod von Victor Hugo im Jahr 1885. Seit 1907, liegt auch eine Frau: es ist die Frau von Marcelin Berthelot ist. Starb am selben Tag, so dass sie im Grab vereint bleiben will.</text:p>
          </table:table-cell>
          <table:table-cell table:style-name="ce3" office:value-type="string" calcext:value-type="string">
            <text:p>Het Pantheon</text:p>
          </table:table-cell>
          <table:table-cell table:style-name="ce3" office:value-type="string" calcext:value-type="string">
            <text:p>Hersteld in 1744 aan een ernstige ziekte, Louis XV besloten om een ​​kerk gewijd aan St. Genevieve bouwen. Soufflot is de architect. Het project, gestart in 1764, was erg lang, en het gebouw niet aan crumble onder de Revolutie. In 1791, we veranderde de kerk in het Pantheon om de overblijfselen van de grote mannen te ontvangen: Voltaire en Rousseau worden overgebracht met veel pracht en praal. Terug naar de eredienst onder het eerste keizerrijk, necropolis het Pantheon vindt eindelijk zijn roeping tot de dood van Victor Hugo in 1885. Sinds 1907 ligt er ook een vrouw: het is de vrouw van Marcelin Berthelot. Stierf op dezelfde dag, zodat ze ervoor gekozen om verenigd te blijven in het graf.</text:p>
          </table:table-cell>
          <table:table-cell table:style-name="ce3" office:value-type="string" calcext:value-type="string">
            <text:p>万神殿</text:p>
          </table:table-cell>
          <table:table-cell table:style-name="ce3" office:value-type="string" calcext:value-type="string">
            <text:p>从一场大病中恢复1744，路易十五决定建立一个专用于圣吉纳维夫教会。苏夫洛是建筑师。该项目于1764年开始，很长，建筑革命下没有崩溃。 1791年，我们改变了教会进入先贤祠接收伟人的遗体：伏尔泰和卢梭都以极大的排场转移。送回根据第一帝国祭祀，神殿墓地终于发现他的天职，维克多·雨果在1885年去世1907年以来，还躺着一个女人：这是马塞兰活脱的妻子。同日死，所以他们选择在坟墓中保持团结。</text:p>
          </table:table-cell>
          <table:table-cell table:style-name="ce3" office:value-type="string" calcext:value-type="string">
            <text:p>パンテオン</text:p>
          </table:table-cell>
          <table:table-cell table:style-name="ce3" office:value-type="string" calcext:value-type="string">
            <text:p>深刻な病気から1744年には回復し、ルイXVは、聖ジュヌヴィエーヴ専用の教会を建てることにしました。 Soufflotは建築家です。 1764年に始まったこのプロジェクトは、非常に長かった、と建物は革命の下で崩れに失敗しました。 1791年に、我々は偉大な人の遺骨を受け取るためにパンテオンに教会を変換：ヴォルテールとルソーは偉大な華やかさで転送されます。第一帝政下の礼拝に戻って、パンテオンは最終的に1907年以来1885年ヴィクトル・ユーゴーの死に彼の天職を見つけネクロポリス、また女性がある：それはマルセラン・ベルテロの妻です。彼らは墓に団結残ることを選んだので、同じ日に死亡しました。</text:p>
          </table:table-cell>
          <table:table-cell table:style-name="ce3" office:value-type="string" calcext:value-type="string">
            <text:p>пантеон</text:p>
          </table:table-cell>
          <table:table-cell table:style-name="ce3" office:value-type="string" calcext:value-type="string">
            <text:p>Восстановленный в 1744 от тяжелой болезни, Людовик XV решил построить церковь в честь Св Женевьев. Soufflot архитектор. Проект, начатый в 1764 году, был очень длинным, и здание не может крошиться под революцией. В 1791 году, мы превратили церковь в Пантеон, чтобы получить останки великих людей: Вольтер и Руссо передаются с большой помпой. Вернулся в богослужении под Первой империи, Пантеон некрополь, наконец, находит свое призвание к смерти Виктора Гюго в 1885. Начиная с 1907 года, там же лежит женщина: это жена Бертло. Умер в тот же день, поэтому они решили оставаться едиными в могиле.</text:p>
          </table:table-cell>
          <table:table-cell table:style-name="ce3" office:value-type="string" calcext:value-type="string">
            <text:p>البانتيون</text:p>
          </table:table-cell>
          <table:table-cell table:style-name="ce3" office:value-type="string" calcext:value-type="string">
            <text:p>تعافى في عام 1744 من مرض خطير، قرر لويس الخامس عشر لبناء كنيسة مكرسة للقديس جينيفيف. Soufflot هو مهندس. وكان هذا المشروع، الذي بدأ في 1764، طويلة جدا، وفشل المبنى لتنهار تحت الثورة. في عام 1791، قمنا بتحويل الكنيسة إلى البانثيون لاستقبال رفات العظماء: أن يتم نقل فولتير وروسو مع أبهة عظيمة. عاد إلى عبادة تحت الإمبراطورية الأولى، مقبرة البانثيون يجد أخيرا دعوته إلى وفاة فيكتور هوجو في عام 1885. ومنذ عام 1907، كما يكمن هناك امرأة: أنها زوجة مارسلين ترتيل. توفي في اليوم نفسه، لذلك اختاروا أن يظلوا متحدين في القبر.</text:p>
          </table:table-cell>
          <table:table-cell table:style-name="ce3" table:number-columns-repeated="6"/>
          <table:table-cell table:number-columns-repeated="997"/>
        </table:table-row>
        <table:table-row table:style-name="ro1">
          <table:table-cell table:style-name="ce2" office:value-type="float" office:value="49" calcext:value-type="float">
            <text:p>49</text:p>
          </table:table-cell>
          <table:table-cell table:style-name="ce3" office:value-type="string" calcext:value-type="string">
            <text:p>L'abbaye Saint-Victor</text:p>
          </table:table-cell>
          <table:table-cell table:style-name="ce3" office:value-type="string" calcext:value-type="string">
            <text:p>Fondée en 1113 par une charte de Louis VI le Gros, cette abbaye royale, qui abrite une congrégation de chanoines réguliers autour du théologien Guillaume de Champeaux, est appelée dès l’origine à devenir l’un des hauts lieux intellectuels et spirituels du quartier. Derrière le palais abbatial se trouvent l’église romane, le cloitre, la bibliothèque et le scriptorium ; jardins et vergers descendent vers le fleuve. Ce territoire entouré d'une enceinte en forme de trapèze s'étend au sud jusqu’au jardin des Plantes. Sur l’angle de l’ancien chemin Devers-Seine, la Tour Alexandre, utilisée au Moyen Age comme prison abbatiale, reçoit en 1672 une fontaine sculptée par le Bernin ; démolie au XIXe siècle, elle est remplacée par la fontaine Cuvier.</text:p>
            <text:p/>
          </table:table-cell>
          <table:table-cell table:style-name="ce3" office:value-type="string" calcext:value-type="string">
            <text:p>The Abbey of Saint-Victor</text:p>
          </table:table-cell>
          <table:table-cell table:style-name="ce3" office:value-type="string" calcext:value-type="string">
            <text:p>Founded in 1113 by a charter from Louis VI the Fat, the royal abbey, home to a congregation of regular canons around the theologian William of Champeaux, is known from the outset to become one of the highest intellectual and spiritual places of the district. Behind the abbey palace are the Romanesque church, the cloister, the library and the scriptorium; gardens and orchards down to the river. This territory surrounded by a trapezoidal enclosure extends south to the Jardin des Plantes. On the corner of the old road Devers-Seine, Tower Alexander, used in the Middle Ages as Abbey prison in 1672 receives a fountain sculpted by Bernini; demolished in the nineteenth century, it is replaced by Cuvier fountain.</text:p>
            <text:p/>
          </table:table-cell>
          <table:table-cell table:style-name="ce3" office:value-type="string" calcext:value-type="string">
            <text:p>L'Abbazia di Saint-Victor</text:p>
          </table:table-cell>
          <table:table-cell table:style-name="ce3" office:value-type="string" calcext:value-type="string">
            <text:p>Fondata nel 1113 da una carta da Luigi VI il Grosso, l'abbazia reale, sede di una congregazione di canonici regolari in tutto il teologo Guglielmo di Champeaux, è noto fin dall'inizio a diventare uno dei punti più alti intellettuali e spirituali del distretto. Alle spalle del palazzo abbaziale sono la chiesa romanica, il chiostro, la biblioteca e lo scriptorium; giardini e frutteti fino al fiume. Questo territorio circondato da un recinto trapezoidale si estende a sud del Jardin des Plantes. All'angolo della vecchia strada Devers-Seine, Torre Alexander, utilizzato nel Medioevo come prigione Abbazia nel 1672 riceve una fontana scolpita da Bernini; demolita nel XIX secolo, è sostituito da Cuvier fontana.</text:p>
            <text:p/>
          </table:table-cell>
          <table:table-cell table:style-name="ce3" office:value-type="string" calcext:value-type="string">
            <text:p>La Abadía de Saint-Victor</text:p>
          </table:table-cell>
          <table:table-cell table:style-name="ce3" office:value-type="string" calcext:value-type="string">
            <text:p>Fundada en 1113 por una carta de Luis VI el Gordo, la abadía real, el hogar de una congregación de canónigos regulares de todo el teólogo Guillermo de Champeaux, se conoce desde el principio para convertirse en uno de los lugares más altos intelectuales y espirituales del distrito. Detrás del palacio abacial son la iglesia románica, el claustro, la biblioteca y el scriptorium; jardines y huertos hasta el río. Este territorio rodeado por un recinto trapezoidal se extiende hacia el sur hasta el Jardin des Plantes. En la esquina de la carretera vieja Devers-Sena, Torre Alexander, utilizado en la Edad Media como la prisión Abbey en 1672 recibe una fuente esculpida por Bernini; demolido en el siglo XIX, que se sustituye por la fuente Cuvier.</text:p>
            <text:p/>
          </table:table-cell>
          <table:table-cell table:style-name="ce3" office:value-type="string" calcext:value-type="string">
            <text:p>Die Abtei von Saint-Victor</text:p>
          </table:table-cell>
          <table:table-cell table:style-name="ce3" office:value-type="string" calcext:value-type="string">
            <text:p>Gegründet im Jahr 1113 durch eine Charta von Louis VI das Fett, die königlichen Abtei, die Heimat einer Gemeinde Regularkanoniker um den Theologen Wilhelm von Champeaux, ist von vornherein bekannt, eine der höchsten intellektuellen und spirituellen Orte des Bezirkes zu werden. Hinter der Abtei Palast ist die romanische Kirche, das Kloster, die Bibliothek und das Skriptorium; Gärten und Obstgärten hinunter zum Fluss. Dieses Gebiet von einem einsetzbares Gehäuse umgeben erstreckt sich südlich des Jardin des Plantes. An der Ecke der alten Straße Devers-Seine, Turm Alexander, im Mittelalter als Abbey Gefängnis im Jahre 1672 verwendet, erhält einen Brunnen von Bernini gemeißelt; im neunzehnten Jahrhundert abgerissen, wird es durch Cuvier Brunnen ersetzt.</text:p>
            <text:p/>
          </table:table-cell>
          <table:table-cell table:style-name="ce3" office:value-type="string" calcext:value-type="string">
            <text:p>De abdij van Saint-Victor</text:p>
          </table:table-cell>
          <table:table-cell table:style-name="ce3" office:value-type="string" calcext:value-type="string">
            <text:p>Opgericht in 1113 door een oorkonde van Louis VI de Dikke, de koninklijke abdij, de thuisbasis van een congregatie van de reguliere kanunniken rond de theoloog Willem van Champeaux, bekend is van meet af aan een van de hoogste intellectuele en spirituele plekken van de wijk worden. Achter de abdij paleis zijn de Romaanse kerk, het klooster, de bibliotheek en het scriptorium; tuinen en boomgaarden naar de rivier. Dit gebied is omgeven door een trapeziumvormige behuizing strekt zich uit ten zuiden van de Jardin des Plantes. Op de hoek van de oude weg Devers-Seine, Tower Alexander, gebruikt in de middeleeuwen als Abbey gevangenis in 1672 ontvangt een fontein gebeeldhouwd door Bernini; gesloopt in de negentiende eeuw, wordt deze vervangen door Cuvier fontein.</text:p>
            <text:p/>
          </table:table-cell>
          <table:table-cell table:style-name="ce1" office:value-type="string" calcext:value-type="string">
            <text:p>圣维克多修道院</text:p>
          </table:table-cell>
          <table:table-cell table:style-name="ce1" office:value-type="string" calcext:value-type="string">
            <text:p>公司成立于1113由路易六世的脂肪，皇家修道院，家庭租船绕香浦的神学家威廉常规大炮一众，从一开始就知道，成为该地区的最高智力和精神的地方之一。修道院宫殿背后，是罗马式教堂，修道院，图书馆和写字间;花园和果园下到河边。该领土由梯形箱体包围南部延伸到植物园。在老路上德弗斯塞纳，塔亚历山大，在中世纪是在1672年修道院监狱中使用的拐角处接收贝尔尼尼雕刻的喷泉;在十九世纪被拆毁，它是由居维叶喷泉所取代。</text:p>
            <text:p/>
          </table:table-cell>
          <table:table-cell table:style-name="ce3" office:value-type="string" calcext:value-type="string">
            <text:p>サン=ヴィクトルの修道院</text:p>
          </table:table-cell>
          <table:table-cell table:style-name="ce3" office:value-type="string" calcext:value-type="string">
            <text:p>ルイVIからのチャーター脂肪、王室の修道院、レシャンポーの神学者ウィリアムの周りに一定の規範の会衆に家によって1113年に設立され、地区の最高の知的及び精神的な場所の一つになることを最初から知られています。修道院の宮殿の後ろにロマネスク様式の教会、修道院、図書館および写字です。庭園や果樹園川まで。台形の囲いに囲まれたこの領土は、ジャルダンデプラント南へ伸びます。旧道ディバースセーヌの隅には、1672年にアビー刑務所として中世に使わタワーアレクサンダーは、ベルニーニによる彫刻噴水を受けて、 19世紀に取り壊さ、それはキュビエの噴水に置き換えられます。</text:p>
            <text:p/>
          </table:table-cell>
          <table:table-cell table:style-name="ce3" office:value-type="string" calcext:value-type="string">
            <text:p>Аббатство Сен-Виктор</text:p>
          </table:table-cell>
          <table:table-cell table:style-name="ce3" office:value-type="string" calcext:value-type="string">
            <text:p>Основанный в 1113 год по уставу от Людовика VI жира, королевского аббатства, дома на собрание регулярных каноников вокруг теолога Вильгельма Шаего, как известно, с самого начала, чтобы стать одним из самых высоких интеллектуальных и духовных мест района. За монастырской дворца романская церковь, монастырь, библиотека и скрипторий; сады и огороды вниз к реке. Эта территория окружена трапециевидным корпусом простирается на юг до Ботанического сада. На углу старой дороги Devers-Сен, Башня Александра, используемый в средние века, как Abbey тюрьмы в 1672 году получает фонтан скульптурная Бернини; снесено в девятнадцатом веке, оно заменяется Кювье фонтана.</text:p>
            <text:p/>
          </table:table-cell>
          <table:table-cell table:style-name="ce3" office:value-type="string" calcext:value-type="string">
            <text:p>دير سانت فيكتور</text:p>
          </table:table-cell>
          <table:table-cell table:style-name="ce3" office:value-type="string" calcext:value-type="string">
            <text:p>تأسست في عام 1113 من قبل ميثاق الأمم المتحدة من لويس السادس الدهون، الدير الملكي، موطنا لجماعة شرائع العادية في جميع أنحاء وليام اللاهوتي من Champeaux، ومن المعروف منذ البداية لتصبح واحدة من أعلى الأماكن الفكرية والروحية للمنطقة. خلف قصر الدير والكنيسة الرومانية، والدير والمكتبة ويكي. الحدائق والبساتين وصولا الى النهر. هذه الأرض التي تحيط بها من العلبة شبه منحرف وتمتد جنوبا إلى من Jardin des Plantes. على ناصية الطريق القديم ديفرز سين، برج الكسندر، وتستخدم في العصور الوسطى باسم سجن دير في عام 1672 يتلقى نافورة منحوتة برنيني. هدمت في القرن التاسع عشر، ويحل محله كوفييه نافورة.</text:p>
            <text:p/>
          </table:table-cell>
          <table:table-cell table:style-name="ce3" table:number-columns-repeated="6"/>
          <table:table-cell table:number-columns-repeated="997"/>
        </table:table-row>
        <table:table-row table:style-name="ro1">
          <table:table-cell table:style-name="ce2" office:value-type="float" office:value="50" calcext:value-type="float">
            <text:p>50</text:p>
          </table:table-cell>
          <table:table-cell table:style-name="ce3" office:value-type="string" calcext:value-type="string">
            <text:p>L'E.S.P.C.I.</text:p>
          </table:table-cell>
          <table:table-cell table:style-name="ce3" office:value-type="string" calcext:value-type="string">
            <text:p>Depuis les origines, la recherche scientifique est présente à l’Ecole supérieure de Physique et de Chimie industrielles de la Ville de Paris, créée en 1882 afin de concilier harmonieusement l’enseignement supérieur, la recherche fondamentale et appliquée, et une vocation industrielle. Dès lors, l’école devient une pépinière de chercheurs dans le domaine de la radioactivité, en même temps qu’elle joue un rôle déterminant dans la formation des cadres de l’industrie des radioéléments. Dotée d’un passé prestigieux, largement ouverte sur l’extérieur, et résolument tournée vers l’avenir, elle voit à plusieurs reprises les travaux de ses membres récompensés par un Nobel ; au lendemain du prix qu’il partage en 1903 avec Marie Curie et Henri Becquerel, Pierre Curie en témoigne : « Depuis plus de vingt ans je travaille à l’Ecole supérieure de Physique et de Chimie dans un climat de grande liberté et de passion communicative pour la science ».</text:p>
          </table:table-cell>
          <table:table-cell table:style-name="ce3" office:value-type="string" calcext:value-type="string">
            <text:p>The E.S.P.C.I.</text:p>
          </table:table-cell>
          <table:table-cell table:style-name="ce3" office:value-type="string" calcext:value-type="string">
            <text:p>From the beginning, scientific research is present at the School of Physics and Industrial Chemistry of the City of Paris, created in 1882 to harmoniously reconcile higher education, basic and applied research and industrial purposes. Therefore, the school becomes an incubator for researchers in the field of radioactivity, while it plays a crucial role in the formation of cadres of the radionuclides industry. With a prestigious past, largely open to the outside, and looks to the future, she sees several times the work of its members rewarded with a Nobel; following the award he shared in 1903 with Marie Curie and Henri Becquerel, Pierre Curie testifies: "For over twenty years I worked at the School of Physics and Chemistry in a climate of freedom and contagious passion for science. "</text:p>
          </table:table-cell>
          <table:table-cell table:style-name="ce3" office:value-type="string" calcext:value-type="string">
            <text:p>L'E.S.P.C.I.</text:p>
          </table:table-cell>
          <table:table-cell table:style-name="ce3" office:value-type="string" calcext:value-type="string">
            <text:p>Fin dall'inizio, la ricerca scientifica è presente presso la Scuola di Fisica e Chimica Industriale del Comune di Parigi, creato nel 1882 per conciliare armoniosamente l'istruzione superiore, la ricerca di base e applicata e industriale. Pertanto, la scuola diventa un incubatore per i ricercatori nel campo della radioattività, mentre gioca un ruolo cruciale nella formazione dei quadri del settore radionuclidi. Con un passato prestigioso, in gran parte aperto verso l'esterno, e guarda al futuro, che vede più volte il lavoro dei suoi membri premiati con un Nobel; in seguito il premio ha condiviso nel 1903 con Marie Curie e Henri Becquerel, testimonia Pierre Curie: "Per oltre 20 anni ho lavorato presso la Scuola di Fisica e Chimica in un clima di libertà e di passione contagiosa per la scienza."</text:p>
          </table:table-cell>
          <table:table-cell table:style-name="ce3" office:value-type="string" calcext:value-type="string">
            <text:p>El E.S.P.C.I.</text:p>
          </table:table-cell>
          <table:table-cell table:style-name="ce3" office:value-type="string" calcext:value-type="string">
            <text:p>Desde el principio, la investigación científica está presente en la Escuela de Física y Química Industrial de la ciudad de París, creada en 1882 para conciliar armónicamente la educación superior, la investigación básica y aplicada y con fines industriales. Por lo tanto, la escuela se convierte en una incubadora para los investigadores en el campo de la radiactividad, mientras que desempeña un papel crucial en la formación de los cuadros de la industria de radionucleidos. Con un prestigioso pasado, en gran parte abierta hacia el exterior, y mira hacia el futuro, se ve varias veces el trabajo de sus miembros recompensado con un Nobel; tras la adjudicación compartió en 1903 con Marie Curie y Henri Becquerel, Pierre Curie testifica: "Durante más de veinte años trabajé en la Escuela de Física y Química en un clima de libertad y contagiosa pasión por la ciencia."</text:p>
          </table:table-cell>
          <table:table-cell table:style-name="ce3" office:value-type="string" calcext:value-type="string">
            <text:p>Die E.S.P.C.I.</text:p>
          </table:table-cell>
          <table:table-cell table:style-name="ce3" office:value-type="string" calcext:value-type="string">
            <text:p>Von Anfang an ist die wissenschaftliche Forschung, die an der Schule für Physik und Technische Chemie der Stadt Paris, im Jahr 1882 geschaffen, um harmonisch Hochschulbildung, Grundlagen- und angewandte Forschung und industrielle Zwecke Einklang zu bringen. Daher wird die Schule einen Inkubator für Forscher auf dem Gebiet der Radioaktivität, während er eine entscheidende Rolle bei der Bildung von Kadern der Radionuklide Industrie spielt. Mit einer angesehenen Vergangenheit weitgehend offen nach außen und in die Zukunft blickt, sieht sie mehrmals die Arbeit seiner Mitglieder mit einem Nobel belohnt; im Anschluss an die Auszeichnung, die er im Jahr 1903 mit Marie Curie und Henri Becquerel, Pierre Curie bezeugt geteilt: „Seit über zwanzig Jahren arbeitete ich an der Fakultät für Physik und Chemie in einem Klima der Freiheit und ansteckender Leidenschaft für die Wissenschaft.“</text:p>
          </table:table-cell>
          <table:table-cell table:style-name="ce3" office:value-type="string" calcext:value-type="string">
            <text:p>De E.S.P.C.I.</text:p>
          </table:table-cell>
          <table:table-cell table:style-name="ce3" office:value-type="string" calcext:value-type="string">
            <text:p>Vanaf het begin, het wetenschappelijk onderzoek is aanwezig op de School of Physics and Industrial Chemistry van de stad Parijs, opgericht in 1882 om harmonieus met elkaar te verzoenen het hoger onderwijs, fundamenteel en toegepast onderzoek en industriële doeleinden. Daarom is de school wordt een incubator voor onderzoekers op het gebied van radioactiviteit, terwijl het een cruciale rol in de vorming van de kaders van de radionucliden industrie speelt. Met een rijk verleden, grotendeels open voor de buitenwereld, en naar de toekomst kijkt, ziet ze een paar keer het werk van haar leden beloond met een Nobel; na het behalen hij deelde in 1903 met Marie Curie en Henri Becquerel, Pierre Curie getuigt: "Al meer dan twintig jaar heb ik gewerkt aan de School of Physics and Chemistry in een klimaat van vrijheid en aanstekelijke passie voor de wetenschap."</text:p>
          </table:table-cell>
          <table:table-cell table:style-name="ce1" office:value-type="string" calcext:value-type="string">
            <text:p>该E.S.P.C.I.</text:p>
          </table:table-cell>
          <table:table-cell table:style-name="ce3" office:value-type="string" calcext:value-type="string">
            <text:p>从一开始，科研存在于物理与巴黎市，于1882年创建的工业化学学院和谐地调和高等教育，基础和应用研究和工业用途。因此，学校成为在放射性领域的研究人员的孵化器，而它在的放射性核素行业的干部形成了至关重要的作用。随着声望显赫的历史，主要是对外开放，并展望未来，她看到好几次它的成员以诺贝尔奖奖励的工作;后，他在1903年分享了居里夫人与贝克勒尔，皮埃尔·居里验证了奖：“二十多年来，我在自由和科学传染性热情的气氛曾在物理与化学学院。”</text:p>
          </table:table-cell>
          <table:table-cell table:style-name="ce3" office:value-type="string" calcext:value-type="string">
            <text:p>E.S.P.C.I.</text:p>
          </table:table-cell>
          <table:table-cell table:style-name="ce3" office:value-type="string" calcext:value-type="string">
            <text:p>当初から、科学的研究は、物理学の学校と調和高等教育を調整するために1882年に作成されたパリの街の工業化学、基礎および応用研究や産業目的で存在しています。それは放射性核種業界の幹部の形成に重要な役割を果たしつつ、学校は、放射能の分野の研究者のためのインキュベーターとなります。名門外部への大部分はオープン、過去、そして未来へのルックスと、彼女は数回ノーベルで報わ、そのメンバーの作品を見ています。彼はマリー・キュリーとアンリ・ベクレルと1903年に共有賞以下、ピエール・キュリーは証言：「私は自由と科学のための伝染性の情熱の気候の中で物理学と化学の学校で働いていた20年以上にわたり。」</text:p>
          </table:table-cell>
          <table:table-cell table:style-name="ce3" office:value-type="string" calcext:value-type="string">
            <text:p>E.S.P.C.I.</text:p>
          </table:table-cell>
          <table:table-cell table:style-name="ce3" office:value-type="string" calcext:value-type="string">
            <text:p>С самого начала научного исследования присутствует в Школе физики и промышленной химии города Парижа, созданного в 1882 году, чтобы гармонично совместить высшее образование, фундаментальные и прикладные исследования и промышленных целей. Таким образом, школа становится инкубатором для исследователей в области радиоактивности, в то время как она играет ключевую роль в формировании кадров отрасли радионуклидов. В престижном прошлом, в основном открыты наружу, и смотрит в будущее, она видит в несколько раз работу своих членов награжденных с Nobel; после награды он разделил в 1903 году с Марией Кюри и Анри Беккерель, Пьер Кюри свидетельствует: «На протяжении более двадцати лет я работал в Школе физики и химии в условиях свободы и заразной страсти к науке.»</text:p>
          </table:table-cell>
          <table:table-cell table:style-name="ce3" office:value-type="string" calcext:value-type="string">
            <text:p>وE.S.P.C.I.</text:p>
          </table:table-cell>
          <table:table-cell table:style-name="ce3" office:value-type="string" calcext:value-type="string">
            <text:p>منذ البداية، والبحث العلمي موجود في كلية الفيزياء والكيمياء الصناعية في مدينة باريس، التي أنشئت في عام 1882 للتوفيق بين وئام التعليم العالي والبحث الأساسي والتطبيقي والأغراض الصناعية. لذلك، تصبح المدرسة حاضنة للباحثين في مجال النشاط الإشعاعي، في حين أنه يلعب دورا حاسما في تشكيل كوادر صناعة النويدات المشعة. مع ماض المرموقة، مفتوحة إلى حد كبير إلى الخارج، وتتطلع إلى المستقبل، وقالت انها ترى عدة مرات عمل أعضائها مكافأة له على نوبل، عقب تسلم الجائزة قال انه يشارك في عام 1903 مع ماري كوري وهنري بيكريل، يشهد بيير كوري: "على مدى أكثر من عشرين عاما عملت في مدرسة الفيزياء والكيمياء في مناخ من الحرية والعاطفة المعدية للعلوم".</text:p>
          </table:table-cell>
          <table:table-cell table:style-name="ce3" table:number-columns-repeated="6"/>
          <table:table-cell table:number-columns-repeated="997"/>
        </table:table-row>
        <table:table-row table:style-name="ro1">
          <table:table-cell table:style-name="ce2" office:value-type="float" office:value="51" calcext:value-type="float">
            <text:p>51</text:p>
          </table:table-cell>
          <table:table-cell table:style-name="ce3" office:value-type="string" calcext:value-type="string">
            <text:p>Les avaleurs de nefs</text:p>
          </table:table-cell>
          <table:table-cell table:style-name="ce3" office:value-type="string" calcext:value-type="string">
            <text:p>Essentielle pour l’activité économique de la capitale, et en particulier son approvisionnement, la navigation fluviale était souvent difficile au Moyen Age : la Seine était agitée de remous violents, prise de glaces, ou la proie de crues catastrophiques. De surcroît, le chemin de halage s’interrompait en ville. Dès le XIVe siècle, une corporation de mariniers chargés de diriger les bateaux entre les arches des ponts fait son apparition. Les embarcations, parfois rattachées les unes aux autres comme un train de péniches, n’étaient pas autorisées à naviguer dans ces « avaleurs de nefs ». Au XVIII e siècle, ils prennent le nom de « maîtres de ponts », puis de « chefs de ponts » au XIXe siècle, jusqu’à leur suppression en 1854.</text:p>
          </table:table-cell>
          <table:table-cell table:style-name="ce3" office:value-type="string" calcext:value-type="string">
            <text:p>The aisles swallowers</text:p>
          </table:table-cell>
          <table:table-cell table:style-name="ce3" office:value-type="string" calcext:value-type="string">
            <text:p>Essential to the economy of the capital, and in particular supply, river navigation was often difficult in the Middle Ages: the Seine was shaken by violent eddies, making ice, or prey to devastating floods. In addition, the towpath was interrupted in town. From the fourteenth century, a corporation of mariners responsible for directing the boats between the arches of the bridges appeared. The boats, sometimes attached to each other like a train of barges, were not allowed to navigate in these "swallowers aisles." In the eighteenth century, they take the "bridge master" and "bridges leaders" in the nineteenth century, until removed in 1854.</text:p>
          </table:table-cell>
          <table:table-cell table:style-name="ce3" office:value-type="string" calcext:value-type="string">
            <text:p>I mangiatori navate</text:p>
          </table:table-cell>
          <table:table-cell table:style-name="ce3" office:value-type="string" calcext:value-type="string">
            <text:p>Essenziale per l'economia della capitale, e in particolare la fornitura, la navigazione fluviale era spesso difficile nel Medioevo: la Senna è stato scosso da violenti vortici, fare il ghiaccio, o in preda a devastanti inondazioni. Inoltre, l'alzaia è stata interrotta in città. A partire dal XIV secolo, una società di marinai compito di dirigere le barche tra le arcate dei ponti apparso. Le barche, a volte attaccati l'uno all'altro come un treno di chiatte, non sono stati autorizzati a navigare in queste "Swallowers corridoi." Nel XVIII secolo, prendono il "maestro ponte" e "ponti leader" nel XIX secolo, fino alla rimozione nel 1854.</text:p>
          </table:table-cell>
          <table:table-cell table:style-name="ce3" office:value-type="string" calcext:value-type="string">
            <text:p>Los pasillos traga</text:p>
          </table:table-cell>
          <table:table-cell table:style-name="ce3" office:value-type="string" calcext:value-type="string">
            <text:p>Esenciales para la economía de la capital, y en particular de la oferta, la navegación fluvial era a menudo difícil en la Edad Media: el Sena fue sacudida por violentos remolinos, hacer hielo, o víctimas de inundaciones devastadoras. Además, el camino de sirga fue interrumpido en la ciudad. A partir del siglo XIV, una corporación de marineros responsables de dirigir los barcos entre los arcos de los puentes apareció. Los barcos, a veces unidas entre sí como un tren de barcazas, no se les permitió navegar en estas "Swallowers pasillos." En el siglo XVIII, se llevan el "maestro del puente" y "líderes" puentes en el siglo XIX, hasta que sean retirados en 1854.</text:p>
          </table:table-cell>
          <table:table-cell table:style-name="ce3" office:value-type="string" calcext:value-type="string">
            <text:p>Die Gänge Schlucker</text:p>
          </table:table-cell>
          <table:table-cell table:style-name="ce3" office:value-type="string" calcext:value-type="string">
            <text:p>Wesentlich für die Wirtschaft der Hauptstadt, insbesondere Versorgung, Flussschifffahrt war im Mittelalter oft schwierig: die Seine wurde von heftigen Wirbeln geschüttelt, Eisherstellung oder Beute zu verheerenden Überschwemmungen. Darüber hinaus wurde der Leinpfad in der Stadt unterbrochen. Ab dem vierzehnten Jahrhundert, ein Unternehmen von Seefahrern verantwortlich für die Boote zwischen den Bögen der Brücken lenken erschien. Die Boote, die manchmal miteinander verbunden wie ein Zug von Bargen, wurden nicht in diesen zu navigieren erlaubt „swallowers Gänge.“ Im achtzehnten Jahrhundert, nehmen sie die „Brücke Master“ und „Brücken Führer“ im neunzehnten Jahrhundert, im Jahr 1854, bis entfernt.</text:p>
          </table:table-cell>
          <table:table-cell table:style-name="ce3" office:value-type="string" calcext:value-type="string">
            <text:p>De gangpaden slikkers</text:p>
          </table:table-cell>
          <table:table-cell table:style-name="ce3" office:value-type="string" calcext:value-type="string">
            <text:p>Essentieel voor de economie van de hoofdstad, en in het bijzonder het aanbod, was rivier navigatie vaak moeilijk in de middeleeuwen: de Seine werd opgeschrikt door hevige wervelingen, maken van ijs, of ten prooi aan verwoestende overstromingen. Daarnaast werd het jaagpad onderbroken in de stad. Vanaf de veertiende eeuw, een corporatie van zeelieden die verantwoordelijk zijn voor het leiden van de boten tussen de bogen van de bruggen verschenen. De boten, soms aan elkaar bevestigd als een trein van aken, mochten niet navigeren in deze "bolletjesslikkers gangpaden." In de achttiende eeuw, nemen ze de "brugwachter" en "bruggen leiders" in de negentiende eeuw, tot verwijderd in 1854.</text:p>
          </table:table-cell>
          <table:table-cell table:style-name="ce3" office:value-type="string" calcext:value-type="string">
            <text:p>走道吞</text:p>
          </table:table-cell>
          <table:table-cell table:style-name="ce3" office:value-type="string" calcext:value-type="string">
            <text:p>基本资本的经济，特别是供应，内河航运是经常在中世纪困难：塞纳是由暴力漩涡动摇，制冰，或者猎物特大洪灾。此外，纤道在镇被中断。从十四世纪，负责指导桥梁的拱之间的船只水手的公司出现。船，有时附着到彼此像驳船的火车，不允许在这些导航“吞过道”。在十八世纪，他们采取在十九世纪的“桥主”和“桥梁领袖”，直到1854年中删除。</text:p>
          </table:table-cell>
          <table:table-cell table:style-name="ce3" office:value-type="string" calcext:value-type="string">
            <text:p>通路のスワロワーズ</text:p>
          </table:table-cell>
          <table:table-cell table:style-name="ce3" office:value-type="string" calcext:value-type="string">
            <text:p>資本の経済に不可欠な、特に供給で、川のナビゲーションは、多くの場合、中世では困難だった：セーヌは壊滅的な洪水に氷、または獲物を作り、暴力的な渦により振とうしました。また、トウパスは町で中断されました。 14世紀からは、橋のアーチの間でボートを導くための責任船員の企業が現れました。はしけの電車のように、時には互いに付着ボートは、これらの中でナビゲートすることは許されませんでした「スワロワーズの通路。」 1854年に削除されるまで、18世紀に、彼らは、19世紀に「ブリッジマスター」と「橋の指導者」を取ります。</text:p>
          </table:table-cell>
          <table:table-cell table:style-name="ce3" office:value-type="string" calcext:value-type="string">
            <text:p>Проходы глотатели</text:p>
          </table:table-cell>
          <table:table-cell table:style-name="ce3" office:value-type="string" calcext:value-type="string">
            <text:p>Существенное значение для экономики капитала, и, в частности, поставках, речное судоходство зачастую трудно в средних веках: Сен был потрясен жестокими завихрениями, делая лед, или жертвой разрушительных наводнения. Кроме того, бечевник был прерван в городе. С четырнадцатого века, корпорация моряков, ответственными за направление лодки между арками мостов появилась. Лодки, иногда прикрепленные друг к другу, как поезд барж, не было разрешено перемещаться в этих «глотатели проходах.» В восемнадцатом веке, они берут на себя «мастер мост» и «лидер мостов» в девятнадцатом веке, пока не будет удалены в 1854 году.</text:p>
          </table:table-cell>
          <table:table-cell table:style-name="ce3" office:value-type="string" calcext:value-type="string">
            <text:p>وswallowers الممرات</text:p>
          </table:table-cell>
          <table:table-cell table:style-name="ce3" office:value-type="string" calcext:value-type="string">
            <text:p>ضرورية لاقتصاد العاصمة، وفي العرض معين، والملاحة النهرية الصعب في العصور الوسطى في كثير من الأحيان: اهتزت نهر السين من دوامات العنف، مما يجعل الجليد، أو فريسة للفيضانات مدمرة. وبالإضافة إلى ذلك، انقطع ممرا في المدينة. من القرن الرابع عشر، ظهرت شركة من البحارة المسؤولة عن توجيه القوارب بين أقواس الجسور. وكان القوارب، وتعلق في بعض الأحيان مع بعضها البعض مثل قطار من المراكب لا يسمح، للتنقل في هذه "الممرات swallowers". في القرن الثامن عشر، وأنها تأخذ "سيد الجسر" و "الزعماء الجسور" في القرن التاسع عشر، حتى إزالتها في عام 1854.</text:p>
          </table:table-cell>
          <table:table-cell table:style-name="ce3" table:number-columns-repeated="6"/>
          <table:table-cell table:number-columns-repeated="997"/>
        </table:table-row>
        <table:table-row table:style-name="ro1">
          <table:table-cell table:style-name="ce2" office:value-type="float" office:value="52" calcext:value-type="float">
            <text:p>52</text:p>
          </table:table-cell>
          <table:table-cell table:style-name="ce3" office:value-type="string" calcext:value-type="string">
            <text:p>Église Saint-Étienne du Mont</text:p>
          </table:table-cell>
          <table:table-cell table:style-name="ce3" office:value-type="string" calcext:value-type="string">
            <text:p>Ses origines se confondent avec celles de l’abbaye royale de Sainte-Geneviève : d’abord simple chapelle dans une crypte, cette église paroissiale accolée au mur nord de sa voisine, date de 1222. Devenue insuffisante pour la plus grosse paroisse de l’Université, son chœur et son clocher sont rebâtis à partir de 1492. La première pierre de la façade occidentale est posée par Marguerite de Valois en 1610, et la dédicace célébrée le 15 février 1626 par Jean-François de Gondi, 1er archevêque de Paris. Elle possède le seul jubé monumental (1545) et le plus ancien buffet d’orgues de Paris (1631), un fragment de la châsse de sainte Geneviève, patronne de la ville, et un remarquable ensemble de vitraux (fin XVIe – XVIIe siècle) dûs à la générosité de ses paroissiens. Consacrée temple de la piété filiale sous la Révolution, restaurée sous le Second Empire par Baltard, elle est le théâtre, le 3 janvier 1857, de l’assassinat de l’archevêque de Paris, Monseigneur Sibour, par le prêtre interdit Jean Verger.</text:p>
          </table:table-cell>
          <table:table-cell table:style-name="ce3" office:value-type="string" calcext:value-type="string">
            <text:p>Church Saint-Etienne du Mont</text:p>
          </table:table-cell>
          <table:table-cell table:style-name="ce3" office:value-type="string" calcext:value-type="string">
            <text:p>Its origins are confused with those of the royal abbey of St. Genevieve: simple chapel in a crypt First, the adjoining parish church north wall of his neighbor, date of 1222. Having become inadequate for the biggest parish of University, his choir and bell tower were rebuilt from 1492. the first stone of the western facade is asked by Margaret of Valois in 1610, and the dedication celebrated February 15, 1626 by Jean-François de Gondi, first archbishop of Paris. It has the only monumental rood screen (1545) and the oldest organ case of Paris (1631), a fragment of the shrine of St. Genevieve, the patron of the city, and a remarkable set of stained glass windows (late sixteenth - seventeenth century) due to the generosity of his parishioners. Consecrated Filial Piety Temple during the Revolution, restored under the Second Empire by Baltard, it is the theater, January 3, 1857, the assassination of the Archbishop of Paris, Monsignor Sibour, prohibited by the priest Jean Verger.</text:p>
          </table:table-cell>
          <table:table-cell table:style-name="ce3" office:value-type="string" calcext:value-type="string">
            <text:p>Chiesa di Saint-Etienne du Mont</text:p>
          </table:table-cell>
          <table:table-cell table:style-name="ce3" office:value-type="string" calcext:value-type="string">
            <text:p>Le sue origini si confondono con quelli della abbazia reale di Santa Genoveffa: semplice cappella in una cripta In primo luogo, l'adiacente chiesa parrocchiale parete nord del suo prossimo, data di 1222. Divenuto inadeguata per la più grande parrocchia di Università, il suo coro e campana torre furono ricostruite dal 1492. la prima pietra della facciata occidentale è chiesto da Margherita di Valois nel 1610, e la dedizione celebrato 15 febbraio 1626 da Jean-François de Gondi, primo arcivescovo di Parigi. Ha lo schermo solo monumentale Rood (1545) e la cassa d'organo più antico di Parigi (1631), un frammento del santuario di Santa Genoveffa, il patrono della città, e una serie notevole di vetrate (fine sedicesimo al deciassettesime secolo) grazie alla generosità dei suoi parrocchiani. Consacrata pietà filiale Tempio durante la Rivoluzione, restaurato sotto il Secondo Impero da Baltard, è il teatro, 3 gennaio 1857, l'assassinio dell'arcivescovo di Parigi, monsignor Sibour, vietata dal sacerdote Jean Verger.</text:p>
          </table:table-cell>
          <table:table-cell table:style-name="ce3" office:value-type="string" calcext:value-type="string">
            <text:p>Iglesia Saint-Etienne du Mont</text:p>
          </table:table-cell>
          <table:table-cell table:style-name="ce3" office:value-type="string" calcext:value-type="string">
            <text:p>Sus orígenes se confunden con los de la abadía real de St. Genevieve: sencilla capilla en una cripta En primer lugar, la pared de la iglesia contigua al norte parroquia de su vecino, fecha de 1222. Habiéndose convertido en inadecuado para la mayor parroquia de la Universidad, su coro y la campana torre fueron reconstruidos a partir de 1492. la primera piedra de la fachada occidental se preguntó por Margarita de Valois en 1610, y la dedicación celebra 15 de febrero de, 1626 por Jean-François de Gondi, primer arzobispo de París. Tiene la pantalla sólo monumental cruz (1545) y de la caja del órgano más antiguo de París (1631), un fragmento de la capilla de St. Genevieve, el patrón de la ciudad, y un notable conjunto de vidrieras (finales del decimosexto a décimo séptimo siglo) debido a la generosidad de sus feligreses. Consagrada filial templo piedad durante la revolución, restaurado bajo el Segundo Imperio por Baltard, es el teatro 3 de enero de 1857, el asesinato del arzobispo de París, Monseñor Sibour, prohibido por el cura Jean Verger.</text:p>
          </table:table-cell>
          <table:table-cell table:style-name="ce3" office:value-type="string" calcext:value-type="string">
            <text:p>Kirche Saint-Etienne du Mont</text:p>
          </table:table-cell>
          <table:table-cell table:style-name="ce3" office:value-type="string" calcext:value-type="string">
            <text:p>einfache Kapelle in einer Krypta Zuerst die angrenzende Pfarrkirche Nordwand seines Nachbarn, Datum 1222 für die größte Pfarrei Universität unzureichend geworden, seinen Chor und Glocke: Seine Ursprünge sind mit denen der königlichen Abtei von St. Genevieve verwirrt Turm wurden von 1492 der erste Stein der Westfassade wieder aufgebaut von Margarete von Valois im Jahre 1610 gefragt wird, und die Hingabe gefeiert 15. Februar 1626 von Jean-François de Gondi, erster Erzbischof von Paris. Es verfügt über den einzigen monumentalen Lettner (1545) und den älteste Orgel Fall von Paris (1631), ein Fragmente des Schreins von St. Genevieve, der Schutzpatron der Stadt, und eine bemerkenswerte Reihe von Buntglasfenstern (Ende sechzehnte bis siebzehnte Jahrhundert) aufgrund der Großzügigkeit seiner Pfarrkinder. Geweihte Pietät Tempel während der Revolution, unter dem Second Empire von Baltard restauriert, ist es das Theater, 3. Januar 1857, die Ermordung des Erzbischofs von Paris, Mons Sibour, verboten durch den Priester Jean Verger.</text:p>
          </table:table-cell>
          <table:table-cell table:style-name="ce3" office:value-type="string" calcext:value-type="string">
            <text:p>Kerk Saint-Etienne du Mont</text:p>
          </table:table-cell>
          <table:table-cell table:style-name="ce3" office:value-type="string" calcext:value-type="string">
            <text:p>De oorsprong worden verward met die van de koninklijke abdij van St. Genevieve: eenvoudige kapel in een crypte Ten eerste, de aangrenzende parochiekerk noordelijke muur van zijn buurman, de datum van 1222. Na ontoereikend voor de grootste parochie van de Universiteit, zijn koor en bel geworden toren werden herbouwd vanaf 1492 de eerste steen van de westelijke gevel wordt gesteld door Margaretha van Valois in 1610, en de toewijding gevierd 15 februari 1626 door Jean-François de Gondi, eerste aartsbisschop van Parijs. Het is het enige monumentale oksaal (1545) en de oudste orgel van Parijs (1631), een fragment van het heiligdom van St. Genevieve, de beschermheilige van de stad, en een opmerkelijke reeks van glas in lood ramen (late zestiende - zeventiende eeuw) als gevolg van de vrijgevigheid van zijn parochianen. Gewijde kinderlijke vroomheid Temple tijdens de revolutie, in het kader van het tweede keizerrijk hersteld door Baltard, het is het theater, 3 januari 1857, de moord op de aartsbisschop van Parijs, monseigneur Sibour, door de priester Jean Verger verboden.</text:p>
          </table:table-cell>
          <table:table-cell table:style-name="ce1" office:value-type="string" calcext:value-type="string">
            <text:p>教堂圣艾蒂安杜山</text:p>
          </table:table-cell>
          <table:table-cell table:style-name="ce1" office:value-type="string" calcext:value-type="string">
            <text:p>它的起源都搞不清楚这些圣吉纳维夫皇家修道院的：简单的小教堂的地穴首先，他的邻居的邻近教区教堂北墙的1222日已经成为不足以大学最大的教区，他的合唱团和钟塔从1492年重修西立面的第一块石头被瓦卢瓦的玛格丽特在1610年提出，并竭诚由吉恩·弗朗索瓦·代·戈迪，巴黎大主教庆祝1626年2月15日。它具有唯一不朽的圣坛屏（1545）和巴黎（1631年），圣吉纳维夫，城市的守护神的神社的片段最古老的器官的情况下，和显着的一套彩色玻璃窗（16世纪末 - 十七世纪），由于他的教区居民的慷慨。在革命献身孝寺，由Baltard下的第二帝国恢复，这是剧院，1857年1月3日，巴黎大主教，主教Sibour，由牧师让韦尔热禁止暗杀。</text:p>
          </table:table-cell>
          <table:table-cell table:style-name="ce3" office:value-type="string" calcext:value-type="string">
            <text:p>教会サンテティエンヌ・デュ・モン</text:p>
          </table:table-cell>
          <table:table-cell table:style-name="ce3" office:value-type="string" calcext:value-type="string">
            <text:p>まず、彼の隣人の隣接教区教会の北の壁、1222の日付が最大の大学の教区、彼の聖歌隊や鐘には不十分となった地下室での簡単なチャペル：その起源は、聖ジュヌヴィエーヴの王室の修道院のものと混同されています塔は西ファサードの最初の石は1610年にマルグリット・ド・ヴァロワに頼まれる1492から再構築された、と献身は、ジーン・フランソワ・デ・ゴンディ、パリの最初の大司教によって、1626年2月15日を祝いました。第十七 - それは唯一の記念碑的ルード画面（1545年）、パリ（1631年）、聖ジュヌヴィエーヴ、街の守護聖人の神社、とステンドグラスの窓の著しいセット（後半第十六のフラグメントの最も古いオルガンケースを持っています彼の区民の寛大さによる世紀）。バルタールによる第二帝政下復元革命時の奉献孝寺は、それは、1857年1月3日、司祭ジャン・ヴェルジェで禁止されているパリの大司教、モンシニョールSibour、暗殺劇場です。</text:p>
          </table:table-cell>
          <table:table-cell table:style-name="ce3" office:value-type="string" calcext:value-type="string">
            <text:p>Церковь Сен-Этьен-дю-Мон</text:p>
          </table:table-cell>
          <table:table-cell table:style-name="ce3" office:value-type="string" calcext:value-type="string">
            <text:p>Его происхождение спутать с теми, королевского аббатства Сент-Женевьев: простой часовни в склепе Во-первых, прилегающая приходская церковь северной стены своего соседа, дата 1222. Став недостаточно для большого прихода университета, его хора и колокола башни были перестроены из 1492 первый камень западного фасада просят Маргаритой Валуа в 1610 году, и посвящение отпраздновали 15 февраля, 1626 Жан-Франсуа де Гонди, первый архиепископ Парижа. Она имеет только монументальные Руды экрана (1545) и самый старый случай органа в Париже (1631), фрагмент храма Св Женевьев, покровительницы города, а также замечательный набор витражей (конец шестнадцатого - семнадцатый век) благодаря щедрости своих прихожан. Освященная сыновняя почтительность Храм во время революции, восстановлена ​​в рамках второй империи Baltard, это театр, 3 января 1857, убийство архиепископа Парижа, монсеньор Сибура, запрещенный священник Жан Верже.</text:p>
          </table:table-cell>
          <table:table-cell table:style-name="ce3" office:value-type="string" calcext:value-type="string">
            <text:p>كنيسة سانت اتيان دو مونت</text:p>
          </table:table-cell>
          <table:table-cell table:style-name="ce3" office:value-type="string" calcext:value-type="string">
            <text:p>يتم الخلط بين أصولها مع تلك الدير الملكي القديس جينيفيف: كنيسة صغيرة بسيطة في سرداب أولا، المجاورة الرعية جدار كنيسة شمال جاره، وتاريخ 1222. وبعد أن أصبحت لا تكفي لأكبر رعية جامعة، جوقة له والجرس تم بناء البرج من 1492. ويطلب الحجر الأول من الواجهة الغربية التي كتبها مارجريت فالوا في عام 1610، واحتفل التفاني 15 فبراير 1626 من قبل جان فرانسوا دي غوندي، رئيس أساقفة الأول من باريس. أنه يحتوي على الشاشة فقط ضخمة حمراء (1545) وأقدم حالة الجهاز في باريس (1631)، وهو جزء من ضريح القديس جينيفيف، راعي المدينة، ومجموعة رائعة من نوافذ الزجاج الملون (أواخر السادس عشر - السابع عشر القرن) ويرجع ذلك إلى كرم رعيته. المكرسة الابناء التقوى معبد خلال الثورة، استعادة تحت الإمبراطورية الثانية التي Baltard، هو المسرح، 3 يناير 1857، واغتيال رئيس اساقفة باريس، المونسنيور Sibour، يحظرها الكاهن جان الشماس.</text:p>
          </table:table-cell>
          <table:table-cell table:style-name="ce3" table:number-columns-repeated="6"/>
          <table:table-cell table:number-columns-repeated="997"/>
        </table:table-row>
        <table:table-row table:style-name="ro1">
          <table:table-cell table:style-name="ce2" office:value-type="float" office:value="53" calcext:value-type="float">
            <text:p>53</text:p>
          </table:table-cell>
          <table:table-cell table:style-name="ce3" office:value-type="string" calcext:value-type="string">
            <text:p>Le Pont au Double</text:p>
          </table:table-cell>
          <table:table-cell table:style-name="ce3" office:value-type="string" calcext:value-type="string">
            <text:p>Ce pont présente l’originalité d’avoir été conçu, dès 1515, comme une sorte d’annexe de de l’Hôtel-Dieu, afin de porter remède à son encombrement perpétuel, encore aggravé en période d’épidémies. Le 5 août 1626, l’autorisation de construire un ouvrage de pierre, aux frais de l’hôpital, lui est enfin accordée pour le relier à ses nouveaux bâtiments de la rive gauche. Au lieu d’habitations, les trois arches édifiées entre 1626 et 1632 supportaient deux grandes salles superposées destinées aux malades, malgré les récriminations des riverains, qui voyaient les détritus déversés directement dans le fleuve ! Le pont tire son nom du péage exigé des piétons jusqu’au 25 décembre 1789 : un double, c’est-à-dire un pièce de deux deniers ; moyennant six deniers, les cavaliers reçoivent aussi un droit de passage, vite révoqué : un tourniquet est installé pour barrer le passage aux chevaux. Les salles du Rosaire et Saint-Louis sont enfin détruites entre 1824 et 1825, et le pont lui-même, dont les piles gênaient la navigation, est abattu en 1847 pour laisser place à une seule arche de 31 mètres d’ouverture.</text:p>
          </table:table-cell>
          <table:table-cell table:style-name="ce3" office:value-type="string" calcext:value-type="string">
            <text:p>The Double Bridge</text:p>
          </table:table-cell>
          <table:table-cell table:style-name="ce3" office:value-type="string" calcext:value-type="string">
            <text:p>This bridge has the originality to have been conceived, in 1515, as a sort of annex to the Hotel-Dieu, in order to remedy its footprint perpetual, exacerbated in times of epidemics. On August 5, 1626, for permission to build a stone structure at the expense of the hospital, is finally granted to connect to its new buildings on the left bank. Instead of houses, three arches built between 1626 and 1632 supported two large overlapping rooms for patients, despite the complaints of local residents, who saw the garbage dumped directly into the river! The bridge is named after the toll demanded pedestrians until 25 December 1789: a double, that is to say a piece of two funds; through six funds, riders also receive a right of way, quickly revoked: a turnstile is installed to block the way to the horses. The halls of the Rosary and St. Louis are finally destroyed between 1824 and 1825, and the bridge itself, including the batteries interfered with navigation, was shot down in 1847 to make way for a single arch of 31 meters opening.</text:p>
          </table:table-cell>
          <table:table-cell table:style-name="ce3" office:value-type="string" calcext:value-type="string">
            <text:p>Il ponte della doppia</text:p>
          </table:table-cell>
          <table:table-cell table:style-name="ce3" office:value-type="string" calcext:value-type="string">
            <text:p>Questo ponte ha l'originalità essere stato concepito, nel 1515, come una sorta di annesso all'Hotel-Dieu, al fine di rimediare alla sua impronta perpetua, esacerbato in tempi di epidemie. Il 5 agosto 1626, per il permesso di costruire una struttura in pietra a spese dell'ospedale, è finalmente concessa per la connessione ai suoi nuovi edifici sulla riva sinistra. Invece di case, tre archi costruiti tra il 1626 ed il 1632 supportati due sale sovrapposte grandi per i pazienti, nonostante le lamentele dei residenti locali, che ha visto la spazzatura scaricato direttamente nel fiume! Il ponte prende il nome dal casello chiesto pedoni fino 25 dicembre 1789: un doppio, vale a dire un pezzo di due fondi; attraverso sei fondi, i piloti ricevono anche un diritto di passaggio, subito revocato: un tornello è installato per bloccare la strada per i cavalli. Sale del rosario e St. Louis sono infine distrutti tra il 1824 ed il 1825, e il ponte stesso, comprese le batterie interferito con navigazione, è stato abbattuto nel 1847 per far posto a un singolo arco di apertura 31 metri.</text:p>
          </table:table-cell>
          <table:table-cell table:style-name="ce3" office:value-type="string" calcext:value-type="string">
            <text:p>El doble del puente</text:p>
          </table:table-cell>
          <table:table-cell table:style-name="ce3" office:value-type="string" calcext:value-type="string">
            <text:p>Este puente tiene la originalidad de haber sido concebido, en 1515, como una especie de anexo del Hotel-Dieu, con el fin de remediar su huella perpetua, exacerbada en tiempos de epidemias. El 5 de agosto, 1626, permiso para construir una estructura de piedra a expensas del hospital, está concedida para conectarse a sus nuevos edificios en la orilla izquierda. En lugar de casas, tres arcos construidos entre 1626 y 1632 apoyaron dos grandes salas superpuestas para los pacientes, a pesar de las quejas de los residentes locales, que veían la basura vierten directamente al río! El puente lleva el nombre de la cifra de peatones exigió hasta el 25 de diciembre de 1789: un doble, es decir una pieza de dos fondos; a través de seis fondos, los corredores también reciben un derecho de paso, se ha revocado rápidamente: un torniquete está instalado para bloquear el camino a los caballos. Las salas del Rosario y San Luis son finalmente destruidos entre 1824 y 1825, y el propio puente, incluyendo las baterías interferido con la navegación, fue derribado en 1847 para dar paso a un solo arco de apertura de 31 metros.</text:p>
          </table:table-cell>
          <table:table-cell table:style-name="ce3" office:value-type="string" calcext:value-type="string">
            <text:p>Die Doppel-Brücke</text:p>
          </table:table-cell>
          <table:table-cell table:style-name="ce3" office:value-type="string" calcext:value-type="string">
            <text:p>Diese Brücke, die Originalität muss gedacht haben, im Jahr 1515, als eine Art Anhang des Hotel-Dieu, um seine Präsenz ewigen abzuhelfen, verschärfte in Zeiten von Epidemien. Am 5. August 1626 für die Erlaubnis, eine Steinstruktur auf Kosten des Krankenhauses zu bauen, wird schließlich auf seine neue Gebäude am linken Ufer verbinden gewährt. Anstelle von Häusern, drei Bögen zwischen 1626 und 1632 unterstützt zwei große überlappende Räume für Patienten, trotz der Beschwerden von Anwohnern errichtet, der den Müll sah direkt in den Fluss geworfen! Die Brücke ist benannt nach dem Maut Fußgänger gefordert, bis 25. Dezember 1789: ein Doppelzimmer, die ein Stück von zwei Fonds zu sagen ist; durch sechs Fonds, erhalten Fahrer auch eine Vorfahrt, schnell widerrufen: ein Drehkreuz installiert wird, um den Weg zu den Pferden zu blockieren. Die Hallen des Rosenkranzes und St. Louis schließlich zwischen 1824 und 1825, und die Brücke selbst, einschließlich den Batterien gestört Navigation, abgeschossen wurde im Jahr 1847 zu machen Weg für einen einzigen Bogen von 31 Metern Öffnung zerstört.</text:p>
          </table:table-cell>
          <table:table-cell table:style-name="ce3" office:value-type="string" calcext:value-type="string">
            <text:p>De dubbele brug</text:p>
          </table:table-cell>
          <table:table-cell table:style-name="ce3" office:value-type="string" calcext:value-type="string">
            <text:p>Deze brug heeft de originaliteit opgevat te zijn, in 1515, als een soort van bijlage bij het Hotel-Dieu, om zijn voetafdruk eeuwige verhelpen, verergerd in tijden van epidemieën. Op 5 augustus 1626, om toestemming om een ​​steen structuur ten koste van het ziekenhuis te bouwen, wordt uiteindelijk toegekend aan te sluiten op de nieuwe gebouwen op de linkeroever. In plaats van huizen, drie bogen gebouwd tussen 1626 en 1632 ondersteund twee grote overlappende kamers voor patiënten, ondanks de klachten van omwonenden, die zag het afval gedumpt direct in de rivier! De brug is vernoemd naar de tol geëist voetgangers tot 25 december 1789: een dubbel, dat is om een ​​stuk van twee fondsen zeggen; door zes fondsen, ruiters krijgen ook een recht van overpad, snel ingetrokken: een tourniquet is geïnstalleerd om de weg naar de paarden te blokkeren. De zalen van de Rozenkrans en St. Louis eindelijk vernietigd tussen 1824 en 1825, en de brug zelf, inclusief de batterijen bemoeid met navigatie, werd in 1847 geschoten om plaats te maken voor een enkele boog van 31 meter opening.</text:p>
          </table:table-cell>
          <table:table-cell table:style-name="ce3" office:value-type="string" calcext:value-type="string">
            <text:p>双桥</text:p>
          </table:table-cell>
          <table:table-cell table:style-name="ce3" office:value-type="string" calcext:value-type="string">
            <text:p>这座桥有独创性已经设想，1515年，作为一种附件巴黎主公医院的，以弥补其足迹永恒，加剧了流行病的时代。在1626 8月5日，许可建设的石结构在医院的费用，最终被授予连接到它的新建筑左岸。取而代之的房子，1626和1632之间建有三个拱门支持患者两个大型重叠的房间，尽管当地居民的投诉，谁看到了垃圾直接扔到河里！收费要求的行人，直到1789年12月25日之后，这座桥被命名为：双，也就是说一块两只基金的;通过六只基金，车手也获得通行权，迅速撤销：旋转门安装阻断的方式向马。玫瑰和圣路易斯的大厅终于摧毁了1824和1825之间，而桥本身，包括有导航干扰的电池，被击落在1847年让位给31米口的单拱。</text:p>
          </table:table-cell>
          <table:table-cell table:style-name="ce3" office:value-type="string" calcext:value-type="string">
            <text:p>ダブルブリッジ</text:p>
          </table:table-cell>
          <table:table-cell table:style-name="ce3" office:value-type="string" calcext:value-type="string">
            <text:p>この橋は1515年に、考案されたのは独創性は、オテルデューと別館の一種として、その足跡を永久に解決するためには、流行の時代に悪化させています。 1626年8月5日には、病院の犠牲に石の構造を構築する許可を、最終的には左岸にその新しい建物に接続するために付与されます。代わりに家の、3つのアーチは患者のための二つの大きな重複の客室は、ごみを川に直接投棄を見た地元住民の苦情にもかかわらず、1626年と1632年の間で支持建て！通行料金は、1789年12月25日まで、歩行者を求めた後、橋の名前は：ダブル、2つの基金の一部を言うことです。 6つのファンドを通じて、ライダーも早く取り消さ道の権利を、受け取る：ターンスタイルは、馬への道をブロックするように設置されています。ロザリオとセントルイスのホールは最終的に1824年と1825年の間に破壊され、ナビゲーションに干渉電池含む橋自体は、31メートルの開口部の単一のアーチのための方法を作るために1847年に撃墜されました。</text:p>
          </table:table-cell>
          <table:table-cell table:style-name="ce3" office:value-type="string" calcext:value-type="string">
            <text:p>Двойной мост</text:p>
          </table:table-cell>
          <table:table-cell table:style-name="ce3" office:value-type="string" calcext:value-type="string">
            <text:p>Этот мост имеет новизну, был задуман в 1515 году, как своего рода приложение к Hotel-Dieu, для того, чтобы исправить его след бессрочные, обостряется в периоды эпидемий. 5 августа 1626 года, разрешения на строительство каменной структуры за счет больницы, наконец предоставляются для подключения к его новым зданиям на левом берегу. Вместо домов, три арки построены между 1626 и 1632 поддерживаются два больших перекрывающихся комнаты для пациентов, несмотря на жалобы местных жителей, которые видели мусор сбрасывали прямо в реку! Мост назван в честь потери потребовала пешеходов до 25 декабря 1789 года: двойной, то есть сказать, часть двух фондов; через шесть средств, водители также получают право проезда, быстро отозвано: турникет установлен, чтобы блокировать путь к лошадям. В залах Розарии и Сент-Луисе, наконец, разрушены между 1824 и 1825 годами, а сам мост, в том числе батареи вмешивались с навигацией, был сбит в 1847 году, чтобы освободить место для одной арки отверстия 31 метров.</text:p>
          </table:table-cell>
          <table:table-cell table:style-name="ce3" office:value-type="string" calcext:value-type="string">
            <text:p>جسر مزدوج</text:p>
          </table:table-cell>
          <table:table-cell table:style-name="ce3" office:value-type="string" calcext:value-type="string">
            <text:p>هذا الجسر لديه أصالة قد تصور، في عام 1515، كنوع من المرفق إلى أوتيل ديو، من أجل علاج دائم وجودها، والتي تفاقمت في أوقات الأوبئة. في 5 أغسطس 1626، للحصول على إذن لبناء هيكل الحجر على حساب المستشفى، ويتم منح أخيرا للاتصال المباني الجديدة على الضفة اليسرى. بدلا من المنازل، وثلاثة أقواس بنيت بين 1626 و 1632 بدعم غرفتين تداخل كبيرة للمرضى، على الرغم من الشكاوى من السكان المحليين، الذين رأوا القمامة ملقاة مباشرة في النهر! يسمى الجسر بعد طالب عدد من المارة حتى 25 ديسمبر 1789: مزدوجة، وهذا يعني قطعة من صندوقين. من خلال ستة صناديق، يحصل الدراجين أيضا حق الطريق، سحبت بسرعة: تم تثبيت الباب الدوار لمنع وسيلة لالخيول. ودمرت قاعات الوردية وسانت لويس أخيرا بين 1824 و 1825، وأطلقوا النار على الجسر نفسه، بما في ذلك البطاريات تدخلت الملاحة، بانخفاض في عام 1847 لافساح الطريق لقوس واحد من افتتاح 31 مترا.</text:p>
          </table:table-cell>
          <table:table-cell table:style-name="ce3" table:number-columns-repeated="6"/>
          <table:table-cell table:number-columns-repeated="997"/>
        </table:table-row>
        <table:table-row table:style-name="ro1">
          <table:table-cell table:style-name="ce2" office:value-type="float" office:value="54" calcext:value-type="float">
            <text:p>54</text:p>
          </table:table-cell>
          <table:table-cell table:style-name="ce3" office:value-type="string" calcext:value-type="string">
            <text:p>Les Arènes de Lutèce</text:p>
          </table:table-cell>
          <table:table-cell table:style-name="ce3" office:value-type="string" calcext:value-type="string">
            <text:p>Peut-être dès la fin du 1er siècle après J.-C. fut construit un amphithéâtre à simple appareil de pierres, sans aucun chaînage de briques. Ruiné par les invasions barbares du IIIe siècle, ses matériaux sont remployés par les Gallo-Romains, réfugiés dans l’île de la Cité. S’il laisse une trace dans la topographie médiévale sous le nom de clos aux arènes, son emplacement exact reste ignoré jusqu’en 1858. Redécouvert à l’ouverture de la rue Monge en 1869, sur un terrain acquis par la Compagnie Générale des Omnibus pour y installer ses véhicules et ses écuries, il est exposé à la démolition. L’opinion publique, émue de l’affaire, ouvre une souscription pour son rachat, mais il faut attendre 1917 pour le voir restauré dans son état actuel.</text:p>
          </table:table-cell>
          <table:table-cell table:style-name="ce3" office:value-type="string" calcext:value-type="string">
            <text:p>The Arenes de Lutece</text:p>
          </table:table-cell>
          <table:table-cell table:style-name="ce3" office:value-type="string" calcext:value-type="string">
            <text:p>Maybe at the end of the 1st century AD amphitheater was built a simple stone machine, no chaining of bricks. Ruined by the barbarian invasions of the third century, materials are reused by the Gallo-Romans, refugees in the island of the City. If it leaves a trace in the medieval topography under the name enclosed in the arenas, its exact location remains unknown until 1858. Rediscovered at the opening of the Rue Monge in 1869 on land acquired by Compagnie Générale des Omnibus to install its vehicles and stables, it is exposed to demolition. Public opinion moved by the case, opens a subscription for its purchase, but not until 1917 to see it restored to its present state.</text:p>
          </table:table-cell>
          <table:table-cell table:style-name="ce3" office:value-type="string" calcext:value-type="string">
            <text:p>Il Arènes de Lutèce</text:p>
          </table:table-cell>
          <table:table-cell table:style-name="ce3" office:value-type="string" calcext:value-type="string">
            <text:p>Forse alla fine del 1 ° secolo dC dell'anfiteatro è stata costruita una semplice macchina di pietra, non concatenazione di mattoni. Rovinato dalle invasioni barbariche del III secolo, i materiali vengono riutilizzati dai gallo-romani, i rifugiati nell'isola della Città. Se si lascia una traccia nella topografia medievale sotto il nome racchiuso nelle arene, la sua esatta posizione rimane sconosciuto fino 1858. Rediscovered all'apertura della rue Monge nel 1869 su un terreno acquisito dalla Compagnie Générale des Omnibus di installare i suoi veicoli e scuderie, è esposto alla demolizione. L'opinione pubblica mosso dal caso, si apre una sottoscrizione per il suo acquisto, ma non fino al 1917 per vederlo ripristinato al suo stato attuale.</text:p>
          </table:table-cell>
          <table:table-cell table:style-name="ce3" office:value-type="string" calcext:value-type="string">
            <text:p>Arenes de Lutece</text:p>
          </table:table-cell>
          <table:table-cell table:style-name="ce3" office:value-type="string" calcext:value-type="string">
            <text:p>Tal vez al final de la primera anfiteatro AD siglo se construyó una máquina simple piedra, sin encadenamiento de ladrillos. Arruinada por las invasiones bárbaras del siglo III, los materiales son reutilizados por los galorromanos, refugiados en la isla de la Ciudad. Si se deja una huella en la topografía medieval bajo el nombre formen parte de las arenas, su ubicación exacta sigue siendo desconocida hasta 1858. redescubierto en la apertura de la rue Monge en 1869 sobre el terreno adquirido por la Compagnie Générale des Omnibus para instalar sus vehículos y establos, se expone a la demolición. La opinión pública movido por el caso, se abre una suscripción para su compra, pero no fue hasta 1917 para verlo restaurado a su estado actual.</text:p>
          </table:table-cell>
          <table:table-cell table:style-name="ce3" office:value-type="string" calcext:value-type="string">
            <text:p>Die Arènes de Lutèce</text:p>
          </table:table-cell>
          <table:table-cell table:style-name="ce3" office:value-type="string" calcext:value-type="string">
            <text:p>Vielleicht am Ende des Amphitheaters 1. Jahrhundert wurde eine einfache Steinmaschine gebaut, keine Verkettung von Ziegeln. Zerstört von den barbarischen Invasionen des dritten Jahrhunderts, sind Materialien, die von dem Gallo-Römer wieder verwendet, Flüchtlinge auf der Insel der Stadt. Wenn es eine Spur in der mittelalterlichen Topographie unter den in den Arenen eingeschlossenen Namen verläßt, seine exakte Position bis 1858. Rediscovered bei der Eröffnung der Rue Monge 1869 an Land von der Compagnie Générale des Omnibus erworben unbekannt bleibt seine Fahrzeuge und Stallungen zu installieren, es ist Abriss ausgesetzt. Die öffentliche Meinung nach dem Fall bewegt, öffnet sich ein Abonnement für den Kauf, aber nicht bis 1917 zu sehen, es zu seinem gegenwärtigen Zustand wieder hergestellt.</text:p>
          </table:table-cell>
          <table:table-cell table:style-name="ce3" office:value-type="string" calcext:value-type="string">
            <text:p>De Arènes de Lutèce</text:p>
          </table:table-cell>
          <table:table-cell table:style-name="ce3" office:value-type="string" calcext:value-type="string">
            <text:p>Misschien aan het eind van de 1e eeuw na Christus amfitheater werd gebouwd een eenvoudige stenen machine, geen chaining van bakstenen. Geruïneerd door de barbaarse invasies van de derde eeuw, worden de materialen hergebruikt door de Gallo-Romeinen, vluchtelingen op het eiland van de stad. Als het een spoor in de middeleeuwse topografie onder de naam ingesloten in de arena verlaat, de exacte locatie blijft onbekend tot 1858. Rediscovered bij de opening van de Rue Monge in 1869 op het land overgenomen door Compagnie Générale des Omnibus naar haar voertuigen en stallen te installeren, het wordt blootgesteld aan sloop. De publieke opinie bewogen door het geval is, opent een abonnement voor zijn aankoop, maar niet tot 1917 te zien hersteld in zijn huidige staat.</text:p>
          </table:table-cell>
          <table:table-cell table:style-name="ce1" office:value-type="string" calcext:value-type="string">
            <text:p>到Arenes de Lutece</text:p>
          </table:table-cell>
          <table:table-cell table:style-name="ce1" office:value-type="string" calcext:value-type="string">
            <text:p>也许，在公元1世纪的圆形剧场结束时建立了一个简单的石机，没有砖的链接。三世纪的野蛮入侵废墟，材料由高卢 - 罗马人在岛上市重用，难民。如果叶封在赛场名下中世纪地形痕迹，其确切的位置仍是未知，直到1858年重新发现在街蒙赫1869年对土地COMPAGNIE兴业DES总括收购开来安装其车辆和马厩，它暴露拆迁。通过的情况下移动民意，打开了其购买订阅，但直到1917年看到它恢复到目前的状态。</text:p>
          </table:table-cell>
          <table:table-cell table:style-name="ce3" office:value-type="string" calcext:value-type="string">
            <text:p>アレーヌ・ド・リュテス</text:p>
          </table:table-cell>
          <table:table-cell table:style-name="ce3" office:value-type="string" calcext:value-type="string">
            <text:p>たぶん、紀元1世紀の円形劇場の最後に簡単な石機械、レンガの無いチェーンを構築しました。 3世紀の野蛮な侵略によって台無しに、材料は、市の島で、ガロ・ローマ人によって難民を再利用しています。それはアリーナで囲まれた名前で、中世の地形にトレースを残した場合は、その正確な位置は、その車両や厩舎をインストールするには、コンパニー・ジェネラル・デ・オムニバスにより取得した土地に1869年ルーモンジュの開口部に1858年再発見されるまで不明のままそれは解体にさらされています。場合によって移動世論は、それが現在の状態に復元を参照してその購入のためではなく、1917年までのサブスクリプションを開きます。</text:p>
          </table:table-cell>
          <table:table-cell table:style-name="ce3" office:value-type="string" calcext:value-type="string">
            <text:p>Arenes Лютеции</text:p>
          </table:table-cell>
          <table:table-cell table:style-name="ce3" office:value-type="string" calcext:value-type="string">
            <text:p>Может быть, в конце эры амфитеатра первого века была построена простой камень машина, ни цепочек кирпичей. Ошарашенный варварских нашествий третьего века, материалы подержанной галло-римлян, беженцев на острове города. Если он оставляет след в средневековой топографии под именем вложенного в аренах, его точное местонахождение остается неизвестным до 1858. переоткрытого на открытии улицы Монжа в 1869 году на земле, приобретенное Compagnie Женераль де Омнибус установить свои транспортные средства и конюшни, она подвергается сносу. Общественное мнение движимы случае, открывает подписку на его покупку, но не до 1917 года, чтобы он восстановлен в своем нынешнем состоянии.</text:p>
          </table:table-cell>
          <table:table-cell table:style-name="ce3" office:value-type="string" calcext:value-type="string">
            <text:p>وARENES دي Lutece</text:p>
          </table:table-cell>
          <table:table-cell table:style-name="ce3" office:value-type="string" calcext:value-type="string">
            <text:p>ربما في نهاية AD المدرج 1st قرن تم بناء الحجر آلة بسيطة، لا تسلسل من الطوب. دمرتها الغزوات البربرية من القرن الثالث، وإعادة استخدام المواد التي جالو الرومان واللاجئين في جزيرة المدينة. إذا كان يترك أثرا في تضاريس القرون الوسطى تحت اسم المغلقة في الساحات، لا يزال مكانه بالضبط غير معروف حتى 1858. إعادة اكتشاف في افتتاح مونجي رو في عام 1869 على الأراضي التي حصل عليها الشركة العامة قصر الجامع لتثبيت سياراتها والاسطبلات، فإنه يتعرض للهدم. الرأي العام انتقلت من حالة، يتم فتح الاكتتاب للشراء، ولكن ليس حتى عام 1917 لرؤيتها استعادة حالتها الراهنة.</text:p>
          </table:table-cell>
          <table:table-cell table:style-name="ce3" table:number-columns-repeated="6"/>
          <table:table-cell table:number-columns-repeated="997"/>
        </table:table-row>
        <table:table-row table:style-name="ro1">
          <table:table-cell table:style-name="ce2" office:value-type="float" office:value="55" calcext:value-type="float">
            <text:p>55</text:p>
          </table:table-cell>
          <table:table-cell table:style-name="ce3" office:value-type="string" calcext:value-type="string">
            <text:p>Le laboratoire de physique de l'E.N.S.</text:p>
          </table:table-cell>
          <table:table-cell table:style-name="ce3" office:value-type="string" calcext:value-type="string">
            <text:p>Originairement installé à l’angle sud du quadrilatère de la cour des Ernests, rue d’Ulm, le laboratoire de physique de l’Ecole normale supérieure s’installe ici en 1940, pour prendre réellement son essor après la guerre, avec la nomination d’un nouveau directeur, Yves Rocard. Plus spacieux, les locaux permettent alors la venue d’un certain nombre de professeurs et de chercheurs, et une redéfinition de la politique de recherche à un très haut niveau : des orientations novatrices se dessinent vers les géophysique, la physique des solides et en particulier les semiconducteurs, la radioastronomie et la physique des particules et des hautes énergies. Dès les années 1950, l’extension de ce laboratoire rend nécessaire son essaimage vers Orsay, Nançay, Meudon et d’autres centres. Par le développement de ses ressources et son ouverture sur l’extérieur, le laboratoire de l’Ecole normale supérieure a joué un rôle considérable dans le renouveau de la physique française.</text:p>
          </table:table-cell>
          <table:table-cell table:style-name="ce3" office:value-type="string" calcext:value-type="string">
            <text:p>The physics laboratory E.N.S.</text:p>
          </table:table-cell>
          <table:table-cell table:style-name="ce3" office:value-type="string" calcext:value-type="string">
            <text:p>Originally installed at the southeast corner of the quadrangle of the court of Ernests rue d'Ulm, the physics laboratory of the Ecole Normale Superieure moved here in 1940, to really take off after the war, with the appointment of a new director, Yves Rocard. More spacious premises then allow the arrival of a number of professors and researchers, and a redefinition of research policy at a very high level: innovative directions are emerging to geophysics, physics of solids and in particular semiconductors, radio astronomy and particle physics and high energy. By the 1950s, the expansion of the laboratory makes it necessary to spin its Orsay, Nançay, Meudon and other centers. Through the development of its resources and opening to the outside, the laboratory of the Ecole Normale Supérieure has played a significant role in the revival of French physics.</text:p>
          </table:table-cell>
          <table:table-cell table:style-name="ce3" office:value-type="string" calcext:value-type="string">
            <text:p>L'E.N.S. laboratorio di fisica</text:p>
          </table:table-cell>
          <table:table-cell table:style-name="ce3" office:value-type="string" calcext:value-type="string">
            <text:p>Originariamente installato presso l'angolo sud-est del quadrilatero della corte di Ernests rue d'Ulm, il laboratorio di fisica della Ecole Normale Superieure trasferito qui nel 1940, per prendere davvero fuori dopo la guerra, con la nomina di un nuovo direttore, Yves Rocard . locali più spaziose allora permettono l'arrivo di un numero di professori e ricercatori, e una ridefinizione della politica di ricerca a un livello molto elevato: le direzioni innovative stanno emergendo per la geofisica, la fisica dei solidi e, in particolare semiconduttori, radioastronomia e la fisica delle particelle e delle alte energie . Dal 1950, l'espansione del laboratorio rende necessario girare la sua Orsay, Nançay, Meudon e altri centri. Attraverso lo sviluppo delle sue risorse e apertura verso l'esterno, il laboratorio della Ecole Normale Supérieure ha svolto un ruolo significativo nella rinascita della fisica francese.</text:p>
          </table:table-cell>
          <table:table-cell table:style-name="ce3" office:value-type="string" calcext:value-type="string">
            <text:p>El laboratorio de física E.N.S.</text:p>
          </table:table-cell>
          <table:table-cell table:style-name="ce3" office:value-type="string" calcext:value-type="string">
            <text:p>Originalmente instalada en la esquina sureste del cuadrángulo de la corte de Ernests calle de Ulm, el laboratorio de física de la Escuela Normal Superior trasladó aquí en 1940, para tomar realmente después de la guerra, con el nombramiento de un nuevo director, Yves Rocard . Más amplio local luego permitir la llegada de un número de profesores e investigadores, y una redefinición de la política de investigación a un nivel muy alto: las direcciones innovadores están surgiendo a la geofísica, la física de los sólidos y en particular, los semiconductores, la radioastronomía y la física de partículas y de alta energía . Por la década de 1950, la ampliación del laboratorio hace que sea necesaria para hacer girar su Orsay, Nançay, Meudon y otros centros. A través del desarrollo de sus recursos y la apertura al exterior, el laboratorio de la Escuela Normal Superior ha jugado un papel importante en la reactivación de la física francesa.</text:p>
          </table:table-cell>
          <table:table-cell table:style-name="ce3" office:value-type="string" calcext:value-type="string">
            <text:p>Die Physiklabor E.N.S.</text:p>
          </table:table-cell>
          <table:table-cell table:style-name="ce3" office:value-type="string" calcext:value-type="string">
            <text:p>an der südöstlichen Ecke des Vierecks des Gerichts Ernests rue d'Ulm, das Physiklabor der Ecole Normale Superieure bewegt sich hier im Jahre 1940, um wirklich ausziehen nach dem Krieg, mit der Ernennung eines neuen Direktors, Yves Rocard ursprünglich installiert . Weitere geräumige Räumlichkeiten dann auf einem sehr hohen Niveau, die Ankunft einer Reihe von Professoren und Forschern und eine Neudefinition der Forschungspolitik ermöglichen: innovative Richtungen Geophysik, Physik fester Stoffe entstehen und insbesondere Halbleiter, Radioastronomie und Teilchenphysik und Hochenergie . In den 1950er Jahren macht die Erweiterung des Labors notwendig es seine Orsay, Nançay, Meudon und andere Zentren zu spinnen. Durch die Entwicklung ihrer Ressourcen und Öffnung nach außen hat sich das Labor der Ecole Normale Supérieure eine bedeutende Rolle bei der Wiederbelebung der Französisch Physik gespielt.</text:p>
          </table:table-cell>
          <table:table-cell table:style-name="ce3" office:value-type="string" calcext:value-type="string">
            <text:p>Natuurkundig laboratorium E.N.S.</text:p>
          </table:table-cell>
          <table:table-cell table:style-name="ce3" office:value-type="string" calcext:value-type="string">
            <text:p>Oorspronkelijk geïnstalleerd in de zuidoostelijke hoek van de vierhoek van de rechtbank van Ernests rue d'Ulm, natuurkundig laboratorium van de École normale supérieure verhuisd hier in 1940, om echt van start gaan na de oorlog, met de benoeming van een nieuwe directeur, Yves Rocard . Ruimere locatie mogelijk te maken dan is de komst van een aantal hoogleraren en onderzoekers, en een herdefiniëring van het onderzoeksbeleid op een zeer hoog niveau: innovatieve richtingen zijn in opkomst tot geofysica, fysica van vaste stoffen en in het bijzonder halfgeleiders, radio-astronomie en deeltjesfysica en hoge energie . Tegen 1950, de expansie van het laboratorium noodzakelijk maakt de Orsay, Nançay, Meudon en andere centra draaien. Door de ontwikkeling van de middelen en de opening naar buiten, heeft het laboratorium van de Ecole Normale Supérieure een belangrijke rol gespeeld in de heropleving van de Franse natuurkunde.</text:p>
          </table:table-cell>
          <table:table-cell table:style-name="ce1" office:value-type="string" calcext:value-type="string">
            <text:p>在物理实验室E.N.S.</text:p>
          </table:table-cell>
          <table:table-cell table:style-name="ce1" office:value-type="string" calcext:value-type="string">
            <text:p>原本安装在厄内斯特·德街乌尔姆，巴黎高等师范学校的物理实验室搬到这里在1940年，真正腾飞战争结束后，一个新的导演，伊夫·罗卡尔的任命法院的四边形东南角。更宽敞的场地，然后让多位教授和研究人员的到来，并在一个非常高层次的研究政策的重新定义：固体的创新方向正在兴起，以地球物理学，物理学，特别是半导体，无线电天文物理和粒子物理和高能量。到了50年代，实验室的扩张使得有必要旋转的奥赛，南赛，默东和其他中心。通过其资源和对外开放的发展，高等师范学院的实验室在法国物理学的复兴起到了显著的作用。</text:p>
          </table:table-cell>
          <table:table-cell table:style-name="ce3" office:value-type="string" calcext:value-type="string">
            <text:p>物理学研究室E.N.S.</text:p>
          </table:table-cell>
          <table:table-cell table:style-name="ce3" office:value-type="string" calcext:value-type="string">
            <text:p>もともとErnests RUE D'ウルムの裁判所の四角形の南東の角に設置、高等師範学校の物理学研究室では、実際に、新しい取締役の任命で、戦後イヴ・ロカールを脱いで、1940年にここに移動しました。より広々とした敷地内には、その後、教授や研究者の数が到着し、非常に高いレベルでの研究政策の再定義を許可する：革新的な方向は地球物理学に浮上している、固体の物理学および特定の半導体、電波天文学や素粒子物理学と高エネルギーで。 1950年代では、研究室の拡大は、そのオルセー、Nançay、ムードンや他の中心をスピンすることが必要になります。その資源や外部への開口部の開発を通じて、高等師範学校の研究室では、フランスの物理学の復活に重要な役割を果たしてきました。</text:p>
          </table:table-cell>
          <table:table-cell table:style-name="ce3" office:value-type="string" calcext:value-type="string">
            <text:p>Физическая лаборатория E.N.S.</text:p>
          </table:table-cell>
          <table:table-cell table:style-name="ce3" office:value-type="string" calcext:value-type="string">
            <text:p>Первоначально установленный в юго-восточном углу четырехугольника суда Эрнест Рю d'Ульм, в физической лаборатории Эколь Нормаль переехал сюда в 1940 году, действительно взлетают после войны, с назначением нового директора, Ив Рокаром , Более просторные помещения затем позволить прибытие ряда профессоров и исследователей, а также переопределение политики в области исследований на очень высоком уровне: инновационные направления складывающихся в геофизике, физике твердого тела и, в частности, полупроводников, радиоастрономии и физике элементарных частиц и высоких энергий , К 1950 году расширение лаборатории делает необходимым, чтобы спина его Orsay, Nançay, Meudon и другие центры. Благодаря развитию своих ресурсов и открытия наружу, лаборатория Эколь Нормаль Supérieure играет значительную роль в возрождении французской физики.</text:p>
          </table:table-cell>
          <table:table-cell table:style-name="ce3" office:value-type="string" calcext:value-type="string">
            <text:p>وE.N.S. الفيزياء المختبر</text:p>
          </table:table-cell>
          <table:table-cell table:style-name="ce3" office:value-type="string" calcext:value-type="string">
            <text:p>تثبيت أصلا في الركن الجنوب الشرقي من باحة الكلية للمحكمة ارنست شارع دي أولم، ومختبر الفيزياء من مدرسة المعلمين العليا انتقل هنا في عام 1940، لاتخاذ قبالة حقا بعد الحرب، مع تعيين مدير جديد، إيف روكار . أماكن أكثر اتساعا ثم السماح بوصول عدد من الأساتذة والباحثين، وإعادة تعريف السياسة البحثية على مستوى عال جدا: الاتجاهات المبتكرة آخذة في الظهور لالجيوفيزياء، فيزياء المواد الصلبة وأشباه الموصلات معينة، علم الفلك الراديوي وفيزياء الجسيمات والطاقة العالية . من قبل 1950s، والتوسع في المختبر يجعل من الضروري أن تدور في أورساي، Nançay، ميودون والمراكز الأخرى. من خلال تطوير مواردها والانفتاح على الخارج، وقد لعبت مختبر مدرسة المعلمين العليا دورا هاما في إحياء الفيزياء الفرنسي.</text:p>
          </table:table-cell>
          <table:table-cell table:style-name="ce3" table:number-columns-repeated="6"/>
          <table:table-cell table:number-columns-repeated="997"/>
        </table:table-row>
        <table:table-row table:style-name="ro1">
          <table:table-cell table:style-name="ce2" office:value-type="float" office:value="56" calcext:value-type="float">
            <text:p>56</text:p>
          </table:table-cell>
          <table:table-cell table:style-name="ce3" office:value-type="string" calcext:value-type="string">
            <text:p>La porte Saint-Victor</text:p>
          </table:table-cell>
          <table:table-cell table:style-name="ce3" office:value-type="string" calcext:value-type="string">
            <text:p>En 1992, la construction de cet immeuble sur le tracé de l’enceinte de Philippe-Auguste, édifiée vers 1210 sur la rive gauche dans le dessein d’en favoriser le peuplement, provoque la mise au jour d’importants vestiges de l’arche qui permettait le passage de la Bièvre. Grâce à l’arbitrage de saint Bernard de Clairvaux, l’abbé de Saint-Victor avait en effet obtenu en 1148 le consentement du supérieur de Sainte-Geneviève, la plus puissante seigneurie du quartier, pour dévier le cours de la rivière afin de faire tourner les pales de ses moulins. La porte percée dans la muraille s’ouvrait à l’est sur la rue du Faubourg Saint-Victor, qui desservait l’abbaye royale déjà clôturée d’une enceinte. En 1368, un nouveau détournement de la Bièvre est rendu nécessaire par l’aménagement décidé par Charles V de fossés à l’extérieur du rempart : la rue du Cardinal-Lemoine s’appelle alors chemin des Fossés Saint-Victor.</text:p>
          </table:table-cell>
          <table:table-cell table:style-name="ce3" office:value-type="string" calcext:value-type="string">
            <text:p>The Saint-Victor</text:p>
          </table:table-cell>
          <table:table-cell table:style-name="ce3" office:value-type="string" calcext:value-type="string">
            <text:p>In 1992, the construction of this building on the route of the wall of Philippe-Auguste, built around 1210 on the left bank with the purpose to promote the settlement causes the discovery of important remains of the ark that allowed the passage of the Bièvre. With the arbitration of St. Bernard of Clairvaux, Abbot of St. Victor had indeed obtained in 1148 the consent of the superior of St. Genevieve, the most powerful lordship of the area to divert the course of the river in order to turn the blades of windmills. The door in the wall opened to the east on the Rue du Faubourg Saint-Victor, who served the royal abbey already closed an enclosure. In 1368, a new diversion of Bièvre is necessitated by the development decided by Charles V moats outside the wall: Cardinal Lemoine of the street is then called path des Fosses Saint Victor.</text:p>
          </table:table-cell>
          <table:table-cell table:style-name="ce3" office:value-type="string" calcext:value-type="string">
            <text:p>Il Saint-Victor</text:p>
          </table:table-cell>
          <table:table-cell table:style-name="ce3" office:value-type="string" calcext:value-type="string">
            <text:p>Nel 1992, la costruzione di questo edificio sul percorso del muro di Filippo Augusto, costruito intorno al 1210 sulla riva sinistra con lo scopo di promuovere la composizione fa sì che la scoperta di importanti resti dell'arca che ha permesso il passaggio della Bièvre. Con l'arbitrato di San Bernardo di Chiaravalle, abate di San Vittore aveva effettivamente ottenuto nel 1148 il consenso del superiore di S. Genevieve, la potente signoria maggior parte della zona per deviare il corso del fiume al fine di trasformare le lame di mulini a vento. La porta nel muro aperto ad est sulla Rue du Faubourg Saint-Victor, che ha servito l'abbazia reale già chiuso un recinto. Nel 1368, una nuova deviazione del Bièvre è reso necessario dallo sviluppo decisa da Carlo V fossati al di fuori del muro: Cardinal Lemoine della strada è quindi chiamato sentiero des Fossés Saint Victor.</text:p>
          </table:table-cell>
          <table:table-cell table:style-name="ce3" office:value-type="string" calcext:value-type="string">
            <text:p>El Saint-Victor</text:p>
          </table:table-cell>
          <table:table-cell table:style-name="ce3" office:value-type="string" calcext:value-type="string">
            <text:p>En 1992, la construcción de este edificio en el trazado del muro de Philippe-Auguste, construido alrededor de 1210 en la orilla izquierda, con el propósito de promover la solución hace que el descubrimiento de importantes restos del arca que permitía el paso de la Bièvre. Con el arbitraje de San Bernardo de Claraval, abad de San Víctor había hecho obtenido en 1148 el consentimiento del superior de St. Genevieve, el poderoso señorío la mayor parte de la zona para desviar el curso del río con el fin de girar las palas de molinos de viento. La puerta en el muro abierto hacia el este en la Rue du Faubourg Saint-Victor, que sirvió a la abadía real ya cerró un recinto. En 1368, un nuevo desvío de Bièvre es necesaria por el desarrollo decidido por Charles V fosos fuera de la pared: Cardinal Lemoine de la calle, entonces se llama trayectoria des Fosses Saint Victor.</text:p>
          </table:table-cell>
          <table:table-cell table:style-name="ce3" office:value-type="string" calcext:value-type="string">
            <text:p>Der Saint-Victor</text:p>
          </table:table-cell>
          <table:table-cell table:style-name="ce3" office:value-type="string" calcext:value-type="string">
            <text:p>Im Jahr 1992 führt der Bau dieses Gebäudes auf der Route der Mauer von Philippe-Augusten, gebaut um 1210 am linken Ufer mit dem Ziel, die Siedlung zu fördern, um die Entdeckung wichtigen Überreste der Arche, die den Durchgang des Bièvre erlaubt. Mit der Schlichtung von St. Bernhard von Clairvaux, Abt von St. Victor hatte in der Tat im Jahre 1148 erhielt die Zustimmung des Vorgesetzten von St. Genevieve, der stärkste Herrschaft des Gebietes den Lauf des Flusses, um abzulenken die Klingen zu drehen Windmühlen. Die Tür in der Wand nach Osten auf der Rue du Faubourg Saint-Victor eröffnet, der die königliche Abtei diente bereits geschlossen ein Gehäuse. In 1368 wird eine neue Abzweigung von Bièvre durch die Entwicklung erforderte von Karl V. Gräben außerhalb der Mauer entschieden: Cardinal Lemoine der Straße wird dann Pfad des Fosses Saint Victor genannt.</text:p>
          </table:table-cell>
          <table:table-cell table:style-name="ce3" office:value-type="string" calcext:value-type="string">
            <text:p>De Saint-Victor</text:p>
          </table:table-cell>
          <table:table-cell table:style-name="ce3" office:value-type="string" calcext:value-type="string">
            <text:p>In 1992, de bouw van het gebouw op de route van de wand van Philippe-Auguste, gebouwd rond 1210 op de linker met als doel de oplossing te bevorderen veroorzaakt de ontdekking belangrijke resten van de bak die de doorgang van de Bièvre toegestaan. Met de arbitrage van St. Bernard van Clairvaux, had Abt van St. Victor inderdaad in 1148 verkregen toestemming van de praeses van St. Genevieve, de meest krachtige heerschappij van het gebied om de loop van de rivier af te leiden, om de messen te schakelen van windmolens. De deur in de muur opengesteld voor het oosten aan de Rue du Faubourg Saint-Victor, die de koninklijke abdij diende al een behuizing gesloten. In 1368 wordt een nieuwe omleiding van Bièvre noodzakelijk zijn vanwege de ontwikkeling beslist door Karel V grachten buiten de muur: Cardinal Lemoine van de straat heet dan pad des Fosses Saint Victor.</text:p>
          </table:table-cell>
          <table:table-cell table:style-name="ce1" office:value-type="string" calcext:value-type="string">
            <text:p>在圣维克多</text:p>
          </table:table-cell>
          <table:table-cell table:style-name="ce3" office:value-type="string" calcext:value-type="string">
            <text:p>1992年，该建筑菲利普 - 奥古斯特的隔离墙的路线上的建设，围绕1210建，目的是促进解决左岸原因，才使得比埃夫勒的通道方舟的重要遗迹的发现。随着尔沃圣伯纳德的仲裁，1148确实获得圣维克多的住持优越圣吉纳维夫的同意，该地区最强大的主权疏导河道，以旋转叶片的风车。在开到东街杜新市区圣维克多，谁担任皇家修道院墙上的门已经关闭的外壳。 1368年，比埃夫勒的新的转移是由墙外查理五世护城河决定发展必要：街道红衣主教勒莫瓦纳然后调用路径DES FOSSES圣·维克多。</text:p>
          </table:table-cell>
          <table:table-cell table:style-name="ce3" office:value-type="string" calcext:value-type="string">
            <text:p>サン=ヴィクトル</text:p>
          </table:table-cell>
          <table:table-cell table:style-name="ce3" office:value-type="string" calcext:value-type="string">
            <text:p>1992年には、和解を促進する目的で、左岸に1210年を中心に構築されたフィリップ・オーギュストの壁のルート上のこの建物の建設は、Bievreの通過を許可され箱舟の重要な遺跡の発見の原因となります。クレルヴォーのセントバーナードの仲裁では、聖ビクターのアボットは確かに刃を向けるために、川のコースをそらすために1148年に聖ジュヌヴィエーヴ、地域の中で最も強力な支配権の優れたの同意を得ていました風車の。王室の修道院を務めたルーデュフォーブールサン=ヴィクトル、上の東に開いた壁​​にドアがすでに筐体を閉じました。 1368年には、Bievreの新たな転換は、壁の外にチャールズVの堀が決定した開発で必要とされる：街路の枢機卿ルモワーヌは、パス・デ・Fossesサンビクターと呼ばれています。</text:p>
          </table:table-cell>
          <table:table-cell table:style-name="ce3" office:value-type="string" calcext:value-type="string">
            <text:p>Saint-Victor</text:p>
          </table:table-cell>
          <table:table-cell table:style-name="ce3" office:value-type="string" calcext:value-type="string">
            <text:p>В 1992 году строительство этого здания на маршруте стены Филиппа-Августа, построенный вокруг 1210 на левом берегу с целью содействия урегулированию вызывает открытие важных остатков ковчега, что позволило прохождение Бьевр. С арбитражем сенбернара Клервосского, аббат Сен-Виктор, действительно, полученный в 1148 году согласия настоятеля Сент-Женевьев, самый мощный светлость области, чтобы отвлечь курс реки, чтобы повернуть лопасти ветряные мельницы. Дверь в стене открылась на восток на улице Фобур Сен-Викторе, который служил королевское аббатству уже закрыла корпус. В 1368 году, новая утечка Бьевр продиктована развитием решил Чарльз V рвами за стеной: Кардинал Лемуан улицы тогда называется путь де Фоссе Saint Victor.</text:p>
          </table:table-cell>
          <table:table-cell table:style-name="ce3" office:value-type="string" calcext:value-type="string">
            <text:p>سانت فيكتور</text:p>
          </table:table-cell>
          <table:table-cell table:style-name="ce3" office:value-type="string" calcext:value-type="string">
            <text:p>في عام 1992، وبناء هذا المبنى على مسار الجدار فيليب أوغست، بنيت حول 1210 على الضفة اليسرى لغرض تشجيع تسوية يسبب اكتشاف بقايا مهمة من الفلك الذي سمح للمرور Bièvre. مع التحكيم سانت برنارد من كليرفو، وكان رئيس الدير القديس فيكتور الحصول الواقع في 1148 موافقة رئيسه القديس جينيفيف، ومعظم سيادة قوية في المنطقة لتحويل مجرى النهر من أجل تحويل ريش من طواحين الهواء. باب في الجدار فتحت إلى الشرق على شارع دو فوبورج سانت فيكتور، الذي خدم الدير الملكي بالفعل إغلاق العلبة. في عام 1368، واستلزم تحويل جديد من Bièvre من خلال تطوير يقرره الخنادق شارل الخامس خارج الجدار: الكاردينال يموان من الشارع ومن ثم دعا مسار قصر الخنادق سانت فيكتور.</text:p>
          </table:table-cell>
          <table:table-cell table:style-name="ce3" table:number-columns-repeated="6"/>
          <table:table-cell table:number-columns-repeated="997"/>
        </table:table-row>
        <table:table-row table:style-name="ro1">
          <table:table-cell table:style-name="ce2" office:value-type="float" office:value="57" calcext:value-type="float">
            <text:p>57</text:p>
          </table:table-cell>
          <table:table-cell table:style-name="ce3" office:value-type="string" calcext:value-type="string">
            <text:p>Hôtel du duc d'Orléans</text:p>
          </table:table-cell>
          <table:table-cell table:style-name="ce3" office:value-type="string" calcext:value-type="string">
            <text:p>Né le 4 août 1703, Louis d'Orléans est à la fois le petit-fils de Louis XIV (par sa mère, Marie-Françoise de Bourbon, fille de madame de Montespan ; son père devient Régent de France a la mort du Roi-Soleil) et l’arrière-grand-père de Louis-Philippe. Plus intéressé par l'étude des sciences et des langues anciennes que par les affaires du royaume, le premier prince de sang songe même à se faire moine à Sainte-Geneviève à la mort de sa jeune femme, en couches, le 8 août 1726. En 1742, il achète un terrain contigu à l'enclos de l'abbaye et s'y fait édifier une maison ou installer sa bibliothèque, un laboratoire de chimie et ses collections de pierres gravées et de médailles ; dans le jardin poussent des plantes médicinales exotiques. Epuisé par une vie de privations, il meurt le 4 février 1752. Son hôtel, séquestré sous la Révolution, sert désormais de presbytère à l'église Saint-Etienne du Mont.</text:p>
            <text:p/>
          </table:table-cell>
          <table:table-cell table:style-name="ce3" office:value-type="string" calcext:value-type="string">
            <text:p>The Duke of Orleans Hotel</text:p>
          </table:table-cell>
          <table:table-cell table:style-name="ce3" office:value-type="string" calcext:value-type="string">
            <text:p>Born August 4, 1703, Louis of Orleans is both the grand-son of Louis XIV (by his mother, Marie-Francoise de Bourbon, Madame de Montespan daughter; his father became Regent of France at the death of the K- Sun) and the back-grandfather Louis Philippe. More interested in the study of science and ancient languages ​​by the kingdom's affairs, the first blood prince even dream of becoming a monk at St. Genevieve in the death of his young wife in childbirth, August 8, 1726. in 1742 he purchased land adjacent to the enclosure of the abbey and it is building a house or install its library, a chemical laboratory and engraved stones collections and medals; in the garden grow exotic medicinal plants. Exhausted by a life of hardship, he died on February 4, 1752. The hotel, sequestered during the Revolution, now serves as the rectory at Saint-Etienne du Mont.</text:p>
            <text:p/>
          </table:table-cell>
          <table:table-cell table:style-name="ce3" office:value-type="string" calcext:value-type="string">
            <text:p>Il duca di Orleans Hotel</text:p>
          </table:table-cell>
          <table:table-cell table:style-name="ce3" office:value-type="string" calcext:value-type="string">
            <text:p>Nato 4 Agosto 1703, Luigi d'Orleans è sia il nipote di Luigi XIV (dalla madre, Marie-Francoise de Bourbon, figlia Madame de Montespan, suo padre divenne reggente di Francia per la morte del K- Sole) e il back-nonno Luigi Filippo. Più interessato allo studio delle scienze e lingue antiche dal affari del regno, il primo principe di sangue anche sogno di diventare un monaco di Santa Genoveffa nella morte della giovane moglie di parto, 8 agosto 1726. nel 1742 ha acquistato terreno adiacente al recinto dell'abbazia e si sta costruendo una casa o installare la sua biblioteca, un laboratorio chimico e pietre raccolte e medaglie incise; nel giardino coltivare piante officinali esotiche. Esausto da una vita di stenti, è morto il 4 febbraio 1752. L'hotel, sequestrato durante la rivoluzione, ora serve la canonica a Saint-Etienne du Mont.</text:p>
            <text:p/>
          </table:table-cell>
          <table:table-cell table:style-name="ce3" office:value-type="string" calcext:value-type="string">
            <text:p>El Duque de Orleans Hotel</text:p>
          </table:table-cell>
          <table:table-cell table:style-name="ce3" office:value-type="string" calcext:value-type="string">
            <text:p>Born 4 de agosto de, 1703, Luis de Orleans es a la vez el nieto de Luis XIV (por su madre, Marie-Françoise de Bourbon, Madame de Montespan hija, su padre se convirtió en regente de Francia en la muerte del K-Sol) y la parte posterior-abuelo Luis Felipe. Más interesado en el estudio de la ciencia y lenguas antiguas por los asuntos del reino, el primer príncipe de la sangre, incluso sueño de convertirse en un monje en St. Genevieve en la muerte de su joven esposa en el parto, 8 de agosto de 1726. en 1742 compró terreno adyacente al recinto de la abadía y se está construyendo una casa o instalar su biblioteca, un laboratorio químico y colecciones de medallas y piedras grabadas; en el jardín cultivar plantas medicinales exóticas. Agotado por una vida de privaciones, murió el 4 de febrero de 1752. El hotel, secuestrado durante la revolución, ahora sirve como la rectoría en Saint-Etienne du Mont.</text:p>
            <text:p/>
          </table:table-cell>
          <table:table-cell table:style-name="ce3" office:value-type="string" calcext:value-type="string">
            <text:p>Der Herzog von Orleans Hotel</text:p>
          </table:table-cell>
          <table:table-cell table:style-name="ce3" office:value-type="string" calcext:value-type="string">
            <text:p>Geboren 4. August 1703, Ludwig von Orleans ist sowohl der Enkel von Louis XIV (von seiner Mutter, Marie-Francoise de Bourbon, Madame de Montespan Tochter, sein Vater wurde Regent von Frankreich bei dem Tod des K- Sun) und der back-Großvater Louis Philippe. Mehr vom Königreich Angelegenheiten in das Studium der Wissenschaft und alten Sprachen interessiert, 8, das erste Blut Prinz einmal im Traum in den Tod seiner jungen Frau bei der Geburt, im August 1726 im Jahre 1742 ein Mönch in St. Genevieve des Werdens kaufte er Land neben das Gehäuse der Abtei, und es ist ein Haus zu bauen oder installieren seine Bibliothek, ein chemisches Laboratorium und gravierten Steine ​​Sammlungen und Medaillen; im Garten wachsen exotische Heilpflanzen. Erschöpft von einem Leben in Not, er starb am 4. Februar 1752. Das Hotel, das während der Revolution sequestriert, dient heute als Pfarrhaus in Saint-Etienne du Mont.</text:p>
            <text:p/>
          </table:table-cell>
          <table:table-cell table:style-name="ce3" office:value-type="string" calcext:value-type="string">
            <text:p>De hertog van Orléans Hotel</text:p>
          </table:table-cell>
          <table:table-cell table:style-name="ce3" office:value-type="string" calcext:value-type="string">
            <text:p>Geboren op 4 augustus 1703, Louis van Orléans is zowel de grand-zoon van Louis XIV (door zijn moeder, Marie-Francoise de Bourbon, Madame de Montespan dochter, zijn vader werd Regent van Frankrijk bij de dood van de K- Sun) en de back-grootvader Louis Philippe. Meer geïnteresseerd in de studie van de wetenschap en de oude talen van zaken van het koninkrijk, de eerste bloed prins zelfs droom om een ​​monnik in St. Genevieve in de dood van zijn jonge vrouw in het kraambed, 8 augustus 1726. in 1742 kocht hij land grenzend aan de behuizing van de abdij en het bouwen van een huis of installeer de bibliotheek, een chemisch laboratorium en gegraveerde stenen collecties en medailles; in de tuin groeien exotische geneeskrachtige planten. Uitgeput door een leven vol ontberingen, stierf hij op 4 februari 1752. Het hotel, afgezonderd tijdens de revolutie, die nu dienst doet als de pastorie bij Saint-Etienne du Mont.</text:p>
            <text:p/>
          </table:table-cell>
          <table:table-cell table:style-name="ce1" office:value-type="string" calcext:value-type="string">
            <text:p>奥尔良酒店公爵</text:p>
          </table:table-cell>
          <table:table-cell table:style-name="ce1" office:value-type="string" calcext:value-type="string">
            <text:p>1703生于8月4日，新奥尔良的路易斯既是路易十四的大儿子（他的母亲，玛丽 - 弗朗索瓦丝·德·波旁，夫人的Montespan女儿;他的父亲成为法国摄政在K-太阳的死亡）和背祖父路易·菲利普。由王国的事务更感兴趣的是科学和古代语言的研究，第一个血王子甚至1742年的梦想在他的分娩年轻的妻子的死亡成为在圣吉纳维夫和尚，8月8日1726他购买土地毗邻修道院的外壳，它是盖房子或安装它的图书馆，化学实验室，并刻石头收藏和奖牌;在花园里种异国情调的药用植物。通过艰苦的生活筋疲力尽，他死于1752年2月4日的酒店，在革命隔离，现在担任在圣埃蒂安杜山的教区长。</text:p>
            <text:p/>
          </table:table-cell>
          <table:table-cell table:style-name="ce3" office:value-type="string" calcext:value-type="string">
            <text:p>オルレアンホテルのデューク</text:p>
          </table:table-cell>
          <table:table-cell table:style-name="ce3" office:value-type="string" calcext:value-type="string">
            <text:p>生まれ1703年8月4日、ニューオーリンズのルイはルイXIVの壮大な息子でもある（彼の母親によって、マリー・フランソワーズ・ド・ブルボン、マダム・ド・モンテスパンの娘、彼の父はK-日の死で、フランスのリージェントなった）とバック祖父ルイ・フィリップ。より8月8日、1726は、彼が購入した1742年に、最初の血液王子も出産で彼の若い妻の死に聖ジュヌヴィエーヴの僧侶になることを夢見て、王国の情勢によって科学と古代の言語の研究に興味修道院の筐体に隣接土地、それは家を構築しているか、そのライブラリー、化学実験室と刻まれた石のコレクションとメダルをインストールします。庭にエキゾチックな薬用植物を育てます。苦難の生活で疲れ果て、彼は2月4日、1752年に革命中に隔離ホテルを、死んだ、今サンテティエンヌ・デュ・モンで牧師館として機能します。</text:p>
            <text:p/>
          </table:table-cell>
          <table:table-cell table:style-name="ce3" office:value-type="string" calcext:value-type="string">
            <text:p>Герцог Orleans Hotel</text:p>
          </table:table-cell>
          <table:table-cell table:style-name="ce3" office:value-type="string" calcext:value-type="string">
            <text:p>Родился 4 августа 1703, Людовик Орлеанский является как праправнук Людовика XIV (его мать, Мари-Франсуаза де Бурбона, мадам де Монтеспан дочь, его отец стал регентом Франции при смерти K- Солнца) и задний дед Луи Филипп. Более заинтересованы в изучении науки и древних языков делами королевства, первый принц крови даже мечтает стать монахом в Сент-Женевьев в смерти своей молодой жены во время родов, 8 августа, 1726 в 1742 году он приобрел земли, прилегающие к корпусу аббатства и строит дом или установить его библиотеку, химическую лабораторию и гравированные камни коллекцию и медаль; в саду растут экзотические лекарственные растения. Измученный жизнью лишений, он умер 4 февраля 1752 отеля, поглощенных во время революции, теперь служит приход в Сент-Этьен-дю-Мон.</text:p>
            <text:p/>
          </table:table-cell>
          <table:table-cell table:style-name="ce3" office:value-type="string" calcext:value-type="string">
            <text:p>دوق اورليانز فندق</text:p>
          </table:table-cell>
          <table:table-cell table:style-name="ce3" office:value-type="string" calcext:value-type="string">
            <text:p>تاريخ الولادة 4 أغسطس 1703، لويس اورليانز على حد سواء هو وابنه الكبير لويس الرابع عشر (من قبل والدته، ماري فرانسواز دو بوربون، مدام دي Montespan ابنة. وأصبح والده ريجنت فرنسا في وفاة K- الشمس) و ظهر جده لويس فيليب. أكثر المهتمين في دراسة العلوم واللغات القديمة من شؤون المملكة، وأول أمير الدم حتى تحلم في أن تصبح راهبا في سانت جنفياف في وفاة زوجة شابة له أثناء الولادة، 8 أغسطس، 1726. في 1742 انه اشترى الأراضي المتاخمة للسياج من الدير وأنه بناء منزل أو تثبيت مكتبته، مختبر كيميائي ومحفورة مجموعات الحجارة وميداليات. في الحديقة تنمو النباتات الطبية الغريبة. أنهكته الحياة من المشقة، وتوفي في 4 فبراير 1752. الفندق، المحتجزين أثناء الثورة، يشغل الآن منصب القسيس في سانت اتيان دو مونت.</text:p>
            <text:p/>
          </table:table-cell>
          <table:table-cell table:style-name="ce3" table:number-columns-repeated="6"/>
          <table:table-cell table:number-columns-repeated="997"/>
        </table:table-row>
        <table:table-row table:style-name="ro1">
          <table:table-cell table:style-name="ce2" office:value-type="float" office:value="58" calcext:value-type="float">
            <text:p>58</text:p>
          </table:table-cell>
          <table:table-cell table:style-name="ce3" office:value-type="string" calcext:value-type="string">
            <text:p>Collège Coqueret et la naissance de la Pléiade</text:p>
          </table:table-cell>
          <table:table-cell table:style-name="ce3" office:value-type="string" calcext:value-type="string">
            <text:p>Fondé en 1418 par Nicolas Coqueret, un chanoine de Montreuil-sur-Mer, ce collège a comme principal, vers 1646, un extraordinaire pédagogue, Jean Daurat, jusque-là précepteur des pages de François premier. Il est entouré d'élèves brillants : Pierre de Ronsard, Antoine de Baïf et Joachim du Bellay. A ce premier cercle s'adjoignent Etienne Jodelle, Rémi Belleau et Pontus de Tyard, animés d'un même souci de faire revivre en français l’esprit de l'antiquité, et de créer une langue poétique nouvelle. A l’imitation des sept poètes d'Alexandrie, cette avant-garde littéraire tout imprégnée du néo-platonisme de la Renaissance se donne le nom de Pléiade, et fait paraître en 1549 un manifeste fracassant, signé de Joachim du Bellay : «Défense et illustration de la langue française».</text:p>
            <text:p/>
          </table:table-cell>
          <table:table-cell table:style-name="ce3" office:value-type="string" calcext:value-type="string">
            <text:p>College Coqueret and the birth of the Pleiades</text:p>
          </table:table-cell>
          <table:table-cell table:style-name="ce3" office:value-type="string" calcext:value-type="string">
            <text:p>Founded in 1418 by Nicolas Coqueret, a canon of Montreuil-sur-Mer, this college's main, 1646, an extraordinary teacher, Jean Daurat, hitherto tutor pages first Francis. It is surrounded by brilliant students: Pierre de Ronsard, Anthony Baif and Joachim du Bellay. This first circle adjoin Étienne Jodelle, Remi Belleau and Pontus de Tyard, animated by the same desire to see the French spirit of antiquity, and create a new poetic language. In imitation of the seven poets of Alexandria, this literary vanguard impregnated neo-Platonism of the Renaissance gives the name of Pleiades, and published in 1549 a sensational manifesto signed Joachim du Bellay, "Defense French language illustration. "</text:p>
            <text:p/>
          </table:table-cell>
          <table:table-cell table:style-name="ce3" office:value-type="string" calcext:value-type="string">
            <text:p>Collegio Coqueret e la nascita delle Pleiadi</text:p>
          </table:table-cell>
          <table:table-cell table:style-name="ce3" office:value-type="string" calcext:value-type="string">
            <text:p>Fondata nel 1418 da Nicolas Coqueret, un canone di Montreuil-sur-Mer, di questo collegio principale, 1646, un insegnante straordinario, Jean Daurat, fino a quel momento le pagine Tutor prima Francesco. E 'circondato da studenti brillanti: Pierre de Ronsard, Anthony Baif e Joachim du Bellay. Questo primo cerchio adjoin Étienne Jodelle, Remi Belleau e Pontus de Tyard, animati dallo stesso desiderio di vedere lo spirito francese dell'antichità, e creare un nuovo linguaggio poetico. Ad imitazione di sette poeti di Alessandria, questa avanguardia letteraria impregnata neoplatonismo del Rinascimento dà il nome di Pleiadi, e pubblicato nel 1549 un manifesto firmato sensazionale Joachim du Bellay, "linguaggio illustrazione della Difesa francese."</text:p>
            <text:p/>
          </table:table-cell>
          <table:table-cell table:style-name="ce3" office:value-type="string" calcext:value-type="string">
            <text:p>Colegio Coqueret y el nacimiento de las Pléyades</text:p>
          </table:table-cell>
          <table:table-cell table:style-name="ce3" office:value-type="string" calcext:value-type="string">
            <text:p>Fundada en 1418 por Nicolas Coqueret, un canon de Montreuil-sur-Mer, principal de esta universidad, 1646, un maestro extraordinario, Jean Dorat, hasta ahora páginas tutor primera Francis. Está rodeado de brillantes estudiantes: Pierre de Ronsard, Anthony Baïf y Joachim du Bellay. Este primer círculo adjoin Étienne Jodelle, Remi Belleau y Pontus de Tyard, animados por el mismo deseo de ver el espíritu francés de la antigüedad, y crear un nuevo lenguaje poético. A imitación de los siete poetas de Alejandría, esta vanguardia literaria impregnada neoplatonismo del Renacimiento da el nombre de Pléyades, y publicó en 1549 un manifiesto firmado sensacional Joachim du Bellay, "Ejemplo de idioma francés de Defensa."</text:p>
            <text:p/>
          </table:table-cell>
          <table:table-cell table:style-name="ce3" office:value-type="string" calcext:value-type="string">
            <text:p>College Coqueret und die Geburt der Plejaden</text:p>
          </table:table-cell>
          <table:table-cell table:style-name="ce3" office:value-type="string" calcext:value-type="string">
            <text:p>Gegründet im Jahr 1418 von Nicolas Coqueret, ein Kanon von Montreuil-sur-Mer, das College Haupt, 1646, ein außerordentlichen Lehrer, Jean Daurat, bisher Tutor Seiten ersten Francis. Pierre de Ronsard, Anthony Baif und Joachim du Bellay: Es wird von brillanten Studenten umgeben. Dieser erste Kreis angrenzen Étienne Jodelle, Remi Belleau und Pontus de Tyard, um den gleichen Wunsch beseelt, das Französisch Geist der Antike, um zu sehen, und eine neue poetische Sprache erstellen. In Anlehnung an die sieben Dichter von Alexandria, diese literarischen Avantgarde Neuplatonismus der Renaissance gibt den Namen der Plejaden imprägniert und im Jahr 1549 ein sensationelles Manifest unterzeichnet Joachim du Bellay, veröffentlicht „Defense Französisch Sprache illustration.“</text:p>
            <text:p/>
          </table:table-cell>
          <table:table-cell table:style-name="ce3" office:value-type="string" calcext:value-type="string">
            <text:p>College Coqueret en de geboorte van de Pleiaden</text:p>
          </table:table-cell>
          <table:table-cell table:style-name="ce3" office:value-type="string" calcext:value-type="string">
            <text:p>Opgericht in 1418 door Nicolas Coqueret, een canon van Montreuil-sur-Mer, dit college belangrijkste 1646, een buitengewone leraar, Jean Daurat, tot nu toe tutor pagina's eerst Francis. Het is omgeven door briljante studenten: Pierre de Ronsard, Anthony Baif en Joachim du Bellay. Deze eerste cirkel grenzen aan Étienne Jodelle, Remi Belleau en Pontus de Tyard, bezield door hetzelfde verlangen naar de Franse geest van de oudheid te zien, en maak een nieuwe poëtische taal. In navolging van de zeven dichters van Alexandrië, deze literaire voorhoede geïmpregneerd neo-platonisme van de Renaissance geeft de naam van de Pleiaden, en publiceerde in 1549 een sensationele manifest ondertekend Joachim du Bellay, "Defensie Franse taal illustratie."</text:p>
            <text:p/>
          </table:table-cell>
          <table:table-cell table:style-name="ce1" office:value-type="string" calcext:value-type="string">
            <text:p>学院Coqueret和昴星团诞生</text:p>
          </table:table-cell>
          <table:table-cell table:style-name="ce1" office:value-type="string" calcext:value-type="string">
            <text:p>由Nicolas Coqueret，佳能的蒙特勒伊滨海，该学院的主力，1646，不平凡的老师，吉恩·多拉特，迄今家教页第一弗朗西斯成立于1418。皮埃尔·德龙萨，安东尼BAIF和约阿希姆·杜·贝莱：它是由聪明的学生包围。这第一圈毗艾蒂安·若代勒，雷米Belleau和庞蒂斯·代·亚德，通过同样的愿望动画，看看古代的法国精神，并创建一个新的富有诗意的语言。在模仿的七个诗人亚历山大的，这种文学先锋浸渍文艺复兴时期的新柏拉图主义使昴的名称，并发表在1549年签署的约阿希姆·杜·贝莱，一个耸人听闻的宣言“防务法语解说”。</text:p>
            <text:p/>
          </table:table-cell>
          <table:table-cell table:style-name="ce1" office:value-type="string" calcext:value-type="string">
            <text:p>大学Coqueretとプレアデス星団の誕生</text:p>
          </table:table-cell>
          <table:table-cell table:style-name="ce3" office:value-type="string" calcext:value-type="string">
            <text:p>ニコラスCoqueret、モントルイユ・シュル・メールのカノン、この大学のメイン、1646、臨時教師、ジャン・ドラ、これまで家庭教師のページ最初のフランシスによって1418年に設立。ピエール・ド・ロンサール、アンソニーBaifとジョアシャン・デュ・ベレー：それは華麗な学生たちに囲まれています。同じ欲求によってアニメーションエチエンヌ・ジョデル、レミベローとポンチュス・ド・チヤール付け合わせるこの最初の円は、古代のフランスの精神を見て、新しい詩的な言語を作成します。アレクサンドリアの7人の詩人の模倣では、この文学的な前衛はルネサンスのネオプラトン哲学を含浸させたプレアデスの名前を与え、1549年ジョアシャン・デュ・ベレー署名したセンセーショナルなマニフェストを発表し、「国防フランス語の言語のイラスト。」</text:p>
            <text:p/>
          </table:table-cell>
          <table:table-cell table:style-name="ce3" office:value-type="string" calcext:value-type="string">
            <text:p>Колледж Coqueret и рождение Плеяд</text:p>
          </table:table-cell>
          <table:table-cell table:style-name="ce3" office:value-type="string" calcext:value-type="string">
            <text:p>Основанная в 1418 году Николя Coqueret, канон Монтрей-сюр-Мер, этот колледж ГЛАВНОЕ, 1646, экстраординарной учителя, Жан Даурат, до настоящего времени Репетитор страниц первого Фрэнсис. Он окружен блестящих студентов: Пьер де Ронсар, Энтони БАМЭ и Дю Белле. Это первый круг соседствует Жодель, Remi Бельей и Понтюс де Тиары, воодушевленный то же желание, чтобы увидеть французский дух древности, и создать новый поэтический язык. В подражание семи поэтов Александрии, этот литературный авангард пропитанные неоплатонизм Возрождения дает название Плеяд, и опубликованы в 1549 году сенсационный манифест подписал Дю Белле, «иллюстрация обороны французского языка.»</text:p>
            <text:p/>
          </table:table-cell>
          <table:table-cell table:style-name="ce3" office:value-type="string" calcext:value-type="string">
            <text:p>كلية Coqueret وولادة الثريا</text:p>
          </table:table-cell>
          <table:table-cell table:style-name="ce3" office:value-type="string" calcext:value-type="string">
            <text:p>تأسست في عام 1418 من قبل نيكولا Coqueret، والشريعة من مونروي-سور-مير، هذه الكلية الرئيسي، 1646، مدرسا للغة غير عادية، جان دورات، حتى الآن صفحات المعلم الأول فرانسيس. وهو محاط الطلاب الرائعة: بيير دي رونسارد، أنتوني Baif ويواكيم دو بيلاي. هذه الدائرة الأولى تجاور إتيين جوديل، ريمي بيلو وبونتوس دى تيارد، والرسوم المتحركة من قبل نفس الرغبة في رؤية روح الفرنسي في العصور القديمة، وخلق لغة شعرية جديدة. في التقليد من الشعراء سبعة الإسكندرية، هذه الطليعة الأدبية المشرب الأفلاطونية الجديدة في عصر النهضة يعطي اسم الثريا، ونشرت في 1549 وثيقة مثيرة وقعت يواكيم دو بيلاي، "اللغة الفرنسية التوضيح الدفاع."</text:p>
            <text:p/>
          </table:table-cell>
          <table:table-cell table:style-name="ce3" table:number-columns-repeated="6"/>
          <table:table-cell table:number-columns-repeated="997"/>
        </table:table-row>
        <table:table-row table:style-name="ro1">
          <table:table-cell table:style-name="ce2" office:value-type="float" office:value="59" calcext:value-type="float">
            <text:p>59</text:p>
          </table:table-cell>
          <table:table-cell table:style-name="ce3" office:value-type="string" calcext:value-type="string">
            <text:p>Hôtel de Laffemas</text:p>
          </table:table-cell>
          <table:table-cell table:style-name="ce3" office:value-type="string" calcext:value-type="string">
            <text:p>Messire Isaac de Laffemas (1587-1657) est une créature de Richelieu : d’abord maître des requêtes, puis intendant, il achève sa carrière comme lieutenant criminel et civil, de 1637 à 1643. Dans « Marion Delorme », Victor Hugo insiste sur la sombre réputation de ce personnage : «Démon, j’ai dans tes yeux vu la sinistre flamme de ce rayon d’Enfer qui t’illuminait l’âme ! » Disgracié à la mort de son protecteur, il ne cesse pourtant de soutenir. Le pouvoir royal, en particulier sous la Fronde, d’une plume restée alerte. En effet, « dans toutes les besognes de haute et basse police, souvent assez malpropres, qu’il accomplit pour le cardinal, il fut toujours soutenu par un dévouement sincère à l’Etat ».</text:p>
          </table:table-cell>
          <table:table-cell table:style-name="ce3" office:value-type="string" calcext:value-type="string">
            <text:p>Hotel Laffemas</text:p>
          </table:table-cell>
          <table:table-cell table:style-name="ce3" office:value-type="string" calcext:value-type="string">
            <text:p>Sir Isaac Laffemas (1587-1657) is a creature of Richelieu: first master of requests, then steward, he finished his career as lieutenant criminal and civil, from 1637 to 1643. In "Marion Delorme" Victor Hugo insists the dark reputation of this character, "Demon, I saw in your eyes the fire disaster of this Hell beam that lit up your soul! "Disgraced death of his patron, it nevertheless continues to support. The royal power, especially in the Fronde, a feather remained alert. Indeed, "in every high and low policing tasks, often quite messy, it accomplishes for the Cardinal, he was always supported by a sincere devotion to the state."</text:p>
          </table:table-cell>
          <table:table-cell table:style-name="ce3" office:value-type="string" calcext:value-type="string">
            <text:p>albergo Laffemas</text:p>
          </table:table-cell>
          <table:table-cell table:style-name="ce3" office:value-type="string" calcext:value-type="string">
            <text:p>Sir Isaac Laffemas (1587-1657) è una creatura di Richelieu: primo maestro di richieste, allora Sovrintendente, ha finito la sua carriera come luogotenente penale e civile, dal 1637 al 1643. In "Marion Delorme" Victor Hugo insiste la reputazione oscuro di questa carattere, "Demon, ho visto nei tuoi occhi il disastro fuoco di questa trave inferno che ha illuminato la vostra anima!" Caduto in disgrazia morte del suo protettore, si continua comunque a supporto. Il potere reale, in particolare nella Fronda, una piuma rimase avviso. Infatti, "in ogni alto e basso di polizia compiti, spesso piuttosto confusa, si compie per il cardinale, è stato sempre sostenuto da una devozione sincera allo Stato."</text:p>
          </table:table-cell>
          <table:table-cell table:style-name="ce3" office:value-type="string" calcext:value-type="string">
            <text:p>hotel Laffemas</text:p>
          </table:table-cell>
          <table:table-cell table:style-name="ce3" office:value-type="string" calcext:value-type="string">
            <text:p>Sir Isaac Laffemas (1587-1657) es una criatura de Richelieu: en primer maestro de los encargos, a continuación, Steward, que terminó su carrera como teniente penal y civil, desde 1637 hasta 1643. En "Marion Delorme" Victor Hugo insiste en la oscuridad reputación de este carácter, "demonio, vi en sus ojos el desastre del fuego de esta viga infierno que iluminó su alma!" muerte Disgraced de su patrón, no obstante, sigue apoyando. El poder real, especialmente en la Fronda, una pluma se mantuvo alerta. De hecho, "en todos los altos y bajos de policía tareas, a menudo bastante desordenado, se lleva a cabo para el cardenal, que siempre fue apoyado por una sincera devoción al estado."</text:p>
          </table:table-cell>
          <table:table-cell table:style-name="ce3" office:value-type="string" calcext:value-type="string">
            <text:p>Hotel Laffemas</text:p>
          </table:table-cell>
          <table:table-cell table:style-name="ce3" office:value-type="string" calcext:value-type="string">
            <text:p>Sir Isaac Laffemas (1587-1657) ist ein Wesen von Richelieu: erste Meister der Anfragen, dann Steward, er beendete seine Karriere als Leutnant Straf- und Zivil, von 1637 bis 1643. In „Marion Delorme“ Victor Hugo besteht darauf, den dunklen Ruf dieses Charakter „Dämon, ich in deinen Augen sah das Feuer Katastrophe dieser Hölle Strahl, der die Seele erleuchtet!“ entehrte Tod seines Gönners, es besteht jedoch weiterhin zu unterstützen. Die königliche Macht, vor allem in der Fronde, eine Feder blieb wachsam. Tatsächlich „in jedem hohen und niedrigen Polizei Aufgaben, die oft ziemlich chaotisch, erreicht es für den Kardinal, wurde er immer von einer aufrichtigen Hingabe an den Staat unterstützt.“</text:p>
          </table:table-cell>
          <table:table-cell table:style-name="ce3" office:value-type="string" calcext:value-type="string">
            <text:p>Hotel Laffemas</text:p>
          </table:table-cell>
          <table:table-cell table:style-name="ce3" office:value-type="string" calcext:value-type="string">
            <text:p>Sir Isaac Laffemas (1587-1657) is een schepsel van Richelieu: de eerste meester van de aanvragen, dan rentmeester, zijn carrière eindigde hij als luitenant strafrechtelijke en burgerrechtelijke, van 1637 tot 1643. In "Marion Delorme" Victor Hugo dringt de duistere reputatie van deze karakter, "Demon, zag ik in je ogen het vuur ramp van deze hel balk die verlicht je ziel!" Schande dood van zijn beschermheer, blijft zij ondersteuning. De koninklijke macht, vooral in de Fronde, een veertje bleef alert. Inderdaad, "in elke hoge en lage politietaken, vaak nogal rommelig, volbrengt voor de kardinaal, was hij altijd ondersteund door een oprechte toewijding aan de staat."</text:p>
          </table:table-cell>
          <table:table-cell table:style-name="ce1" office:value-type="string" calcext:value-type="string">
            <text:p>酒店Laffemas</text:p>
          </table:table-cell>
          <table:table-cell table:style-name="ce3" office:value-type="string" calcext:value-type="string">
            <text:p>艾萨克爵士Laffemas（1587年至1657年）是黎塞留的一个生物：请求的第一高手，然后管事，他完成了他的职业生涯，作为中尉刑事和民事，从1637到1643年在“马里昂德洛姆”雨果坚持这个黑暗的口碑字符，“魔域，我在你的眼睛看到这个地狱梁的火灾，照亮了你的灵魂！”他的赞助人的名誉扫地死亡，但它继续支持。王权，特别是在投石党运动，羽毛保持警觉。事实上，“在每一个高低治安的任务，往往相当混乱，它实现了红衣主教，他总是真诚奉献给国家的支持。”</text:p>
          </table:table-cell>
          <table:table-cell table:style-name="ce3" office:value-type="string" calcext:value-type="string">
            <text:p>ホテルLaffemas</text:p>
          </table:table-cell>
          <table:table-cell table:style-name="ce3" office:value-type="string" calcext:value-type="string">
            <text:p>アイザックLaffemas（1587-1657）は、リシュリューの生き物です：リクエストの最初のマスターは、その執事、彼は「マリオン・デローム」で1637年から1643まで、中尉の犯罪者と市民としての彼のキャリアを終えたヴィクトル・ユーゴーは、この暗い評判を主張します文字、彼のパトロンの恥死「悪魔は、私はあなたの目であなたの魂を点灯この地獄ビームの火災災害を！見て」、それにもかかわらず、引き続きサポートします。王権は、特にフロンドの乱では、羽はアラートを残りました。確かに、「すべてのハイとローのポリシング作業中に、しばしば非常に厄介な、それは枢機卿のために達成し、彼はいつもの状態に誠実な献身によってサポートされていました。」</text:p>
          </table:table-cell>
          <table:table-cell table:style-name="ce3" office:value-type="string" calcext:value-type="string">
            <text:p>Отель Laffemas</text:p>
          </table:table-cell>
          <table:table-cell table:style-name="ce3" office:value-type="string" calcext:value-type="string">
            <text:p>Сэр Исаак Laffemas (1587-1657) это существо Ришелье: первый мастер запросов, то стюард, он закончил свою карьеру в качестве лейтенанта уголовного и гражданского, от 1637 до 1643. В «Марион Делорм» Гюго настаивает на темную репутацию этого характер, «Демон, я увидел в твоих глазах огонь бедствие этого ада луч, который осветил свою душу!» опальный смерть своего патрона, он все же продолжает поддержку. Королевская власть, особенно в Фрондах, перо остается начеку. Действительно, «в каждых высоких и низких полицейских задачах, часто весьма неаккуратно, он выполняет для кардинала, он всегда был поддержан искренней преданностью государству.»</text:p>
          </table:table-cell>
          <table:table-cell table:style-name="ce3" office:value-type="string" calcext:value-type="string">
            <text:p>فندق Laffemas</text:p>
          </table:table-cell>
          <table:table-cell table:style-name="ce3" office:value-type="string" calcext:value-type="string">
            <text:p>السير إسحق Laffemas (1587-1657) هو مخلوق من ريشيليو: سيد الأول من طلبات، ثم وكيلا، أنهى مسيرته في مجرم برتبة ملازم والمدنية، من 1637 إلى 1643. وفي "ماريون ديلورم" فيكتور هوجو تصر على سمعة الظلام من هذا حرف، "شيطان، ورأيت في عينيك كارثة الحريق من هذا الشعاع الجحيم الذي أضاءت روحك!" التفرق فاة سيده، فإنه مع ذلك لا يزال الدعم. والسلطة الحاكمة، وخاصة في سعفة النخل، ظلت ريشة في حالة تأهب. في الواقع، "في كل ارتفاع وانخفاض الشرطة المهام، في كثير من الأحيان فوضوي للغاية، فإنه يحقق لالكاردينال، وقال انه كان مدعوما دائما التفاني المخلص للدولة."</text:p>
          </table:table-cell>
          <table:table-cell table:style-name="ce3" table:number-columns-repeated="6"/>
          <table:table-cell table:number-columns-repeated="997"/>
        </table:table-row>
        <table:table-row table:style-name="ro1">
          <table:table-cell table:style-name="ce2" office:value-type="float" office:value="60" calcext:value-type="float">
            <text:p>60</text:p>
          </table:table-cell>
          <table:table-cell table:style-name="ce3" office:value-type="string" calcext:value-type="string">
            <text:p>Église Saint-Médard</text:p>
          </table:table-cell>
          <table:table-cell table:style-name="ce3" office:value-type="string" calcext:value-type="string">
            <text:p>Dès 1163, un religieux de l’abbaye Sainte-Geneviève desservait une chapelle dans la « Ville Saint-Médard ». L’église actuelle date du milieu du XVe siècle pour la nef et la façade, de 1560-1586 pour les bas-côtés. Le buffet d’orgues date de 1647. En décembre 1561, l’église fut saccagée par les protestants du quartier : c’est le « tumulte » Saint-Médard. Entre 1728 et 1732, nouveaux « vacarmes », pèlerinages, guérisons miraculeuses, et scènes d’hypnose collective, autour de la sépulture du diacre janséniste François de Pâris. Sur la porte murée le 27 janvier 1732, une main anonyme inscrivit : « De par le Roi, défense à Dieu de faire miracle en ce lieu ».</text:p>
          </table:table-cell>
          <table:table-cell table:style-name="ce3" office:value-type="string" calcext:value-type="string">
            <text:p>Saint-Médard Church</text:p>
          </table:table-cell>
          <table:table-cell table:style-name="ce3" office:value-type="string" calcext:value-type="string">
            <text:p>Since 1163, a monk of the abbey Saint Genevieve served a chapel in the "Ville Saint-Médard". The present church dates from the mid-fifteenth century to the nave and the facade of 1560-1586 for the aisles. The organ case date of 1647. In December 1561, the church was sacked by the Protestants of the neighborhood: the "tumult" Saint-Médard. Between 1728 and 1732 new "din", pilgrimages, miraculous healings, and scenes of collective hypnosis, around the tomb of the Jansenist deacon François de Pâris. On the door walled January 27, 1732, an anonymous hand wrote: "By the King, defending God to do a miracle in this place."</text:p>
          </table:table-cell>
          <table:table-cell table:style-name="ce3" office:value-type="string" calcext:value-type="string">
            <text:p>Saint-Médard Chiesa</text:p>
          </table:table-cell>
          <table:table-cell table:style-name="ce3" office:value-type="string" calcext:value-type="string">
            <text:p>Dal 1163, un monaco dell'abbazia di Saint Genevieve servita una cappella nella "Ville Saint-Médard". L'attuale chiesa risale alla metà del XV secolo per la navata e la facciata del 1560-1586 per i corridoi. La data di cassa d'organo del 1647. Nel mese di dicembre 1561, la chiesa fu saccheggiata dai protestanti del quartiere: il "tumulto" Saint-Médard. Tra il 1728 e il 1732 nuova "din", pellegrinaggi, guarigioni miracolose, e le scene di ipnosi collettiva, intorno alla tomba del diacono giansenista François de Paris. Sulla porta murata 27 gennaio 1732, una mano anonima ha scritto: "Per il re, difendendo Dio di fare un miracolo in questo luogo."</text:p>
          </table:table-cell>
          <table:table-cell table:style-name="ce3" office:value-type="string" calcext:value-type="string">
            <text:p>Iglesia Saint-Médard</text:p>
          </table:table-cell>
          <table:table-cell table:style-name="ce3" office:value-type="string" calcext:value-type="string">
            <text:p>Desde 1163, un monje de la abadía de Saint Genevieve sirvió una capilla en la "Ville de Saint-Médard". La iglesia actual data de mediados del siglo XV a la nave y la fachada de 1560-1586 por los pasillos. La fecha caja del órgano de 1647. En diciembre de 1561, la iglesia fue saqueada por los protestantes del barrio: el "tumulto" Saint-Médard. Entre 1728 y 1732 la nueva "din", peregrinaciones, curaciones milagrosas, y las escenas de la hipnosis colectiva, alrededor de la tumba del jansenista diácono Francois de París. En la puerta 27 de paredes de enero de, 1732, una mano anónima escribió: "Por el Rey, defendiendo a Dios que haga un milagro en este lugar."</text:p>
          </table:table-cell>
          <table:table-cell table:style-name="ce3" office:value-type="string" calcext:value-type="string">
            <text:p>Kirche Saint-Médard</text:p>
          </table:table-cell>
          <table:table-cell table:style-name="ce3" office:value-type="string" calcext:value-type="string">
            <text:p>Seit 1163 diente ein Mönch der Abtei von Saint Genevieve eine Kapelle in der „Ville Saint-Médard“. Die heutige Kirche stammt aus der Mitte des fünfzehnten Jahrhundert bis zum Schiff und die Fassade von 1560-1586 für die Gänge. Das Orgelgehäuse Datum 1647. Im Dezember 1561 wurde die Kirche von den Protestanten der Nachbarschaft geplündert: die „Tumult“ Saint-Médard. Zwischen 1728 und 1732 neuen „din“, Wallfahrten, Wunderheilungen, und Szenen aus dem kollektiven Hypnose, um das Grab des Jansenist Diakon François de Paris. An der Tür zugemauert 27. Januar 1732, eine anonyme Hand geschrieben: „Mit dem König, Gott zu verteidigen, ein Wunder an diesem Ort zu tun.“</text:p>
          </table:table-cell>
          <table:table-cell table:style-name="ce3" office:value-type="string" calcext:value-type="string">
            <text:p>Saint-Médard kerk</text:p>
          </table:table-cell>
          <table:table-cell table:style-name="ce3" office:value-type="string" calcext:value-type="string">
            <text:p>Sinds 1163, een monnik van de abdij Saint Genevieve diende een kapel in het "Ville Saint-Médard". De huidige kerk dateert uit het midden van de vijftiende eeuw tot het schip en de gevel van 1560-1586 voor de gangpaden. De orgelkas datum van 1647. In december 1561 werd de kerk geplunderd door de protestanten van de wijk: de "tumult" Saint-Médard. Tussen 1728 en 1732 nieuwe "din", bedevaarten, wonderbaarlijke genezingen, en scènes van collectieve hypnose, rond het graf van de Jansenist diaken François de Paris. Op de deur ommuurde 27 januari 1732, een anonieme de hand geschreven: "Door de Koning, het verdedigen van God om een ​​wonder te doen in deze plaats."</text:p>
          </table:table-cell>
          <table:table-cell table:style-name="ce1" office:value-type="string" calcext:value-type="string">
            <text:p>圣 - 梅达德教堂</text:p>
          </table:table-cell>
          <table:table-cell table:style-name="ce1" office:value-type="string" calcext:value-type="string">
            <text:p>由于1163，修道院圣热纳维耶夫的和尚在“威乐圣MEDARD”担任一个小教堂。从15世纪中叶本教堂始建于殿和1560年至1586年的过道门面。 1647年的器官案日期1561年十二月，教会被解职由附近的新教徒了：“骚动”圣MEDARD。 1728之间和1732新的“喧嚣”，朝圣，神奇医治，集体催眠的场景，周围的简森执事弗朗索瓦巴黎墓。在门寨1732 1月27日，一个匿名的手说：“借景，护法神做的奇迹在这个地方。”</text:p>
          </table:table-cell>
          <table:table-cell table:style-name="ce3" office:value-type="string" calcext:value-type="string">
            <text:p>サンMédard教会</text:p>
          </table:table-cell>
          <table:table-cell table:style-name="ce3" office:value-type="string" calcext:value-type="string">
            <text:p>1163年以来、修道院聖ジュヌヴィエーヴの僧侶は「ヴィルのSaint-Médard」にチャペルを務めました。身廊と通路のための1560-1586のファサードに半ば十五世紀から現在の教会日付。 「騒ぎ」のSaint-Médard：1647年には1561年12月の臓器場合日は、教会は近所のプロテスタントで解雇されました。 1728年と1732年の間に新たな「騒音」、巡礼、奇跡的な癒し、と集団催眠のシーン、Jansenist執事フランソワ・ド・パリの墓の周り。 1732年1月27日壁のドアの上に、匿名の手は書いた：「キングでは、この場所で奇跡を行うには、神を擁護します。」</text:p>
          </table:table-cell>
          <table:table-cell table:style-name="ce3" office:value-type="string" calcext:value-type="string">
            <text:p>Сен-Медар Церковь</text:p>
          </table:table-cell>
          <table:table-cell table:style-name="ce3" office:value-type="string" calcext:value-type="string">
            <text:p>С 1163, монах аббатства Сен-Женевьев служил часовню в «Вилле Сен-Медар». Настоящая церковь датируется середины пятнадцатого века до нефа и фасада 1560-1586 для проходов. Орган дата случая 1647. В декабре 1561 года церковь была разграблена протестантами окрестностей: «буйство» Сен-Медар. Между 1728 и 1732 нового «дин», паломничеств, чудесных исцелений, и сцены коллективного гипноза, вокруг гробнице Jansenist диакон Франсуа де Пари. На двери замурована 27 января 1732, анонимная рука пишет: «По королю, защищая Бог сделать чудо в этом месте.»</text:p>
          </table:table-cell>
          <table:table-cell table:style-name="ce3" office:value-type="string" calcext:value-type="string">
            <text:p>سان ميدار الكنيسة</text:p>
          </table:table-cell>
          <table:table-cell table:style-name="ce3" office:value-type="string" calcext:value-type="string">
            <text:p>منذ 1163، وهو راهب من دير سانت جنفياف يخدم كنيسة صغيرة في "فيل سان ميدار". تواريخ الكنيسة الحالية من منتصف القرن الخامس عشر إلى صحن الكنيسة واجهة 1560-1586 لالممرات. الجهاز تاريخ حالة 1647. وفي ديسمبر 1561، أقيل من منصبه الكنيسة من قبل البروتستانت الحي: إن "الاضطرابات" سان ميدار. بين 1728 و 1732 الجديد "الدين"، والحج، شفاء خارقة، ومشاهد من التنويم المغناطيسي الجماعي، وحول قبر جانسين الشماس فرانسوا دى باريس. على باب الجدران 27 يناير 1732، وكتبت على يد مجهول: "بحلول الملك، والدفاع عن الله للقيام معجزة في هذا المكان."</text:p>
          </table:table-cell>
          <table:table-cell table:style-name="ce3" table:number-columns-repeated="6"/>
          <table:table-cell table:number-columns-repeated="997"/>
        </table:table-row>
        <table:table-row table:style-name="ro1">
          <table:table-cell table:style-name="ce2" office:value-type="float" office:value="61" calcext:value-type="float">
            <text:p>61</text:p>
          </table:table-cell>
          <table:table-cell table:style-name="ce3" office:value-type="string" calcext:value-type="string">
            <text:p>Les premiers paratonnerres</text:p>
          </table:table-cell>
          <table:table-cell table:style-name="ce3" office:value-type="string" calcext:value-type="string">
            <text:p>Sébastien Mercier, témoin de la première apparition en 1782 de l’invention de Benjamin Franklin, la décrit ainsi dans son « Tableau de paris » : « Ces grands appareils sont rares dans la capitale. M. L’abbé Bertholon, professeur de physique expérimentale des états généraux de la province de Languedoc, est celui qui a montré le plus de zèle pour opposer les armes merveilleuses de la physique aux surprises de la foudre. Il a dirigé la construction des premiers paratonnerres de Paris. Le second est sur le couvent des religieuses augustines anglaises de la rue des Fossés Saint-Victor. Il a 188 pieds de long ; et la portion enfoncée dans la terre, qui se perd ensuite sous l’eau, est de 90 pieds : profondeur à laquelle nul autre paratonnerre de ce genre ne peut être comparé ». Publiée par l’Académie des sciences à la requête du ministère de l’Intérieur, la première instruction officielle sur la construction des paratonnerres date seulement de 1823.</text:p>
          </table:table-cell>
          <table:table-cell table:style-name="ce3" office:value-type="string" calcext:value-type="string">
            <text:p>The first lightning rods</text:p>
          </table:table-cell>
          <table:table-cell table:style-name="ce3" office:value-type="string" calcext:value-type="string">
            <text:p>Sebastien Mercier, who witnessed the first appearance in 1782 with the invention of Benjamin Franklin describes well in his "paris table": "These large devices are rare in the capital. Mr. Abbot Bertholon, professor of experimental physics general of the province of Languedoc states, is the one who showed the greatest zeal to oppose the wonderful weapons of physical surprises lightning. He led the construction of the first lightning of Paris. The second is the convent of Augustinian nuns of the English Rue des Fosses Saint Victor. It has 188 feet long; and the depressed portion in the earth, which then loses under water, is 90 feet depth at which no other lightning rod of this kind can only be compared ". Published by the Academy of Sciences at the request of the Interior Ministry, the first official statement on the construction of lightning rods dates only from 1823.</text:p>
          </table:table-cell>
          <table:table-cell table:style-name="ce3" office:value-type="string" calcext:value-type="string">
            <text:p>I primi parafulmini</text:p>
          </table:table-cell>
          <table:table-cell table:style-name="ce3" office:value-type="string" calcext:value-type="string">
            <text:p>Sébastien Mercier, che ha assistito alla prima apparizione nel 1782 con l'invenzione di Benjamin Franklin descrive bene nel suo "tavolo paris": "Questi dispositivi di grandi dimensioni sono rari nella capitale signor Abate Bertholon, professore di fisica sperimentale generale della provincia del Languedoc. stati, è colui che ha mostrato il più grande zelo per contrastare le splendide armi di sorprese fisici fulmini. ha guidato la costruzione del primo lampo di Parigi. il secondo è il convento delle monache agostiniane di Inglese Rue des Fosses Saint Victor. ha 188 piedi di lunghezza, e la porzione depressa nella terra, che perde quindi in acqua, è di 90 piedi di profondità a cui nessun altro parafulmine di questo tipo può essere paragonata solo". Pubblicato dalla Accademia delle Scienze, su richiesta del Ministero degli Interni, la prima dichiarazione ufficiale sulla costruzione di date parafulmini solo dal 1823.</text:p>
          </table:table-cell>
          <table:table-cell table:style-name="ce3" office:value-type="string" calcext:value-type="string">
            <text:p>Los primeros pararrayos</text:p>
          </table:table-cell>
          <table:table-cell table:style-name="ce3" office:value-type="string" calcext:value-type="string">
            <text:p>Sebastien Mercier, que fue testigo de la primera aparición en 1782 con la invención de Benjamin Franklin describe así en su "mesa de parís": "Estos dispositivos de gran tamaño son poco frecuentes en la capital el Sr. Abad Bertholon, profesor de la física experimental general de la provincia de Languedoc. estados, es el que mostró el mayor celo para oponerse a las maravillosas armas de sorpresas físicas rayo. Él llevó a la construcción del primer rayo de París. el segundo es el convento de monjas agustinas del Inglés Rue des Fosses Saint Victor. tiene 188 pies de largo, y la porción rebajada en la tierra, que pierde entonces bajo el agua, es de 90 pies de profundidad a la que sólo puede ser comparado ningún otro pararrayos de este tipo". Publicado por la Academia de Ciencias, a petición del Ministerio del Interior, la primera declaración oficial sobre la construcción de las fechas pararrayos sólo desde 1823.</text:p>
          </table:table-cell>
          <table:table-cell table:style-name="ce3" office:value-type="string" calcext:value-type="string">
            <text:p>Die ersten Blitzableiter</text:p>
          </table:table-cell>
          <table:table-cell table:style-name="ce3" office:value-type="string" calcext:value-type="string">
            <text:p>Sebastien Mercier, der den ersten Auftritt mit der Erfindung von Benjamin Franklin im Jahre 1782 Zeuge beschreibt auch in seiner „paris Tisch“: „Diese großen Geräte sind selten in der Hauptstadt Herr Abt Bertholon, Professor für Experimentalphysik General der Provinz Languedoc. Staaten, derjenige ist, der den größten Eifer zeigte die wunderbaren Waffen der physischen Überraschungen Blitz entgegenzutreten. Er führte den Bau des ersten Blitz von Paris. der zweite das Kloster der Augustiner-Nonnen des englischen Rue des Fosses Saint Victor ist. Es hat 188 Meter lang, und der vertiefte Abschnitt in der Erde, die dann unter Wasser verliert, ist 90 Fuß Tiefe, in der keine anderen Blitzableiter dieser Art nur „verglichen werden können. Herausgegeben von der Akademie der Wissenschaften auf Antrag des Innenministeriums, die ersten offiziellen Erklärung über den Bau von Stab Blitzdaten nur von 1823.</text:p>
          </table:table-cell>
          <table:table-cell table:style-name="ce3" office:value-type="string" calcext:value-type="string">
            <text:p>De eerste bliksemafleiders</text:p>
          </table:table-cell>
          <table:table-cell table:style-name="ce3" office:value-type="string" calcext:value-type="string">
            <text:p>Sebastien Mercier, die de eerste verschijning in 1782 getuige van de uitvinding van Benjamin Franklin beschrijft goed in zijn "paris table": "Deze grote apparaten zijn zeldzaam in de hoofdstad Mr. Abbot Bertholon, hoogleraar experimentele natuurkunde-generaal van de provincie Languedoc. staten, is degene die de grootste ijver zich te verzetten tegen de prachtige wapens van de bliksem fysieke verrassingen liet zien. Hij leidde de bouw van de eerste bliksem van Parijs. de tweede is het klooster van Augustijner nonnen van het Engels Rue des Fosses Saint Victor. het heeft 188 voet lang, en het verlaagde gedeelte in de aarde, welke dan verliest onder water, is 90 voet diepte waarop geen andere bliksemafleider dergelijke alleen vergelijkbaar". Gepubliceerd door de Academie van Wetenschappen op verzoek van het ministerie van Binnenlandse Zaken, de eerste officiële verklaring over de bouw van bliksemafleiders data alleen van 1823.</text:p>
          </table:table-cell>
          <table:table-cell table:style-name="ce1" office:value-type="string" calcext:value-type="string">
            <text:p>第一个避雷针</text:p>
          </table:table-cell>
          <table:table-cell table:style-name="ce3" office:value-type="string" calcext:value-type="string">
            <text:p>塞巴斯蒂安·名士，谁与本杰明·富兰克林的发明见证了1782年第一次出现很好地描述了他在“巴黎表”：“这些大型设备的资本是罕见的住持Bertholon先生，朗格多克省的实验物理学一般的教授。州，是一个谁发现的最大的热情来反对物理惊喜闪电的精彩武器。他带领巴黎的第一闪电的建设。第二个是英文街宫FOSSES圣·维克多的奥古斯丁修女的修道院，它有188英尺长;而在地球上，其然后在水中失去凹部，是90英尺深度处这种没有其他避雷针只能进行比较”。在内政部，在避雷针的日期只能从1823年建设第一个官方声明的要求出版科学院。</text:p>
          </table:table-cell>
          <table:table-cell table:style-name="ce3" office:value-type="string" calcext:value-type="string">
            <text:p>最初の避雷針</text:p>
          </table:table-cell>
          <table:table-cell table:style-name="ce3" office:value-type="string" calcext:value-type="string">
            <text:p>ベンジャミン・フランクリンの発明で1782の最初の出現を目撃したセバスチャン・メルシエは、彼の「パリテーブル」にも説明しています。「これらの大型の装置が首都に稀である氏アボットBertholon、ラングドックの州の実験物理学一般の教授。状態、物理的な驚きの稲妻の素晴らしい武器に反対する最大の熱意を示したものです。彼はパリの最初の雷の建設を主導した。第二は、英語ルーデFossesサン=ヴィクトルのアウグス修道女の修道院である。それは持っています188フィート長く、次いで水下失う土における凹部は、「この種の他の避雷針のみ比較することはできませんどので90フィートの深さです。内務省の要請で科学アカデミーによって出版、避雷針の建設上の最初の公式声明は1823にさかのぼります。</text:p>
          </table:table-cell>
          <table:table-cell table:style-name="ce3" office:value-type="string" calcext:value-type="string">
            <text:p>Первые молниеотводов</text:p>
          </table:table-cell>
          <table:table-cell table:style-name="ce3" office:value-type="string" calcext:value-type="string">
            <text:p>Себастьен Мерсье, который был свидетелем первого появления в 1782 году с изобретением Бенджамин Франклин хорошо описывает в своем «париж стол»: «Эти крупные устройства являются редкими в столице г-н аббат Bertholon, профессор экспериментальной физики вообще провинции Лангедок. государства, это тот, кто показал наибольшее рвение противопоставить замечательное оружие физических сюрпризов молнии. Он привел строительство первой молнии Парижа. Во-вторыхи, монастырь августинцев монахинь на английском Рю Дефосс Saint Victor. Он имеет 188 футов в длине, а также вогнутый участок на земле, которая затем теряет под водой, составляют 90 футов глубины, на которой можно сравнить только нет другого громоотвода такого рода». Опубликовано в Академии наук по просьбе МВД, первое официальное заявление о строительстве фиников громоотводы только с 1823.</text:p>
          </table:table-cell>
          <table:table-cell table:style-name="ce3" office:value-type="string" calcext:value-type="string">
            <text:p>قضبان البرق الأولى</text:p>
          </table:table-cell>
          <table:table-cell table:style-name="ce3" office:value-type="string" calcext:value-type="string">
            <text:p>سيباستيان مرسييه، الذي شهد أول ظهور في عام 1782 مع اختراع بنيامين فرانكلين يصف جيدا في كتابه "الجدول باريس": "هذه الأجهزة الكبيرة نادرة في العاصمة السيد أبوت Bertholon، أستاذ الفيزياء عام التجريبي للمحافظة لانغدوك. ولايات، هو الذي أظهر أكبر الحماس لمعارضة أسلحة رائعة من المفاجآت المادية البرق. وقاد بناء البرق الأول من باريس. والثاني هو دير راهبات أوغسطين من الإنجليزية شارع قصر الخنادق سانت فيكتور، ولها 188 أقدام طويلة، وجزء من الاكتئاب في الأرض، والذي يفقد ثم تحت الماء، هو 90 قدما العمق الذي يمكن مقارنة أي مانعة الصواعق آخر من هذا النوع فقط ". نشرت من قبل أكاديمية العلوم بناء على طلب من وزارة الداخلية، أول بيان رسمي بشأن بناء مواعيد قضبان البرق فقط من 1823.</text:p>
          </table:table-cell>
          <table:table-cell table:style-name="ce3" table:number-columns-repeated="6"/>
          <table:table-cell table:number-columns-repeated="997"/>
        </table:table-row>
        <table:table-row table:style-name="ro1" table:number-rows-repeated="939">
          <table:table-cell table:style-name="ce3" table:number-columns-repeated="27"/>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01" meta:object-count="0"/>
    <meta:generator>LibreOfficeDev/6.0.5.2$Linux_X86_64 LibreOffice_project/</meta:generator>
  </office:meta>
</office:document-meta>
</file>